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automatic-find-labels="false"/>
      <table:table table:name="advancemen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6" table:default-cell-style-name="ce1"/>
        <table:table-column table:style-name="co3" table:number-columns-repeated="1007" table:default-cell-style-name="ce1"/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Recruit</text:p>
          </table:table-cell>
          <table:table-cell office:value-type="string" calcext:value-type="string">
            <text:p>Apprentice</text:p>
          </table:table-cell>
          <table:table-cell office:value-type="string" calcext:value-type="string">
            <text:p>Initiate</text:p>
          </table:table-cell>
          <table:table-cell office:value-type="string" calcext:value-type="string">
            <text:p>Journeyma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randmast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Grand Duke</text:p>
          </table:table-cell>
          <table:table-cell office:value-type="string" calcext:value-type="string">
            <text:p>Archduk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0.0175" calcext:value-type="float">
            <text:p>0.01750000000</text:p>
          </table:table-cell>
          <table:table-cell office:value-type="float" office:value="0.00636" calcext:value-type="float">
            <text:p>0.00636000000</text:p>
          </table:table-cell>
          <table:table-cell office:value-type="float" office:value="0.00326" calcext:value-type="float">
            <text:p>0.00326000000</text:p>
          </table:table-cell>
          <table:table-cell office:value-type="float" office:value="0.00218" calcext:value-type="float">
            <text:p>0.00218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y</text:p>
          </table:table-cell>
          <table:table-cell office:value-type="float" office:value="0.0175" calcext:value-type="float">
            <text:p>0.01750000000</text:p>
          </table:table-cell>
          <table:table-cell office:value-type="float" office:value="0.00636" calcext:value-type="float">
            <text:p>0.00636000000</text:p>
          </table:table-cell>
          <table:table-cell office:value-type="float" office:value="0.00326" calcext:value-type="float">
            <text:p>0.00326000000</text:p>
          </table:table-cell>
          <table:table-cell office:value-type="float" office:value="0.00218" calcext:value-type="float">
            <text:p>0.00218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0.0175" calcext:value-type="float">
            <text:p>0.01750000000</text:p>
          </table:table-cell>
          <table:table-cell office:value-type="float" office:value="0.00636" calcext:value-type="float">
            <text:p>0.00636000000</text:p>
          </table:table-cell>
          <table:table-cell office:value-type="float" office:value="0.00326" calcext:value-type="float">
            <text:p>0.00326000000</text:p>
          </table:table-cell>
          <table:table-cell office:value-type="float" office:value="0.00218" calcext:value-type="float">
            <text:p>0.00218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bble</text:p>
          </table:table-cell>
          <table:table-cell table:number-columns-repeated="4"/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0.0175" calcext:value-type="float">
            <text:p>0.01750000000</text:p>
          </table:table-cell>
          <table:table-cell office:value-type="float" office:value="0.00636" calcext:value-type="float">
            <text:p>0.00636000000</text:p>
          </table:table-cell>
          <table:table-cell office:value-type="float" office:value="0.00326" calcext:value-type="float">
            <text:p>0.00326000000</text:p>
          </table:table-cell>
          <table:table-cell office:value-type="float" office:value="0.00218" calcext:value-type="float">
            <text:p>0.00218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ruffy</text:p>
          </table:table-cell>
          <table:table-cell table:number-columns-repeated="2"/>
          <table:table-cell office:value-type="float" office:value="0.00353" calcext:value-type="float">
            <text:p>0.00353000000</text:p>
          </table:table-cell>
          <table:table-cell office:value-type="float" office:value="0.00237" calcext:value-type="float">
            <text:p>0.00237000000</text:p>
          </table:table-cell>
          <table:table-cell office:value-type="float" office:value="0.00122" calcext:value-type="float">
            <text:p>0.00122000000</text:p>
          </table:table-cell>
          <table:table-cell office:value-type="float" office:value="0.000445" calcext:value-type="float">
            <text:p>0.00044500000</text:p>
          </table:table-cell>
          <table:table-cell office:value-type="float" office:value="0.000202" calcext:value-type="float">
            <text:p>0.00020200000</text:p>
          </table:table-cell>
          <table:table-cell office:value-type="float" office:value="0.0000939" calcext:value-type="float">
            <text:p>0.00009390000</text:p>
          </table:table-cell>
          <table:table-cell office:value-type="float" office:value="0.0000425" calcext:value-type="float">
            <text:p>0.00004250000</text:p>
          </table:table-cell>
          <table:table-cell office:value-type="float" office:value="0.0000192" calcext:value-type="float">
            <text:p>0.00001920000</text:p>
          </table:table-cell>
          <table:table-cell office:value-type="float" office:value="0.00000871" calcext:value-type="float">
            <text:p>0.00000871000</text:p>
          </table:table-cell>
          <table:table-cell office:value-type="float" office:value="0.00000395" calcext:value-type="float">
            <text:p>0.00000395000</text:p>
          </table:table-cell>
          <table:table-cell office:value-type="float" office:value="0.0000018" calcext:value-type="float">
            <text:p>0.00000180000</text:p>
          </table:table-cell>
          <table:table-cell office:value-type="float" office:value="0.000000818" calcext:value-type="float">
            <text:p>0.00000081800</text:p>
          </table:table-cell>
          <table:table-cell office:value-type="float" office:value="0.000000372" calcext:value-type="float">
            <text:p>0.00000037200</text:p>
          </table:table-cell>
          <table:table-cell office:value-type="float" office:value="0.0000000194" calcext:value-type="float">
            <text:p>0.000000019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tated White</text:p>
          </table:table-cell>
          <table:table-cell table:number-columns-repeated="5"/>
          <table:table-cell office:value-type="float" office:value="0.000445" calcext:value-type="float">
            <text:p>0.00044500000</text:p>
          </table:table-cell>
          <table:table-cell office:value-type="float" office:value="0.000202" calcext:value-type="float">
            <text:p>0.00020200000</text:p>
          </table:table-cell>
          <table:table-cell office:value-type="float" office:value="0.0000939" calcext:value-type="float">
            <text:p>0.00009390000</text:p>
          </table:table-cell>
          <table:table-cell office:value-type="float" office:value="0.0000425" calcext:value-type="float">
            <text:p>0.00004250000</text:p>
          </table:table-cell>
          <table:table-cell office:value-type="float" office:value="0.0000192" calcext:value-type="float">
            <text:p>0.00001920000</text:p>
          </table:table-cell>
          <table:table-cell office:value-type="float" office:value="0.00000871" calcext:value-type="float">
            <text:p>0.00000871000</text:p>
          </table:table-cell>
          <table:table-cell office:value-type="float" office:value="0.00000395" calcext:value-type="float">
            <text:p>0.00000395000</text:p>
          </table:table-cell>
          <table:table-cell office:value-type="float" office:value="0.0000018" calcext:value-type="float">
            <text:p>0.00000180000</text:p>
          </table:table-cell>
          <table:table-cell office:value-type="float" office:value="0.000000818" calcext:value-type="float">
            <text:p>0.00000081800</text:p>
          </table:table-cell>
          <table:table-cell office:value-type="float" office:value="0.000000372" calcext:value-type="float">
            <text:p>0.00000037200</text:p>
          </table:table-cell>
          <table:table-cell office:value-type="float" office:value="0.0000000194" calcext:value-type="float">
            <text:p>0.000000019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wardly</text:p>
          </table:table-cell>
          <table:table-cell office:value-type="float" office:value="0.02" calcext:value-type="float">
            <text:p>0.02000000000</text:p>
          </table:table-cell>
          <table:table-cell office:value-type="float" office:value="0.00727" calcext:value-type="float">
            <text:p>0.00727000000</text:p>
          </table:table-cell>
          <table:table-cell office:value-type="float" office:value="0.00372" calcext:value-type="float">
            <text:p>0.00372000000</text:p>
          </table:table-cell>
          <table:table-cell office:value-type="float" office:value="0.0025" calcext:value-type="float">
            <text:p>0.00250000000</text:p>
          </table:table-cell>
          <table:table-cell office:value-type="float" office:value="0.00128" calcext:value-type="float">
            <text:p>0.00128000000</text:p>
          </table:table-cell>
          <table:table-cell office:value-type="float" office:value="0.000468" calcext:value-type="float">
            <text:p>0.00046800000</text:p>
          </table:table-cell>
          <table:table-cell office:value-type="float" office:value="0.000212" calcext:value-type="float">
            <text:p>0.00021200000</text:p>
          </table:table-cell>
          <table:table-cell office:value-type="float" office:value="0.0000988" calcext:value-type="float">
            <text:p>0.00009880000</text:p>
          </table:table-cell>
          <table:table-cell office:value-type="float" office:value="0.0000447" calcext:value-type="float">
            <text:p>0.00004470000</text:p>
          </table:table-cell>
          <table:table-cell office:value-type="float" office:value="0.0000202" calcext:value-type="float">
            <text:p>0.00002020000</text:p>
          </table:table-cell>
          <table:table-cell office:value-type="float" office:value="0.00000917" calcext:value-type="float">
            <text:p>0.00000917000</text:p>
          </table:table-cell>
          <table:table-cell office:value-type="float" office:value="0.00000416" calcext:value-type="float">
            <text:p>0.00000416000</text:p>
          </table:table-cell>
          <table:table-cell office:value-type="float" office:value="0.00000189" calcext:value-type="float">
            <text:p>0.00000189000</text:p>
          </table:table-cell>
          <table:table-cell office:value-type="float" office:value="0.000000861" calcext:value-type="float">
            <text:p>0.00000086100</text:p>
          </table:table-cell>
          <table:table-cell office:value-type="float" office:value="0.000000391" calcext:value-type="float">
            <text:p>0.00000039100</text:p>
          </table:table-cell>
          <table:table-cell office:value-type="float" office:value="0.0000000204" calcext:value-type="float">
            <text:p>0.00000002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ghtning Rod</text:p>
          </table:table-cell>
          <table:table-cell office:value-type="float" office:value="0.02" calcext:value-type="float">
            <text:p>0.02000000000</text:p>
          </table:table-cell>
          <table:table-cell office:value-type="float" office:value="0.00727" calcext:value-type="float">
            <text:p>0.00727000000</text:p>
          </table:table-cell>
          <table:table-cell office:value-type="float" office:value="0.00372" calcext:value-type="float">
            <text:p>0.00372000000</text:p>
          </table:table-cell>
          <table:table-cell office:value-type="float" office:value="0.0025" calcext:value-type="float">
            <text:p>0.00250000000</text:p>
          </table:table-cell>
          <table:table-cell office:value-type="float" office:value="0.00128" calcext:value-type="float">
            <text:p>0.00128000000</text:p>
          </table:table-cell>
          <table:table-cell office:value-type="float" office:value="0.000468" calcext:value-type="float">
            <text:p>0.00046800000</text:p>
          </table:table-cell>
          <table:table-cell office:value-type="float" office:value="0.000212" calcext:value-type="float">
            <text:p>0.00021200000</text:p>
          </table:table-cell>
          <table:table-cell office:value-type="float" office:value="0.0000988" calcext:value-type="float">
            <text:p>0.00009880000</text:p>
          </table:table-cell>
          <table:table-cell office:value-type="float" office:value="0.0000447" calcext:value-type="float">
            <text:p>0.00004470000</text:p>
          </table:table-cell>
          <table:table-cell office:value-type="float" office:value="0.0000202" calcext:value-type="float">
            <text:p>0.00002020000</text:p>
          </table:table-cell>
          <table:table-cell office:value-type="float" office:value="0.00000917" calcext:value-type="float">
            <text:p>0.00000917000</text:p>
          </table:table-cell>
          <table:table-cell office:value-type="float" office:value="0.00000416" calcext:value-type="float">
            <text:p>0.00000416000</text:p>
          </table:table-cell>
          <table:table-cell office:value-type="float" office:value="0.00000189" calcext:value-type="float">
            <text:p>0.00000189000</text:p>
          </table:table-cell>
          <table:table-cell office:value-type="float" office:value="0.000000861" calcext:value-type="float">
            <text:p>0.00000086100</text:p>
          </table:table-cell>
          <table:table-cell office:value-type="float" office:value="0.000000391" calcext:value-type="float">
            <text:p>0.00000039100</text:p>
          </table:table-cell>
          <table:table-cell office:value-type="float" office:value="0.0000000204" calcext:value-type="float">
            <text:p>0.00000002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0.02" calcext:value-type="float">
            <text:p>0.02000000000</text:p>
          </table:table-cell>
          <table:table-cell office:value-type="float" office:value="0.00727" calcext:value-type="float">
            <text:p>0.00727000000</text:p>
          </table:table-cell>
          <table:table-cell office:value-type="float" office:value="0.00372" calcext:value-type="float">
            <text:p>0.00372000000</text:p>
          </table:table-cell>
          <table:table-cell office:value-type="float" office:value="0.0025" calcext:value-type="float">
            <text:p>0.00250000000</text:p>
          </table:table-cell>
          <table:table-cell office:value-type="float" office:value="0.00128" calcext:value-type="float">
            <text:p>0.00128000000</text:p>
          </table:table-cell>
          <table:table-cell office:value-type="float" office:value="0.000468" calcext:value-type="float">
            <text:p>0.00046800000</text:p>
          </table:table-cell>
          <table:table-cell office:value-type="float" office:value="0.000212" calcext:value-type="float">
            <text:p>0.00021200000</text:p>
          </table:table-cell>
          <table:table-cell office:value-type="float" office:value="0.0000988" calcext:value-type="float">
            <text:p>0.00009880000</text:p>
          </table:table-cell>
          <table:table-cell office:value-type="float" office:value="0.0000447" calcext:value-type="float">
            <text:p>0.00004470000</text:p>
          </table:table-cell>
          <table:table-cell office:value-type="float" office:value="0.0000202" calcext:value-type="float">
            <text:p>0.00002020000</text:p>
          </table:table-cell>
          <table:table-cell office:value-type="float" office:value="0.00000917" calcext:value-type="float">
            <text:p>0.00000917000</text:p>
          </table:table-cell>
          <table:table-cell office:value-type="float" office:value="0.00000416" calcext:value-type="float">
            <text:p>0.00000416000</text:p>
          </table:table-cell>
          <table:table-cell office:value-type="float" office:value="0.00000189" calcext:value-type="float">
            <text:p>0.00000189000</text:p>
          </table:table-cell>
          <table:table-cell office:value-type="float" office:value="0.000000861" calcext:value-type="float">
            <text:p>0.00000086100</text:p>
          </table:table-cell>
          <table:table-cell office:value-type="float" office:value="0.000000391" calcext:value-type="float">
            <text:p>0.00000039100</text:p>
          </table:table-cell>
          <table:table-cell office:value-type="float" office:value="0.0000000204" calcext:value-type="float">
            <text:p>0.00000002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otted</text:p>
          </table:table-cell>
          <table:table-cell office:value-type="float" office:value="0.02" calcext:value-type="float">
            <text:p>0.02000000000</text:p>
          </table:table-cell>
          <table:table-cell office:value-type="float" office:value="0.00727" calcext:value-type="float">
            <text:p>0.00727000000</text:p>
          </table:table-cell>
          <table:table-cell office:value-type="float" office:value="0.00372" calcext:value-type="float">
            <text:p>0.00372000000</text:p>
          </table:table-cell>
          <table:table-cell office:value-type="float" office:value="0.0025" calcext:value-type="float">
            <text:p>0.00250000000</text:p>
          </table:table-cell>
          <table:table-cell office:value-type="float" office:value="0.00128" calcext:value-type="float">
            <text:p>0.00128000000</text:p>
          </table:table-cell>
          <table:table-cell office:value-type="float" office:value="0.000468" calcext:value-type="float">
            <text:p>0.00046800000</text:p>
          </table:table-cell>
          <table:table-cell office:value-type="float" office:value="0.000212" calcext:value-type="float">
            <text:p>0.00021200000</text:p>
          </table:table-cell>
          <table:table-cell office:value-type="float" office:value="0.0000988" calcext:value-type="float">
            <text:p>0.00009880000</text:p>
          </table:table-cell>
          <table:table-cell office:value-type="float" office:value="0.0000447" calcext:value-type="float">
            <text:p>0.00004470000</text:p>
          </table:table-cell>
          <table:table-cell office:value-type="float" office:value="0.0000202" calcext:value-type="float">
            <text:p>0.00002020000</text:p>
          </table:table-cell>
          <table:table-cell office:value-type="float" office:value="0.00000917" calcext:value-type="float">
            <text:p>0.00000917000</text:p>
          </table:table-cell>
          <table:table-cell office:value-type="float" office:value="0.00000416" calcext:value-type="float">
            <text:p>0.00000416000</text:p>
          </table:table-cell>
          <table:table-cell office:value-type="float" office:value="0.00000189" calcext:value-type="float">
            <text:p>0.00000189000</text:p>
          </table:table-cell>
          <table:table-cell office:value-type="float" office:value="0.000000861" calcext:value-type="float">
            <text:p>0.00000086100</text:p>
          </table:table-cell>
          <table:table-cell office:value-type="float" office:value="0.000000391" calcext:value-type="float">
            <text:p>0.00000039100</text:p>
          </table:table-cell>
          <table:table-cell office:value-type="float" office:value="0.0000000204" calcext:value-type="float">
            <text:p>0.00000002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0.025" calcext:value-type="float">
            <text:p>0.02500000000</text:p>
          </table:table-cell>
          <table:table-cell office:value-type="float" office:value="0.00909" calcext:value-type="float">
            <text:p>0.00909000000</text:p>
          </table:table-cell>
          <table:table-cell office:value-type="float" office:value="0.00465" calcext:value-type="float">
            <text:p>0.00465000000</text:p>
          </table:table-cell>
          <table:table-cell office:value-type="float" office:value="0.00312" calcext:value-type="float">
            <text:p>0.00312000000</text:p>
          </table:table-cell>
          <table:table-cell office:value-type="float" office:value="0.0016" calcext:value-type="float">
            <text:p>0.00160000000</text:p>
          </table:table-cell>
          <table:table-cell office:value-type="float" office:value="0.000585" calcext:value-type="float">
            <text:p>0.000585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" calcext:value-type="float">
            <text:p>0.00000520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489" calcext:value-type="float">
            <text:p>0.00000048900</text:p>
          </table:table-cell>
          <table:table-cell office:value-type="float" office:value="0.0000000255" calcext:value-type="float">
            <text:p>0.00000002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ozen</text:p>
          </table:table-cell>
          <table:table-cell table:number-columns-repeated="4"/>
          <table:table-cell office:value-type="float" office:value="0.0016" calcext:value-type="float">
            <text:p>0.00160000000</text:p>
          </table:table-cell>
          <table:table-cell office:value-type="float" office:value="0.000585" calcext:value-type="float">
            <text:p>0.000585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" calcext:value-type="float">
            <text:p>0.00000520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489" calcext:value-type="float">
            <text:p>0.00000048900</text:p>
          </table:table-cell>
          <table:table-cell office:value-type="float" office:value="0.0000000255" calcext:value-type="float">
            <text:p>0.00000002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0.025" calcext:value-type="float">
            <text:p>0.02500000000</text:p>
          </table:table-cell>
          <table:table-cell office:value-type="float" office:value="0.00909" calcext:value-type="float">
            <text:p>0.00909000000</text:p>
          </table:table-cell>
          <table:table-cell office:value-type="float" office:value="0.00465" calcext:value-type="float">
            <text:p>0.00465000000</text:p>
          </table:table-cell>
          <table:table-cell office:value-type="float" office:value="0.00312" calcext:value-type="float">
            <text:p>0.00312000000</text:p>
          </table:table-cell>
          <table:table-cell office:value-type="float" office:value="0.0016" calcext:value-type="float">
            <text:p>0.00160000000</text:p>
          </table:table-cell>
          <table:table-cell office:value-type="float" office:value="0.000585" calcext:value-type="float">
            <text:p>0.000585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" calcext:value-type="float">
            <text:p>0.00000520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489" calcext:value-type="float">
            <text:p>0.00000048900</text:p>
          </table:table-cell>
          <table:table-cell office:value-type="float" office:value="0.0000000255" calcext:value-type="float">
            <text:p>0.00000002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tated Grey</text:p>
          </table:table-cell>
          <table:table-cell table:number-columns-repeated="5"/>
          <table:table-cell office:value-type="float" office:value="0.000585" calcext:value-type="float">
            <text:p>0.000585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" calcext:value-type="float">
            <text:p>0.00000520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489" calcext:value-type="float">
            <text:p>0.00000048900</text:p>
          </table:table-cell>
          <table:table-cell office:value-type="float" office:value="0.0000000255" calcext:value-type="float">
            <text:p>0.00000002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ud</text:p>
          </table:table-cell>
          <table:table-cell table:number-columns-repeated="2"/>
          <table:table-cell office:value-type="float" office:value="0.00465" calcext:value-type="float">
            <text:p>0.00465000000</text:p>
          </table:table-cell>
          <table:table-cell office:value-type="float" office:value="0.00312" calcext:value-type="float">
            <text:p>0.00312000000</text:p>
          </table:table-cell>
          <table:table-cell office:value-type="float" office:value="0.0016" calcext:value-type="float">
            <text:p>0.00160000000</text:p>
          </table:table-cell>
          <table:table-cell office:value-type="float" office:value="0.000585" calcext:value-type="float">
            <text:p>0.000585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" calcext:value-type="float">
            <text:p>0.00000520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489" calcext:value-type="float">
            <text:p>0.00000048900</text:p>
          </table:table-cell>
          <table:table-cell office:value-type="float" office:value="0.0000000255" calcext:value-type="float">
            <text:p>0.00000002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ck Widow</text:p>
          </table:table-cell>
          <table:table-cell table:number-columns-repeated="2"/>
          <table:table-cell office:value-type="float" office:value="0.00465" calcext:value-type="float">
            <text:p>0.00465000000</text:p>
          </table:table-cell>
          <table:table-cell office:value-type="float" office:value="0.00312" calcext:value-type="float">
            <text:p>0.00312000000</text:p>
          </table:table-cell>
          <table:table-cell office:value-type="float" office:value="0.0016" calcext:value-type="float">
            <text:p>0.00160000000</text:p>
          </table:table-cell>
          <table:table-cell office:value-type="float" office:value="0.000585" calcext:value-type="float">
            <text:p>0.000585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" calcext:value-type="float">
            <text:p>0.00000520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489" calcext:value-type="float">
            <text:p>0.00000048900</text:p>
          </table:table-cell>
          <table:table-cell office:value-type="float" office:value="0.0000000255" calcext:value-type="float">
            <text:p>0.00000002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0.0275" calcext:value-type="float">
            <text:p>0.02750000000</text:p>
          </table:table-cell>
          <table:table-cell office:value-type="float" office:value="0.01" calcext:value-type="float">
            <text:p>0.01000000000</text:p>
          </table:table-cell>
          <table:table-cell office:value-type="float" office:value="0.00512" calcext:value-type="float">
            <text:p>0.00512000000</text:p>
          </table:table-cell>
          <table:table-cell office:value-type="float" office:value="0.00343" calcext:value-type="float">
            <text:p>0.00343000000</text:p>
          </table:table-cell>
          <table:table-cell office:value-type="float" office:value="0.00176" calcext:value-type="float">
            <text:p>0.00176000000</text:p>
          </table:table-cell>
          <table:table-cell office:value-type="float" office:value="0.000644" calcext:value-type="float">
            <text:p>0.00064400000</text:p>
          </table:table-cell>
          <table:table-cell office:value-type="float" office:value="0.000292" calcext:value-type="float">
            <text:p>0.00029200000</text:p>
          </table:table-cell>
          <table:table-cell office:value-type="float" office:value="0.000136" calcext:value-type="float">
            <text:p>0.00013600000</text:p>
          </table:table-cell>
          <table:table-cell office:value-type="float" office:value="0.0000614" calcext:value-type="float">
            <text:p>0.00006140000</text:p>
          </table:table-cell>
          <table:table-cell office:value-type="float" office:value="0.0000278" calcext:value-type="float">
            <text:p>0.00002780000</text:p>
          </table:table-cell>
          <table:table-cell office:value-type="float" office:value="0.0000126" calcext:value-type="float">
            <text:p>0.00001260000</text:p>
          </table:table-cell>
          <table:table-cell office:value-type="float" office:value="0.00000572" calcext:value-type="float">
            <text:p>0.00000572000</text:p>
          </table:table-cell>
          <table:table-cell office:value-type="float" office:value="0.0000026" calcext:value-type="float">
            <text:p>0.00000260000</text:p>
          </table:table-cell>
          <table:table-cell office:value-type="float" office:value="0.00000118" calcext:value-type="float">
            <text:p>0.00000118000</text:p>
          </table:table-cell>
          <table:table-cell office:value-type="float" office:value="0.000000538" calcext:value-type="float">
            <text:p>0.00000053800</text:p>
          </table:table-cell>
          <table:table-cell office:value-type="float" office:value="0.0000000281" calcext:value-type="float">
            <text:p>0.000000028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osty Snow</text:p>
          </table:table-cell>
          <table:table-cell table:number-columns-repeated="4"/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0.03" calcext:value-type="float">
            <text:p>0.03000000000</text:p>
          </table:table-cell>
          <table:table-cell office:value-type="float" office:value="0.0109" calcext:value-type="float">
            <text:p>0.01090000000</text:p>
          </table:table-cell>
          <table:table-cell office:value-type="float" office:value="0.00558" calcext:value-type="float">
            <text:p>0.00558000000</text:p>
          </table:table-cell>
          <table:table-cell office:value-type="float" office:value="0.00374" calcext:value-type="float">
            <text:p>0.00374000000</text:p>
          </table:table-cell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anite</text:p>
          </table:table-cell>
          <table:table-cell office:value-type="float" office:value="0.03" calcext:value-type="float">
            <text:p>0.03000000000</text:p>
          </table:table-cell>
          <table:table-cell office:value-type="float" office:value="0.0109" calcext:value-type="float">
            <text:p>0.01090000000</text:p>
          </table:table-cell>
          <table:table-cell office:value-type="float" office:value="0.00558" calcext:value-type="float">
            <text:p>0.00558000000</text:p>
          </table:table-cell>
          <table:table-cell office:value-type="float" office:value="0.00374" calcext:value-type="float">
            <text:p>0.00374000000</text:p>
          </table:table-cell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nic</text:p>
          </table:table-cell>
          <table:table-cell office:value-type="float" office:value="0.03" calcext:value-type="float">
            <text:p>0.03000000000</text:p>
          </table:table-cell>
          <table:table-cell office:value-type="float" office:value="0.0109" calcext:value-type="float">
            <text:p>0.01090000000</text:p>
          </table:table-cell>
          <table:table-cell office:value-type="float" office:value="0.00558" calcext:value-type="float">
            <text:p>0.00558000000</text:p>
          </table:table-cell>
          <table:table-cell office:value-type="float" office:value="0.00374" calcext:value-type="float">
            <text:p>0.00374000000</text:p>
          </table:table-cell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0.03" calcext:value-type="float">
            <text:p>0.03000000000</text:p>
          </table:table-cell>
          <table:table-cell office:value-type="float" office:value="0.0109" calcext:value-type="float">
            <text:p>0.01090000000</text:p>
          </table:table-cell>
          <table:table-cell office:value-type="float" office:value="0.00558" calcext:value-type="float">
            <text:p>0.00558000000</text:p>
          </table:table-cell>
          <table:table-cell office:value-type="float" office:value="0.00374" calcext:value-type="float">
            <text:p>0.00374000000</text:p>
          </table:table-cell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ugilist</text:p>
          </table:table-cell>
          <table:table-cell/>
          <table:table-cell office:value-type="float" office:value="0.0127" calcext:value-type="float">
            <text:p>0.01270000000</text:p>
          </table:table-cell>
          <table:table-cell office:value-type="float" office:value="0.00651" calcext:value-type="float">
            <text:p>0.00651000000</text:p>
          </table:table-cell>
          <table:table-cell office:value-type="float" office:value="0.00437" calcext:value-type="float">
            <text:p>0.00437000000</text:p>
          </table:table-cell>
          <table:table-cell office:value-type="float" office:value="0.00225" calcext:value-type="float">
            <text:p>0.00225000000</text:p>
          </table:table-cell>
          <table:table-cell office:value-type="float" office:value="0.000819" calcext:value-type="float">
            <text:p>0.00081900000</text:p>
          </table:table-cell>
          <table:table-cell office:value-type="float" office:value="0.000371" calcext:value-type="float">
            <text:p>0.00037100000</text:p>
          </table:table-cell>
          <table:table-cell office:value-type="float" office:value="0.000173" calcext:value-type="float">
            <text:p>0.00017300000</text:p>
          </table:table-cell>
          <table:table-cell office:value-type="float" office:value="0.0000782" calcext:value-type="float">
            <text:p>0.00007820000</text:p>
          </table:table-cell>
          <table:table-cell office:value-type="float" office:value="0.0000354" calcext:value-type="float">
            <text:p>0.00003540000</text:p>
          </table:table-cell>
          <table:table-cell office:value-type="float" office:value="0.000016" calcext:value-type="float">
            <text:p>0.00001600000</text:p>
          </table:table-cell>
          <table:table-cell office:value-type="float" office:value="0.00000728" calcext:value-type="float">
            <text:p>0.00000728000</text:p>
          </table:table-cell>
          <table:table-cell office:value-type="float" office:value="0.00000331" calcext:value-type="float">
            <text:p>0.00000331000</text:p>
          </table:table-cell>
          <table:table-cell office:value-type="float" office:value="0.00000151" calcext:value-type="float">
            <text:p>0.00000151000</text:p>
          </table:table-cell>
          <table:table-cell office:value-type="float" office:value="0.000000685" calcext:value-type="float">
            <text:p>0.00000068500</text:p>
          </table:table-cell>
          <table:table-cell office:value-type="float" office:value="0.0000000357" calcext:value-type="float">
            <text:p>0.000000035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g</text:p>
          </table:table-cell>
          <table:table-cell table:number-columns-repeated="3"/>
          <table:table-cell office:value-type="float" office:value="0.00499" calcext:value-type="float">
            <text:p>0.00499000000</text:p>
          </table:table-cell>
          <table:table-cell office:value-type="float" office:value="0.00257" calcext:value-type="float">
            <text:p>0.00257000000</text:p>
          </table:table-cell>
          <table:table-cell office:value-type="float" office:value="0.000936" calcext:value-type="float">
            <text:p>0.00093600000</text:p>
          </table:table-cell>
          <table:table-cell office:value-type="float" office:value="0.000424" calcext:value-type="float">
            <text:p>0.00042400000</text:p>
          </table:table-cell>
          <table:table-cell office:value-type="float" office:value="0.000198" calcext:value-type="float">
            <text:p>0.00019800000</text:p>
          </table:table-cell>
          <table:table-cell office:value-type="float" office:value="0.0000894" calcext:value-type="float">
            <text:p>0.00008940000</text:p>
          </table:table-cell>
          <table:table-cell office:value-type="float" office:value="0.0000404" calcext:value-type="float">
            <text:p>0.00004040000</text:p>
          </table:table-cell>
          <table:table-cell office:value-type="float" office:value="0.0000183" calcext:value-type="float">
            <text:p>0.00001830000</text:p>
          </table:table-cell>
          <table:table-cell office:value-type="float" office:value="0.00000832" calcext:value-type="float">
            <text:p>0.00000832000</text:p>
          </table:table-cell>
          <table:table-cell office:value-type="float" office:value="0.00000379" calcext:value-type="float">
            <text:p>0.00000379000</text:p>
          </table:table-cell>
          <table:table-cell office:value-type="float" office:value="0.00000172" calcext:value-type="float">
            <text:p>0.00000172000</text:p>
          </table:table-cell>
          <table:table-cell office:value-type="float" office:value="0.000000783" calcext:value-type="float">
            <text:p>0.00000078300</text:p>
          </table:table-cell>
          <table:table-cell office:value-type="float" office:value="0.0000000408" calcext:value-type="float">
            <text:p>0.00000004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tated Brown</text:p>
          </table:table-cell>
          <table:table-cell table:number-columns-repeated="5"/>
          <table:table-cell office:value-type="float" office:value="0.00103" calcext:value-type="float">
            <text:p>0.00103000000</text:p>
          </table:table-cell>
          <table:table-cell office:value-type="float" office:value="0.000467" calcext:value-type="float">
            <text:p>0.00046700000</text:p>
          </table:table-cell>
          <table:table-cell office:value-type="float" office:value="0.000217" calcext:value-type="float">
            <text:p>0.00021700000</text:p>
          </table:table-cell>
          <table:table-cell office:value-type="float" office:value="0.0000983" calcext:value-type="float">
            <text:p>0.00009830000</text:p>
          </table:table-cell>
          <table:table-cell office:value-type="float" office:value="0.0000445" calcext:value-type="float">
            <text:p>0.00004450000</text:p>
          </table:table-cell>
          <table:table-cell office:value-type="float" office:value="0.0000202" calcext:value-type="float">
            <text:p>0.00002020000</text:p>
          </table:table-cell>
          <table:table-cell office:value-type="float" office:value="0.00000915" calcext:value-type="float">
            <text:p>0.00000915000</text:p>
          </table:table-cell>
          <table:table-cell office:value-type="float" office:value="0.00000417" calcext:value-type="float">
            <text:p>0.00000417000</text:p>
          </table:table-cell>
          <table:table-cell office:value-type="float" office:value="0.00000189" calcext:value-type="float">
            <text:p>0.00000189000</text:p>
          </table:table-cell>
          <table:table-cell office:value-type="float" office:value="0.000000861" calcext:value-type="float">
            <text:p>0.00000086100</text:p>
          </table:table-cell>
          <table:table-cell office:value-type="float" office:value="0.0000000449" calcext:value-type="float">
            <text:p>0.000000044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eedy</text:p>
          </table:table-cell>
          <table:table-cell/>
          <table:table-cell office:value-type="float" office:value="0.0173" calcext:value-type="float">
            <text:p>0.01730000000</text:p>
          </table:table-cell>
          <table:table-cell office:value-type="float" office:value="0.00884" calcext:value-type="float">
            <text:p>0.00884000000</text:p>
          </table:table-cell>
          <table:table-cell office:value-type="float" office:value="0.00593" calcext:value-type="float">
            <text:p>0.00593000000</text:p>
          </table:table-cell>
          <table:table-cell office:value-type="float" office:value="0.00305" calcext:value-type="float">
            <text:p>0.00305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04" calcext:value-type="float">
            <text:p>0.00050400000</text:p>
          </table:table-cell>
          <table:table-cell office:value-type="float" office:value="0.000235" calcext:value-type="float">
            <text:p>0.000235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48" calcext:value-type="float">
            <text:p>0.00004800000</text:p>
          </table:table-cell>
          <table:table-cell office:value-type="float" office:value="0.0000218" calcext:value-type="float">
            <text:p>0.00002180000</text:p>
          </table:table-cell>
          <table:table-cell office:value-type="float" office:value="0.00000988" calcext:value-type="float">
            <text:p>0.00000988000</text:p>
          </table:table-cell>
          <table:table-cell office:value-type="float" office:value="0.0000045" calcext:value-type="float">
            <text:p>0.00000450000</text:p>
          </table:table-cell>
          <table:table-cell office:value-type="float" office:value="0.00000204" calcext:value-type="float">
            <text:p>0.00000204000</text:p>
          </table:table-cell>
          <table:table-cell office:value-type="float" office:value="0.000000929" calcext:value-type="float">
            <text:p>0.00000092900</text:p>
          </table:table-cell>
          <table:table-cell office:value-type="float" office:value="0.0000000485" calcext:value-type="float">
            <text:p>0.000000048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ngtail</text:p>
          </table:table-cell>
          <table:table-cell/>
          <table:table-cell office:value-type="float" office:value="0.0182" calcext:value-type="float">
            <text:p>0.01820000000</text:p>
          </table:table-cell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mhand</text:p>
          </table:table-cell>
          <table:table-cell table:number-columns-repeated="2"/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lic Hunter</text:p>
          </table:table-cell>
          <table:table-cell/>
          <table:table-cell office:value-type="float" office:value="0.0182" calcext:value-type="float">
            <text:p>0.01820000000</text:p>
          </table:table-cell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own Collector</text:p>
          </table:table-cell>
          <table:table-cell table:number-columns-repeated="2"/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bbler</text:p>
          </table:table-cell>
          <table:table-cell/>
          <table:table-cell office:value-type="float" office:value="0.02" calcext:value-type="float">
            <text:p>0.02000000000</text:p>
          </table:table-cell>
          <table:table-cell office:value-type="float" office:value="0.0102" calcext:value-type="float">
            <text:p>0.01020000000</text:p>
          </table:table-cell>
          <table:table-cell office:value-type="float" office:value="0.00686" calcext:value-type="float">
            <text:p>0.00686000000</text:p>
          </table:table-cell>
          <table:table-cell office:value-type="float" office:value="0.00353" calcext:value-type="float">
            <text:p>0.00353000000</text:p>
          </table:table-cell>
          <table:table-cell office:value-type="float" office:value="0.00129" calcext:value-type="float">
            <text:p>0.00129000000</text:p>
          </table:table-cell>
          <table:table-cell office:value-type="float" office:value="0.000584" calcext:value-type="float">
            <text:p>0.00058400000</text:p>
          </table:table-cell>
          <table:table-cell office:value-type="float" office:value="0.000272" calcext:value-type="float">
            <text:p>0.00027200000</text:p>
          </table:table-cell>
          <table:table-cell office:value-type="float" office:value="0.000123" calcext:value-type="float">
            <text:p>0.00012300000</text:p>
          </table:table-cell>
          <table:table-cell office:value-type="float" office:value="0.0000556" calcext:value-type="float">
            <text:p>0.00005560000</text:p>
          </table:table-cell>
          <table:table-cell office:value-type="float" office:value="0.0000252" calcext:value-type="float">
            <text:p>0.00002520000</text:p>
          </table:table-cell>
          <table:table-cell office:value-type="float" office:value="0.0000114" calcext:value-type="float">
            <text:p>0.00001140000</text:p>
          </table:table-cell>
          <table:table-cell office:value-type="float" office:value="0.00000521" calcext:value-type="float">
            <text:p>0.00000521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0561" calcext:value-type="float">
            <text:p>0.000000056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ilvertail</text:p>
          </table:table-cell>
          <table:table-cell/>
          <table:table-cell office:value-type="float" office:value="0.0218" calcext:value-type="float">
            <text:p>0.02180000000</text:p>
          </table:table-cell>
          <table:table-cell office:value-type="float" office:value="0.0112" calcext:value-type="float">
            <text:p>0.01120000000</text:p>
          </table:table-cell>
          <table:table-cell office:value-type="float" office:value="0.00749" calcext:value-type="float">
            <text:p>0.00749000000</text:p>
          </table:table-cell>
          <table:table-cell office:value-type="float" office:value="0.00385" calcext:value-type="float">
            <text:p>0.00385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637" calcext:value-type="float">
            <text:p>0.00063700000</text:p>
          </table:table-cell>
          <table:table-cell office:value-type="float" office:value="0.000296" calcext:value-type="float">
            <text:p>0.00029600000</text:p>
          </table:table-cell>
          <table:table-cell office:value-type="float" office:value="0.000134" calcext:value-type="float">
            <text:p>0.00013400000</text:p>
          </table:table-cell>
          <table:table-cell office:value-type="float" office:value="0.0000607" calcext:value-type="float">
            <text:p>0.00006070000</text:p>
          </table:table-cell>
          <table:table-cell office:value-type="float" office:value="0.0000275" calcext:value-type="float">
            <text:p>0.00002750000</text:p>
          </table:table-cell>
          <table:table-cell office:value-type="float" office:value="0.0000125" calcext:value-type="float">
            <text:p>0.00001250000</text:p>
          </table:table-cell>
          <table:table-cell office:value-type="float" office:value="0.00000568" calcext:value-type="float">
            <text:p>0.00000568000</text:p>
          </table:table-cell>
          <table:table-cell office:value-type="float" office:value="0.00000258" calcext:value-type="float">
            <text:p>0.00000258000</text:p>
          </table:table-cell>
          <table:table-cell office:value-type="float" office:value="0.00000117" calcext:value-type="float">
            <text:p>0.00000117000</text:p>
          </table:table-cell>
          <table:table-cell office:value-type="float" office:value="0.0000000612" calcext:value-type="float">
            <text:p>0.000000061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rglar</text:p>
          </table:table-cell>
          <table:table-cell table:number-columns-repeated="2"/>
          <table:table-cell office:value-type="float" office:value="0.0132" calcext:value-type="float">
            <text:p>0.01320000000</text:p>
          </table:table-cell>
          <table:table-cell office:value-type="float" office:value="0.00886" calcext:value-type="float">
            <text:p>0.00886000000</text:p>
          </table:table-cell>
          <table:table-cell office:value-type="float" office:value="0.00456" calcext:value-type="float">
            <text:p>0.00456000000</text:p>
          </table:table-cell>
          <table:table-cell office:value-type="float" office:value="0.00166" calcext:value-type="float">
            <text:p>0.00166000000</text:p>
          </table:table-cell>
          <table:table-cell office:value-type="float" office:value="0.000753" calcext:value-type="float">
            <text:p>0.00075300000</text:p>
          </table:table-cell>
          <table:table-cell office:value-type="float" office:value="0.000351" calcext:value-type="float">
            <text:p>0.00035100000</text:p>
          </table:table-cell>
          <table:table-cell office:value-type="float" office:value="0.000159" calcext:value-type="float">
            <text:p>0.00015900000</text:p>
          </table:table-cell>
          <table:table-cell office:value-type="float" office:value="0.0000718" calcext:value-type="float">
            <text:p>0.00007180000</text:p>
          </table:table-cell>
          <table:table-cell office:value-type="float" office:value="0.0000326" calcext:value-type="float">
            <text:p>0.00003260000</text:p>
          </table:table-cell>
          <table:table-cell office:value-type="float" office:value="0.0000148" calcext:value-type="float">
            <text:p>0.00001480000</text:p>
          </table:table-cell>
          <table:table-cell office:value-type="float" office:value="0.00000672" calcext:value-type="float">
            <text:p>0.00000672000</text:p>
          </table:table-cell>
          <table:table-cell office:value-type="float" office:value="0.00000306" calcext:value-type="float">
            <text:p>0.00000306000</text:p>
          </table:table-cell>
          <table:table-cell office:value-type="float" office:value="0.00000139" calcext:value-type="float">
            <text:p>0.00000139000</text:p>
          </table:table-cell>
          <table:table-cell office:value-type="float" office:value="0.0000000724" calcext:value-type="float">
            <text:p>0.000000072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bominable Snow</text:p>
          </table:table-cell>
          <table:table-cell table:number-columns-repeated="4"/>
          <table:table-cell office:value-type="float" office:value="0.00562" calcext:value-type="float">
            <text:p>0.00562000000</text:p>
          </table:table-cell>
          <table:table-cell office:value-type="float" office:value="0.00205" calcext:value-type="float">
            <text:p>0.00205000000</text:p>
          </table:table-cell>
          <table:table-cell office:value-type="float" office:value="0.000928" calcext:value-type="float">
            <text:p>0.00092800000</text:p>
          </table:table-cell>
          <table:table-cell office:value-type="float" office:value="0.000432" calcext:value-type="float">
            <text:p>0.00043200000</text:p>
          </table:table-cell>
          <table:table-cell office:value-type="float" office:value="0.000196" calcext:value-type="float">
            <text:p>0.00019600000</text:p>
          </table:table-cell>
          <table:table-cell office:value-type="float" office:value="0.0000884" calcext:value-type="float">
            <text:p>0.00008840000</text:p>
          </table:table-cell>
          <table:table-cell office:value-type="float" office:value="0.0000401" calcext:value-type="float">
            <text:p>0.00004010000</text:p>
          </table:table-cell>
          <table:table-cell office:value-type="float" office:value="0.0000182" calcext:value-type="float">
            <text:p>0.00001820000</text:p>
          </table:table-cell>
          <table:table-cell office:value-type="float" office:value="0.00000829" calcext:value-type="float">
            <text:p>0.00000829000</text:p>
          </table:table-cell>
          <table:table-cell office:value-type="float" office:value="0.00000377" calcext:value-type="float">
            <text:p>0.00000377000</text:p>
          </table:table-cell>
          <table:table-cell office:value-type="float" office:value="0.00000171" calcext:value-type="float">
            <text:p>0.00000171000</text:p>
          </table:table-cell>
          <table:table-cell office:value-type="float" office:value="0.0000000893" calcext:value-type="float">
            <text:p>0.000000089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0.09" calcext:value-type="float">
            <text:p>0.09000000000</text:p>
          </table:table-cell>
          <table:table-cell office:value-type="float" office:value="0.0327" calcext:value-type="float">
            <text:p>0.03270000000</text:p>
          </table:table-cell>
          <table:table-cell office:value-type="float" office:value="0.0167" calcext:value-type="float">
            <text:p>0.01670000000</text:p>
          </table:table-cell>
          <table:table-cell office:value-type="float" office:value="0.0112" calcext:value-type="float">
            <text:p>0.01120000000</text:p>
          </table:table-cell>
          <table:table-cell office:value-type="float" office:value="0.00578" calcext:value-type="float">
            <text:p>0.00578000000</text:p>
          </table:table-cell>
          <table:table-cell office:value-type="float" office:value="0.00211" calcext:value-type="float">
            <text:p>0.00211000000</text:p>
          </table:table-cell>
          <table:table-cell office:value-type="float" office:value="0.000955" calcext:value-type="float">
            <text:p>0.00095500000</text:p>
          </table:table-cell>
          <table:table-cell office:value-type="float" office:value="0.000445" calcext:value-type="float">
            <text:p>0.00044500000</text:p>
          </table:table-cell>
          <table:table-cell office:value-type="float" office:value="0.000201" calcext:value-type="float">
            <text:p>0.00020100000</text:p>
          </table:table-cell>
          <table:table-cell office:value-type="float" office:value="0.000091" calcext:value-type="float">
            <text:p>0.00009100000</text:p>
          </table:table-cell>
          <table:table-cell office:value-type="float" office:value="0.0000413" calcext:value-type="float">
            <text:p>0.00004130000</text:p>
          </table:table-cell>
          <table:table-cell office:value-type="float" office:value="0.0000187" calcext:value-type="float">
            <text:p>0.00001870000</text:p>
          </table:table-cell>
          <table:table-cell office:value-type="float" office:value="0.00000852" calcext:value-type="float">
            <text:p>0.00000852000</text:p>
          </table:table-cell>
          <table:table-cell office:value-type="float" office:value="0.00000387" calcext:value-type="float">
            <text:p>0.00000387000</text:p>
          </table:table-cell>
          <table:table-cell office:value-type="float" office:value="0.00000176" calcext:value-type="float">
            <text:p>0.00000176000</text:p>
          </table:table-cell>
          <table:table-cell office:value-type="float" office:value="0.0000000918" calcext:value-type="float">
            <text:p>0.000000091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float" office:value="0.0364" calcext:value-type="float">
            <text:p>0.03640000000</text:p>
          </table:table-cell>
          <table:table-cell office:value-type="float" office:value="0.0186" calcext:value-type="float">
            <text:p>0.01860000000</text:p>
          </table:table-cell>
          <table:table-cell office:value-type="float" office:value="0.0125" calcext:value-type="float">
            <text:p>0.01250000000</text:p>
          </table:table-cell>
          <table:table-cell office:value-type="float" office:value="0.00642" calcext:value-type="float">
            <text:p>0.00642000000</text:p>
          </table:table-cell>
          <table:table-cell office:value-type="float" office:value="0.00234" calcext:value-type="float">
            <text:p>0.00234000000</text:p>
          </table:table-cell>
          <table:table-cell office:value-type="float" office:value="0.00106" calcext:value-type="float">
            <text:p>0.00106000000</text:p>
          </table:table-cell>
          <table:table-cell office:value-type="float" office:value="0.000494" calcext:value-type="float">
            <text:p>0.00049400000</text:p>
          </table:table-cell>
          <table:table-cell office:value-type="float" office:value="0.000223" calcext:value-type="float">
            <text:p>0.000223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9" calcext:value-type="float">
            <text:p>0.00004590000</text:p>
          </table:table-cell>
          <table:table-cell office:value-type="float" office:value="0.0000208" calcext:value-type="float">
            <text:p>0.00002080000</text:p>
          </table:table-cell>
          <table:table-cell office:value-type="float" office:value="0.00000947" calcext:value-type="float">
            <text:p>0.00000947000</text:p>
          </table:table-cell>
          <table:table-cell office:value-type="float" office:value="0.0000043" calcext:value-type="float">
            <text:p>0.00000430000</text:p>
          </table:table-cell>
          <table:table-cell office:value-type="float" office:value="0.00000196" calcext:value-type="float">
            <text:p>0.00000196000</text:p>
          </table:table-cell>
          <table:table-cell office:value-type="float" office:value="0.000000102" calcext:value-type="float">
            <text:p>0.0000001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0.0491" calcext:value-type="float">
            <text:p>0.04910000000</text:p>
          </table:table-cell>
          <table:table-cell office:value-type="float" office:value="0.0251" calcext:value-type="float">
            <text:p>0.02510000000</text:p>
          </table:table-cell>
          <table:table-cell office:value-type="float" office:value="0.0168" calcext:value-type="float">
            <text:p>0.01680000000</text:p>
          </table:table-cell>
          <table:table-cell office:value-type="float" office:value="0.00866" calcext:value-type="float">
            <text:p>0.00866000000</text:p>
          </table:table-cell>
          <table:table-cell office:value-type="float" office:value="0.00316" calcext:value-type="float">
            <text:p>0.00316000000</text:p>
          </table:table-cell>
          <table:table-cell office:value-type="float" office:value="0.00143" calcext:value-type="float">
            <text:p>0.00143000000</text:p>
          </table:table-cell>
          <table:table-cell office:value-type="float" office:value="0.000667" calcext:value-type="float">
            <text:p>0.00066700000</text:p>
          </table:table-cell>
          <table:table-cell office:value-type="float" office:value="0.000302" calcext:value-type="float">
            <text:p>0.00030200000</text:p>
          </table:table-cell>
          <table:table-cell office:value-type="float" office:value="0.000136" calcext:value-type="float">
            <text:p>0.00013600000</text:p>
          </table:table-cell>
          <table:table-cell office:value-type="float" office:value="0.0000619" calcext:value-type="float">
            <text:p>0.00006190000</text:p>
          </table:table-cell>
          <table:table-cell office:value-type="float" office:value="0.0000281" calcext:value-type="float">
            <text:p>0.00002810000</text:p>
          </table:table-cell>
          <table:table-cell office:value-type="float" office:value="0.0000128" calcext:value-type="float">
            <text:p>0.00001280000</text:p>
          </table:table-cell>
          <table:table-cell office:value-type="float" office:value="0.00000581" calcext:value-type="float">
            <text:p>0.00000581000</text:p>
          </table:table-cell>
          <table:table-cell office:value-type="float" office:value="0.00000264" calcext:value-type="float">
            <text:p>0.00000264000</text:p>
          </table:table-cell>
          <table:table-cell office:value-type="float" office:value="0.000000138" calcext:value-type="float">
            <text:p>0.00000013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ptain Croissant</text:p>
          </table:table-cell>
          <table:table-cell table:number-columns-repeated="2"/>
          <table:table-cell office:value-type="float" office:value="0.0372" calcext:value-type="float">
            <text:p>0.03720000000</text:p>
          </table:table-cell>
          <table:table-cell office:value-type="float" office:value="0.025" calcext:value-type="float">
            <text:p>0.02500000000</text:p>
          </table:table-cell>
          <table:table-cell office:value-type="float" office:value="0.0128" calcext:value-type="float">
            <text:p>0.01280000000</text:p>
          </table:table-cell>
          <table:table-cell office:value-type="float" office:value="0.00468" calcext:value-type="float">
            <text:p>0.00468000000</text:p>
          </table:table-cell>
          <table:table-cell office:value-type="float" office:value="0.00212" calcext:value-type="float">
            <text:p>0.00212000000</text:p>
          </table:table-cell>
          <table:table-cell office:value-type="float" office:value="0.000988" calcext:value-type="float">
            <text:p>0.00098800000</text:p>
          </table:table-cell>
          <table:table-cell office:value-type="float" office:value="0.000447" calcext:value-type="float">
            <text:p>0.00044700000</text:p>
          </table:table-cell>
          <table:table-cell office:value-type="float" office:value="0.000202" calcext:value-type="float">
            <text:p>0.00020200000</text:p>
          </table:table-cell>
          <table:table-cell office:value-type="float" office:value="0.0000917" calcext:value-type="float">
            <text:p>0.00009170000</text:p>
          </table:table-cell>
          <table:table-cell office:value-type="float" office:value="0.0000416" calcext:value-type="float">
            <text:p>0.00004160000</text:p>
          </table:table-cell>
          <table:table-cell office:value-type="float" office:value="0.0000189" calcext:value-type="float">
            <text:p>0.00001890000</text:p>
          </table:table-cell>
          <table:table-cell office:value-type="float" office:value="0.00000861" calcext:value-type="float">
            <text:p>0.00000861000</text:p>
          </table:table-cell>
          <table:table-cell office:value-type="float" office:value="0.00000391" calcext:value-type="float">
            <text:p>0.00000391000</text:p>
          </table:table-cell>
          <table:table-cell office:value-type="float" office:value="0.000000204" calcext:value-type="float">
            <text:p>0.0000002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Burglar</text:p>
          </table:table-cell>
          <table:table-cell/>
          <table:table-cell office:value-type="float" office:value="0.0775" calcext:value-type="float">
            <text:p>0.07750000000</text:p>
          </table:table-cell>
          <table:table-cell office:value-type="float" office:value="0.0396" calcext:value-type="float">
            <text:p>0.03960000000</text:p>
          </table:table-cell>
          <table:table-cell office:value-type="float" office:value="0.0266" calcext:value-type="float">
            <text:p>0.02660000000</text:p>
          </table:table-cell>
          <table:table-cell office:value-type="float" office:value="0.0137" calcext:value-type="float">
            <text:p>0.01370000000</text:p>
          </table:table-cell>
          <table:table-cell office:value-type="float" office:value="0.00499" calcext:value-type="float">
            <text:p>0.00499000000</text:p>
          </table:table-cell>
          <table:table-cell office:value-type="float" office:value="0.00226" calcext:value-type="float">
            <text:p>0.00226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6" calcext:value-type="float">
            <text:p>0.00047600000</text:p>
          </table:table-cell>
          <table:table-cell office:value-type="float" office:value="0.000215" calcext:value-type="float">
            <text:p>0.00021500000</text:p>
          </table:table-cell>
          <table:table-cell office:value-type="float" office:value="0.0000977" calcext:value-type="float">
            <text:p>0.00009770000</text:p>
          </table:table-cell>
          <table:table-cell office:value-type="float" office:value="0.0000443" calcext:value-type="float">
            <text:p>0.00004430000</text:p>
          </table:table-cell>
          <table:table-cell office:value-type="float" office:value="0.0000202" calcext:value-type="float">
            <text:p>0.00002020000</text:p>
          </table:table-cell>
          <table:table-cell office:value-type="float" office:value="0.00000917" calcext:value-type="float">
            <text:p>0.00000917000</text:p>
          </table:table-cell>
          <table:table-cell office:value-type="float" office:value="0.00000417" calcext:value-type="float">
            <text:p>0.00000417000</text:p>
          </table:table-cell>
          <table:table-cell office:value-type="float" office:value="0.000000217" calcext:value-type="float">
            <text:p>0.00000021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5"/>
          <table:table-cell office:value-type="float" office:value="0.0107" calcext:value-type="float">
            <text:p>0.01070000000</text:p>
          </table:table-cell>
          <table:table-cell office:value-type="float" office:value="0.00483" calcext:value-type="float">
            <text:p>0.00483000000</text:p>
          </table:table-cell>
          <table:table-cell office:value-type="float" office:value="0.00225" calcext:value-type="float">
            <text:p>0.00225000000</text:p>
          </table:table-cell>
          <table:table-cell office:value-type="float" office:value="0.00102" calcext:value-type="float">
            <text:p>0.00102000000</text:p>
          </table:table-cell>
          <table:table-cell office:value-type="float" office:value="0.00046" calcext:value-type="float">
            <text:p>0.00046000000</text:p>
          </table:table-cell>
          <table:table-cell office:value-type="float" office:value="0.000209" calcext:value-type="float">
            <text:p>0.00020900000</text:p>
          </table:table-cell>
          <table:table-cell office:value-type="float" office:value="0.0000946" calcext:value-type="float">
            <text:p>0.00009460000</text:p>
          </table:table-cell>
          <table:table-cell office:value-type="float" office:value="0.0000431" calcext:value-type="float">
            <text:p>0.00004310000</text:p>
          </table:table-cell>
          <table:table-cell office:value-type="float" office:value="0.0000196" calcext:value-type="float">
            <text:p>0.00001960000</text:p>
          </table:table-cell>
          <table:table-cell office:value-type="float" office:value="0.0000089" calcext:value-type="float">
            <text:p>0.00000890000</text:p>
          </table:table-cell>
          <table:table-cell office:value-type="float" office:value="0.000000464" calcext:value-type="float">
            <text:p>0.00000046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und Up White</text:p>
          </table:table-cell>
          <table:table-cell table:number-columns-repeated="8"/>
          <table:table-cell office:value-type="float" office:value="0.0000168" calcext:value-type="float">
            <text:p>0.00001680000</text:p>
          </table:table-cell>
          <table:table-cell office:value-type="float" office:value="0.00000758" calcext:value-type="float">
            <text:p>0.00000758000</text:p>
          </table:table-cell>
          <table:table-cell office:value-type="float" office:value="0.00000344" calcext:value-type="float">
            <text:p>0.00000344000</text:p>
          </table:table-cell>
          <table:table-cell office:value-type="float" office:value="0.00000156" calcext:value-type="float">
            <text:p>0.00000156000</text:p>
          </table:table-cell>
          <table:table-cell office:value-type="float" office:value="0.00000071" calcext:value-type="float">
            <text:p>0.00000071000</text:p>
          </table:table-cell>
          <table:table-cell office:value-type="float" office:value="0.000000323" calcext:value-type="float">
            <text:p>0.00000032300</text:p>
          </table:table-cell>
          <table:table-cell office:value-type="float" office:value="0.000000147" calcext:value-type="float">
            <text:p>0.00000014700</text:p>
          </table:table-cell>
          <table:table-cell office:value-type="float" office:value="0.00000000765" calcext:value-type="float">
            <text:p>0.000000007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pless Marionette</text:p>
          </table:table-cell>
          <table:table-cell table:number-columns-repeated="8"/>
          <table:table-cell office:value-type="float" office:value="0.0000168" calcext:value-type="float">
            <text:p>0.00001680000</text:p>
          </table:table-cell>
          <table:table-cell office:value-type="float" office:value="0.00000758" calcext:value-type="float">
            <text:p>0.00000758000</text:p>
          </table:table-cell>
          <table:table-cell office:value-type="float" office:value="0.00000344" calcext:value-type="float">
            <text:p>0.00000344000</text:p>
          </table:table-cell>
          <table:table-cell office:value-type="float" office:value="0.00000156" calcext:value-type="float">
            <text:p>0.00000156000</text:p>
          </table:table-cell>
          <table:table-cell office:value-type="float" office:value="0.00000071" calcext:value-type="float">
            <text:p>0.00000071000</text:p>
          </table:table-cell>
          <table:table-cell office:value-type="float" office:value="0.000000323" calcext:value-type="float">
            <text:p>0.00000032300</text:p>
          </table:table-cell>
          <table:table-cell office:value-type="float" office:value="0.000000147" calcext:value-type="float">
            <text:p>0.00000014700</text:p>
          </table:table-cell>
          <table:table-cell office:value-type="float" office:value="0.00000000765" calcext:value-type="float">
            <text:p>0.000000007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y Sylvan</text:p>
          </table:table-cell>
          <table:table-cell table:number-columns-repeated="8"/>
          <table:table-cell office:value-type="float" office:value="0.0000201" calcext:value-type="float">
            <text:p>0.00002010000</text:p>
          </table:table-cell>
          <table:table-cell office:value-type="float" office:value="0.0000091" calcext:value-type="float">
            <text:p>0.00000910000</text:p>
          </table:table-cell>
          <table:table-cell office:value-type="float" office:value="0.00000413" calcext:value-type="float">
            <text:p>0.00000413000</text:p>
          </table:table-cell>
          <table:table-cell office:value-type="float" office:value="0.00000187" calcext:value-type="float">
            <text:p>0.00000187000</text:p>
          </table:table-cell>
          <table:table-cell office:value-type="float" office:value="0.000000852" calcext:value-type="float">
            <text:p>0.00000085200</text:p>
          </table:table-cell>
          <table:table-cell office:value-type="float" office:value="0.000000387" calcext:value-type="float">
            <text:p>0.00000038700</text:p>
          </table:table-cell>
          <table:table-cell office:value-type="float" office:value="0.000000176" calcext:value-type="float">
            <text:p>0.00000017600</text:p>
          </table:table-cell>
          <table:table-cell office:value-type="float" office:value="0.00000000918" calcext:value-type="float">
            <text:p>0.00000000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personator</text:p>
          </table:table-cell>
          <table:table-cell table:number-columns-repeated="8"/>
          <table:table-cell office:value-type="float" office:value="0.0000201" calcext:value-type="float">
            <text:p>0.00002010000</text:p>
          </table:table-cell>
          <table:table-cell office:value-type="float" office:value="0.0000091" calcext:value-type="float">
            <text:p>0.00000910000</text:p>
          </table:table-cell>
          <table:table-cell office:value-type="float" office:value="0.00000413" calcext:value-type="float">
            <text:p>0.00000413000</text:p>
          </table:table-cell>
          <table:table-cell office:value-type="float" office:value="0.00000187" calcext:value-type="float">
            <text:p>0.00000187000</text:p>
          </table:table-cell>
          <table:table-cell office:value-type="float" office:value="0.000000852" calcext:value-type="float">
            <text:p>0.00000085200</text:p>
          </table:table-cell>
          <table:table-cell office:value-type="float" office:value="0.000000387" calcext:value-type="float">
            <text:p>0.00000038700</text:p>
          </table:table-cell>
          <table:table-cell office:value-type="float" office:value="0.000000176" calcext:value-type="float">
            <text:p>0.00000017600</text:p>
          </table:table-cell>
          <table:table-cell office:value-type="float" office:value="0.00000000918" calcext:value-type="float">
            <text:p>0.00000000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ckpick</text:p>
          </table:table-cell>
          <table:table-cell table:number-columns-repeated="8"/>
          <table:table-cell office:value-type="float" office:value="0.0000257" calcext:value-type="float">
            <text:p>0.00002570000</text:p>
          </table:table-cell>
          <table:table-cell office:value-type="float" office:value="0.0000116" calcext:value-type="float">
            <text:p>0.00001160000</text:p>
          </table:table-cell>
          <table:table-cell office:value-type="float" office:value="0.00000527" calcext:value-type="float">
            <text:p>0.00000527000</text:p>
          </table:table-cell>
          <table:table-cell office:value-type="float" office:value="0.00000239" calcext:value-type="float">
            <text:p>0.00000239000</text:p>
          </table:table-cell>
          <table:table-cell office:value-type="float" office:value="0.00000109" calcext:value-type="float">
            <text:p>0.00000109000</text:p>
          </table:table-cell>
          <table:table-cell office:value-type="float" office:value="0.000000495" calcext:value-type="float">
            <text:p>0.00000049500</text:p>
          </table:table-cell>
          <table:table-cell office:value-type="float" office:value="0.000000225" calcext:value-type="float">
            <text:p>0.00000022500</text:p>
          </table:table-cell>
          <table:table-cell office:value-type="float" office:value="0.0000000117" calcext:value-type="float">
            <text:p>0.000000011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ockwork Samurai</text:p>
          </table:table-cell>
          <table:table-cell table:number-columns-repeated="8"/>
          <table:table-cell office:value-type="float" office:value="0.0000257" calcext:value-type="float">
            <text:p>0.00002570000</text:p>
          </table:table-cell>
          <table:table-cell office:value-type="float" office:value="0.0000116" calcext:value-type="float">
            <text:p>0.00001160000</text:p>
          </table:table-cell>
          <table:table-cell office:value-type="float" office:value="0.00000527" calcext:value-type="float">
            <text:p>0.00000527000</text:p>
          </table:table-cell>
          <table:table-cell office:value-type="float" office:value="0.00000239" calcext:value-type="float">
            <text:p>0.00000239000</text:p>
          </table:table-cell>
          <table:table-cell office:value-type="float" office:value="0.00000109" calcext:value-type="float">
            <text:p>0.00000109000</text:p>
          </table:table-cell>
          <table:table-cell office:value-type="float" office:value="0.000000495" calcext:value-type="float">
            <text:p>0.00000049500</text:p>
          </table:table-cell>
          <table:table-cell office:value-type="float" office:value="0.000000225" calcext:value-type="float">
            <text:p>0.00000022500</text:p>
          </table:table-cell>
          <table:table-cell office:value-type="float" office:value="0.0000000117" calcext:value-type="float">
            <text:p>0.000000011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ck Puppet Ghost</text:p>
          </table:table-cell>
          <table:table-cell table:number-columns-repeated="8"/>
          <table:table-cell office:value-type="float" office:value="0.0000257" calcext:value-type="float">
            <text:p>0.00002570000</text:p>
          </table:table-cell>
          <table:table-cell office:value-type="float" office:value="0.0000116" calcext:value-type="float">
            <text:p>0.00001160000</text:p>
          </table:table-cell>
          <table:table-cell office:value-type="float" office:value="0.00000527" calcext:value-type="float">
            <text:p>0.00000527000</text:p>
          </table:table-cell>
          <table:table-cell office:value-type="float" office:value="0.00000239" calcext:value-type="float">
            <text:p>0.00000239000</text:p>
          </table:table-cell>
          <table:table-cell office:value-type="float" office:value="0.00000109" calcext:value-type="float">
            <text:p>0.00000109000</text:p>
          </table:table-cell>
          <table:table-cell office:value-type="float" office:value="0.000000495" calcext:value-type="float">
            <text:p>0.00000049500</text:p>
          </table:table-cell>
          <table:table-cell office:value-type="float" office:value="0.000000225" calcext:value-type="float">
            <text:p>0.00000022500</text:p>
          </table:table-cell>
          <table:table-cell office:value-type="float" office:value="0.0000000117" calcext:value-type="float">
            <text:p>0.000000011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cape Artist</text:p>
          </table:table-cell>
          <table:table-cell table:number-columns-repeated="8"/>
          <table:table-cell office:value-type="float" office:value="0.0000335" calcext:value-type="float">
            <text:p>0.00003350000</text:p>
          </table:table-cell>
          <table:table-cell office:value-type="float" office:value="0.0000152" calcext:value-type="float">
            <text:p>0.00001520000</text:p>
          </table:table-cell>
          <table:table-cell office:value-type="float" office:value="0.00000688" calcext:value-type="float">
            <text:p>0.00000688000</text:p>
          </table:table-cell>
          <table:table-cell office:value-type="float" office:value="0.00000312" calcext:value-type="float">
            <text:p>0.00000312000</text:p>
          </table:table-cell>
          <table:table-cell office:value-type="float" office:value="0.00000142" calcext:value-type="float">
            <text:p>0.00000142000</text:p>
          </table:table-cell>
          <table:table-cell office:value-type="float" office:value="0.000000646" calcext:value-type="float">
            <text:p>0.00000064600</text:p>
          </table:table-cell>
          <table:table-cell office:value-type="float" office:value="0.000000294" calcext:value-type="float">
            <text:p>0.00000029400</text:p>
          </table:table-cell>
          <table:table-cell office:value-type="float" office:value="0.0000000153" calcext:value-type="float">
            <text:p>0.000000015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it</text:p>
          </table:table-cell>
          <table:table-cell table:number-columns-repeated="8"/>
          <table:table-cell office:value-type="float" office:value="0.0000335" calcext:value-type="float">
            <text:p>0.00003350000</text:p>
          </table:table-cell>
          <table:table-cell office:value-type="float" office:value="0.0000152" calcext:value-type="float">
            <text:p>0.00001520000</text:p>
          </table:table-cell>
          <table:table-cell office:value-type="float" office:value="0.00000688" calcext:value-type="float">
            <text:p>0.00000688000</text:p>
          </table:table-cell>
          <table:table-cell office:value-type="float" office:value="0.00000312" calcext:value-type="float">
            <text:p>0.00000312000</text:p>
          </table:table-cell>
          <table:table-cell office:value-type="float" office:value="0.00000142" calcext:value-type="float">
            <text:p>0.00000142000</text:p>
          </table:table-cell>
          <table:table-cell office:value-type="float" office:value="0.000000646" calcext:value-type="float">
            <text:p>0.00000064600</text:p>
          </table:table-cell>
          <table:table-cell office:value-type="float" office:value="0.000000294" calcext:value-type="float">
            <text:p>0.00000029400</text:p>
          </table:table-cell>
          <table:table-cell office:value-type="float" office:value="0.0000000153" calcext:value-type="float">
            <text:p>0.000000015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uppet Master</text:p>
          </table:table-cell>
          <table:table-cell table:number-columns-repeated="8"/>
          <table:table-cell office:value-type="float" office:value="0.0000335" calcext:value-type="float">
            <text:p>0.00003350000</text:p>
          </table:table-cell>
          <table:table-cell office:value-type="float" office:value="0.0000152" calcext:value-type="float">
            <text:p>0.00001520000</text:p>
          </table:table-cell>
          <table:table-cell office:value-type="float" office:value="0.00000688" calcext:value-type="float">
            <text:p>0.00000688000</text:p>
          </table:table-cell>
          <table:table-cell office:value-type="float" office:value="0.00000312" calcext:value-type="float">
            <text:p>0.00000312000</text:p>
          </table:table-cell>
          <table:table-cell office:value-type="float" office:value="0.00000142" calcext:value-type="float">
            <text:p>0.00000142000</text:p>
          </table:table-cell>
          <table:table-cell office:value-type="float" office:value="0.000000646" calcext:value-type="float">
            <text:p>0.00000064600</text:p>
          </table:table-cell>
          <table:table-cell office:value-type="float" office:value="0.000000294" calcext:value-type="float">
            <text:p>0.00000029400</text:p>
          </table:table-cell>
          <table:table-cell office:value-type="float" office:value="0.0000000153" calcext:value-type="float">
            <text:p>0.000000015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ncer</text:p>
          </table:table-cell>
          <table:table-cell table:number-columns-repeated="8"/>
          <table:table-cell office:value-type="float" office:value="0.0000335" calcext:value-type="float">
            <text:p>0.00003350000</text:p>
          </table:table-cell>
          <table:table-cell office:value-type="float" office:value="0.0000152" calcext:value-type="float">
            <text:p>0.00001520000</text:p>
          </table:table-cell>
          <table:table-cell office:value-type="float" office:value="0.00000688" calcext:value-type="float">
            <text:p>0.00000688000</text:p>
          </table:table-cell>
          <table:table-cell office:value-type="float" office:value="0.00000312" calcext:value-type="float">
            <text:p>0.00000312000</text:p>
          </table:table-cell>
          <table:table-cell office:value-type="float" office:value="0.00000142" calcext:value-type="float">
            <text:p>0.00000142000</text:p>
          </table:table-cell>
          <table:table-cell office:value-type="float" office:value="0.000000646" calcext:value-type="float">
            <text:p>0.00000064600</text:p>
          </table:table-cell>
          <table:table-cell office:value-type="float" office:value="0.000000294" calcext:value-type="float">
            <text:p>0.00000029400</text:p>
          </table:table-cell>
          <table:table-cell office:value-type="float" office:value="0.0000000153" calcext:value-type="float">
            <text:p>0.000000015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8"/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rserker</text:p>
          </table:table-cell>
          <table:table-cell table:number-columns-repeated="8"/>
          <table:table-cell office:value-type="float" office:value="0.000048" calcext:value-type="float">
            <text:p>0.00004800000</text:p>
          </table:table-cell>
          <table:table-cell office:value-type="float" office:value="0.0000217" calcext:value-type="float">
            <text:p>0.00002170000</text:p>
          </table:table-cell>
          <table:table-cell office:value-type="float" office:value="0.00000986" calcext:value-type="float">
            <text:p>0.00000986000</text:p>
          </table:table-cell>
          <table:table-cell office:value-type="float" office:value="0.00000447" calcext:value-type="float">
            <text:p>0.00000447000</text:p>
          </table:table-cell>
          <table:table-cell office:value-type="float" office:value="0.00000204" calcext:value-type="float">
            <text:p>0.00000204000</text:p>
          </table:table-cell>
          <table:table-cell office:value-type="float" office:value="0.000000926" calcext:value-type="float">
            <text:p>0.00000092600</text:p>
          </table:table-cell>
          <table:table-cell office:value-type="float" office:value="0.000000421" calcext:value-type="float">
            <text:p>0.00000042100</text:p>
          </table:table-cell>
          <table:table-cell office:value-type="float" office:value="0.0000000219" calcext:value-type="float">
            <text:p>0.000000021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alanx</text:p>
          </table:table-cell>
          <table:table-cell table:number-columns-repeated="8"/>
          <table:table-cell office:value-type="float" office:value="0.000048" calcext:value-type="float">
            <text:p>0.00004800000</text:p>
          </table:table-cell>
          <table:table-cell office:value-type="float" office:value="0.0000217" calcext:value-type="float">
            <text:p>0.00002170000</text:p>
          </table:table-cell>
          <table:table-cell office:value-type="float" office:value="0.00000986" calcext:value-type="float">
            <text:p>0.00000986000</text:p>
          </table:table-cell>
          <table:table-cell office:value-type="float" office:value="0.00000447" calcext:value-type="float">
            <text:p>0.00000447000</text:p>
          </table:table-cell>
          <table:table-cell office:value-type="float" office:value="0.00000204" calcext:value-type="float">
            <text:p>0.00000204000</text:p>
          </table:table-cell>
          <table:table-cell office:value-type="float" office:value="0.000000926" calcext:value-type="float">
            <text:p>0.00000092600</text:p>
          </table:table-cell>
          <table:table-cell office:value-type="float" office:value="0.000000421" calcext:value-type="float">
            <text:p>0.00000042100</text:p>
          </table:table-cell>
          <table:table-cell office:value-type="float" office:value="0.0000000219" calcext:value-type="float">
            <text:p>0.000000021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lth</text:p>
          </table:table-cell>
          <table:table-cell table:number-columns-repeated="8"/>
          <table:table-cell office:value-type="float" office:value="0.0000559" calcext:value-type="float">
            <text:p>0.0000559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" calcext:value-type="float">
            <text:p>0.00000520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489" calcext:value-type="float">
            <text:p>0.00000048900</text:p>
          </table:table-cell>
          <table:table-cell office:value-type="float" office:value="0.0000000255" calcext:value-type="float">
            <text:p>0.00000002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wbell</text:p>
          </table:table-cell>
          <table:table-cell table:number-columns-repeated="8"/>
          <table:table-cell office:value-type="float" office:value="0.0000782" calcext:value-type="float">
            <text:p>0.00007820000</text:p>
          </table:table-cell>
          <table:table-cell office:value-type="float" office:value="0.0000354" calcext:value-type="float">
            <text:p>0.00003540000</text:p>
          </table:table-cell>
          <table:table-cell office:value-type="float" office:value="0.000016" calcext:value-type="float">
            <text:p>0.00001600000</text:p>
          </table:table-cell>
          <table:table-cell office:value-type="float" office:value="0.00000728" calcext:value-type="float">
            <text:p>0.00000728000</text:p>
          </table:table-cell>
          <table:table-cell office:value-type="float" office:value="0.00000331" calcext:value-type="float">
            <text:p>0.00000331000</text:p>
          </table:table-cell>
          <table:table-cell office:value-type="float" office:value="0.00000151" calcext:value-type="float">
            <text:p>0.00000151000</text:p>
          </table:table-cell>
          <table:table-cell office:value-type="float" office:value="0.000000685" calcext:value-type="float">
            <text:p>0.00000068500</text:p>
          </table:table-cell>
          <table:table-cell office:value-type="float" office:value="0.0000000357" calcext:value-type="float">
            <text:p>0.000000035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gue</text:p>
          </table:table-cell>
          <table:table-cell table:number-columns-repeated="8"/>
          <table:table-cell office:value-type="float" office:value="0.0000782" calcext:value-type="float">
            <text:p>0.00007820000</text:p>
          </table:table-cell>
          <table:table-cell office:value-type="float" office:value="0.0000354" calcext:value-type="float">
            <text:p>0.00003540000</text:p>
          </table:table-cell>
          <table:table-cell office:value-type="float" office:value="0.000016" calcext:value-type="float">
            <text:p>0.00001600000</text:p>
          </table:table-cell>
          <table:table-cell office:value-type="float" office:value="0.00000728" calcext:value-type="float">
            <text:p>0.00000728000</text:p>
          </table:table-cell>
          <table:table-cell office:value-type="float" office:value="0.00000331" calcext:value-type="float">
            <text:p>0.00000331000</text:p>
          </table:table-cell>
          <table:table-cell office:value-type="float" office:value="0.00000151" calcext:value-type="float">
            <text:p>0.00000151000</text:p>
          </table:table-cell>
          <table:table-cell office:value-type="float" office:value="0.000000685" calcext:value-type="float">
            <text:p>0.00000068500</text:p>
          </table:table-cell>
          <table:table-cell office:value-type="float" office:value="0.0000000357" calcext:value-type="float">
            <text:p>0.000000035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night</text:p>
          </table:table-cell>
          <table:table-cell table:number-columns-repeated="8"/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valier</text:p>
          </table:table-cell>
          <table:table-cell table:number-columns-repeated="8"/>
          <table:table-cell office:value-type="float" office:value="0.000145" calcext:value-type="float">
            <text:p>0.00014500000</text:p>
          </table:table-cell>
          <table:table-cell office:value-type="float" office:value="0.0000657" calcext:value-type="float">
            <text:p>0.00006570000</text:p>
          </table:table-cell>
          <table:table-cell office:value-type="float" office:value="0.0000298" calcext:value-type="float">
            <text:p>0.00002980000</text:p>
          </table:table-cell>
          <table:table-cell office:value-type="float" office:value="0.0000135" calcext:value-type="float">
            <text:p>0.00001350000</text:p>
          </table:table-cell>
          <table:table-cell office:value-type="float" office:value="0.00000616" calcext:value-type="float">
            <text:p>0.00000616000</text:p>
          </table:table-cell>
          <table:table-cell office:value-type="float" office:value="0.0000028" calcext:value-type="float">
            <text:p>0.00000280000</text:p>
          </table:table-cell>
          <table:table-cell office:value-type="float" office:value="0.00000127" calcext:value-type="float">
            <text:p>0.00000127000</text:p>
          </table:table-cell>
          <table:table-cell office:value-type="float" office:value="0.0000000663" calcext:value-type="float">
            <text:p>0.000000066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ummer</text:p>
          </table:table-cell>
          <table:table-cell table:number-columns-repeated="8"/>
          <table:table-cell office:value-type="float" office:value="0.000313" calcext:value-type="float">
            <text:p>0.00031300000</text:p>
          </table:table-cell>
          <table:table-cell office:value-type="float" office:value="0.000142" calcext:value-type="float">
            <text:p>0.00014200000</text:p>
          </table:table-cell>
          <table:table-cell office:value-type="float" office:value="0.0000642" calcext:value-type="float">
            <text:p>0.00006420000</text:p>
          </table:table-cell>
          <table:table-cell office:value-type="float" office:value="0.0000291" calcext:value-type="float">
            <text:p>0.00002910000</text:p>
          </table:table-cell>
          <table:table-cell office:value-type="float" office:value="0.0000133" calcext:value-type="float">
            <text:p>0.00001330000</text:p>
          </table:table-cell>
          <table:table-cell office:value-type="float" office:value="0.00000603" calcext:value-type="float">
            <text:p>0.00000603000</text:p>
          </table:table-cell>
          <table:table-cell office:value-type="float" office:value="0.00000274" calcext:value-type="float">
            <text:p>0.00000274000</text:p>
          </table:table-cell>
          <table:table-cell office:value-type="float" office:value="0.000000143" calcext:value-type="float">
            <text:p>0.00000014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ncer</text:p>
          </table:table-cell>
          <table:table-cell table:number-columns-repeated="8"/>
          <table:table-cell office:value-type="float" office:value="0.000324" calcext:value-type="float">
            <text:p>0.000324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665" calcext:value-type="float">
            <text:p>0.00006650000</text:p>
          </table:table-cell>
          <table:table-cell office:value-type="float" office:value="0.0000301" calcext:value-type="float">
            <text:p>0.00003010000</text:p>
          </table:table-cell>
          <table:table-cell office:value-type="float" office:value="0.0000137" calcext:value-type="float">
            <text:p>0.0000137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0148" calcext:value-type="float">
            <text:p>0.00000014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ddler</text:p>
          </table:table-cell>
          <table:table-cell table:number-columns-repeated="8"/>
          <table:table-cell office:value-type="float" office:value="0.000457" calcext:value-type="float">
            <text:p>0.00045700000</text:p>
          </table:table-cell>
          <table:table-cell office:value-type="float" office:value="0.000207" calcext:value-type="float">
            <text:p>0.00020700000</text:p>
          </table:table-cell>
          <table:table-cell office:value-type="float" office:value="0.0000938" calcext:value-type="float">
            <text:p>0.00009380000</text:p>
          </table:table-cell>
          <table:table-cell office:value-type="float" office:value="0.0000425" calcext:value-type="float">
            <text:p>0.0000425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" calcext:value-type="float">
            <text:p>0.00000880000</text:p>
          </table:table-cell>
          <table:table-cell office:value-type="float" office:value="0.000004" calcext:value-type="float">
            <text:p>0.00000400000</text:p>
          </table:table-cell>
          <table:table-cell office:value-type="float" office:value="0.000000209" calcext:value-type="float">
            <text:p>0.00000020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rra</text:p>
          </table:table-cell>
          <table:table-cell table:number-columns-repeated="8"/>
          <table:table-cell office:value-type="float" office:value="0.000469" calcext:value-type="float">
            <text:p>0.00046900000</text:p>
          </table:table-cell>
          <table:table-cell office:value-type="float" office:value="0.000212" calcext:value-type="float">
            <text:p>0.00021200000</text:p>
          </table:table-cell>
          <table:table-cell office:value-type="float" office:value="0.0000963" calcext:value-type="float">
            <text:p>0.00009630000</text:p>
          </table:table-cell>
          <table:table-cell office:value-type="float" office:value="0.0000437" calcext:value-type="float">
            <text:p>0.00004370000</text:p>
          </table:table-cell>
          <table:table-cell office:value-type="float" office:value="0.0000199" calcext:value-type="float">
            <text:p>0.00001990000</text:p>
          </table:table-cell>
          <table:table-cell office:value-type="float" office:value="0.00000904" calcext:value-type="float">
            <text:p>0.00000904000</text:p>
          </table:table-cell>
          <table:table-cell office:value-type="float" office:value="0.00000411" calcext:value-type="float">
            <text:p>0.00000411000</text:p>
          </table:table-cell>
          <table:table-cell office:value-type="float" office:value="0.000000214" calcext:value-type="float">
            <text:p>0.00000021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ck Mage</text:p>
          </table:table-cell>
          <table:table-cell table:number-columns-repeated="8"/>
          <table:table-cell office:value-type="float" office:value="0.000496" calcext:value-type="float">
            <text:p>0.00049600000</text:p>
          </table:table-cell>
          <table:table-cell office:value-type="float" office:value="0.000224" calcext:value-type="float">
            <text:p>0.00022400000</text:p>
          </table:table-cell>
          <table:table-cell office:value-type="float" office:value="0.000102" calcext:value-type="float">
            <text:p>0.00010200000</text:p>
          </table:table-cell>
          <table:table-cell office:value-type="float" office:value="0.0000462" calcext:value-type="float">
            <text:p>0.00004620000</text:p>
          </table:table-cell>
          <table:table-cell office:value-type="float" office:value="0.000021" calcext:value-type="float">
            <text:p>0.00002100000</text:p>
          </table:table-cell>
          <table:table-cell office:value-type="float" office:value="0.00000956" calcext:value-type="float">
            <text:p>0.00000956000</text:p>
          </table:table-cell>
          <table:table-cell office:value-type="float" office:value="0.00000434" calcext:value-type="float">
            <text:p>0.00000434000</text:p>
          </table:table-cell>
          <table:table-cell office:value-type="float" office:value="0.000000227" calcext:value-type="float">
            <text:p>0.00000022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gnis</text:p>
          </table:table-cell>
          <table:table-cell table:number-columns-repeated="8"/>
          <table:table-cell office:value-type="float" office:value="0.000502" calcext:value-type="float">
            <text:p>0.000502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7" calcext:value-type="float">
            <text:p>0.0000467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6" calcext:value-type="float">
            <text:p>0.00000966000</text:p>
          </table:table-cell>
          <table:table-cell office:value-type="float" office:value="0.00000439" calcext:value-type="float">
            <text:p>0.00000439000</text:p>
          </table:table-cell>
          <table:table-cell office:value-type="float" office:value="0.000000229" calcext:value-type="float">
            <text:p>0.00000022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qin Player</text:p>
          </table:table-cell>
          <table:table-cell table:number-columns-repeated="8"/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ephyr</text:p>
          </table:table-cell>
          <table:table-cell table:number-columns-repeated="8"/>
          <table:table-cell office:value-type="float" office:value="0.000659" calcext:value-type="float">
            <text:p>0.00065900000</text:p>
          </table:table-cell>
          <table:table-cell office:value-type="float" office:value="0.000298" calcext:value-type="float">
            <text:p>0.00029800000</text:p>
          </table:table-cell>
          <table:table-cell office:value-type="float" office:value="0.000135" calcext:value-type="float">
            <text:p>0.00013500000</text:p>
          </table:table-cell>
          <table:table-cell office:value-type="float" office:value="0.0000613" calcext:value-type="float">
            <text:p>0.00006130000</text:p>
          </table:table-cell>
          <table:table-cell office:value-type="float" office:value="0.0000279" calcext:value-type="float">
            <text:p>0.00002790000</text:p>
          </table:table-cell>
          <table:table-cell office:value-type="float" office:value="0.0000127" calcext:value-type="float">
            <text:p>0.00001270000</text:p>
          </table:table-cell>
          <table:table-cell office:value-type="float" office:value="0.00000577" calcext:value-type="float">
            <text:p>0.00000577000</text:p>
          </table:table-cell>
          <table:table-cell office:value-type="float" office:value="0.000000301" calcext:value-type="float">
            <text:p>0.0000003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quos</text:p>
          </table:table-cell>
          <table:table-cell table:number-columns-repeated="8"/>
          <table:table-cell office:value-type="float" office:value="0.000754" calcext:value-type="float">
            <text:p>0.00075400000</text:p>
          </table:table-cell>
          <table:table-cell office:value-type="float" office:value="0.000341" calcext:value-type="float">
            <text:p>0.00034100000</text:p>
          </table:table-cell>
          <table:table-cell office:value-type="float" office:value="0.000155" calcext:value-type="float">
            <text:p>0.00015500000</text:p>
          </table:table-cell>
          <table:table-cell office:value-type="float" office:value="0.0000702" calcext:value-type="float">
            <text:p>0.00007020000</text:p>
          </table:table-cell>
          <table:table-cell office:value-type="float" office:value="0.000032" calcext:value-type="float">
            <text:p>0.00003200000</text:p>
          </table:table-cell>
          <table:table-cell office:value-type="float" office:value="0.0000145" calcext:value-type="float">
            <text:p>0.00001450000</text:p>
          </table:table-cell>
          <table:table-cell office:value-type="float" office:value="0.0000066" calcext:value-type="float">
            <text:p>0.00000660000</text:p>
          </table:table-cell>
          <table:table-cell office:value-type="float" office:value="0.000000344" calcext:value-type="float">
            <text:p>0.00000034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cromancer</text:p>
          </table:table-cell>
          <table:table-cell table:number-columns-repeated="8"/>
          <table:table-cell office:value-type="float" office:value="0.0019" calcext:value-type="float">
            <text:p>0.00190000000</text:p>
          </table:table-cell>
          <table:table-cell office:value-type="float" office:value="0.000859" calcext:value-type="float">
            <text:p>0.00085900000</text:p>
          </table:table-cell>
          <table:table-cell office:value-type="float" office:value="0.00039" calcext:value-type="float">
            <text:p>0.00039000000</text:p>
          </table:table-cell>
          <table:table-cell office:value-type="float" office:value="0.000177" calcext:value-type="float">
            <text:p>0.00017700000</text:p>
          </table:table-cell>
          <table:table-cell office:value-type="float" office:value="0.0000805" calcext:value-type="float">
            <text:p>0.00008050000</text:p>
          </table:table-cell>
          <table:table-cell office:value-type="float" office:value="0.0000366" calcext:value-type="float">
            <text:p>0.0000366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0867" calcext:value-type="float">
            <text:p>0.00000086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cred Shrine</text:p>
          </table:table-cell>
          <table:table-cell table:number-columns-repeated="8"/>
          <table:table-cell office:value-type="float" office:value="0.00218" calcext:value-type="float">
            <text:p>0.00218000000</text:p>
          </table:table-cell>
          <table:table-cell office:value-type="float" office:value="0.000986" calcext:value-type="float">
            <text:p>0.00098600000</text:p>
          </table:table-cell>
          <table:table-cell office:value-type="float" office:value="0.000447" calcext:value-type="float">
            <text:p>0.00044700000</text:p>
          </table:table-cell>
          <table:table-cell office:value-type="float" office:value="0.000203" calcext:value-type="float">
            <text:p>0.00020300000</text:p>
          </table:table-cell>
          <table:table-cell office:value-type="float" office:value="0.0000923" calcext:value-type="float">
            <text:p>0.00009230000</text:p>
          </table:table-cell>
          <table:table-cell office:value-type="float" office:value="0.000042" calcext:value-type="float">
            <text:p>0.00004200000</text:p>
          </table:table-cell>
          <table:table-cell office:value-type="float" office:value="0.0000191" calcext:value-type="float">
            <text:p>0.00001910000</text:p>
          </table:table-cell>
          <table:table-cell office:value-type="float" office:value="0.000000995" calcext:value-type="float">
            <text:p>0.00000099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ite Mage</text:p>
          </table:table-cell>
          <table:table-cell table:number-columns-repeated="8"/>
          <table:table-cell office:value-type="float" office:value="0.00228" calcext:value-type="float">
            <text:p>0.00228000000</text:p>
          </table:table-cell>
          <table:table-cell office:value-type="float" office:value="0.00103" calcext:value-type="float">
            <text:p>0.00103000000</text:p>
          </table:table-cell>
          <table:table-cell office:value-type="float" office:value="0.000468" calcext:value-type="float">
            <text:p>0.00046800000</text:p>
          </table:table-cell>
          <table:table-cell office:value-type="float" office:value="0.000212" calcext:value-type="float">
            <text:p>0.00021200000</text:p>
          </table:table-cell>
          <table:table-cell office:value-type="float" office:value="0.0000966" calcext:value-type="float">
            <text:p>0.00009660000</text:p>
          </table:table-cell>
          <table:table-cell office:value-type="float" office:value="0.0000439" calcext:value-type="float">
            <text:p>0.00004390000</text:p>
          </table:table-cell>
          <table:table-cell office:value-type="float" office:value="0.00002" calcext:value-type="float">
            <text:p>0.00002000000</text:p>
          </table:table-cell>
          <table:table-cell office:value-type="float" office:value="0.00000104" calcext:value-type="float">
            <text:p>0.0000010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ladin</text:p>
          </table:table-cell>
          <table:table-cell table:number-columns-repeated="8"/>
          <table:table-cell office:value-type="float" office:value="0.00282" calcext:value-type="float">
            <text:p>0.00282000000</text:p>
          </table:table-cell>
          <table:table-cell office:value-type="float" office:value="0.00127" calcext:value-type="float">
            <text:p>0.00127000000</text:p>
          </table:table-cell>
          <table:table-cell office:value-type="float" office:value="0.000578" calcext:value-type="float">
            <text:p>0.00057800000</text:p>
          </table:table-cell>
          <table:table-cell office:value-type="float" office:value="0.000262" calcext:value-type="float">
            <text:p>0.000262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542" calcext:value-type="float">
            <text:p>0.00005420000</text:p>
          </table:table-cell>
          <table:table-cell office:value-type="float" office:value="0.0000247" calcext:value-type="float">
            <text:p>0.00002470000</text:p>
          </table:table-cell>
          <table:table-cell office:value-type="float" office:value="0.00000129" calcext:value-type="float">
            <text:p>0.0000012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end</text:p>
          </table:table-cell>
          <table:table-cell table:number-columns-repeated="8"/>
          <table:table-cell office:value-type="float" office:value="0.00804" calcext:value-type="float">
            <text:p>0.00804000000</text:p>
          </table:table-cell>
          <table:table-cell office:value-type="float" office:value="0.00364" calcext:value-type="float">
            <text:p>0.00364000000</text:p>
          </table:table-cell>
          <table:table-cell office:value-type="float" office:value="0.00165" calcext:value-type="float">
            <text:p>0.00165000000</text:p>
          </table:table-cell>
          <table:table-cell office:value-type="float" office:value="0.000749" calcext:value-type="float">
            <text:p>0.00074900000</text:p>
          </table:table-cell>
          <table:table-cell office:value-type="float" office:value="0.000341" calcext:value-type="float">
            <text:p>0.00034100000</text:p>
          </table:table-cell>
          <table:table-cell office:value-type="float" office:value="0.000155" calcext:value-type="float">
            <text:p>0.00015500000</text:p>
          </table:table-cell>
          <table:table-cell office:value-type="float" office:value="0.0000704" calcext:value-type="float">
            <text:p>0.00007040000</text:p>
          </table:table-cell>
          <table:table-cell office:value-type="float" office:value="0.00000367" calcext:value-type="float">
            <text:p>0.0000036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clipse</text:p>
          </table:table-cell>
          <table:table-cell table:number-columns-repeated="8"/>
          <table:table-cell office:value-type="float" office:value="0.0423" calcext:value-type="float">
            <text:p>0.04230000000</text:p>
          </table:table-cell>
          <table:table-cell office:value-type="float" office:value="0.0192" calcext:value-type="float">
            <text:p>0.01920000000</text:p>
          </table:table-cell>
          <table:table-cell office:value-type="float" office:value="0.00869" calcext:value-type="float">
            <text:p>0.00869000000</text:p>
          </table:table-cell>
          <table:table-cell office:value-type="float" office:value="0.00394" calcext:value-type="float">
            <text:p>0.00394000000</text:p>
          </table:table-cell>
          <table:table-cell office:value-type="float" office:value="0.00179" calcext:value-type="float">
            <text:p>0.00179000000</text:p>
          </table:table-cell>
          <table:table-cell office:value-type="float" office:value="0.000816" calcext:value-type="float">
            <text:p>0.00081600000</text:p>
          </table:table-cell>
          <table:table-cell office:value-type="float" office:value="0.000371" calcext:value-type="float">
            <text:p>0.00037100000</text:p>
          </table:table-cell>
          <table:table-cell office:value-type="float" office:value="0.0000193" calcext:value-type="float">
            <text:p>0.000019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osker</text:p>
          </table:table-cell>
          <table:table-cell table:number-columns-repeated="4"/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ggler</text:p>
          </table:table-cell>
          <table:table-cell table:number-columns-repeated="4"/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ylvan</text:p>
          </table:table-cell>
          <table:table-cell table:number-columns-repeated="4"/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cked Witch of Whisker Woods</text:p>
          </table:table-cell>
          <table:table-cell table:number-columns-repeated="5"/>
          <table:table-cell office:value-type="float" office:value="0.000527" calcext:value-type="float">
            <text:p>0.00052700000</text:p>
          </table:table-cell>
          <table:table-cell office:value-type="float" office:value="0.000239" calcext:value-type="float">
            <text:p>0.00023900000</text:p>
          </table:table-cell>
          <table:table-cell office:value-type="float" office:value="0.000111" calcext:value-type="float">
            <text:p>0.00011100000</text:p>
          </table:table-cell>
          <table:table-cell office:value-type="float" office:value="0.0000503" calcext:value-type="float">
            <text:p>0.00005030000</text:p>
          </table:table-cell>
          <table:table-cell office:value-type="float" office:value="0.0000227" calcext:value-type="float">
            <text:p>0.00002270000</text:p>
          </table:table-cell>
          <table:table-cell office:value-type="float" office:value="0.0000103" calcext:value-type="float">
            <text:p>0.00001030000</text:p>
          </table:table-cell>
          <table:table-cell office:value-type="float" office:value="0.00000468" calcext:value-type="float">
            <text:p>0.00000468000</text:p>
          </table:table-cell>
          <table:table-cell office:value-type="float" office:value="0.00000213" calcext:value-type="float">
            <text:p>0.00000213000</text:p>
          </table:table-cell>
          <table:table-cell office:value-type="float" office:value="0.000000969" calcext:value-type="float">
            <text:p>0.00000096900</text:p>
          </table:table-cell>
          <table:table-cell office:value-type="float" office:value="0.00000044" calcext:value-type="float">
            <text:p>0.00000044000</text:p>
          </table:table-cell>
          <table:table-cell office:value-type="float" office:value="0.000000023" calcext:value-type="float">
            <text:p>0.00000002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og</text:p>
          </table:table-cell>
          <table:table-cell table:number-columns-repeated="4"/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meleon</text:p>
          </table:table-cell>
          <table:table-cell table:number-columns-repeated="4"/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4"/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man</text:p>
          </table:table-cell>
          <table:table-cell table:number-columns-repeated="4"/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nt</text:p>
          </table:table-cell>
          <table:table-cell table:number-columns-repeated="4"/>
          <table:table-cell office:value-type="float" office:value="0.00417" calcext:value-type="float">
            <text:p>0.00417000000</text:p>
          </table:table-cell>
          <table:table-cell office:value-type="float" office:value="0.00152" calcext:value-type="float">
            <text:p>0.00152000000</text:p>
          </table:table-cell>
          <table:table-cell office:value-type="float" office:value="0.00069" calcext:value-type="float">
            <text:p>0.00069000000</text:p>
          </table:table-cell>
          <table:table-cell office:value-type="float" office:value="0.000321" calcext:value-type="float">
            <text:p>0.00032100000</text:p>
          </table:table-cell>
          <table:table-cell office:value-type="float" office:value="0.000145" calcext:value-type="float">
            <text:p>0.00014500000</text:p>
          </table:table-cell>
          <table:table-cell office:value-type="float" office:value="0.0000657" calcext:value-type="float">
            <text:p>0.00006570000</text:p>
          </table:table-cell>
          <table:table-cell office:value-type="float" office:value="0.0000298" calcext:value-type="float">
            <text:p>0.00002980000</text:p>
          </table:table-cell>
          <table:table-cell office:value-type="float" office:value="0.0000135" calcext:value-type="float">
            <text:p>0.00001350000</text:p>
          </table:table-cell>
          <table:table-cell office:value-type="float" office:value="0.00000616" calcext:value-type="float">
            <text:p>0.00000616000</text:p>
          </table:table-cell>
          <table:table-cell office:value-type="float" office:value="0.0000028" calcext:value-type="float">
            <text:p>0.00000280000</text:p>
          </table:table-cell>
          <table:table-cell office:value-type="float" office:value="0.00000127" calcext:value-type="float">
            <text:p>0.00000127000</text:p>
          </table:table-cell>
          <table:table-cell office:value-type="float" office:value="0.0000000663" calcext:value-type="float">
            <text:p>0.000000066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xy</text:p>
          </table:table-cell>
          <table:table-cell table:number-columns-repeated="4"/>
          <table:table-cell office:value-type="float" office:value="0.00529" calcext:value-type="float">
            <text:p>0.00529000000</text:p>
          </table:table-cell>
          <table:table-cell office:value-type="float" office:value="0.00193" calcext:value-type="float">
            <text:p>0.00193000000</text:p>
          </table:table-cell>
          <table:table-cell office:value-type="float" office:value="0.000875" calcext:value-type="float">
            <text:p>0.00087500000</text:p>
          </table:table-cell>
          <table:table-cell office:value-type="float" office:value="0.000408" calcext:value-type="float">
            <text:p>0.00040800000</text:p>
          </table:table-cell>
          <table:table-cell office:value-type="float" office:value="0.000184" calcext:value-type="float">
            <text:p>0.00018400000</text:p>
          </table:table-cell>
          <table:table-cell office:value-type="float" office:value="0.0000834" calcext:value-type="float">
            <text:p>0.00008340000</text:p>
          </table:table-cell>
          <table:table-cell office:value-type="float" office:value="0.0000378" calcext:value-type="float">
            <text:p>0.00003780000</text:p>
          </table:table-cell>
          <table:table-cell office:value-type="float" office:value="0.0000172" calcext:value-type="float">
            <text:p>0.00001720000</text:p>
          </table:table-cell>
          <table:table-cell office:value-type="float" office:value="0.00000781" calcext:value-type="float">
            <text:p>0.00000781000</text:p>
          </table:table-cell>
          <table:table-cell office:value-type="float" office:value="0.00000355" calcext:value-type="float">
            <text:p>0.00000355000</text:p>
          </table:table-cell>
          <table:table-cell office:value-type="float" office:value="0.00000161" calcext:value-type="float">
            <text:p>0.00000161000</text:p>
          </table:table-cell>
          <table:table-cell office:value-type="float" office:value="0.0000000842" calcext:value-type="float">
            <text:p>0.000000084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rious Chemist</text:p>
          </table:table-cell>
          <table:table-cell table:number-columns-repeated="5"/>
          <table:table-cell office:value-type="float" office:value="0.00281" calcext:value-type="float">
            <text:p>0.00281000000</text:p>
          </table:table-cell>
          <table:table-cell office:value-type="float" office:value="0.00127" calcext:value-type="float">
            <text:p>0.00127000000</text:p>
          </table:table-cell>
          <table:table-cell office:value-type="float" office:value="0.000593" calcext:value-type="float">
            <text:p>0.00059300000</text:p>
          </table:table-cell>
          <table:table-cell office:value-type="float" office:value="0.000268" calcext:value-type="float">
            <text:p>0.00026800000</text:p>
          </table:table-cell>
          <table:table-cell office:value-type="float" office:value="0.000121" calcext:value-type="float">
            <text:p>0.00012100000</text:p>
          </table:table-cell>
          <table:table-cell office:value-type="float" office:value="0.000055" calcext:value-type="float">
            <text:p>0.00005500000</text:p>
          </table:table-cell>
          <table:table-cell office:value-type="float" office:value="0.000025" calcext:value-type="float">
            <text:p>0.00002500000</text:p>
          </table:table-cell>
          <table:table-cell office:value-type="float" office:value="0.0000114" calcext:value-type="float">
            <text:p>0.00001140000</text:p>
          </table:table-cell>
          <table:table-cell office:value-type="float" office:value="0.00000517" calcext:value-type="float">
            <text:p>0.00000517000</text:p>
          </table:table-cell>
          <table:table-cell office:value-type="float" office:value="0.00000235" calcext:value-type="float">
            <text:p>0.00000235000</text:p>
          </table:table-cell>
          <table:table-cell office:value-type="float" office:value="0.000000122" calcext:value-type="float">
            <text:p>0.00000012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ven Princess</text:p>
          </table:table-cell>
          <table:table-cell table:number-columns-repeated="4"/>
          <table:table-cell office:value-type="float" office:value="0.00866" calcext:value-type="float">
            <text:p>0.00866000000</text:p>
          </table:table-cell>
          <table:table-cell office:value-type="float" office:value="0.00316" calcext:value-type="float">
            <text:p>0.00316000000</text:p>
          </table:table-cell>
          <table:table-cell office:value-type="float" office:value="0.00143" calcext:value-type="float">
            <text:p>0.00143000000</text:p>
          </table:table-cell>
          <table:table-cell office:value-type="float" office:value="0.000667" calcext:value-type="float">
            <text:p>0.00066700000</text:p>
          </table:table-cell>
          <table:table-cell office:value-type="float" office:value="0.000302" calcext:value-type="float">
            <text:p>0.00030200000</text:p>
          </table:table-cell>
          <table:table-cell office:value-type="float" office:value="0.000136" calcext:value-type="float">
            <text:p>0.00013600000</text:p>
          </table:table-cell>
          <table:table-cell office:value-type="float" office:value="0.0000619" calcext:value-type="float">
            <text:p>0.00006190000</text:p>
          </table:table-cell>
          <table:table-cell office:value-type="float" office:value="0.0000281" calcext:value-type="float">
            <text:p>0.00002810000</text:p>
          </table:table-cell>
          <table:table-cell office:value-type="float" office:value="0.0000128" calcext:value-type="float">
            <text:p>0.00001280000</text:p>
          </table:table-cell>
          <table:table-cell office:value-type="float" office:value="0.00000581" calcext:value-type="float">
            <text:p>0.00000581000</text:p>
          </table:table-cell>
          <table:table-cell office:value-type="float" office:value="0.00000264" calcext:value-type="float">
            <text:p>0.00000264000</text:p>
          </table:table-cell>
          <table:table-cell office:value-type="float" office:value="0.000000138" calcext:value-type="float">
            <text:p>0.00000013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4"/>
          <table:table-cell office:value-type="float" office:value="0.00898" calcext:value-type="float">
            <text:p>0.00898000000</text:p>
          </table:table-cell>
          <table:table-cell office:value-type="float" office:value="0.00328" calcext:value-type="float">
            <text:p>0.00328000000</text:p>
          </table:table-cell>
          <table:table-cell office:value-type="float" office:value="0.00149" calcext:value-type="float">
            <text:p>0.00149000000</text:p>
          </table:table-cell>
          <table:table-cell office:value-type="float" office:value="0.000692" calcext:value-type="float">
            <text:p>0.00069200000</text:p>
          </table:table-cell>
          <table:table-cell office:value-type="float" office:value="0.000313" calcext:value-type="float">
            <text:p>0.00031300000</text:p>
          </table:table-cell>
          <table:table-cell office:value-type="float" office:value="0.000142" calcext:value-type="float">
            <text:p>0.00014200000</text:p>
          </table:table-cell>
          <table:table-cell office:value-type="float" office:value="0.0000642" calcext:value-type="float">
            <text:p>0.00006420000</text:p>
          </table:table-cell>
          <table:table-cell office:value-type="float" office:value="0.0000291" calcext:value-type="float">
            <text:p>0.00002910000</text:p>
          </table:table-cell>
          <table:table-cell office:value-type="float" office:value="0.0000133" calcext:value-type="float">
            <text:p>0.00001330000</text:p>
          </table:table-cell>
          <table:table-cell office:value-type="float" office:value="0.00000603" calcext:value-type="float">
            <text:p>0.00000603000</text:p>
          </table:table-cell>
          <table:table-cell office:value-type="float" office:value="0.00000274" calcext:value-type="float">
            <text:p>0.00000274000</text:p>
          </table:table-cell>
          <table:table-cell office:value-type="float" office:value="0.000000143" calcext:value-type="float">
            <text:p>0.00000014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mad</text:p>
          </table:table-cell>
          <table:table-cell table:number-columns-repeated="5"/>
          <table:table-cell office:value-type="float" office:value="0.00398" calcext:value-type="float">
            <text:p>0.00398000000</text:p>
          </table:table-cell>
          <table:table-cell office:value-type="float" office:value="0.0018" calcext:value-type="float">
            <text:p>0.00180000000</text:p>
          </table:table-cell>
          <table:table-cell office:value-type="float" office:value="0.00084" calcext:value-type="float">
            <text:p>0.00084000000</text:p>
          </table:table-cell>
          <table:table-cell office:value-type="float" office:value="0.00038" calcext:value-type="float">
            <text:p>0.000380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79" calcext:value-type="float">
            <text:p>0.00007790000</text:p>
          </table:table-cell>
          <table:table-cell office:value-type="float" office:value="0.0000353" calcext:value-type="float">
            <text:p>0.0000353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2" calcext:value-type="float">
            <text:p>0.00000732000</text:p>
          </table:table-cell>
          <table:table-cell office:value-type="float" office:value="0.00000333" calcext:value-type="float">
            <text:p>0.00000333000</text:p>
          </table:table-cell>
          <table:table-cell office:value-type="float" office:value="0.000000173" calcext:value-type="float">
            <text:p>0.00000017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blin</text:p>
          </table:table-cell>
          <table:table-cell table:number-columns-repeated="6"/>
          <table:table-cell office:value-type="float" office:value="0.00186" calcext:value-type="float">
            <text:p>0.00186000000</text:p>
          </table:table-cell>
          <table:table-cell office:value-type="float" office:value="0.000865" calcext:value-type="float">
            <text:p>0.00086500000</text:p>
          </table:table-cell>
          <table:table-cell office:value-type="float" office:value="0.000391" calcext:value-type="float">
            <text:p>0.00039100000</text:p>
          </table:table-cell>
          <table:table-cell office:value-type="float" office:value="0.000177" calcext:value-type="float">
            <text:p>0.00017700000</text:p>
          </table:table-cell>
          <table:table-cell office:value-type="float" office:value="0.0000802" calcext:value-type="float">
            <text:p>0.00008020000</text:p>
          </table:table-cell>
          <table:table-cell office:value-type="float" office:value="0.0000364" calcext:value-type="float">
            <text:p>0.0000364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753" calcext:value-type="float">
            <text:p>0.00000753000</text:p>
          </table:table-cell>
          <table:table-cell office:value-type="float" office:value="0.00000342" calcext:value-type="float">
            <text:p>0.00000342000</text:p>
          </table:table-cell>
          <table:table-cell office:value-type="float" office:value="0.000000179" calcext:value-type="float">
            <text:p>0.00000017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ntaur</text:p>
          </table:table-cell>
          <table:table-cell table:number-columns-repeated="5"/>
          <table:table-cell office:value-type="float" office:value="0.00445" calcext:value-type="float">
            <text:p>0.00445000000</text:p>
          </table:table-cell>
          <table:table-cell office:value-type="float" office:value="0.00202" calcext:value-type="float">
            <text:p>0.00202000000</text:p>
          </table:table-cell>
          <table:table-cell office:value-type="float" office:value="0.000939" calcext:value-type="float">
            <text:p>0.00093900000</text:p>
          </table:table-cell>
          <table:table-cell office:value-type="float" office:value="0.000425" calcext:value-type="float">
            <text:p>0.00042500000</text:p>
          </table:table-cell>
          <table:table-cell office:value-type="float" office:value="0.000192" calcext:value-type="float">
            <text:p>0.00019200000</text:p>
          </table:table-cell>
          <table:table-cell office:value-type="float" office:value="0.0000871" calcext:value-type="float">
            <text:p>0.00008710000</text:p>
          </table:table-cell>
          <table:table-cell office:value-type="float" office:value="0.0000395" calcext:value-type="float">
            <text:p>0.00003950000</text:p>
          </table:table-cell>
          <table:table-cell office:value-type="float" office:value="0.000018" calcext:value-type="float">
            <text:p>0.00001800000</text:p>
          </table:table-cell>
          <table:table-cell office:value-type="float" office:value="0.00000818" calcext:value-type="float">
            <text:p>0.00000818000</text:p>
          </table:table-cell>
          <table:table-cell office:value-type="float" office:value="0.00000372" calcext:value-type="float">
            <text:p>0.00000372000</text:p>
          </table:table-cell>
          <table:table-cell office:value-type="float" office:value="0.000000194" calcext:value-type="float">
            <text:p>0.00000019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agle Owl</text:p>
          </table:table-cell>
          <table:table-cell table:number-columns-repeated="4"/>
          <table:table-cell office:value-type="float" office:value="0.017" calcext:value-type="float">
            <text:p>0.01700000000</text:p>
          </table:table-cell>
          <table:table-cell office:value-type="float" office:value="0.0062" calcext:value-type="float">
            <text:p>0.00620000000</text:p>
          </table:table-cell>
          <table:table-cell office:value-type="float" office:value="0.00281" calcext:value-type="float">
            <text:p>0.00281000000</text:p>
          </table:table-cell>
          <table:table-cell office:value-type="float" office:value="0.00131" calcext:value-type="float">
            <text:p>0.00131000000</text:p>
          </table:table-cell>
          <table:table-cell office:value-type="float" office:value="0.000592" calcext:value-type="float">
            <text:p>0.00059200000</text:p>
          </table:table-cell>
          <table:table-cell office:value-type="float" office:value="0.000268" calcext:value-type="float">
            <text:p>0.00026800000</text:p>
          </table:table-cell>
          <table:table-cell office:value-type="float" office:value="0.000122" calcext:value-type="float">
            <text:p>0.00012200000</text:p>
          </table:table-cell>
          <table:table-cell office:value-type="float" office:value="0.0000551" calcext:value-type="float">
            <text:p>0.00005510000</text:p>
          </table:table-cell>
          <table:table-cell office:value-type="float" office:value="0.0000251" calcext:value-type="float">
            <text:p>0.00002510000</text:p>
          </table:table-cell>
          <table:table-cell office:value-type="float" office:value="0.0000114" calcext:value-type="float">
            <text:p>0.00001140000</text:p>
          </table:table-cell>
          <table:table-cell office:value-type="float" office:value="0.00000519" calcext:value-type="float">
            <text:p>0.00000519000</text:p>
          </table:table-cell>
          <table:table-cell office:value-type="float" office:value="0.00000027" calcext:value-type="float">
            <text:p>0.0000002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ger</text:p>
          </table:table-cell>
          <table:table-cell table:number-columns-repeated="5"/>
          <table:table-cell office:value-type="float" office:value="0.00644" calcext:value-type="float">
            <text:p>0.00644000000</text:p>
          </table:table-cell>
          <table:table-cell office:value-type="float" office:value="0.00292" calcext:value-type="float">
            <text:p>0.00292000000</text:p>
          </table:table-cell>
          <table:table-cell office:value-type="float" office:value="0.00136" calcext:value-type="float">
            <text:p>0.00136000000</text:p>
          </table:table-cell>
          <table:table-cell office:value-type="float" office:value="0.000614" calcext:value-type="float">
            <text:p>0.00061400000</text:p>
          </table:table-cell>
          <table:table-cell office:value-type="float" office:value="0.000278" calcext:value-type="float">
            <text:p>0.00027800000</text:p>
          </table:table-cell>
          <table:table-cell office:value-type="float" office:value="0.000126" calcext:value-type="float">
            <text:p>0.00012600000</text:p>
          </table:table-cell>
          <table:table-cell office:value-type="float" office:value="0.0000572" calcext:value-type="float">
            <text:p>0.00005720000</text:p>
          </table:table-cell>
          <table:table-cell office:value-type="float" office:value="0.000026" calcext:value-type="float">
            <text:p>0.00002600000</text:p>
          </table:table-cell>
          <table:table-cell office:value-type="float" office:value="0.0000118" calcext:value-type="float">
            <text:p>0.00001180000</text:p>
          </table:table-cell>
          <table:table-cell office:value-type="float" office:value="0.00000538" calcext:value-type="float">
            <text:p>0.00000538000</text:p>
          </table:table-cell>
          <table:table-cell office:value-type="float" office:value="0.000000281" calcext:value-type="float">
            <text:p>0.00000028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5"/>
          <table:table-cell office:value-type="float" office:value="0.00676" calcext:value-type="float">
            <text:p>0.00676000000</text:p>
          </table:table-cell>
          <table:table-cell office:value-type="float" office:value="0.00307" calcext:value-type="float">
            <text:p>0.00307000000</text:p>
          </table:table-cell>
          <table:table-cell office:value-type="float" office:value="0.00143" calcext:value-type="float">
            <text:p>0.00143000000</text:p>
          </table:table-cell>
          <table:table-cell office:value-type="float" office:value="0.000646" calcext:value-type="float">
            <text:p>0.00064600000</text:p>
          </table:table-cell>
          <table:table-cell office:value-type="float" office:value="0.000292" calcext:value-type="float">
            <text:p>0.00029200000</text:p>
          </table:table-cell>
          <table:table-cell office:value-type="float" office:value="0.000133" calcext:value-type="float">
            <text:p>0.00013300000</text:p>
          </table:table-cell>
          <table:table-cell office:value-type="float" office:value="0.0000601" calcext:value-type="float">
            <text:p>0.00006010000</text:p>
          </table:table-cell>
          <table:table-cell office:value-type="float" office:value="0.0000274" calcext:value-type="float">
            <text:p>0.00002740000</text:p>
          </table:table-cell>
          <table:table-cell office:value-type="float" office:value="0.0000124" calcext:value-type="float">
            <text:p>0.00001240000</text:p>
          </table:table-cell>
          <table:table-cell office:value-type="float" office:value="0.00000565" calcext:value-type="float">
            <text:p>0.00000565000</text:p>
          </table:table-cell>
          <table:table-cell office:value-type="float" office:value="0.000000295" calcext:value-type="float">
            <text:p>0.00000029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oll</text:p>
          </table:table-cell>
          <table:table-cell table:number-columns-repeated="6"/>
          <table:table-cell office:value-type="float" office:value="0.00435" calcext:value-type="float">
            <text:p>0.00435000000</text:p>
          </table:table-cell>
          <table:table-cell office:value-type="float" office:value="0.00202" calcext:value-type="float">
            <text:p>0.00202000000</text:p>
          </table:table-cell>
          <table:table-cell office:value-type="float" office:value="0.000915" calcext:value-type="float">
            <text:p>0.00091500000</text:p>
          </table:table-cell>
          <table:table-cell office:value-type="float" office:value="0.000414" calcext:value-type="float">
            <text:p>0.00041400000</text:p>
          </table:table-cell>
          <table:table-cell office:value-type="float" office:value="0.000188" calcext:value-type="float">
            <text:p>0.00018800000</text:p>
          </table:table-cell>
          <table:table-cell office:value-type="float" office:value="0.0000851" calcext:value-type="float">
            <text:p>0.00008510000</text:p>
          </table:table-cell>
          <table:table-cell office:value-type="float" office:value="0.0000388" calcext:value-type="float">
            <text:p>0.00003880000</text:p>
          </table:table-cell>
          <table:table-cell office:value-type="float" office:value="0.0000176" calcext:value-type="float">
            <text:p>0.00001760000</text:p>
          </table:table-cell>
          <table:table-cell office:value-type="float" office:value="0.00000801" calcext:value-type="float">
            <text:p>0.00000801000</text:p>
          </table:table-cell>
          <table:table-cell office:value-type="float" office:value="0.000000418" calcext:value-type="float">
            <text:p>0.00000041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4"/>
          <table:table-cell office:value-type="float" office:value="0.0289" calcext:value-type="float">
            <text:p>0.02890000000</text:p>
          </table:table-cell>
          <table:table-cell office:value-type="float" office:value="0.0105" calcext:value-type="float">
            <text:p>0.01050000000</text:p>
          </table:table-cell>
          <table:table-cell office:value-type="float" office:value="0.00478" calcext:value-type="float">
            <text:p>0.00478000000</text:p>
          </table:table-cell>
          <table:table-cell office:value-type="float" office:value="0.00222" calcext:value-type="float">
            <text:p>0.00222000000</text:p>
          </table:table-cell>
          <table:table-cell office:value-type="float" office:value="0.00101" calcext:value-type="float">
            <text:p>0.00101000000</text:p>
          </table:table-cell>
          <table:table-cell office:value-type="float" office:value="0.000455" calcext:value-type="float">
            <text:p>0.00045500000</text:p>
          </table:table-cell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leaf</text:p>
          </table:table-cell>
          <table:table-cell table:number-columns-repeated="5"/>
          <table:table-cell office:value-type="float" office:value="0.0105" calcext:value-type="float">
            <text:p>0.01050000000</text:p>
          </table:table-cell>
          <table:table-cell office:value-type="float" office:value="0.00478" calcext:value-type="float">
            <text:p>0.00478000000</text:p>
          </table:table-cell>
          <table:table-cell office:value-type="float" office:value="0.00222" calcext:value-type="float">
            <text:p>0.00222000000</text:p>
          </table:table-cell>
          <table:table-cell office:value-type="float" office:value="0.00101" calcext:value-type="float">
            <text:p>0.00101000000</text:p>
          </table:table-cell>
          <table:table-cell office:value-type="float" office:value="0.000455" calcext:value-type="float">
            <text:p>0.00045500000</text:p>
          </table:table-cell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rpy</text:p>
          </table:table-cell>
          <table:table-cell table:number-columns-repeated="6"/>
          <table:table-cell office:value-type="float" office:value="0.00589" calcext:value-type="float">
            <text:p>0.00589000000</text:p>
          </table:table-cell>
          <table:table-cell office:value-type="float" office:value="0.00274" calcext:value-type="float">
            <text:p>0.00274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61" calcext:value-type="float">
            <text:p>0.00056100000</text:p>
          </table:table-cell>
          <table:table-cell office:value-type="float" office:value="0.000254" calcext:value-type="float">
            <text:p>0.000254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6" calcext:value-type="float">
            <text:p>0.00005260000</text:p>
          </table:table-cell>
          <table:table-cell office:value-type="float" office:value="0.0000239" calcext:value-type="float">
            <text:p>0.00002390000</text:p>
          </table:table-cell>
          <table:table-cell office:value-type="float" office:value="0.0000109" calcext:value-type="float">
            <text:p>0.00001090000</text:p>
          </table:table-cell>
          <table:table-cell office:value-type="float" office:value="0.000000566" calcext:value-type="float">
            <text:p>0.00000056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ilth</text:p>
          </table:table-cell>
          <table:table-cell table:number-columns-repeated="6"/>
          <table:table-cell office:value-type="float" office:value="0.0135" calcext:value-type="float">
            <text:p>0.01350000000</text:p>
          </table:table-cell>
          <table:table-cell office:value-type="float" office:value="0.00629" calcext:value-type="float">
            <text:p>0.00629000000</text:p>
          </table:table-cell>
          <table:table-cell office:value-type="float" office:value="0.00284" calcext:value-type="float">
            <text:p>0.00284000000</text:p>
          </table:table-cell>
          <table:table-cell office:value-type="float" office:value="0.00129" calcext:value-type="float">
            <text:p>0.00129000000</text:p>
          </table:table-cell>
          <table:table-cell office:value-type="float" office:value="0.000583" calcext:value-type="float">
            <text:p>0.000583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1" calcext:value-type="float">
            <text:p>0.00012100000</text:p>
          </table:table-cell>
          <table:table-cell office:value-type="float" office:value="0.0000548" calcext:value-type="float">
            <text:p>0.00005480000</text:p>
          </table:table-cell>
          <table:table-cell office:value-type="float" office:value="0.0000249" calcext:value-type="float">
            <text:p>0.00002490000</text:p>
          </table:table-cell>
          <table:table-cell office:value-type="float" office:value="0.0000013" calcext:value-type="float">
            <text:p>0.000001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mpire</text:p>
          </table:table-cell>
          <table:table-cell table:number-columns-repeated="5"/>
          <table:table-cell office:value-type="float" office:value="0.00316" calcext:value-type="float">
            <text:p>0.00316000000</text:p>
          </table:table-cell>
          <table:table-cell office:value-type="float" office:value="0.00143" calcext:value-type="float">
            <text:p>0.00143000000</text:p>
          </table:table-cell>
          <table:table-cell office:value-type="float" office:value="0.000667" calcext:value-type="float">
            <text:p>0.00066700000</text:p>
          </table:table-cell>
          <table:table-cell office:value-type="float" office:value="0.000302" calcext:value-type="float">
            <text:p>0.00030200000</text:p>
          </table:table-cell>
          <table:table-cell office:value-type="float" office:value="0.000136" calcext:value-type="float">
            <text:p>0.00013600000</text:p>
          </table:table-cell>
          <table:table-cell office:value-type="float" office:value="0.0000619" calcext:value-type="float">
            <text:p>0.00006190000</text:p>
          </table:table-cell>
          <table:table-cell office:value-type="float" office:value="0.0000281" calcext:value-type="float">
            <text:p>0.00002810000</text:p>
          </table:table-cell>
          <table:table-cell office:value-type="float" office:value="0.0000128" calcext:value-type="float">
            <text:p>0.00001280000</text:p>
          </table:table-cell>
          <table:table-cell office:value-type="float" office:value="0.00000581" calcext:value-type="float">
            <text:p>0.00000581000</text:p>
          </table:table-cell>
          <table:table-cell office:value-type="float" office:value="0.00000264" calcext:value-type="float">
            <text:p>0.00000264000</text:p>
          </table:table-cell>
          <table:table-cell office:value-type="float" office:value="0.000000138" calcext:value-type="float">
            <text:p>0.00000013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</text:p>
          </table:table-cell>
          <table:table-cell table:number-columns-repeated="5"/>
          <table:table-cell office:value-type="float" office:value="0.00396" calcext:value-type="float">
            <text:p>0.00396000000</text:p>
          </table:table-cell>
          <table:table-cell office:value-type="float" office:value="0.00179" calcext:value-type="float">
            <text:p>0.00179000000</text:p>
          </table:table-cell>
          <table:table-cell office:value-type="float" office:value="0.000835" calcext:value-type="float">
            <text:p>0.00083500000</text:p>
          </table:table-cell>
          <table:table-cell office:value-type="float" office:value="0.000378" calcext:value-type="float">
            <text:p>0.00037800000</text:p>
          </table:table-cell>
          <table:table-cell office:value-type="float" office:value="0.000171" calcext:value-type="float">
            <text:p>0.00017100000</text:p>
          </table:table-cell>
          <table:table-cell office:value-type="float" office:value="0.0000775" calcext:value-type="float">
            <text:p>0.00007750000</text:p>
          </table:table-cell>
          <table:table-cell office:value-type="float" office:value="0.0000351" calcext:value-type="float">
            <text:p>0.00003510000</text:p>
          </table:table-cell>
          <table:table-cell office:value-type="float" office:value="0.000016" calcext:value-type="float">
            <text:p>0.00001600000</text:p>
          </table:table-cell>
          <table:table-cell office:value-type="float" office:value="0.00000728" calcext:value-type="float">
            <text:p>0.00000728000</text:p>
          </table:table-cell>
          <table:table-cell office:value-type="float" office:value="0.00000331" calcext:value-type="float">
            <text:p>0.00000331000</text:p>
          </table:table-cell>
          <table:table-cell office:value-type="float" office:value="0.000000172" calcext:value-type="float">
            <text:p>0.00000017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uttonous Zombie</text:p>
          </table:table-cell>
          <table:table-cell table:number-columns-repeated="5"/>
          <table:table-cell office:value-type="float" office:value="0.0041" calcext:value-type="float">
            <text:p>0.00410000000</text:p>
          </table:table-cell>
          <table:table-cell office:value-type="float" office:value="0.00186" calcext:value-type="float">
            <text:p>0.00186000000</text:p>
          </table:table-cell>
          <table:table-cell office:value-type="float" office:value="0.000865" calcext:value-type="float">
            <text:p>0.00086500000</text:p>
          </table:table-cell>
          <table:table-cell office:value-type="float" office:value="0.000391" calcext:value-type="float">
            <text:p>0.00039100000</text:p>
          </table:table-cell>
          <table:table-cell office:value-type="float" office:value="0.000177" calcext:value-type="float">
            <text:p>0.00017700000</text:p>
          </table:table-cell>
          <table:table-cell office:value-type="float" office:value="0.0000802" calcext:value-type="float">
            <text:p>0.00008020000</text:p>
          </table:table-cell>
          <table:table-cell office:value-type="float" office:value="0.0000364" calcext:value-type="float">
            <text:p>0.0000364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753" calcext:value-type="float">
            <text:p>0.00000753000</text:p>
          </table:table-cell>
          <table:table-cell office:value-type="float" office:value="0.00000342" calcext:value-type="float">
            <text:p>0.00000342000</text:p>
          </table:table-cell>
          <table:table-cell office:value-type="float" office:value="0.000000179" calcext:value-type="float">
            <text:p>0.00000017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0.0042" calcext:value-type="float">
            <text:p>0.00420000000</text:p>
          </table:table-cell>
          <table:table-cell office:value-type="float" office:value="0.0019" calcext:value-type="float">
            <text:p>0.00190000000</text:p>
          </table:table-cell>
          <table:table-cell office:value-type="float" office:value="0.000887" calcext:value-type="float">
            <text:p>0.00088700000</text:p>
          </table:table-cell>
          <table:table-cell office:value-type="float" office:value="0.000401" calcext:value-type="float">
            <text:p>0.00040100000</text:p>
          </table:table-cell>
          <table:table-cell office:value-type="float" office:value="0.000181" calcext:value-type="float">
            <text:p>0.00018100000</text:p>
          </table:table-cell>
          <table:table-cell office:value-type="float" office:value="0.0000823" calcext:value-type="float">
            <text:p>0.00008230000</text:p>
          </table:table-cell>
          <table:table-cell office:value-type="float" office:value="0.0000373" calcext:value-type="float">
            <text:p>0.00003730000</text:p>
          </table:table-cell>
          <table:table-cell office:value-type="float" office:value="0.000017" calcext:value-type="float">
            <text:p>0.00001700000</text:p>
          </table:table-cell>
          <table:table-cell office:value-type="float" office:value="0.00000773" calcext:value-type="float">
            <text:p>0.00000773000</text:p>
          </table:table-cell>
          <table:table-cell office:value-type="float" office:value="0.00000351" calcext:value-type="float">
            <text:p>0.00000351000</text:p>
          </table:table-cell>
          <table:table-cell office:value-type="float" office:value="0.000000183" calcext:value-type="float">
            <text:p>0.0000001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mmy</text:p>
          </table:table-cell>
          <table:table-cell table:number-columns-repeated="5"/>
          <table:table-cell office:value-type="float" office:value="0.00554" calcext:value-type="float">
            <text:p>0.00554000000</text:p>
          </table:table-cell>
          <table:table-cell office:value-type="float" office:value="0.00251" calcext:value-type="float">
            <text:p>0.0025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28" calcext:value-type="float">
            <text:p>0.00052800000</text:p>
          </table:table-cell>
          <table:table-cell office:value-type="float" office:value="0.000239" calcext:value-type="float">
            <text:p>0.000239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92" calcext:value-type="float">
            <text:p>0.00004920000</text:p>
          </table:table-cell>
          <table:table-cell office:value-type="float" office:value="0.0000224" calcext:value-type="float">
            <text:p>0.00002240000</text:p>
          </table:table-cell>
          <table:table-cell office:value-type="float" office:value="0.0000102" calcext:value-type="float">
            <text:p>0.00001020000</text:p>
          </table:table-cell>
          <table:table-cell office:value-type="float" office:value="0.00000463" calcext:value-type="float">
            <text:p>0.00000463000</text:p>
          </table:table-cell>
          <table:table-cell office:value-type="float" office:value="0.000000241" calcext:value-type="float">
            <text:p>0.00000024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venous Zombie</text:p>
          </table:table-cell>
          <table:table-cell table:number-columns-repeated="5"/>
          <table:table-cell office:value-type="float" office:value="0.00632" calcext:value-type="float">
            <text:p>0.00632000000</text:p>
          </table:table-cell>
          <table:table-cell office:value-type="float" office:value="0.00287" calcext:value-type="float">
            <text:p>0.00287000000</text:p>
          </table:table-cell>
          <table:table-cell office:value-type="float" office:value="0.00133" calcext:value-type="float">
            <text:p>0.00133000000</text:p>
          </table:table-cell>
          <table:table-cell office:value-type="float" office:value="0.000603" calcext:value-type="float">
            <text:p>0.00060300000</text:p>
          </table:table-cell>
          <table:table-cell office:value-type="float" office:value="0.000273" calcext:value-type="float">
            <text:p>0.000273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61" calcext:value-type="float">
            <text:p>0.00005610000</text:p>
          </table:table-cell>
          <table:table-cell office:value-type="float" office:value="0.0000256" calcext:value-type="float">
            <text:p>0.00002560000</text:p>
          </table:table-cell>
          <table:table-cell office:value-type="float" office:value="0.0000116" calcext:value-type="float">
            <text:p>0.00001160000</text:p>
          </table:table-cell>
          <table:table-cell office:value-type="float" office:value="0.00000528" calcext:value-type="float">
            <text:p>0.00000528000</text:p>
          </table:table-cell>
          <table:table-cell office:value-type="float" office:value="0.000000275" calcext:value-type="float">
            <text:p>0.00000027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iant Snail</text:p>
          </table:table-cell>
          <table:table-cell table:number-columns-repeated="5"/>
          <table:table-cell office:value-type="float" office:value="0.00673" calcext:value-type="float">
            <text:p>0.00673000000</text:p>
          </table:table-cell>
          <table:table-cell office:value-type="float" office:value="0.00305" calcext:value-type="float">
            <text:p>0.00305000000</text:p>
          </table:table-cell>
          <table:table-cell office:value-type="float" office:value="0.00142" calcext:value-type="float">
            <text:p>0.00142000000</text:p>
          </table:table-cell>
          <table:table-cell office:value-type="float" office:value="0.000642" calcext:value-type="float">
            <text:p>0.00064200000</text:p>
          </table:table-cell>
          <table:table-cell office:value-type="float" office:value="0.000291" calcext:value-type="float">
            <text:p>0.00029100000</text:p>
          </table:table-cell>
          <table:table-cell office:value-type="float" office:value="0.000132" calcext:value-type="float">
            <text:p>0.00013200000</text:p>
          </table:table-cell>
          <table:table-cell office:value-type="float" office:value="0.0000598" calcext:value-type="float">
            <text:p>0.00005980000</text:p>
          </table:table-cell>
          <table:table-cell office:value-type="float" office:value="0.0000272" calcext:value-type="float">
            <text:p>0.00002720000</text:p>
          </table:table-cell>
          <table:table-cell office:value-type="float" office:value="0.0000124" calcext:value-type="float">
            <text:p>0.00001240000</text:p>
          </table:table-cell>
          <table:table-cell office:value-type="float" office:value="0.00000563" calcext:value-type="float">
            <text:p>0.00000563000</text:p>
          </table:table-cell>
          <table:table-cell office:value-type="float" office:value="0.000000293" calcext:value-type="float">
            <text:p>0.00000029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ycan</text:p>
          </table:table-cell>
          <table:table-cell table:number-columns-repeated="5"/>
          <table:table-cell office:value-type="float" office:value="0.0108" calcext:value-type="float">
            <text:p>0.01080000000</text:p>
          </table:table-cell>
          <table:table-cell office:value-type="float" office:value="0.00491" calcext:value-type="float">
            <text:p>0.00491000000</text:p>
          </table:table-cell>
          <table:table-cell office:value-type="float" office:value="0.00229" calcext:value-type="float">
            <text:p>0.00229000000</text:p>
          </table:table-cell>
          <table:table-cell office:value-type="float" office:value="0.00103" calcext:value-type="float">
            <text:p>0.00103000000</text:p>
          </table:table-cell>
          <table:table-cell office:value-type="float" office:value="0.000468" calcext:value-type="float">
            <text:p>0.00046800000</text:p>
          </table:table-cell>
          <table:table-cell office:value-type="float" office:value="0.000212" calcext:value-type="float">
            <text:p>0.00021200000</text:p>
          </table:table-cell>
          <table:table-cell office:value-type="float" office:value="0.0000962" calcext:value-type="float">
            <text:p>0.00009620000</text:p>
          </table:table-cell>
          <table:table-cell office:value-type="float" office:value="0.0000438" calcext:value-type="float">
            <text:p>0.00004380000</text:p>
          </table:table-cell>
          <table:table-cell office:value-type="float" office:value="0.0000199" calcext:value-type="float">
            <text:p>0.00001990000</text:p>
          </table:table-cell>
          <table:table-cell office:value-type="float" office:value="0.00000905" calcext:value-type="float">
            <text:p>0.00000905000</text:p>
          </table:table-cell>
          <table:table-cell office:value-type="float" office:value="0.000000472" calcext:value-type="float">
            <text:p>0.00000047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e Sample</text:p>
          </table:table-cell>
          <table:table-cell table:number-columns-repeated="5"/>
          <table:table-cell office:value-type="float" office:value="0.00304" calcext:value-type="float">
            <text:p>0.00304000000</text:p>
          </table:table-cell>
          <table:table-cell office:value-type="float" office:value="0.00138" calcext:value-type="float">
            <text:p>0.00138000000</text:p>
          </table:table-cell>
          <table:table-cell office:value-type="float" office:value="0.000642" calcext:value-type="float">
            <text:p>0.00064200000</text:p>
          </table:table-cell>
          <table:table-cell office:value-type="float" office:value="0.00029" calcext:value-type="float">
            <text:p>0.00029000000</text:p>
          </table:table-cell>
          <table:table-cell office:value-type="float" office:value="0.000131" calcext:value-type="float">
            <text:p>0.00013100000</text:p>
          </table:table-cell>
          <table:table-cell office:value-type="float" office:value="0.0000596" calcext:value-type="float">
            <text:p>0.00005960000</text:p>
          </table:table-cell>
          <table:table-cell office:value-type="float" office:value="0.000027" calcext:value-type="float">
            <text:p>0.00002700000</text:p>
          </table:table-cell>
          <table:table-cell office:value-type="float" office:value="0.0000123" calcext:value-type="float">
            <text:p>0.00001230000</text:p>
          </table:table-cell>
          <table:table-cell office:value-type="float" office:value="0.0000056" calcext:value-type="float">
            <text:p>0.00000560000</text:p>
          </table:table-cell>
          <table:table-cell office:value-type="float" office:value="0.00000254" calcext:value-type="float">
            <text:p>0.00000254000</text:p>
          </table:table-cell>
          <table:table-cell office:value-type="float" office:value="0.000000133" calcext:value-type="float">
            <text:p>0.00000013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 Muncher</text:p>
          </table:table-cell>
          <table:table-cell table:number-columns-repeated="5"/>
          <table:table-cell office:value-type="float" office:value="0.00322" calcext:value-type="float">
            <text:p>0.00322000000</text:p>
          </table:table-cell>
          <table:table-cell office:value-type="float" office:value="0.00146" calcext:value-type="float">
            <text:p>0.00146000000</text:p>
          </table:table-cell>
          <table:table-cell office:value-type="float" office:value="0.000679" calcext:value-type="float">
            <text:p>0.00067900000</text:p>
          </table:table-cell>
          <table:table-cell office:value-type="float" office:value="0.000307" calcext:value-type="float">
            <text:p>0.00030700000</text:p>
          </table:table-cell>
          <table:table-cell office:value-type="float" office:value="0.000139" calcext:value-type="float">
            <text:p>0.00013900000</text:p>
          </table:table-cell>
          <table:table-cell office:value-type="float" office:value="0.000063" calcext:value-type="float">
            <text:p>0.00006300000</text:p>
          </table:table-cell>
          <table:table-cell office:value-type="float" office:value="0.0000286" calcext:value-type="float">
            <text:p>0.00002860000</text:p>
          </table:table-cell>
          <table:table-cell office:value-type="float" office:value="0.000013" calcext:value-type="float">
            <text:p>0.00001300000</text:p>
          </table:table-cell>
          <table:table-cell office:value-type="float" office:value="0.00000592" calcext:value-type="float">
            <text:p>0.00000592000</text:p>
          </table:table-cell>
          <table:table-cell office:value-type="float" office:value="0.00000269" calcext:value-type="float">
            <text:p>0.00000269000</text:p>
          </table:table-cell>
          <table:table-cell office:value-type="float" office:value="0.00000014" calcext:value-type="float">
            <text:p>0.000000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dustrious Digger</text:p>
          </table:table-cell>
          <table:table-cell table:number-columns-repeated="5"/>
          <table:table-cell office:value-type="float" office:value="0.00411" calcext:value-type="float">
            <text:p>0.00411000000</text:p>
          </table:table-cell>
          <table:table-cell office:value-type="float" office:value="0.00186" calcext:value-type="float">
            <text:p>0.00186000000</text:p>
          </table:table-cell>
          <table:table-cell office:value-type="float" office:value="0.000867" calcext:value-type="float">
            <text:p>0.00086700000</text:p>
          </table:table-cell>
          <table:table-cell office:value-type="float" office:value="0.000392" calcext:value-type="float">
            <text:p>0.00039200000</text:p>
          </table:table-cell>
          <table:table-cell office:value-type="float" office:value="0.000177" calcext:value-type="float">
            <text:p>0.00017700000</text:p>
          </table:table-cell>
          <table:table-cell office:value-type="float" office:value="0.0000805" calcext:value-type="float">
            <text:p>0.00008050000</text:p>
          </table:table-cell>
          <table:table-cell office:value-type="float" office:value="0.0000365" calcext:value-type="float">
            <text:p>0.0000365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755" calcext:value-type="float">
            <text:p>0.00000755000</text:p>
          </table:table-cell>
          <table:table-cell office:value-type="float" office:value="0.00000343" calcext:value-type="float">
            <text:p>0.00000343000</text:p>
          </table:table-cell>
          <table:table-cell office:value-type="float" office:value="0.000000179" calcext:value-type="float">
            <text:p>0.00000017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one Cutter</text:p>
          </table:table-cell>
          <table:table-cell table:number-columns-repeated="5"/>
          <table:table-cell office:value-type="float" office:value="0.0051" calcext:value-type="float">
            <text:p>0.00510000000</text:p>
          </table:table-cell>
          <table:table-cell office:value-type="float" office:value="0.00231" calcext:value-type="float">
            <text:p>0.00231000000</text:p>
          </table:table-cell>
          <table:table-cell office:value-type="float" office:value="0.00108" calcext:value-type="float">
            <text:p>0.00108000000</text:p>
          </table:table-cell>
          <table:table-cell office:value-type="float" office:value="0.000487" calcext:value-type="float">
            <text:p>0.00048700000</text:p>
          </table:table-cell>
          <table:table-cell office:value-type="float" office:value="0.00022" calcext:value-type="float">
            <text:p>0.00022000000</text:p>
          </table:table-cell>
          <table:table-cell office:value-type="float" office:value="0.0001" calcext:value-type="float">
            <text:p>0.00010000000</text:p>
          </table:table-cell>
          <table:table-cell office:value-type="float" office:value="0.0000453" calcext:value-type="float">
            <text:p>0.0000453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8" calcext:value-type="float">
            <text:p>0.00000938000</text:p>
          </table:table-cell>
          <table:table-cell office:value-type="float" office:value="0.00000427" calcext:value-type="float">
            <text:p>0.00000427000</text:p>
          </table:table-cell>
          <table:table-cell office:value-type="float" office:value="0.000000222" calcext:value-type="float">
            <text:p>0.00000022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molitions</text:p>
          </table:table-cell>
          <table:table-cell table:number-columns-repeated="5"/>
          <table:table-cell office:value-type="float" office:value="0.0055" calcext:value-type="float">
            <text:p>0.00550000000</text:p>
          </table:table-cell>
          <table:table-cell office:value-type="float" office:value="0.00249" calcext:value-type="float">
            <text:p>0.00249000000</text:p>
          </table:table-cell>
          <table:table-cell office:value-type="float" office:value="0.00116" calcext:value-type="float">
            <text:p>0.00116000000</text:p>
          </table:table-cell>
          <table:table-cell office:value-type="float" office:value="0.000525" calcext:value-type="float">
            <text:p>0.00052500000</text:p>
          </table:table-cell>
          <table:table-cell office:value-type="float" office:value="0.000238" calcext:value-type="float">
            <text:p>0.000238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223" calcext:value-type="float">
            <text:p>0.00002230000</text:p>
          </table:table-cell>
          <table:table-cell office:value-type="float" office:value="0.0000101" calcext:value-type="float">
            <text:p>0.00001010000</text:p>
          </table:table-cell>
          <table:table-cell office:value-type="float" office:value="0.0000046" calcext:value-type="float">
            <text:p>0.00000460000</text:p>
          </table:table-cell>
          <table:table-cell office:value-type="float" office:value="0.00000024" calcext:value-type="float">
            <text:p>0.0000002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er</text:p>
          </table:table-cell>
          <table:table-cell table:number-columns-repeated="5"/>
          <table:table-cell office:value-type="float" office:value="0.00626" calcext:value-type="float">
            <text:p>0.00626000000</text:p>
          </table:table-cell>
          <table:table-cell office:value-type="float" office:value="0.00284" calcext:value-type="float">
            <text:p>0.00284000000</text:p>
          </table:table-cell>
          <table:table-cell office:value-type="float" office:value="0.00132" calcext:value-type="float">
            <text:p>0.00132000000</text:p>
          </table:table-cell>
          <table:table-cell office:value-type="float" office:value="0.000598" calcext:value-type="float">
            <text:p>0.00059800000</text:p>
          </table:table-cell>
          <table:table-cell office:value-type="float" office:value="0.00027" calcext:value-type="float">
            <text:p>0.00027000000</text:p>
          </table:table-cell>
          <table:table-cell office:value-type="float" office:value="0.000123" calcext:value-type="float">
            <text:p>0.00012300000</text:p>
          </table:table-cell>
          <table:table-cell office:value-type="float" office:value="0.0000556" calcext:value-type="float">
            <text:p>0.0000556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3" calcext:value-type="float">
            <text:p>0.00000523000</text:p>
          </table:table-cell>
          <table:table-cell office:value-type="float" office:value="0.000000273" calcext:value-type="float">
            <text:p>0.00000027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gget</text:p>
          </table:table-cell>
          <table:table-cell table:number-columns-repeated="5"/>
          <table:table-cell office:value-type="float" office:value="0.00805" calcext:value-type="float">
            <text:p>0.00805000000</text:p>
          </table:table-cell>
          <table:table-cell office:value-type="float" office:value="0.00365" calcext:value-type="float">
            <text:p>0.00365000000</text:p>
          </table:table-cell>
          <table:table-cell office:value-type="float" office:value="0.0017" calcext:value-type="float">
            <text:p>0.00170000000</text:p>
          </table:table-cell>
          <table:table-cell office:value-type="float" office:value="0.000769" calcext:value-type="float">
            <text:p>0.00076900000</text:p>
          </table:table-cell>
          <table:table-cell office:value-type="float" office:value="0.000348" calcext:value-type="float">
            <text:p>0.00034800000</text:p>
          </table:table-cell>
          <table:table-cell office:value-type="float" office:value="0.000158" calcext:value-type="float">
            <text:p>0.00015800000</text:p>
          </table:table-cell>
          <table:table-cell office:value-type="float" office:value="0.0000715" calcext:value-type="float">
            <text:p>0.00007150000</text:p>
          </table:table-cell>
          <table:table-cell office:value-type="float" office:value="0.0000326" calcext:value-type="float">
            <text:p>0.00003260000</text:p>
          </table:table-cell>
          <table:table-cell office:value-type="float" office:value="0.0000148" calcext:value-type="float">
            <text:p>0.00001480000</text:p>
          </table:table-cell>
          <table:table-cell office:value-type="float" office:value="0.00000673" calcext:value-type="float">
            <text:p>0.00000673000</text:p>
          </table:table-cell>
          <table:table-cell office:value-type="float" office:value="0.000000351" calcext:value-type="float">
            <text:p>0.0000003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mbent Crystal</text:p>
          </table:table-cell>
          <table:table-cell table:number-columns-repeated="5"/>
          <table:table-cell office:value-type="float" office:value="0.0105" calcext:value-type="float">
            <text:p>0.01050000000</text:p>
          </table:table-cell>
          <table:table-cell office:value-type="float" office:value="0.00478" calcext:value-type="float">
            <text:p>0.00478000000</text:p>
          </table:table-cell>
          <table:table-cell office:value-type="float" office:value="0.00222" calcext:value-type="float">
            <text:p>0.00222000000</text:p>
          </table:table-cell>
          <table:table-cell office:value-type="float" office:value="0.00101" calcext:value-type="float">
            <text:p>0.00101000000</text:p>
          </table:table-cell>
          <table:table-cell office:value-type="float" office:value="0.000455" calcext:value-type="float">
            <text:p>0.00045500000</text:p>
          </table:table-cell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tty-Bitty Burroughs</text:p>
          </table:table-cell>
          <table:table-cell table:number-columns-repeated="5"/>
          <table:table-cell office:value-type="float" office:value="0.0117" calcext:value-type="float">
            <text:p>0.01170000000</text:p>
          </table:table-cell>
          <table:table-cell office:value-type="float" office:value="0.00531" calcext:value-type="float">
            <text:p>0.00531000000</text:p>
          </table:table-cell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5" calcext:value-type="float">
            <text:p>0.000505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terranean</text:p>
          </table:table-cell>
          <table:table-cell table:number-columns-repeated="5"/>
          <table:table-cell office:value-type="float" office:value="0.0129" calcext:value-type="float">
            <text:p>0.01290000000</text:p>
          </table:table-cell>
          <table:table-cell office:value-type="float" office:value="0.00584" calcext:value-type="float">
            <text:p>0.00584000000</text:p>
          </table:table-cell>
          <table:table-cell office:value-type="float" office:value="0.00272" calcext:value-type="float">
            <text:p>0.00272000000</text:p>
          </table:table-cell>
          <table:table-cell office:value-type="float" office:value="0.00123" calcext:value-type="float">
            <text:p>0.00123000000</text:p>
          </table:table-cell>
          <table:table-cell office:value-type="float" office:value="0.000556" calcext:value-type="float">
            <text:p>0.00055600000</text:p>
          </table:table-cell>
          <table:table-cell office:value-type="float" office:value="0.000252" calcext:value-type="float">
            <text:p>0.000252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21" calcext:value-type="float">
            <text:p>0.0000521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0561" calcext:value-type="float">
            <text:p>0.00000056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g Bad Burroughs</text:p>
          </table:table-cell>
          <table:table-cell table:number-columns-repeated="5"/>
          <table:table-cell office:value-type="float" office:value="0.0266" calcext:value-type="float">
            <text:p>0.02660000000</text:p>
          </table:table-cell>
          <table:table-cell office:value-type="float" office:value="0.012" calcext:value-type="float">
            <text:p>0.01200000000</text:p>
          </table:table-cell>
          <table:table-cell office:value-type="float" office:value="0.00561" calcext:value-type="float">
            <text:p>0.00561000000</text:p>
          </table:table-cell>
          <table:table-cell office:value-type="float" office:value="0.00254" calcext:value-type="float">
            <text:p>0.00254000000</text:p>
          </table:table-cell>
          <table:table-cell office:value-type="float" office:value="0.00115" calcext:value-type="float">
            <text:p>0.00115000000</text:p>
          </table:table-cell>
          <table:table-cell office:value-type="float" office:value="0.00052" calcext:value-type="float">
            <text:p>0.00052000000</text:p>
          </table:table-cell>
          <table:table-cell office:value-type="float" office:value="0.000236" calcext:value-type="float">
            <text:p>0.00023600000</text:p>
          </table:table-cell>
          <table:table-cell office:value-type="float" office:value="0.000107" calcext:value-type="float">
            <text:p>0.000107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222" calcext:value-type="float">
            <text:p>0.00002220000</text:p>
          </table:table-cell>
          <table:table-cell office:value-type="float" office:value="0.00000116" calcext:value-type="float">
            <text:p>0.0000011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pless</text:p>
          </table:table-cell>
          <table:table-cell table:number-columns-repeated="6"/>
          <table:table-cell office:value-type="float" office:value="0.0000796" calcext:value-type="float">
            <text:p>0.00007960000</text:p>
          </table:table-cell>
          <table:table-cell office:value-type="float" office:value="0.0000371" calcext:value-type="float">
            <text:p>0.00003710000</text:p>
          </table:table-cell>
          <table:table-cell office:value-type="float" office:value="0.0000168" calcext:value-type="float">
            <text:p>0.00001680000</text:p>
          </table:table-cell>
          <table:table-cell office:value-type="float" office:value="0.00000758" calcext:value-type="float">
            <text:p>0.00000758000</text:p>
          </table:table-cell>
          <table:table-cell office:value-type="float" office:value="0.00000344" calcext:value-type="float">
            <text:p>0.00000344000</text:p>
          </table:table-cell>
          <table:table-cell office:value-type="float" office:value="0.00000156" calcext:value-type="float">
            <text:p>0.00000156000</text:p>
          </table:table-cell>
          <table:table-cell office:value-type="float" office:value="0.00000071" calcext:value-type="float">
            <text:p>0.00000071000</text:p>
          </table:table-cell>
          <table:table-cell office:value-type="float" office:value="0.000000323" calcext:value-type="float">
            <text:p>0.00000032300</text:p>
          </table:table-cell>
          <table:table-cell office:value-type="float" office:value="0.000000147" calcext:value-type="float">
            <text:p>0.00000014700</text:p>
          </table:table-cell>
          <table:table-cell office:value-type="float" office:value="0.00000000765" calcext:value-type="float">
            <text:p>0.000000007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rker</text:p>
          </table:table-cell>
          <table:table-cell table:number-columns-repeated="6"/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4"/>
          <table:table-cell office:value-type="float" office:value="0.00882" calcext:value-type="float">
            <text:p>0.00882000000</text:p>
          </table:table-cell>
          <table:table-cell office:value-type="float" office:value="0.00322" calcext:value-type="float">
            <text:p>0.00322000000</text:p>
          </table:table-cell>
          <table:table-cell office:value-type="float" office:value="0.00146" calcext:value-type="float">
            <text:p>0.00146000000</text:p>
          </table:table-cell>
          <table:table-cell office:value-type="float" office:value="0.000679" calcext:value-type="float">
            <text:p>0.00067900000</text:p>
          </table:table-cell>
          <table:table-cell office:value-type="float" office:value="0.000307" calcext:value-type="float">
            <text:p>0.00030700000</text:p>
          </table:table-cell>
          <table:table-cell office:value-type="float" office:value="0.000139" calcext:value-type="float">
            <text:p>0.00013900000</text:p>
          </table:table-cell>
          <table:table-cell office:value-type="float" office:value="0.000063" calcext:value-type="float">
            <text:p>0.00006300000</text:p>
          </table:table-cell>
          <table:table-cell office:value-type="float" office:value="0.0000286" calcext:value-type="float">
            <text:p>0.00002860000</text:p>
          </table:table-cell>
          <table:table-cell office:value-type="float" office:value="0.000013" calcext:value-type="float">
            <text:p>0.00001300000</text:p>
          </table:table-cell>
          <table:table-cell office:value-type="float" office:value="0.00000592" calcext:value-type="float">
            <text:p>0.00000592000</text:p>
          </table:table-cell>
          <table:table-cell office:value-type="float" office:value="0.00000269" calcext:value-type="float">
            <text:p>0.00000269000</text:p>
          </table:table-cell>
          <table:table-cell office:value-type="float" office:value="0.00000014" calcext:value-type="float">
            <text:p>0.000000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mpling Chef</text:p>
          </table:table-cell>
          <table:table-cell table:number-columns-repeated="6"/>
          <table:table-cell office:value-type="float" office:value="0.00153" calcext:value-type="float">
            <text:p>0.00153000000</text:p>
          </table:table-cell>
          <table:table-cell office:value-type="float" office:value="0.000714" calcext:value-type="float">
            <text:p>0.00071400000</text:p>
          </table:table-cell>
          <table:table-cell office:value-type="float" office:value="0.000323" calcext:value-type="float">
            <text:p>0.00032300000</text:p>
          </table:table-cell>
          <table:table-cell office:value-type="float" office:value="0.000146" calcext:value-type="float">
            <text:p>0.00014600000</text:p>
          </table:table-cell>
          <table:table-cell office:value-type="float" office:value="0.0000663" calcext:value-type="float">
            <text:p>0.00006630000</text:p>
          </table:table-cell>
          <table:table-cell office:value-type="float" office:value="0.00003" calcext:value-type="float">
            <text:p>0.00003000000</text:p>
          </table:table-cell>
          <table:table-cell office:value-type="float" office:value="0.0000137" calcext:value-type="float">
            <text:p>0.00001370000</text:p>
          </table:table-cell>
          <table:table-cell office:value-type="float" office:value="0.00000622" calcext:value-type="float">
            <text:p>0.00000622000</text:p>
          </table:table-cell>
          <table:table-cell office:value-type="float" office:value="0.00000283" calcext:value-type="float">
            <text:p>0.00000283000</text:p>
          </table:table-cell>
          <table:table-cell office:value-type="float" office:value="0.000000147" calcext:value-type="float">
            <text:p>0.00000014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cher</text:p>
          </table:table-cell>
          <table:table-cell table:number-columns-repeated="6"/>
          <table:table-cell office:value-type="float" office:value="0.00239" calcext:value-type="float">
            <text:p>0.00239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ung Fu</text:p>
          </table:table-cell>
          <table:table-cell table:number-columns-repeated="6"/>
          <table:table-cell office:value-type="float" office:value="0.00252" calcext:value-type="float">
            <text:p>0.00252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" calcext:value-type="float">
            <text:p>0.000240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4" calcext:value-type="float">
            <text:p>0.00004940000</text:p>
          </table:table-cell>
          <table:table-cell office:value-type="float" office:value="0.0000225" calcext:value-type="float">
            <text:p>0.00002250000</text:p>
          </table:table-cell>
          <table:table-cell office:value-type="float" office:value="0.0000102" calcext:value-type="float">
            <text:p>0.00001020000</text:p>
          </table:table-cell>
          <table:table-cell office:value-type="float" office:value="0.00000465" calcext:value-type="float">
            <text:p>0.00000465000</text:p>
          </table:table-cell>
          <table:table-cell office:value-type="float" office:value="0.000000242" calcext:value-type="float">
            <text:p>0.00000024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murai</text:p>
          </table:table-cell>
          <table:table-cell table:number-columns-repeated="6"/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sassin</text:p>
          </table:table-cell>
          <table:table-cell table:number-columns-repeated="6"/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k</text:p>
          </table:table-cell>
          <table:table-cell table:number-columns-repeated="6"/>
          <table:table-cell office:value-type="float" office:value="0.00279" calcext:value-type="float">
            <text:p>0.00279000000</text:p>
          </table:table-cell>
          <table:table-cell office:value-type="float" office:value="0.0013" calcext:value-type="float">
            <text:p>0.00130000000</text:p>
          </table:table-cell>
          <table:table-cell office:value-type="float" office:value="0.000587" calcext:value-type="float">
            <text:p>0.000587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" calcext:value-type="float">
            <text:p>0.00012000000</text:p>
          </table:table-cell>
          <table:table-cell office:value-type="float" office:value="0.0000546" calcext:value-type="float">
            <text:p>0.00005460000</text:p>
          </table:table-cell>
          <table:table-cell office:value-type="float" office:value="0.0000249" calcext:value-type="float">
            <text:p>0.00002490000</text:p>
          </table:table-cell>
          <table:table-cell office:value-type="float" office:value="0.0000113" calcext:value-type="float">
            <text:p>0.00001130000</text:p>
          </table:table-cell>
          <table:table-cell office:value-type="float" office:value="0.00000514" calcext:value-type="float">
            <text:p>0.00000514000</text:p>
          </table:table-cell>
          <table:table-cell office:value-type="float" office:value="0.000000268" calcext:value-type="float">
            <text:p>0.00000026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udent of the Cheese Belt</text:p>
          </table:table-cell>
          <table:table-cell table:number-columns-repeated="6"/>
          <table:table-cell office:value-type="float" office:value="0.00332" calcext:value-type="float">
            <text:p>0.00332000000</text:p>
          </table:table-cell>
          <table:table-cell office:value-type="float" office:value="0.00154" calcext:value-type="float">
            <text:p>0.00154000000</text:p>
          </table:table-cell>
          <table:table-cell office:value-type="float" office:value="0.000698" calcext:value-type="float">
            <text:p>0.00069800000</text:p>
          </table:table-cell>
          <table:table-cell office:value-type="float" office:value="0.000316" calcext:value-type="float">
            <text:p>0.00031600000</text:p>
          </table:table-cell>
          <table:table-cell office:value-type="float" office:value="0.000143" calcext:value-type="float">
            <text:p>0.00014300000</text:p>
          </table:table-cell>
          <table:table-cell office:value-type="float" office:value="0.000065" calcext:value-type="float">
            <text:p>0.00006500000</text:p>
          </table:table-cell>
          <table:table-cell office:value-type="float" office:value="0.0000296" calcext:value-type="float">
            <text:p>0.00002960000</text:p>
          </table:table-cell>
          <table:table-cell office:value-type="float" office:value="0.0000135" calcext:value-type="float">
            <text:p>0.00001350000</text:p>
          </table:table-cell>
          <table:table-cell office:value-type="float" office:value="0.00000611" calcext:value-type="float">
            <text:p>0.00000611000</text:p>
          </table:table-cell>
          <table:table-cell office:value-type="float" office:value="0.000000319" calcext:value-type="float">
            <text:p>0.00000031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udent of the Cheese Claw</text:p>
          </table:table-cell>
          <table:table-cell table:number-columns-repeated="6"/>
          <table:table-cell office:value-type="float" office:value="0.00332" calcext:value-type="float">
            <text:p>0.00332000000</text:p>
          </table:table-cell>
          <table:table-cell office:value-type="float" office:value="0.00154" calcext:value-type="float">
            <text:p>0.00154000000</text:p>
          </table:table-cell>
          <table:table-cell office:value-type="float" office:value="0.000698" calcext:value-type="float">
            <text:p>0.00069800000</text:p>
          </table:table-cell>
          <table:table-cell office:value-type="float" office:value="0.000316" calcext:value-type="float">
            <text:p>0.00031600000</text:p>
          </table:table-cell>
          <table:table-cell office:value-type="float" office:value="0.000143" calcext:value-type="float">
            <text:p>0.00014300000</text:p>
          </table:table-cell>
          <table:table-cell office:value-type="float" office:value="0.000065" calcext:value-type="float">
            <text:p>0.00006500000</text:p>
          </table:table-cell>
          <table:table-cell office:value-type="float" office:value="0.0000296" calcext:value-type="float">
            <text:p>0.00002960000</text:p>
          </table:table-cell>
          <table:table-cell office:value-type="float" office:value="0.0000135" calcext:value-type="float">
            <text:p>0.00001350000</text:p>
          </table:table-cell>
          <table:table-cell office:value-type="float" office:value="0.00000611" calcext:value-type="float">
            <text:p>0.00000611000</text:p>
          </table:table-cell>
          <table:table-cell office:value-type="float" office:value="0.000000319" calcext:value-type="float">
            <text:p>0.00000031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udent of the Cheese Fang</text:p>
          </table:table-cell>
          <table:table-cell table:number-columns-repeated="6"/>
          <table:table-cell office:value-type="float" office:value="0.00332" calcext:value-type="float">
            <text:p>0.00332000000</text:p>
          </table:table-cell>
          <table:table-cell office:value-type="float" office:value="0.00154" calcext:value-type="float">
            <text:p>0.00154000000</text:p>
          </table:table-cell>
          <table:table-cell office:value-type="float" office:value="0.000698" calcext:value-type="float">
            <text:p>0.00069800000</text:p>
          </table:table-cell>
          <table:table-cell office:value-type="float" office:value="0.000316" calcext:value-type="float">
            <text:p>0.00031600000</text:p>
          </table:table-cell>
          <table:table-cell office:value-type="float" office:value="0.000143" calcext:value-type="float">
            <text:p>0.00014300000</text:p>
          </table:table-cell>
          <table:table-cell office:value-type="float" office:value="0.000065" calcext:value-type="float">
            <text:p>0.00006500000</text:p>
          </table:table-cell>
          <table:table-cell office:value-type="float" office:value="0.0000296" calcext:value-type="float">
            <text:p>0.00002960000</text:p>
          </table:table-cell>
          <table:table-cell office:value-type="float" office:value="0.0000135" calcext:value-type="float">
            <text:p>0.00001350000</text:p>
          </table:table-cell>
          <table:table-cell office:value-type="float" office:value="0.00000611" calcext:value-type="float">
            <text:p>0.00000611000</text:p>
          </table:table-cell>
          <table:table-cell office:value-type="float" office:value="0.000000319" calcext:value-type="float">
            <text:p>0.00000031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of the Cheese Belt</text:p>
          </table:table-cell>
          <table:table-cell table:number-columns-repeated="6"/>
          <table:table-cell office:value-type="float" office:value="0.00382" calcext:value-type="float">
            <text:p>0.00382000000</text:p>
          </table:table-cell>
          <table:table-cell office:value-type="float" office:value="0.00178" calcext:value-type="float">
            <text:p>0.00178000000</text:p>
          </table:table-cell>
          <table:table-cell office:value-type="float" office:value="0.000804" calcext:value-type="float">
            <text:p>0.00080400000</text:p>
          </table:table-cell>
          <table:table-cell office:value-type="float" office:value="0.000364" calcext:value-type="float">
            <text:p>0.00036400000</text:p>
          </table:table-cell>
          <table:table-cell office:value-type="float" office:value="0.000165" calcext:value-type="float">
            <text:p>0.00016500000</text:p>
          </table:table-cell>
          <table:table-cell office:value-type="float" office:value="0.0000749" calcext:value-type="float">
            <text:p>0.00007490000</text:p>
          </table:table-cell>
          <table:table-cell office:value-type="float" office:value="0.0000341" calcext:value-type="float">
            <text:p>0.00003410000</text:p>
          </table:table-cell>
          <table:table-cell office:value-type="float" office:value="0.0000155" calcext:value-type="float">
            <text:p>0.00001550000</text:p>
          </table:table-cell>
          <table:table-cell office:value-type="float" office:value="0.00000704" calcext:value-type="float">
            <text:p>0.00000704000</text:p>
          </table:table-cell>
          <table:table-cell office:value-type="float" office:value="0.000000367" calcext:value-type="float">
            <text:p>0.00000036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of the Cheese Claw</text:p>
          </table:table-cell>
          <table:table-cell table:number-columns-repeated="6"/>
          <table:table-cell office:value-type="float" office:value="0.00382" calcext:value-type="float">
            <text:p>0.00382000000</text:p>
          </table:table-cell>
          <table:table-cell office:value-type="float" office:value="0.00178" calcext:value-type="float">
            <text:p>0.00178000000</text:p>
          </table:table-cell>
          <table:table-cell office:value-type="float" office:value="0.000804" calcext:value-type="float">
            <text:p>0.00080400000</text:p>
          </table:table-cell>
          <table:table-cell office:value-type="float" office:value="0.000364" calcext:value-type="float">
            <text:p>0.00036400000</text:p>
          </table:table-cell>
          <table:table-cell office:value-type="float" office:value="0.000165" calcext:value-type="float">
            <text:p>0.00016500000</text:p>
          </table:table-cell>
          <table:table-cell office:value-type="float" office:value="0.0000749" calcext:value-type="float">
            <text:p>0.00007490000</text:p>
          </table:table-cell>
          <table:table-cell office:value-type="float" office:value="0.0000341" calcext:value-type="float">
            <text:p>0.00003410000</text:p>
          </table:table-cell>
          <table:table-cell office:value-type="float" office:value="0.0000155" calcext:value-type="float">
            <text:p>0.00001550000</text:p>
          </table:table-cell>
          <table:table-cell office:value-type="float" office:value="0.00000704" calcext:value-type="float">
            <text:p>0.00000704000</text:p>
          </table:table-cell>
          <table:table-cell office:value-type="float" office:value="0.000000367" calcext:value-type="float">
            <text:p>0.00000036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of the Cheese Fang</text:p>
          </table:table-cell>
          <table:table-cell table:number-columns-repeated="6"/>
          <table:table-cell office:value-type="float" office:value="0.00382" calcext:value-type="float">
            <text:p>0.00382000000</text:p>
          </table:table-cell>
          <table:table-cell office:value-type="float" office:value="0.00178" calcext:value-type="float">
            <text:p>0.00178000000</text:p>
          </table:table-cell>
          <table:table-cell office:value-type="float" office:value="0.000804" calcext:value-type="float">
            <text:p>0.00080400000</text:p>
          </table:table-cell>
          <table:table-cell office:value-type="float" office:value="0.000364" calcext:value-type="float">
            <text:p>0.00036400000</text:p>
          </table:table-cell>
          <table:table-cell office:value-type="float" office:value="0.000165" calcext:value-type="float">
            <text:p>0.00016500000</text:p>
          </table:table-cell>
          <table:table-cell office:value-type="float" office:value="0.0000749" calcext:value-type="float">
            <text:p>0.00007490000</text:p>
          </table:table-cell>
          <table:table-cell office:value-type="float" office:value="0.0000341" calcext:value-type="float">
            <text:p>0.00003410000</text:p>
          </table:table-cell>
          <table:table-cell office:value-type="float" office:value="0.0000155" calcext:value-type="float">
            <text:p>0.00001550000</text:p>
          </table:table-cell>
          <table:table-cell office:value-type="float" office:value="0.00000704" calcext:value-type="float">
            <text:p>0.00000704000</text:p>
          </table:table-cell>
          <table:table-cell office:value-type="float" office:value="0.000000367" calcext:value-type="float">
            <text:p>0.00000036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of the Dojo</text:p>
          </table:table-cell>
          <table:table-cell table:number-columns-repeated="6"/>
          <table:table-cell office:value-type="float" office:value="0.00845" calcext:value-type="float">
            <text:p>0.00845000000</text:p>
          </table:table-cell>
          <table:table-cell office:value-type="float" office:value="0.00394" calcext:value-type="float">
            <text:p>0.00394000000</text:p>
          </table:table-cell>
          <table:table-cell office:value-type="float" office:value="0.00178" calcext:value-type="float">
            <text:p>0.00178000000</text:p>
          </table:table-cell>
          <table:table-cell office:value-type="float" office:value="0.000805" calcext:value-type="float">
            <text:p>0.00080500000</text:p>
          </table:table-cell>
          <table:table-cell office:value-type="float" office:value="0.000365" calcext:value-type="float">
            <text:p>0.00036500000</text:p>
          </table:table-cell>
          <table:table-cell office:value-type="float" office:value="0.000166" calcext:value-type="float">
            <text:p>0.00016600000</text:p>
          </table:table-cell>
          <table:table-cell office:value-type="float" office:value="0.0000754" calcext:value-type="float">
            <text:p>0.00007540000</text:p>
          </table:table-cell>
          <table:table-cell office:value-type="float" office:value="0.0000343" calcext:value-type="float">
            <text:p>0.00003430000</text:p>
          </table:table-cell>
          <table:table-cell office:value-type="float" office:value="0.0000156" calcext:value-type="float">
            <text:p>0.00001560000</text:p>
          </table:table-cell>
          <table:table-cell office:value-type="float" office:value="0.000000813" calcext:value-type="float">
            <text:p>0.00000081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ojo Sensei</text:p>
          </table:table-cell>
          <table:table-cell table:number-columns-repeated="6"/>
          <table:table-cell office:value-type="float" office:value="0.0152" calcext:value-type="float">
            <text:p>0.01520000000</text:p>
          </table:table-cell>
          <table:table-cell office:value-type="float" office:value="0.00708" calcext:value-type="float">
            <text:p>0.00708000000</text:p>
          </table:table-cell>
          <table:table-cell office:value-type="float" office:value="0.0032" calcext:value-type="float">
            <text:p>0.00320000000</text:p>
          </table:table-cell>
          <table:table-cell office:value-type="float" office:value="0.00145" calcext:value-type="float">
            <text:p>0.00145000000</text:p>
          </table:table-cell>
          <table:table-cell office:value-type="float" office:value="0.000657" calcext:value-type="float">
            <text:p>0.00065700000</text:p>
          </table:table-cell>
          <table:table-cell office:value-type="float" office:value="0.000298" calcext:value-type="float">
            <text:p>0.00029800000</text:p>
          </table:table-cell>
          <table:table-cell office:value-type="float" office:value="0.000136" calcext:value-type="float">
            <text:p>0.00013600000</text:p>
          </table:table-cell>
          <table:table-cell office:value-type="float" office:value="0.0000617" calcext:value-type="float">
            <text:p>0.00006170000</text:p>
          </table:table-cell>
          <table:table-cell office:value-type="float" office:value="0.000028" calcext:value-type="float">
            <text:p>0.00002800000</text:p>
          </table:table-cell>
          <table:table-cell office:value-type="float" office:value="0.00000146" calcext:value-type="float">
            <text:p>0.0000014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rgon</text:p>
          </table:table-cell>
          <table:table-cell table:number-columns-repeated="7"/>
          <table:table-cell office:value-type="float" office:value="0.000346" calcext:value-type="float">
            <text:p>0.00034600000</text:p>
          </table:table-cell>
          <table:table-cell office:value-type="float" office:value="0.000156" calcext:value-type="float">
            <text:p>0.00015600000</text:p>
          </table:table-cell>
          <table:table-cell office:value-type="float" office:value="0.0000708" calcext:value-type="float">
            <text:p>0.00007080000</text:p>
          </table:table-cell>
          <table:table-cell office:value-type="float" office:value="0.0000321" calcext:value-type="float">
            <text:p>0.00003210000</text:p>
          </table:table-cell>
          <table:table-cell office:value-type="float" office:value="0.0000146" calcext:value-type="float">
            <text:p>0.00001460000</text:p>
          </table:table-cell>
          <table:table-cell office:value-type="float" office:value="0.00000663" calcext:value-type="float">
            <text:p>0.00000663000</text:p>
          </table:table-cell>
          <table:table-cell office:value-type="float" office:value="0.00000301" calcext:value-type="float">
            <text:p>0.00000301000</text:p>
          </table:table-cell>
          <table:table-cell office:value-type="float" office:value="0.00000137" calcext:value-type="float">
            <text:p>0.00000137000</text:p>
          </table:table-cell>
          <table:table-cell office:value-type="float" office:value="0.0000000714" calcext:value-type="float">
            <text:p>0.000000071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keleton</text:p>
          </table:table-cell>
          <table:table-cell table:number-columns-repeated="7"/>
          <table:table-cell office:value-type="float" office:value="0.000593" calcext:value-type="float">
            <text:p>0.00059300000</text:p>
          </table:table-cell>
          <table:table-cell office:value-type="float" office:value="0.000268" calcext:value-type="float">
            <text:p>0.00026800000</text:p>
          </table:table-cell>
          <table:table-cell office:value-type="float" office:value="0.000121" calcext:value-type="float">
            <text:p>0.00012100000</text:p>
          </table:table-cell>
          <table:table-cell office:value-type="float" office:value="0.000055" calcext:value-type="float">
            <text:p>0.00005500000</text:p>
          </table:table-cell>
          <table:table-cell office:value-type="float" office:value="0.000025" calcext:value-type="float">
            <text:p>0.00002500000</text:p>
          </table:table-cell>
          <table:table-cell office:value-type="float" office:value="0.0000114" calcext:value-type="float">
            <text:p>0.00001140000</text:p>
          </table:table-cell>
          <table:table-cell office:value-type="float" office:value="0.00000517" calcext:value-type="float">
            <text:p>0.00000517000</text:p>
          </table:table-cell>
          <table:table-cell office:value-type="float" office:value="0.00000235" calcext:value-type="float">
            <text:p>0.00000235000</text:p>
          </table:table-cell>
          <table:table-cell office:value-type="float" office:value="0.000000122" calcext:value-type="float">
            <text:p>0.00000012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te Guardian</text:p>
          </table:table-cell>
          <table:table-cell table:number-columns-repeated="7"/>
          <table:table-cell office:value-type="float" office:value="0.000692" calcext:value-type="float">
            <text:p>0.00069200000</text:p>
          </table:table-cell>
          <table:table-cell office:value-type="float" office:value="0.000313" calcext:value-type="float">
            <text:p>0.00031300000</text:p>
          </table:table-cell>
          <table:table-cell office:value-type="float" office:value="0.000142" calcext:value-type="float">
            <text:p>0.00014200000</text:p>
          </table:table-cell>
          <table:table-cell office:value-type="float" office:value="0.0000642" calcext:value-type="float">
            <text:p>0.00006420000</text:p>
          </table:table-cell>
          <table:table-cell office:value-type="float" office:value="0.0000291" calcext:value-type="float">
            <text:p>0.00002910000</text:p>
          </table:table-cell>
          <table:table-cell office:value-type="float" office:value="0.0000133" calcext:value-type="float">
            <text:p>0.00001330000</text:p>
          </table:table-cell>
          <table:table-cell office:value-type="float" office:value="0.00000603" calcext:value-type="float">
            <text:p>0.00000603000</text:p>
          </table:table-cell>
          <table:table-cell office:value-type="float" office:value="0.00000274" calcext:value-type="float">
            <text:p>0.00000274000</text:p>
          </table:table-cell>
          <table:table-cell office:value-type="float" office:value="0.000000143" calcext:value-type="float">
            <text:p>0.00000014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eper's Assistant</text:p>
          </table:table-cell>
          <table:table-cell table:number-columns-repeated="7"/>
          <table:table-cell office:value-type="float" office:value="0.000783" calcext:value-type="float">
            <text:p>0.00078300000</text:p>
          </table:table-cell>
          <table:table-cell office:value-type="float" office:value="0.000354" calcext:value-type="float">
            <text:p>0.00035400000</text:p>
          </table:table-cell>
          <table:table-cell office:value-type="float" office:value="0.00016" calcext:value-type="float">
            <text:p>0.00016000000</text:p>
          </table:table-cell>
          <table:table-cell office:value-type="float" office:value="0.0000727" calcext:value-type="float">
            <text:p>0.00007270000</text:p>
          </table:table-cell>
          <table:table-cell office:value-type="float" office:value="0.000033" calcext:value-type="float">
            <text:p>0.00003300000</text:p>
          </table:table-cell>
          <table:table-cell office:value-type="float" office:value="0.000015" calcext:value-type="float">
            <text:p>0.00001500000</text:p>
          </table:table-cell>
          <table:table-cell office:value-type="float" office:value="0.00000682" calcext:value-type="float">
            <text:p>0.00000682000</text:p>
          </table:table-cell>
          <table:table-cell office:value-type="float" office:value="0.0000031" calcext:value-type="float">
            <text:p>0.00000310000</text:p>
          </table:table-cell>
          <table:table-cell office:value-type="float" office:value="0.000000162" calcext:value-type="float">
            <text:p>0.00000016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avenger</text:p>
          </table:table-cell>
          <table:table-cell table:number-columns-repeated="7"/>
          <table:table-cell office:value-type="float" office:value="0.000835" calcext:value-type="float">
            <text:p>0.00083500000</text:p>
          </table:table-cell>
          <table:table-cell office:value-type="float" office:value="0.000378" calcext:value-type="float">
            <text:p>0.00037800000</text:p>
          </table:table-cell>
          <table:table-cell office:value-type="float" office:value="0.000171" calcext:value-type="float">
            <text:p>0.00017100000</text:p>
          </table:table-cell>
          <table:table-cell office:value-type="float" office:value="0.0000775" calcext:value-type="float">
            <text:p>0.00007750000</text:p>
          </table:table-cell>
          <table:table-cell office:value-type="float" office:value="0.0000351" calcext:value-type="float">
            <text:p>0.00003510000</text:p>
          </table:table-cell>
          <table:table-cell office:value-type="float" office:value="0.000016" calcext:value-type="float">
            <text:p>0.00001600000</text:p>
          </table:table-cell>
          <table:table-cell office:value-type="float" office:value="0.00000728" calcext:value-type="float">
            <text:p>0.00000728000</text:p>
          </table:table-cell>
          <table:table-cell office:value-type="float" office:value="0.00000331" calcext:value-type="float">
            <text:p>0.00000331000</text:p>
          </table:table-cell>
          <table:table-cell office:value-type="float" office:value="0.000000172" calcext:value-type="float">
            <text:p>0.00000017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eper</text:p>
          </table:table-cell>
          <table:table-cell table:number-columns-repeated="7"/>
          <table:table-cell office:value-type="float" office:value="0.000976" calcext:value-type="float">
            <text:p>0.00097600000</text:p>
          </table:table-cell>
          <table:table-cell office:value-type="float" office:value="0.000441" calcext:value-type="float">
            <text:p>0.00044100000</text:p>
          </table:table-cell>
          <table:table-cell office:value-type="float" office:value="0.0002" calcext:value-type="float">
            <text:p>0.00020000000</text:p>
          </table:table-cell>
          <table:table-cell office:value-type="float" office:value="0.0000906" calcext:value-type="float">
            <text:p>0.00009060000</text:p>
          </table:table-cell>
          <table:table-cell office:value-type="float" office:value="0.0000411" calcext:value-type="float">
            <text:p>0.00004110000</text:p>
          </table:table-cell>
          <table:table-cell office:value-type="float" office:value="0.0000187" calcext:value-type="float">
            <text:p>0.00001870000</text:p>
          </table:table-cell>
          <table:table-cell office:value-type="float" office:value="0.0000085" calcext:value-type="float">
            <text:p>0.00000850000</text:p>
          </table:table-cell>
          <table:table-cell office:value-type="float" office:value="0.00000386" calcext:value-type="float">
            <text:p>0.00000386000</text:p>
          </table:table-cell>
          <table:table-cell office:value-type="float" office:value="0.000000202" calcext:value-type="float">
            <text:p>0.0000002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alm Ripper</text:p>
          </table:table-cell>
          <table:table-cell table:number-columns-repeated="7"/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der</text:p>
          </table:table-cell>
          <table:table-cell table:number-columns-repeated="7"/>
          <table:table-cell office:value-type="float" office:value="0.00128" calcext:value-type="float">
            <text:p>0.00128000000</text:p>
          </table:table-cell>
          <table:table-cell office:value-type="float" office:value="0.000581" calcext:value-type="float">
            <text:p>0.00058100000</text:p>
          </table:table-cell>
          <table:table-cell office:value-type="float" office:value="0.000263" calcext:value-type="float">
            <text:p>0.000263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541" calcext:value-type="float">
            <text:p>0.00005410000</text:p>
          </table:table-cell>
          <table:table-cell office:value-type="float" office:value="0.0000246" calcext:value-type="float">
            <text:p>0.00002460000</text:p>
          </table:table-cell>
          <table:table-cell office:value-type="float" office:value="0.0000112" calcext:value-type="float">
            <text:p>0.00001120000</text:p>
          </table:table-cell>
          <table:table-cell office:value-type="float" office:value="0.00000509" calcext:value-type="float">
            <text:p>0.00000509000</text:p>
          </table:table-cell>
          <table:table-cell office:value-type="float" office:value="0.000000265" calcext:value-type="float">
            <text:p>0.00000026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oze</text:p>
          </table:table-cell>
          <table:table-cell table:number-columns-repeated="7"/>
          <table:table-cell office:value-type="float" office:value="0.00136" calcext:value-type="float">
            <text:p>0.00136000000</text:p>
          </table:table-cell>
          <table:table-cell office:value-type="float" office:value="0.000614" calcext:value-type="float">
            <text:p>0.00061400000</text:p>
          </table:table-cell>
          <table:table-cell office:value-type="float" office:value="0.000278" calcext:value-type="float">
            <text:p>0.00027800000</text:p>
          </table:table-cell>
          <table:table-cell office:value-type="float" office:value="0.000126" calcext:value-type="float">
            <text:p>0.00012600000</text:p>
          </table:table-cell>
          <table:table-cell office:value-type="float" office:value="0.0000572" calcext:value-type="float">
            <text:p>0.00005720000</text:p>
          </table:table-cell>
          <table:table-cell office:value-type="float" office:value="0.000026" calcext:value-type="float">
            <text:p>0.00002600000</text:p>
          </table:table-cell>
          <table:table-cell office:value-type="float" office:value="0.0000118" calcext:value-type="float">
            <text:p>0.00001180000</text:p>
          </table:table-cell>
          <table:table-cell office:value-type="float" office:value="0.00000538" calcext:value-type="float">
            <text:p>0.00000538000</text:p>
          </table:table-cell>
          <table:table-cell office:value-type="float" office:value="0.000000281" calcext:value-type="float">
            <text:p>0.00000028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goyle</text:p>
          </table:table-cell>
          <table:table-cell table:number-columns-repeated="7"/>
          <table:table-cell office:value-type="float" office:value="0.00138" calcext:value-type="float">
            <text:p>0.00138000000</text:p>
          </table:table-cell>
          <table:table-cell office:value-type="float" office:value="0.000626" calcext:value-type="float">
            <text:p>0.00062600000</text:p>
          </table:table-cell>
          <table:table-cell office:value-type="float" office:value="0.000283" calcext:value-type="float">
            <text:p>0.00028300000</text:p>
          </table:table-cell>
          <table:table-cell office:value-type="float" office:value="0.000128" calcext:value-type="float">
            <text:p>0.00012800000</text:p>
          </table:table-cell>
          <table:table-cell office:value-type="float" office:value="0.0000582" calcext:value-type="float">
            <text:p>0.00005820000</text:p>
          </table:table-cell>
          <table:table-cell office:value-type="float" office:value="0.0000265" calcext:value-type="float">
            <text:p>0.00002650000</text:p>
          </table:table-cell>
          <table:table-cell office:value-type="float" office:value="0.0000121" calcext:value-type="float">
            <text:p>0.00001210000</text:p>
          </table:table-cell>
          <table:table-cell office:value-type="float" office:value="0.00000548" calcext:value-type="float">
            <text:p>0.00000548000</text:p>
          </table:table-cell>
          <table:table-cell office:value-type="float" office:value="0.000000286" calcext:value-type="float">
            <text:p>0.00000028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ectre</text:p>
          </table:table-cell>
          <table:table-cell table:number-columns-repeated="7"/>
          <table:table-cell office:value-type="float" office:value="0.00138" calcext:value-type="float">
            <text:p>0.00138000000</text:p>
          </table:table-cell>
          <table:table-cell office:value-type="float" office:value="0.000626" calcext:value-type="float">
            <text:p>0.00062600000</text:p>
          </table:table-cell>
          <table:table-cell office:value-type="float" office:value="0.000283" calcext:value-type="float">
            <text:p>0.00028300000</text:p>
          </table:table-cell>
          <table:table-cell office:value-type="float" office:value="0.000128" calcext:value-type="float">
            <text:p>0.00012800000</text:p>
          </table:table-cell>
          <table:table-cell office:value-type="float" office:value="0.0000582" calcext:value-type="float">
            <text:p>0.00005820000</text:p>
          </table:table-cell>
          <table:table-cell office:value-type="float" office:value="0.0000265" calcext:value-type="float">
            <text:p>0.00002650000</text:p>
          </table:table-cell>
          <table:table-cell office:value-type="float" office:value="0.0000121" calcext:value-type="float">
            <text:p>0.00001210000</text:p>
          </table:table-cell>
          <table:table-cell office:value-type="float" office:value="0.00000548" calcext:value-type="float">
            <text:p>0.00000548000</text:p>
          </table:table-cell>
          <table:table-cell office:value-type="float" office:value="0.000000286" calcext:value-type="float">
            <text:p>0.00000028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cerer</text:p>
          </table:table-cell>
          <table:table-cell table:number-columns-repeated="7"/>
          <table:table-cell office:value-type="float" office:value="0.00153" calcext:value-type="float">
            <text:p>0.00153000000</text:p>
          </table:table-cell>
          <table:table-cell office:value-type="float" office:value="0.000693" calcext:value-type="float">
            <text:p>0.00069300000</text:p>
          </table:table-cell>
          <table:table-cell office:value-type="float" office:value="0.000313" calcext:value-type="float">
            <text:p>0.00031300000</text:p>
          </table:table-cell>
          <table:table-cell office:value-type="float" office:value="0.000142" calcext:value-type="float">
            <text:p>0.00014200000</text:p>
          </table:table-cell>
          <table:table-cell office:value-type="float" office:value="0.0000645" calcext:value-type="float">
            <text:p>0.00006450000</text:p>
          </table:table-cell>
          <table:table-cell office:value-type="float" office:value="0.0000294" calcext:value-type="float">
            <text:p>0.00002940000</text:p>
          </table:table-cell>
          <table:table-cell office:value-type="float" office:value="0.0000133" calcext:value-type="float">
            <text:p>0.00001330000</text:p>
          </table:table-cell>
          <table:table-cell office:value-type="float" office:value="0.00000607" calcext:value-type="float">
            <text:p>0.00000607000</text:p>
          </table:table-cell>
          <table:table-cell office:value-type="float" office:value="0.000000316" calcext:value-type="float">
            <text:p>0.00000031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em</text:p>
          </table:table-cell>
          <table:table-cell table:number-columns-repeated="7"/>
          <table:table-cell office:value-type="float" office:value="0.00196" calcext:value-type="float">
            <text:p>0.00196000000</text:p>
          </table:table-cell>
          <table:table-cell office:value-type="float" office:value="0.000885" calcext:value-type="float">
            <text:p>0.00088500000</text:p>
          </table:table-cell>
          <table:table-cell office:value-type="float" office:value="0.0004" calcext:value-type="float">
            <text:p>0.00040000000</text:p>
          </table:table-cell>
          <table:table-cell office:value-type="float" office:value="0.000182" calcext:value-type="float">
            <text:p>0.00018200000</text:p>
          </table:table-cell>
          <table:table-cell office:value-type="float" office:value="0.0000823" calcext:value-type="float">
            <text:p>0.00008230000</text:p>
          </table:table-cell>
          <table:table-cell office:value-type="float" office:value="0.0000375" calcext:value-type="float">
            <text:p>0.00003750000</text:p>
          </table:table-cell>
          <table:table-cell office:value-type="float" office:value="0.000017" calcext:value-type="float">
            <text:p>0.00001700000</text:p>
          </table:table-cell>
          <table:table-cell office:value-type="float" office:value="0.00000775" calcext:value-type="float">
            <text:p>0.00000775000</text:p>
          </table:table-cell>
          <table:table-cell office:value-type="float" office:value="0.000000404" calcext:value-type="float">
            <text:p>0.0000004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rror Knight</text:p>
          </table:table-cell>
          <table:table-cell table:number-columns-repeated="7"/>
          <table:table-cell office:value-type="float" office:value="0.00208" calcext:value-type="float">
            <text:p>0.00208000000</text:p>
          </table:table-cell>
          <table:table-cell office:value-type="float" office:value="0.000939" calcext:value-type="float">
            <text:p>0.00093900000</text:p>
          </table:table-cell>
          <table:table-cell office:value-type="float" office:value="0.000425" calcext:value-type="float">
            <text:p>0.00042500000</text:p>
          </table:table-cell>
          <table:table-cell office:value-type="float" office:value="0.000193" calcext:value-type="float">
            <text:p>0.00019300000</text:p>
          </table:table-cell>
          <table:table-cell office:value-type="float" office:value="0.0000873" calcext:value-type="float">
            <text:p>0.00008730000</text:p>
          </table:table-cell>
          <table:table-cell office:value-type="float" office:value="0.0000398" calcext:value-type="float">
            <text:p>0.00003980000</text:p>
          </table:table-cell>
          <table:table-cell office:value-type="float" office:value="0.0000181" calcext:value-type="float">
            <text:p>0.00001810000</text:p>
          </table:table-cell>
          <table:table-cell office:value-type="float" office:value="0.00000822" calcext:value-type="float">
            <text:p>0.00000822000</text:p>
          </table:table-cell>
          <table:table-cell office:value-type="float" office:value="0.000000429" calcext:value-type="float">
            <text:p>0.00000042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aper</text:p>
          </table:table-cell>
          <table:table-cell table:number-columns-repeated="7"/>
          <table:table-cell office:value-type="float" office:value="0.00215" calcext:value-type="float">
            <text:p>0.00215000000</text:p>
          </table:table-cell>
          <table:table-cell office:value-type="float" office:value="0.000972" calcext:value-type="float">
            <text:p>0.00097200000</text:p>
          </table:table-cell>
          <table:table-cell office:value-type="float" office:value="0.00044" calcext:value-type="float">
            <text:p>0.00044000000</text:p>
          </table:table-cell>
          <table:table-cell office:value-type="float" office:value="0.000199" calcext:value-type="float">
            <text:p>0.00019900000</text:p>
          </table:table-cell>
          <table:table-cell office:value-type="float" office:value="0.0000904" calcext:value-type="float">
            <text:p>0.00009040000</text:p>
          </table:table-cell>
          <table:table-cell office:value-type="float" office:value="0.0000412" calcext:value-type="float">
            <text:p>0.00004120000</text:p>
          </table:table-cell>
          <table:table-cell office:value-type="float" office:value="0.0000187" calcext:value-type="float">
            <text:p>0.00001870000</text:p>
          </table:table-cell>
          <table:table-cell office:value-type="float" office:value="0.00000851" calcext:value-type="float">
            <text:p>0.00000851000</text:p>
          </table:table-cell>
          <table:table-cell office:value-type="float" office:value="0.000000444" calcext:value-type="float">
            <text:p>0.00000044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ght</text:p>
          </table:table-cell>
          <table:table-cell table:number-columns-repeated="7"/>
          <table:table-cell office:value-type="float" office:value="0.00216" calcext:value-type="float">
            <text:p>0.00216000000</text:p>
          </table:table-cell>
          <table:table-cell office:value-type="float" office:value="0.000978" calcext:value-type="float">
            <text:p>0.00097800000</text:p>
          </table:table-cell>
          <table:table-cell office:value-type="float" office:value="0.000442" calcext:value-type="float">
            <text:p>0.00044200000</text:p>
          </table:table-cell>
          <table:table-cell office:value-type="float" office:value="0.000201" calcext:value-type="float">
            <text:p>0.00020100000</text:p>
          </table:table-cell>
          <table:table-cell office:value-type="float" office:value="0.000091" calcext:value-type="float">
            <text:p>0.00009100000</text:p>
          </table:table-cell>
          <table:table-cell office:value-type="float" office:value="0.0000414" calcext:value-type="float">
            <text:p>0.00004140000</text:p>
          </table:table-cell>
          <table:table-cell office:value-type="float" office:value="0.0000188" calcext:value-type="float">
            <text:p>0.00001880000</text:p>
          </table:table-cell>
          <table:table-cell office:value-type="float" office:value="0.00000856" calcext:value-type="float">
            <text:p>0.00000856000</text:p>
          </table:table-cell>
          <table:table-cell office:value-type="float" office:value="0.000000446" calcext:value-type="float">
            <text:p>0.00000044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ch</text:p>
          </table:table-cell>
          <table:table-cell table:number-columns-repeated="7"/>
          <table:table-cell office:value-type="float" office:value="0.00301" calcext:value-type="float">
            <text:p>0.00301000000</text:p>
          </table:table-cell>
          <table:table-cell office:value-type="float" office:value="0.00136" calcext:value-type="float">
            <text:p>0.00136000000</text:p>
          </table:table-cell>
          <table:table-cell office:value-type="float" office:value="0.000617" calcext:value-type="float">
            <text:p>0.00061700000</text:p>
          </table:table-cell>
          <table:table-cell office:value-type="float" office:value="0.00028" calcext:value-type="float">
            <text:p>0.00028000000</text:p>
          </table:table-cell>
          <table:table-cell office:value-type="float" office:value="0.000127" calcext:value-type="float">
            <text:p>0.00012700000</text:p>
          </table:table-cell>
          <table:table-cell office:value-type="float" office:value="0.0000578" calcext:value-type="float">
            <text:p>0.00005780000</text:p>
          </table:table-cell>
          <table:table-cell office:value-type="float" office:value="0.0000263" calcext:value-type="float">
            <text:p>0.00002630000</text:p>
          </table:table-cell>
          <table:table-cell office:value-type="float" office:value="0.0000119" calcext:value-type="float">
            <text:p>0.00001190000</text:p>
          </table:table-cell>
          <table:table-cell office:value-type="float" office:value="0.000000622" calcext:value-type="float">
            <text:p>0.00000062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rono</text:p>
          </table:table-cell>
          <table:table-cell table:number-columns-repeated="7"/>
          <table:table-cell office:value-type="float" office:value="0.00741" calcext:value-type="float">
            <text:p>0.00741000000</text:p>
          </table:table-cell>
          <table:table-cell office:value-type="float" office:value="0.00335" calcext:value-type="float">
            <text:p>0.00335000000</text:p>
          </table:table-cell>
          <table:table-cell office:value-type="float" office:value="0.00152" calcext:value-type="float">
            <text:p>0.00152000000</text:p>
          </table:table-cell>
          <table:table-cell office:value-type="float" office:value="0.000688" calcext:value-type="float">
            <text:p>0.00068800000</text:p>
          </table:table-cell>
          <table:table-cell office:value-type="float" office:value="0.000312" calcext:value-type="float">
            <text:p>0.00031200000</text:p>
          </table:table-cell>
          <table:table-cell office:value-type="float" office:value="0.000142" calcext:value-type="float">
            <text:p>0.00014200000</text:p>
          </table:table-cell>
          <table:table-cell office:value-type="float" office:value="0.0000646" calcext:value-type="float">
            <text:p>0.00006460000</text:p>
          </table:table-cell>
          <table:table-cell office:value-type="float" office:value="0.0000294" calcext:value-type="float">
            <text:p>0.00002940000</text:p>
          </table:table-cell>
          <table:table-cell office:value-type="float" office:value="0.00000153" calcext:value-type="float">
            <text:p>0.0000015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olyte</text:p>
          </table:table-cell>
          <table:table-cell table:number-columns-repeated="7"/>
          <table:table-cell office:value-type="float" office:value="0.00787" calcext:value-type="float">
            <text:p>0.00787000000</text:p>
          </table:table-cell>
          <table:table-cell office:value-type="float" office:value="0.00356" calcext:value-type="float">
            <text:p>0.00356000000</text:p>
          </table:table-cell>
          <table:table-cell office:value-type="float" office:value="0.00161" calcext:value-type="float">
            <text:p>0.00161000000</text:p>
          </table:table-cell>
          <table:table-cell office:value-type="float" office:value="0.00073" calcext:value-type="float">
            <text:p>0.00073000000</text:p>
          </table:table-cell>
          <table:table-cell office:value-type="float" office:value="0.000331" calcext:value-type="float">
            <text:p>0.00033100000</text:p>
          </table:table-cell>
          <table:table-cell office:value-type="float" office:value="0.000151" calcext:value-type="float">
            <text:p>0.00015100000</text:p>
          </table:table-cell>
          <table:table-cell office:value-type="float" office:value="0.0000686" calcext:value-type="float">
            <text:p>0.0000686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0162" calcext:value-type="float">
            <text:p>0.0000016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abbie</text:p>
          </table:table-cell>
          <table:table-cell table:number-columns-repeated="7"/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nchy</text:p>
          </table:table-cell>
          <table:table-cell table:number-columns-repeated="7"/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rate</text:p>
          </table:table-cell>
          <table:table-cell table:number-columns-repeated="3"/>
          <table:table-cell office:value-type="float" office:value="0.00218" calcext:value-type="float">
            <text:p>0.00218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65" calcext:value-type="float">
            <text:p>0.0000865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7" calcext:value-type="float">
            <text:p>0.00001770000</text:p>
          </table:table-cell>
          <table:table-cell office:value-type="float" office:value="0.00000802" calcext:value-type="float">
            <text:p>0.00000802000</text:p>
          </table:table-cell>
          <table:table-cell office:value-type="float" office:value="0.00000364" calcext:value-type="float">
            <text:p>0.00000364000</text:p>
          </table:table-cell>
          <table:table-cell office:value-type="float" office:value="0.00000166" calcext:value-type="float">
            <text:p>0.00000166000</text:p>
          </table:table-cell>
          <table:table-cell office:value-type="float" office:value="0.000000753" calcext:value-type="float">
            <text:p>0.00000075300</text:p>
          </table:table-cell>
          <table:table-cell office:value-type="float" office:value="0.000000342" calcext:value-type="float">
            <text:p>0.00000034200</text:p>
          </table:table-cell>
          <table:table-cell office:value-type="float" office:value="0.0000000179" calcext:value-type="float">
            <text:p>0.000000017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iegull</text:p>
          </table:table-cell>
          <table:table-cell table:number-columns-repeated="7"/>
          <table:table-cell office:value-type="float" office:value="0.0000889" calcext:value-type="float">
            <text:p>0.00008890000</text:p>
          </table:table-cell>
          <table:table-cell office:value-type="float" office:value="0.0000402" calcext:value-type="float">
            <text:p>0.00004020000</text:p>
          </table:table-cell>
          <table:table-cell office:value-type="float" office:value="0.0000182" calcext:value-type="float">
            <text:p>0.00001820000</text:p>
          </table:table-cell>
          <table:table-cell office:value-type="float" office:value="0.00000825" calcext:value-type="float">
            <text:p>0.00000825000</text:p>
          </table:table-cell>
          <table:table-cell office:value-type="float" office:value="0.00000374" calcext:value-type="float">
            <text:p>0.00000374000</text:p>
          </table:table-cell>
          <table:table-cell office:value-type="float" office:value="0.0000017" calcext:value-type="float">
            <text:p>0.00000170000</text:p>
          </table:table-cell>
          <table:table-cell office:value-type="float" office:value="0.000000775" calcext:value-type="float">
            <text:p>0.00000077500</text:p>
          </table:table-cell>
          <table:table-cell office:value-type="float" office:value="0.000000352" calcext:value-type="float">
            <text:p>0.00000035200</text:p>
          </table:table-cell>
          <table:table-cell office:value-type="float" office:value="0.0000000184" calcext:value-type="float">
            <text:p>0.000000018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t Water Snapper</text:p>
          </table:table-cell>
          <table:table-cell table:number-columns-repeated="7"/>
          <table:table-cell office:value-type="float" office:value="0.000489" calcext:value-type="float">
            <text:p>0.00048900000</text:p>
          </table:table-cell>
          <table:table-cell office:value-type="float" office:value="0.000221" calcext:value-type="float">
            <text:p>0.00022100000</text:p>
          </table:table-cell>
          <table:table-cell office:value-type="float" office:value="0.0001" calcext:value-type="float">
            <text:p>0.00010000000</text:p>
          </table:table-cell>
          <table:table-cell office:value-type="float" office:value="0.0000454" calcext:value-type="float">
            <text:p>0.0000454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8" calcext:value-type="float">
            <text:p>0.00000938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101" calcext:value-type="float">
            <text:p>0.0000001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ipwrecked</text:p>
          </table:table-cell>
          <table:table-cell table:number-columns-repeated="7"/>
          <table:table-cell office:value-type="float" office:value="0.000519" calcext:value-type="float">
            <text:p>0.00051900000</text:p>
          </table:table-cell>
          <table:table-cell office:value-type="float" office:value="0.000235" calcext:value-type="float">
            <text:p>0.000235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481" calcext:value-type="float">
            <text:p>0.00004810000</text:p>
          </table:table-cell>
          <table:table-cell office:value-type="float" office:value="0.0000218" calcext:value-type="float">
            <text:p>0.00002180000</text:p>
          </table:table-cell>
          <table:table-cell office:value-type="float" office:value="0.00000994" calcext:value-type="float">
            <text:p>0.00000994000</text:p>
          </table:table-cell>
          <table:table-cell office:value-type="float" office:value="0.00000452" calcext:value-type="float">
            <text:p>0.00000452000</text:p>
          </table:table-cell>
          <table:table-cell office:value-type="float" office:value="0.00000205" calcext:value-type="float">
            <text:p>0.00000205000</text:p>
          </table:table-cell>
          <table:table-cell office:value-type="float" office:value="0.000000107" calcext:value-type="float">
            <text:p>0.0000001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mouse</text:p>
          </table:table-cell>
          <table:table-cell table:number-columns-repeated="7"/>
          <table:table-cell office:value-type="float" office:value="0.000593" calcext:value-type="float">
            <text:p>0.00059300000</text:p>
          </table:table-cell>
          <table:table-cell office:value-type="float" office:value="0.000268" calcext:value-type="float">
            <text:p>0.00026800000</text:p>
          </table:table-cell>
          <table:table-cell office:value-type="float" office:value="0.000121" calcext:value-type="float">
            <text:p>0.00012100000</text:p>
          </table:table-cell>
          <table:table-cell office:value-type="float" office:value="0.000055" calcext:value-type="float">
            <text:p>0.00005500000</text:p>
          </table:table-cell>
          <table:table-cell office:value-type="float" office:value="0.000025" calcext:value-type="float">
            <text:p>0.00002500000</text:p>
          </table:table-cell>
          <table:table-cell office:value-type="float" office:value="0.0000114" calcext:value-type="float">
            <text:p>0.00001140000</text:p>
          </table:table-cell>
          <table:table-cell office:value-type="float" office:value="0.00000517" calcext:value-type="float">
            <text:p>0.00000517000</text:p>
          </table:table-cell>
          <table:table-cell office:value-type="float" office:value="0.00000235" calcext:value-type="float">
            <text:p>0.00000235000</text:p>
          </table:table-cell>
          <table:table-cell office:value-type="float" office:value="0.000000122" calcext:value-type="float">
            <text:p>0.00000012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elder</text:p>
          </table:table-cell>
          <table:table-cell table:number-columns-repeated="7"/>
          <table:table-cell office:value-type="float" office:value="0.000642" calcext:value-type="float">
            <text:p>0.00064200000</text:p>
          </table:table-cell>
          <table:table-cell office:value-type="float" office:value="0.00029" calcext:value-type="float">
            <text:p>0.00029000000</text:p>
          </table:table-cell>
          <table:table-cell office:value-type="float" office:value="0.000131" calcext:value-type="float">
            <text:p>0.00013100000</text:p>
          </table:table-cell>
          <table:table-cell office:value-type="float" office:value="0.0000596" calcext:value-type="float">
            <text:p>0.00005960000</text:p>
          </table:table-cell>
          <table:table-cell office:value-type="float" office:value="0.000027" calcext:value-type="float">
            <text:p>0.00002700000</text:p>
          </table:table-cell>
          <table:table-cell office:value-type="float" office:value="0.0000123" calcext:value-type="float">
            <text:p>0.00001230000</text:p>
          </table:table-cell>
          <table:table-cell office:value-type="float" office:value="0.0000056" calcext:value-type="float">
            <text:p>0.00000560000</text:p>
          </table:table-cell>
          <table:table-cell office:value-type="float" office:value="0.00000254" calcext:value-type="float">
            <text:p>0.00000254000</text:p>
          </table:table-cell>
          <table:table-cell office:value-type="float" office:value="0.000000133" calcext:value-type="float">
            <text:p>0.00000013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tled</text:p>
          </table:table-cell>
          <table:table-cell table:number-columns-repeated="7"/>
          <table:table-cell office:value-type="float" office:value="0.00083" calcext:value-type="float">
            <text:p>0.00083000000</text:p>
          </table:table-cell>
          <table:table-cell office:value-type="float" office:value="0.000375" calcext:value-type="float">
            <text:p>0.00037500000</text:p>
          </table:table-cell>
          <table:table-cell office:value-type="float" office:value="0.00017" calcext:value-type="float">
            <text:p>0.00017000000</text:p>
          </table:table-cell>
          <table:table-cell office:value-type="float" office:value="0.000077" calcext:value-type="float">
            <text:p>0.00007700000</text:p>
          </table:table-cell>
          <table:table-cell office:value-type="float" office:value="0.0000349" calcext:value-type="float">
            <text:p>0.00003490000</text:p>
          </table:table-cell>
          <table:table-cell office:value-type="float" office:value="0.0000159" calcext:value-type="float">
            <text:p>0.00001590000</text:p>
          </table:table-cell>
          <table:table-cell office:value-type="float" office:value="0.00000723" calcext:value-type="float">
            <text:p>0.00000723000</text:p>
          </table:table-cell>
          <table:table-cell office:value-type="float" office:value="0.00000329" calcext:value-type="float">
            <text:p>0.00000329000</text:p>
          </table:table-cell>
          <table:table-cell office:value-type="float" office:value="0.000000171" calcext:value-type="float">
            <text:p>0.00000017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ok</text:p>
          </table:table-cell>
          <table:table-cell table:number-columns-repeated="7"/>
          <table:table-cell office:value-type="float" office:value="0.00101" calcext:value-type="float">
            <text:p>0.00101000000</text:p>
          </table:table-cell>
          <table:table-cell office:value-type="float" office:value="0.000457" calcext:value-type="float">
            <text:p>0.00045700000</text:p>
          </table:table-cell>
          <table:table-cell office:value-type="float" office:value="0.000207" calcext:value-type="float">
            <text:p>0.00020700000</text:p>
          </table:table-cell>
          <table:table-cell office:value-type="float" office:value="0.0000938" calcext:value-type="float">
            <text:p>0.00009380000</text:p>
          </table:table-cell>
          <table:table-cell office:value-type="float" office:value="0.0000425" calcext:value-type="float">
            <text:p>0.0000425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" calcext:value-type="float">
            <text:p>0.00000880000</text:p>
          </table:table-cell>
          <table:table-cell office:value-type="float" office:value="0.000004" calcext:value-type="float">
            <text:p>0.00000400000</text:p>
          </table:table-cell>
          <table:table-cell office:value-type="float" office:value="0.000000209" calcext:value-type="float">
            <text:p>0.00000020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ccaneer</text:p>
          </table:table-cell>
          <table:table-cell table:number-columns-repeated="7"/>
          <table:table-cell office:value-type="float" office:value="0.00106" calcext:value-type="float">
            <text:p>0.00106000000</text:p>
          </table:table-cell>
          <table:table-cell office:value-type="float" office:value="0.000479" calcext:value-type="float">
            <text:p>0.00047900000</text:p>
          </table:table-cell>
          <table:table-cell office:value-type="float" office:value="0.000217" calcext:value-type="float">
            <text:p>0.00021700000</text:p>
          </table:table-cell>
          <table:table-cell office:value-type="float" office:value="0.0000984" calcext:value-type="float">
            <text:p>0.00009840000</text:p>
          </table:table-cell>
          <table:table-cell office:value-type="float" office:value="0.0000446" calcext:value-type="float">
            <text:p>0.00004460000</text:p>
          </table:table-cell>
          <table:table-cell office:value-type="float" office:value="0.0000203" calcext:value-type="float">
            <text:p>0.00002030000</text:p>
          </table:table-cell>
          <table:table-cell office:value-type="float" office:value="0.00000923" calcext:value-type="float">
            <text:p>0.00000923000</text:p>
          </table:table-cell>
          <table:table-cell office:value-type="float" office:value="0.0000042" calcext:value-type="float">
            <text:p>0.00000420000</text:p>
          </table:table-cell>
          <table:table-cell office:value-type="float" office:value="0.000000219" calcext:value-type="float">
            <text:p>0.00000021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ter Nymph</text:p>
          </table:table-cell>
          <table:table-cell table:number-columns-repeated="6"/>
          <table:table-cell office:value-type="float" office:value="0.00251" calcext:value-type="float">
            <text:p>0.0025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28" calcext:value-type="float">
            <text:p>0.00052800000</text:p>
          </table:table-cell>
          <table:table-cell office:value-type="float" office:value="0.000239" calcext:value-type="float">
            <text:p>0.000239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92" calcext:value-type="float">
            <text:p>0.00004920000</text:p>
          </table:table-cell>
          <table:table-cell office:value-type="float" office:value="0.0000224" calcext:value-type="float">
            <text:p>0.00002240000</text:p>
          </table:table-cell>
          <table:table-cell office:value-type="float" office:value="0.0000102" calcext:value-type="float">
            <text:p>0.00001020000</text:p>
          </table:table-cell>
          <table:table-cell office:value-type="float" office:value="0.00000463" calcext:value-type="float">
            <text:p>0.00000463000</text:p>
          </table:table-cell>
          <table:table-cell office:value-type="float" office:value="0.000000241" calcext:value-type="float">
            <text:p>0.00000024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iren</text:p>
          </table:table-cell>
          <table:table-cell table:number-columns-repeated="7"/>
          <table:table-cell office:value-type="float" office:value="0.00128" calcext:value-type="float">
            <text:p>0.00128000000</text:p>
          </table:table-cell>
          <table:table-cell office:value-type="float" office:value="0.000581" calcext:value-type="float">
            <text:p>0.00058100000</text:p>
          </table:table-cell>
          <table:table-cell office:value-type="float" office:value="0.000263" calcext:value-type="float">
            <text:p>0.000263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541" calcext:value-type="float">
            <text:p>0.00005410000</text:p>
          </table:table-cell>
          <table:table-cell office:value-type="float" office:value="0.0000246" calcext:value-type="float">
            <text:p>0.00002460000</text:p>
          </table:table-cell>
          <table:table-cell office:value-type="float" office:value="0.0000112" calcext:value-type="float">
            <text:p>0.00001120000</text:p>
          </table:table-cell>
          <table:table-cell office:value-type="float" office:value="0.00000509" calcext:value-type="float">
            <text:p>0.00000509000</text:p>
          </table:table-cell>
          <table:table-cell office:value-type="float" office:value="0.000000265" calcext:value-type="float">
            <text:p>0.00000026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queaken</text:p>
          </table:table-cell>
          <table:table-cell table:number-columns-repeated="7"/>
          <table:table-cell office:value-type="float" office:value="0.00137" calcext:value-type="float">
            <text:p>0.00137000000</text:p>
          </table:table-cell>
          <table:table-cell office:value-type="float" office:value="0.000618" calcext:value-type="float">
            <text:p>0.00061800000</text:p>
          </table:table-cell>
          <table:table-cell office:value-type="float" office:value="0.000279" calcext:value-type="float">
            <text:p>0.00027900000</text:p>
          </table:table-cell>
          <table:table-cell office:value-type="float" office:value="0.000127" calcext:value-type="float">
            <text:p>0.00012700000</text:p>
          </table:table-cell>
          <table:table-cell office:value-type="float" office:value="0.0000575" calcext:value-type="float">
            <text:p>0.00005750000</text:p>
          </table:table-cell>
          <table:table-cell office:value-type="float" office:value="0.0000262" calcext:value-type="float">
            <text:p>0.00002620000</text:p>
          </table:table-cell>
          <table:table-cell office:value-type="float" office:value="0.0000119" calcext:value-type="float">
            <text:p>0.00001190000</text:p>
          </table:table-cell>
          <table:table-cell office:value-type="float" office:value="0.00000541" calcext:value-type="float">
            <text:p>0.00000541000</text:p>
          </table:table-cell>
          <table:table-cell office:value-type="float" office:value="0.000000282" calcext:value-type="float">
            <text:p>0.00000028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ptain</text:p>
          </table:table-cell>
          <table:table-cell table:number-columns-repeated="7"/>
          <table:table-cell office:value-type="float" office:value="0.00161" calcext:value-type="float">
            <text:p>0.00161000000</text:p>
          </table:table-cell>
          <table:table-cell office:value-type="float" office:value="0.000726" calcext:value-type="float">
            <text:p>0.00072600000</text:p>
          </table:table-cell>
          <table:table-cell office:value-type="float" office:value="0.000329" calcext:value-type="float">
            <text:p>0.00032900000</text:p>
          </table:table-cell>
          <table:table-cell office:value-type="float" office:value="0.000149" calcext:value-type="float">
            <text:p>0.00014900000</text:p>
          </table:table-cell>
          <table:table-cell office:value-type="float" office:value="0.0000676" calcext:value-type="float">
            <text:p>0.00006760000</text:p>
          </table:table-cell>
          <table:table-cell office:value-type="float" office:value="0.0000308" calcext:value-type="float">
            <text:p>0.00003080000</text:p>
          </table:table-cell>
          <table:table-cell office:value-type="float" office:value="0.000014" calcext:value-type="float">
            <text:p>0.00001400000</text:p>
          </table:table-cell>
          <table:table-cell office:value-type="float" office:value="0.00000636" calcext:value-type="float">
            <text:p>0.00000636000</text:p>
          </table:table-cell>
          <table:table-cell office:value-type="float" office:value="0.000000332" calcext:value-type="float">
            <text:p>0.00000033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viathan</text:p>
          </table:table-cell>
          <table:table-cell table:number-columns-repeated="7"/>
          <table:table-cell office:value-type="float" office:value="0.00171" calcext:value-type="float">
            <text:p>0.00171000000</text:p>
          </table:table-cell>
          <table:table-cell office:value-type="float" office:value="0.000772" calcext:value-type="float">
            <text:p>0.00077200000</text:p>
          </table:table-cell>
          <table:table-cell office:value-type="float" office:value="0.000349" calcext:value-type="float">
            <text:p>0.00034900000</text:p>
          </table:table-cell>
          <table:table-cell office:value-type="float" office:value="0.000158" calcext:value-type="float">
            <text:p>0.00015800000</text:p>
          </table:table-cell>
          <table:table-cell office:value-type="float" office:value="0.0000718" calcext:value-type="float">
            <text:p>0.00007180000</text:p>
          </table:table-cell>
          <table:table-cell office:value-type="float" office:value="0.0000327" calcext:value-type="float">
            <text:p>0.00003270000</text:p>
          </table:table-cell>
          <table:table-cell office:value-type="float" office:value="0.0000149" calcext:value-type="float">
            <text:p>0.00001490000</text:p>
          </table:table-cell>
          <table:table-cell office:value-type="float" office:value="0.00000676" calcext:value-type="float">
            <text:p>0.00000676000</text:p>
          </table:table-cell>
          <table:table-cell office:value-type="float" office:value="0.000000353" calcext:value-type="float">
            <text:p>0.0000003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dra</text:p>
          </table:table-cell>
          <table:table-cell table:number-columns-repeated="6"/>
          <table:table-cell office:value-type="float" office:value="0.00511" calcext:value-type="float">
            <text:p>0.00511000000</text:p>
          </table:table-cell>
          <table:table-cell office:value-type="float" office:value="0.00238" calcext:value-type="float">
            <text:p>0.00238000000</text:p>
          </table:table-cell>
          <table:table-cell office:value-type="float" office:value="0.00108" calcext:value-type="float">
            <text:p>0.00108000000</text:p>
          </table:table-cell>
          <table:table-cell office:value-type="float" office:value="0.000487" calcext:value-type="float">
            <text:p>0.00048700000</text:p>
          </table:table-cell>
          <table:table-cell office:value-type="float" office:value="0.000221" calcext:value-type="float">
            <text:p>0.00022100000</text:p>
          </table:table-cell>
          <table:table-cell office:value-type="float" office:value="0.0001" calcext:value-type="float">
            <text:p>0.00010000000</text:p>
          </table:table-cell>
          <table:table-cell office:value-type="float" office:value="0.0000456" calcext:value-type="float">
            <text:p>0.00004560000</text:p>
          </table:table-cell>
          <table:table-cell office:value-type="float" office:value="0.0000207" calcext:value-type="float">
            <text:p>0.00002070000</text:p>
          </table:table-cell>
          <table:table-cell office:value-type="float" office:value="0.00000943" calcext:value-type="float">
            <text:p>0.00000943000</text:p>
          </table:table-cell>
          <table:table-cell office:value-type="float" office:value="0.000000492" calcext:value-type="float">
            <text:p>0.00000049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leweaver</text:p>
          </table:table-cell>
          <table:table-cell table:number-columns-repeated="7"/>
          <table:table-cell office:value-type="float" office:value="0.000269" calcext:value-type="float">
            <text:p>0.00026900000</text:p>
          </table:table-cell>
          <table:table-cell office:value-type="float" office:value="0.000122" calcext:value-type="float">
            <text:p>0.00012200000</text:p>
          </table:table-cell>
          <table:table-cell office:value-type="float" office:value="0.0000551" calcext:value-type="float">
            <text:p>0.00005510000</text:p>
          </table:table-cell>
          <table:table-cell office:value-type="float" office:value="0.000025" calcext:value-type="float">
            <text:p>0.00002500000</text:p>
          </table:table-cell>
          <table:table-cell office:value-type="float" office:value="0.0000113" calcext:value-type="float">
            <text:p>0.00001130000</text:p>
          </table:table-cell>
          <table:table-cell office:value-type="float" office:value="0.00000516" calcext:value-type="float">
            <text:p>0.00000516000</text:p>
          </table:table-cell>
          <table:table-cell office:value-type="float" office:value="0.00000235" calcext:value-type="float">
            <text:p>0.00000235000</text:p>
          </table:table-cell>
          <table:table-cell office:value-type="float" office:value="0.00000107" calcext:value-type="float">
            <text:p>0.00000107000</text:p>
          </table:table-cell>
          <table:table-cell office:value-type="float" office:value="0.0000000556" calcext:value-type="float">
            <text:p>0.000000055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ut</text:p>
          </table:table-cell>
          <table:table-cell table:number-columns-repeated="7"/>
          <table:table-cell office:value-type="float" office:value="0.000294" calcext:value-type="float">
            <text:p>0.00029400000</text:p>
          </table:table-cell>
          <table:table-cell office:value-type="float" office:value="0.000133" calcext:value-type="float">
            <text:p>0.00013300000</text:p>
          </table:table-cell>
          <table:table-cell office:value-type="float" office:value="0.0000601" calcext:value-type="float">
            <text:p>0.00006010000</text:p>
          </table:table-cell>
          <table:table-cell office:value-type="float" office:value="0.0000273" calcext:value-type="float">
            <text:p>0.00002730000</text:p>
          </table:table-cell>
          <table:table-cell office:value-type="float" office:value="0.0000124" calcext:value-type="float">
            <text:p>0.00001240000</text:p>
          </table:table-cell>
          <table:table-cell office:value-type="float" office:value="0.00000563" calcext:value-type="float">
            <text:p>0.00000563000</text:p>
          </table:table-cell>
          <table:table-cell office:value-type="float" office:value="0.00000256" calcext:value-type="float">
            <text:p>0.00000256000</text:p>
          </table:table-cell>
          <table:table-cell office:value-type="float" office:value="0.00000116" calcext:value-type="float">
            <text:p>0.00000116000</text:p>
          </table:table-cell>
          <table:table-cell office:value-type="float" office:value="0.0000000607" calcext:value-type="float">
            <text:p>0.000000060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chemist</text:p>
          </table:table-cell>
          <table:table-cell table:number-columns-repeated="7"/>
          <table:table-cell office:value-type="float" office:value="0.000324" calcext:value-type="float">
            <text:p>0.00032400000</text:p>
          </table:table-cell>
          <table:table-cell office:value-type="float" office:value="0.000146" calcext:value-type="float">
            <text:p>0.00014600000</text:p>
          </table:table-cell>
          <table:table-cell office:value-type="float" office:value="0.0000662" calcext:value-type="float">
            <text:p>0.00006620000</text:p>
          </table:table-cell>
          <table:table-cell office:value-type="float" office:value="0.00003" calcext:value-type="float">
            <text:p>0.00003000000</text:p>
          </table:table-cell>
          <table:table-cell office:value-type="float" office:value="0.0000136" calcext:value-type="float">
            <text:p>0.00001360000</text:p>
          </table:table-cell>
          <table:table-cell office:value-type="float" office:value="0.0000062" calcext:value-type="float">
            <text:p>0.00000620000</text:p>
          </table:table-cell>
          <table:table-cell office:value-type="float" office:value="0.00000282" calcext:value-type="float">
            <text:p>0.00000282000</text:p>
          </table:table-cell>
          <table:table-cell office:value-type="float" office:value="0.00000128" calcext:value-type="float">
            <text:p>0.00000128000</text:p>
          </table:table-cell>
          <table:table-cell office:value-type="float" office:value="0.0000000668" calcext:value-type="float">
            <text:p>0.000000066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ck</text:p>
          </table:table-cell>
          <table:table-cell table:number-columns-repeated="7"/>
          <table:table-cell office:value-type="float" office:value="0.00148" calcext:value-type="float">
            <text:p>0.00148000000</text:p>
          </table:table-cell>
          <table:table-cell office:value-type="float" office:value="0.00067" calcext:value-type="float">
            <text:p>0.00067000000</text:p>
          </table:table-cell>
          <table:table-cell office:value-type="float" office:value="0.000303" calcext:value-type="float">
            <text:p>0.00030300000</text:p>
          </table:table-cell>
          <table:table-cell office:value-type="float" office:value="0.000138" calcext:value-type="float">
            <text:p>0.000138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284" calcext:value-type="float">
            <text:p>0.00002840000</text:p>
          </table:table-cell>
          <table:table-cell office:value-type="float" office:value="0.0000129" calcext:value-type="float">
            <text:p>0.00001290000</text:p>
          </table:table-cell>
          <table:table-cell office:value-type="float" office:value="0.00000587" calcext:value-type="float">
            <text:p>0.00000587000</text:p>
          </table:table-cell>
          <table:table-cell office:value-type="float" office:value="0.000000306" calcext:value-type="float">
            <text:p>0.00000030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</text:p>
          </table:table-cell>
          <table:table-cell table:number-columns-repeated="7"/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nitak</text:p>
          </table:table-cell>
          <table:table-cell table:number-columns-repeated="7"/>
          <table:table-cell office:value-type="float" office:value="0.00202" calcext:value-type="float">
            <text:p>0.00202000000</text:p>
          </table:table-cell>
          <table:table-cell office:value-type="float" office:value="0.000913" calcext:value-type="float">
            <text:p>0.00091300000</text:p>
          </table:table-cell>
          <table:table-cell office:value-type="float" office:value="0.000413" calcext:value-type="float">
            <text:p>0.00041300000</text:p>
          </table:table-cell>
          <table:table-cell office:value-type="float" office:value="0.000187" calcext:value-type="float">
            <text:p>0.00018700000</text:p>
          </table:table-cell>
          <table:table-cell office:value-type="float" office:value="0.0000849" calcext:value-type="float">
            <text:p>0.00008490000</text:p>
          </table:table-cell>
          <table:table-cell office:value-type="float" office:value="0.0000387" calcext:value-type="float">
            <text:p>0.00003870000</text:p>
          </table:table-cell>
          <table:table-cell office:value-type="float" office:value="0.0000176" calcext:value-type="float">
            <text:p>0.00001760000</text:p>
          </table:table-cell>
          <table:table-cell office:value-type="float" office:value="0.00000799" calcext:value-type="float">
            <text:p>0.00000799000</text:p>
          </table:table-cell>
          <table:table-cell office:value-type="float" office:value="0.000000417" calcext:value-type="float">
            <text:p>0.00000041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othsayer</text:p>
          </table:table-cell>
          <table:table-cell table:number-columns-repeated="7"/>
          <table:table-cell office:value-type="float" office:value="0.00224" calcext:value-type="float">
            <text:p>0.00224000000</text:p>
          </table:table-cell>
          <table:table-cell office:value-type="float" office:value="0.00101" calcext:value-type="float">
            <text:p>0.00101000000</text:p>
          </table:table-cell>
          <table:table-cell office:value-type="float" office:value="0.000459" calcext:value-type="float">
            <text:p>0.00045900000</text:p>
          </table:table-cell>
          <table:table-cell office:value-type="float" office:value="0.000208" calcext:value-type="float">
            <text:p>0.00020800000</text:p>
          </table:table-cell>
          <table:table-cell office:value-type="float" office:value="0.0000944" calcext:value-type="float">
            <text:p>0.00009440000</text:p>
          </table:table-cell>
          <table:table-cell office:value-type="float" office:value="0.000043" calcext:value-type="float">
            <text:p>0.00004300000</text:p>
          </table:table-cell>
          <table:table-cell office:value-type="float" office:value="0.0000195" calcext:value-type="float">
            <text:p>0.00001950000</text:p>
          </table:table-cell>
          <table:table-cell office:value-type="float" office:value="0.00000888" calcext:value-type="float">
            <text:p>0.00000888000</text:p>
          </table:table-cell>
          <table:table-cell office:value-type="float" office:value="0.000000463" calcext:value-type="float">
            <text:p>0.00000046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nquisher</text:p>
          </table:table-cell>
          <table:table-cell table:number-columns-repeated="7"/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4" calcext:value-type="float">
            <text:p>0.000504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3" calcext:value-type="float">
            <text:p>0.0000473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6" calcext:value-type="float">
            <text:p>0.00000976000</text:p>
          </table:table-cell>
          <table:table-cell office:value-type="float" office:value="0.000000509" calcext:value-type="float">
            <text:p>0.00000050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der</text:p>
          </table:table-cell>
          <table:table-cell table:number-columns-repeated="7"/>
          <table:table-cell office:value-type="float" office:value="0.00282" calcext:value-type="float">
            <text:p>0.00282000000</text:p>
          </table:table-cell>
          <table:table-cell office:value-type="float" office:value="0.00127" calcext:value-type="float">
            <text:p>0.00127000000</text:p>
          </table:table-cell>
          <table:table-cell office:value-type="float" office:value="0.000577" calcext:value-type="float">
            <text:p>0.00057700000</text:p>
          </table:table-cell>
          <table:table-cell office:value-type="float" office:value="0.000262" calcext:value-type="float">
            <text:p>0.000262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54" calcext:value-type="float">
            <text:p>0.00005400000</text:p>
          </table:table-cell>
          <table:table-cell office:value-type="float" office:value="0.0000246" calcext:value-type="float">
            <text:p>0.00002460000</text:p>
          </table:table-cell>
          <table:table-cell office:value-type="float" office:value="0.0000112" calcext:value-type="float">
            <text:p>0.00001120000</text:p>
          </table:table-cell>
          <table:table-cell office:value-type="float" office:value="0.000000582" calcext:value-type="float">
            <text:p>0.00000058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tector</text:p>
          </table:table-cell>
          <table:table-cell table:number-columns-repeated="7"/>
          <table:table-cell office:value-type="float" office:value="0.0031" calcext:value-type="float">
            <text:p>0.00310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634" calcext:value-type="float">
            <text:p>0.00063400000</text:p>
          </table:table-cell>
          <table:table-cell office:value-type="float" office:value="0.000288" calcext:value-type="float">
            <text:p>0.00028800000</text:p>
          </table:table-cell>
          <table:table-cell office:value-type="float" office:value="0.00013" calcext:value-type="float">
            <text:p>0.00013000000</text:p>
          </table:table-cell>
          <table:table-cell office:value-type="float" office:value="0.0000594" calcext:value-type="float">
            <text:p>0.00005940000</text:p>
          </table:table-cell>
          <table:table-cell office:value-type="float" office:value="0.000027" calcext:value-type="float">
            <text:p>0.00002700000</text:p>
          </table:table-cell>
          <table:table-cell office:value-type="float" office:value="0.0000123" calcext:value-type="float">
            <text:p>0.00001230000</text:p>
          </table:table-cell>
          <table:table-cell office:value-type="float" office:value="0.00000064" calcext:value-type="float">
            <text:p>0.0000006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mpion</text:p>
          </table:table-cell>
          <table:table-cell table:number-columns-repeated="7"/>
          <table:table-cell office:value-type="float" office:value="0.00341" calcext:value-type="float">
            <text:p>0.00341000000</text:p>
          </table:table-cell>
          <table:table-cell office:value-type="float" office:value="0.00154" calcext:value-type="float">
            <text:p>0.00154000000</text:p>
          </table:table-cell>
          <table:table-cell office:value-type="float" office:value="0.000697" calcext:value-type="float">
            <text:p>0.00069700000</text:p>
          </table:table-cell>
          <table:table-cell office:value-type="float" office:value="0.000316" calcext:value-type="float">
            <text:p>0.00031600000</text:p>
          </table:table-cell>
          <table:table-cell office:value-type="float" office:value="0.000143" calcext:value-type="float">
            <text:p>0.00014300000</text:p>
          </table:table-cell>
          <table:table-cell office:value-type="float" office:value="0.0000653" calcext:value-type="float">
            <text:p>0.00006530000</text:p>
          </table:table-cell>
          <table:table-cell office:value-type="float" office:value="0.0000297" calcext:value-type="float">
            <text:p>0.00002970000</text:p>
          </table:table-cell>
          <table:table-cell office:value-type="float" office:value="0.0000135" calcext:value-type="float">
            <text:p>0.00001350000</text:p>
          </table:table-cell>
          <table:table-cell office:value-type="float" office:value="0.000000704" calcext:value-type="float">
            <text:p>0.0000007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ub Chieftain</text:p>
          </table:table-cell>
          <table:table-cell table:number-columns-repeated="7"/>
          <table:table-cell office:value-type="float" office:value="0.00409" calcext:value-type="float">
            <text:p>0.00409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7" calcext:value-type="float">
            <text:p>0.00083700000</text:p>
          </table:table-cell>
          <table:table-cell office:value-type="float" office:value="0.00038" calcext:value-type="float">
            <text:p>0.000380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4" calcext:value-type="float">
            <text:p>0.00007840000</text:p>
          </table:table-cell>
          <table:table-cell office:value-type="float" office:value="0.0000356" calcext:value-type="float">
            <text:p>0.00003560000</text:p>
          </table:table-cell>
          <table:table-cell office:value-type="float" office:value="0.0000162" calcext:value-type="float">
            <text:p>0.00001620000</text:p>
          </table:table-cell>
          <table:table-cell office:value-type="float" office:value="0.000000845" calcext:value-type="float">
            <text:p>0.00000084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rrator</text:p>
          </table:table-cell>
          <table:table-cell table:number-columns-repeated="7"/>
          <table:table-cell office:value-type="float" office:value="0.000222" calcext:value-type="float">
            <text:p>0.000222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7"/>
          <table:table-cell office:value-type="float" office:value="0.000245" calcext:value-type="float">
            <text:p>0.00024500000</text:p>
          </table:table-cell>
          <table:table-cell office:value-type="float" office:value="0.000111" calcext:value-type="float">
            <text:p>0.00011100000</text:p>
          </table:table-cell>
          <table:table-cell office:value-type="float" office:value="0.00005" calcext:value-type="float">
            <text:p>0.00005000000</text:p>
          </table:table-cell>
          <table:table-cell office:value-type="float" office:value="0.0000227" calcext:value-type="float">
            <text:p>0.00002270000</text:p>
          </table:table-cell>
          <table:table-cell office:value-type="float" office:value="0.0000103" calcext:value-type="float">
            <text:p>0.00001030000</text:p>
          </table:table-cell>
          <table:table-cell office:value-type="float" office:value="0.00000469" calcext:value-type="float">
            <text:p>0.00000469000</text:p>
          </table:table-cell>
          <table:table-cell office:value-type="float" office:value="0.00000213" calcext:value-type="float">
            <text:p>0.00000213000</text:p>
          </table:table-cell>
          <table:table-cell office:value-type="float" office:value="0.000000969" calcext:value-type="float">
            <text:p>0.00000096900</text:p>
          </table:table-cell>
          <table:table-cell office:value-type="float" office:value="0.0000000505" calcext:value-type="float">
            <text:p>0.00000005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etaker</text:p>
          </table:table-cell>
          <table:table-cell table:number-columns-repeated="7"/>
          <table:table-cell office:value-type="float" office:value="0.000272" calcext:value-type="float">
            <text:p>0.00027200000</text:p>
          </table:table-cell>
          <table:table-cell office:value-type="float" office:value="0.000123" calcext:value-type="float">
            <text:p>0.00012300000</text:p>
          </table:table-cell>
          <table:table-cell office:value-type="float" office:value="0.0000556" calcext:value-type="float">
            <text:p>0.00005560000</text:p>
          </table:table-cell>
          <table:table-cell office:value-type="float" office:value="0.0000252" calcext:value-type="float">
            <text:p>0.00002520000</text:p>
          </table:table-cell>
          <table:table-cell office:value-type="float" office:value="0.0000114" calcext:value-type="float">
            <text:p>0.00001140000</text:p>
          </table:table-cell>
          <table:table-cell office:value-type="float" office:value="0.00000521" calcext:value-type="float">
            <text:p>0.00000521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0561" calcext:value-type="float">
            <text:p>0.000000056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nder</text:p>
          </table:table-cell>
          <table:table-cell table:number-columns-repeated="7"/>
          <table:table-cell office:value-type="float" office:value="0.000877" calcext:value-type="float">
            <text:p>0.00087700000</text:p>
          </table:table-cell>
          <table:table-cell office:value-type="float" office:value="0.000397" calcext:value-type="float">
            <text:p>0.00039700000</text:p>
          </table:table-cell>
          <table:table-cell office:value-type="float" office:value="0.000179" calcext:value-type="float">
            <text:p>0.00017900000</text:p>
          </table:table-cell>
          <table:table-cell office:value-type="float" office:value="0.0000814" calcext:value-type="float">
            <text:p>0.00008140000</text:p>
          </table:table-cell>
          <table:table-cell office:value-type="float" office:value="0.0000369" calcext:value-type="float">
            <text:p>0.00003690000</text:p>
          </table:table-cell>
          <table:table-cell office:value-type="float" office:value="0.0000168" calcext:value-type="float">
            <text:p>0.00001680000</text:p>
          </table:table-cell>
          <table:table-cell office:value-type="float" office:value="0.00000764" calcext:value-type="float">
            <text:p>0.00000764000</text:p>
          </table:table-cell>
          <table:table-cell office:value-type="float" office:value="0.00000347" calcext:value-type="float">
            <text:p>0.00000347000</text:p>
          </table:table-cell>
          <table:table-cell office:value-type="float" office:value="0.000000181" calcext:value-type="float">
            <text:p>0.00000018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ast Tamer</text:p>
          </table:table-cell>
          <table:table-cell table:number-columns-repeated="7"/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nilam</text:p>
          </table:table-cell>
          <table:table-cell table:number-columns-repeated="7"/>
          <table:table-cell office:value-type="float" office:value="0.00153" calcext:value-type="float">
            <text:p>0.00153000000</text:p>
          </table:table-cell>
          <table:table-cell office:value-type="float" office:value="0.000692" calcext:value-type="float">
            <text:p>0.00069200000</text:p>
          </table:table-cell>
          <table:table-cell office:value-type="float" office:value="0.000313" calcext:value-type="float">
            <text:p>0.00031300000</text:p>
          </table:table-cell>
          <table:table-cell office:value-type="float" office:value="0.000142" calcext:value-type="float">
            <text:p>0.00014200000</text:p>
          </table:table-cell>
          <table:table-cell office:value-type="float" office:value="0.0000644" calcext:value-type="float">
            <text:p>0.00006440000</text:p>
          </table:table-cell>
          <table:table-cell office:value-type="float" office:value="0.0000293" calcext:value-type="float">
            <text:p>0.00002930000</text:p>
          </table:table-cell>
          <table:table-cell office:value-type="float" office:value="0.0000133" calcext:value-type="float">
            <text:p>0.00001330000</text:p>
          </table:table-cell>
          <table:table-cell office:value-type="float" office:value="0.00000606" calcext:value-type="float">
            <text:p>0.00000606000</text:p>
          </table:table-cell>
          <table:table-cell office:value-type="float" office:value="0.000000316" calcext:value-type="float">
            <text:p>0.00000031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jurer</text:p>
          </table:table-cell>
          <table:table-cell table:number-columns-repeated="7"/>
          <table:table-cell office:value-type="float" office:value="0.0017" calcext:value-type="float">
            <text:p>0.00170000000</text:p>
          </table:table-cell>
          <table:table-cell office:value-type="float" office:value="0.000769" calcext:value-type="float">
            <text:p>0.00076900000</text:p>
          </table:table-cell>
          <table:table-cell office:value-type="float" office:value="0.000348" calcext:value-type="float">
            <text:p>0.00034800000</text:p>
          </table:table-cell>
          <table:table-cell office:value-type="float" office:value="0.000158" calcext:value-type="float">
            <text:p>0.00015800000</text:p>
          </table:table-cell>
          <table:table-cell office:value-type="float" office:value="0.0000715" calcext:value-type="float">
            <text:p>0.00007150000</text:p>
          </table:table-cell>
          <table:table-cell office:value-type="float" office:value="0.0000326" calcext:value-type="float">
            <text:p>0.00003260000</text:p>
          </table:table-cell>
          <table:table-cell office:value-type="float" office:value="0.0000148" calcext:value-type="float">
            <text:p>0.00001480000</text:p>
          </table:table-cell>
          <table:table-cell office:value-type="float" office:value="0.00000673" calcext:value-type="float">
            <text:p>0.00000673000</text:p>
          </table:table-cell>
          <table:table-cell office:value-type="float" office:value="0.000000351" calcext:value-type="float">
            <text:p>0.0000003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queror</text:p>
          </table:table-cell>
          <table:table-cell table:number-columns-repeated="7"/>
          <table:table-cell office:value-type="float" office:value="0.00187" calcext:value-type="float">
            <text:p>0.00187000000</text:p>
          </table:table-cell>
          <table:table-cell office:value-type="float" office:value="0.000845" calcext:value-type="float">
            <text:p>0.00084500000</text:p>
          </table:table-cell>
          <table:table-cell office:value-type="float" office:value="0.000382" calcext:value-type="float">
            <text:p>0.00038200000</text:p>
          </table:table-cell>
          <table:table-cell office:value-type="float" office:value="0.000173" calcext:value-type="float">
            <text:p>0.00017300000</text:p>
          </table:table-cell>
          <table:table-cell office:value-type="float" office:value="0.0000786" calcext:value-type="float">
            <text:p>0.00007860000</text:p>
          </table:table-cell>
          <table:table-cell office:value-type="float" office:value="0.0000358" calcext:value-type="float">
            <text:p>0.00003580000</text:p>
          </table:table-cell>
          <table:table-cell office:value-type="float" office:value="0.0000163" calcext:value-type="float">
            <text:p>0.00001630000</text:p>
          </table:table-cell>
          <table:table-cell office:value-type="float" office:value="0.0000074" calcext:value-type="float">
            <text:p>0.00000740000</text:p>
          </table:table-cell>
          <table:table-cell office:value-type="float" office:value="0.000000386" calcext:value-type="float">
            <text:p>0.00000038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andfather</text:p>
          </table:table-cell>
          <table:table-cell table:number-columns-repeated="7"/>
          <table:table-cell office:value-type="float" office:value="0.00213" calcext:value-type="float">
            <text:p>0.00213000000</text:p>
          </table:table-cell>
          <table:table-cell office:value-type="float" office:value="0.000965" calcext:value-type="float">
            <text:p>0.00096500000</text:p>
          </table:table-cell>
          <table:table-cell office:value-type="float" office:value="0.000437" calcext:value-type="float">
            <text:p>0.00043700000</text:p>
          </table:table-cell>
          <table:table-cell office:value-type="float" office:value="0.000198" calcext:value-type="float">
            <text:p>0.00019800000</text:p>
          </table:table-cell>
          <table:table-cell office:value-type="float" office:value="0.0000898" calcext:value-type="float">
            <text:p>0.00008980000</text:p>
          </table:table-cell>
          <table:table-cell office:value-type="float" office:value="0.0000409" calcext:value-type="float">
            <text:p>0.00004090000</text:p>
          </table:table-cell>
          <table:table-cell office:value-type="float" office:value="0.0000186" calcext:value-type="float">
            <text:p>0.00001860000</text:p>
          </table:table-cell>
          <table:table-cell office:value-type="float" office:value="0.00000845" calcext:value-type="float">
            <text:p>0.00000845000</text:p>
          </table:table-cell>
          <table:table-cell office:value-type="float" office:value="0.000000441" calcext:value-type="float">
            <text:p>0.00000044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fender</text:p>
          </table:table-cell>
          <table:table-cell table:number-columns-repeated="7"/>
          <table:table-cell office:value-type="float" office:value="0.00235" calcext:value-type="float">
            <text:p>0.00235000000</text:p>
          </table:table-cell>
          <table:table-cell office:value-type="float" office:value="0.00106" calcext:value-type="float">
            <text:p>0.00106000000</text:p>
          </table:table-cell>
          <table:table-cell office:value-type="float" office:value="0.000481" calcext:value-type="float">
            <text:p>0.00048100000</text:p>
          </table:table-cell>
          <table:table-cell office:value-type="float" office:value="0.000218" calcext:value-type="float">
            <text:p>0.00021800000</text:p>
          </table:table-cell>
          <table:table-cell office:value-type="float" office:value="0.0000989" calcext:value-type="float">
            <text:p>0.00009890000</text:p>
          </table:table-cell>
          <table:table-cell office:value-type="float" office:value="0.000045" calcext:value-type="float">
            <text:p>0.00004500000</text:p>
          </table:table-cell>
          <table:table-cell office:value-type="float" office:value="0.0000205" calcext:value-type="float">
            <text:p>0.00002050000</text:p>
          </table:table-cell>
          <table:table-cell office:value-type="float" office:value="0.0000093" calcext:value-type="float">
            <text:p>0.00000930000</text:p>
          </table:table-cell>
          <table:table-cell office:value-type="float" office:value="0.000000485" calcext:value-type="float">
            <text:p>0.00000048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ayer</text:p>
          </table:table-cell>
          <table:table-cell table:number-columns-repeated="7"/>
          <table:table-cell office:value-type="float" office:value="0.00258" calcext:value-type="float">
            <text:p>0.00258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29" calcext:value-type="float">
            <text:p>0.00052900000</text:p>
          </table:table-cell>
          <table:table-cell office:value-type="float" office:value="0.00024" calcext:value-type="float">
            <text:p>0.000240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5" calcext:value-type="float">
            <text:p>0.00004950000</text:p>
          </table:table-cell>
          <table:table-cell office:value-type="float" office:value="0.0000225" calcext:value-type="float">
            <text:p>0.00002250000</text:p>
          </table:table-cell>
          <table:table-cell office:value-type="float" office:value="0.0000102" calcext:value-type="float">
            <text:p>0.00001020000</text:p>
          </table:table-cell>
          <table:table-cell office:value-type="float" office:value="0.000000534" calcext:value-type="float">
            <text:p>0.00000053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rg Chieftain</text:p>
          </table:table-cell>
          <table:table-cell table:number-columns-repeated="7"/>
          <table:table-cell office:value-type="float" office:value="0.0031" calcext:value-type="float">
            <text:p>0.00310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634" calcext:value-type="float">
            <text:p>0.00063400000</text:p>
          </table:table-cell>
          <table:table-cell office:value-type="float" office:value="0.000288" calcext:value-type="float">
            <text:p>0.00028800000</text:p>
          </table:table-cell>
          <table:table-cell office:value-type="float" office:value="0.00013" calcext:value-type="float">
            <text:p>0.00013000000</text:p>
          </table:table-cell>
          <table:table-cell office:value-type="float" office:value="0.0000594" calcext:value-type="float">
            <text:p>0.00005940000</text:p>
          </table:table-cell>
          <table:table-cell office:value-type="float" office:value="0.000027" calcext:value-type="float">
            <text:p>0.00002700000</text:p>
          </table:table-cell>
          <table:table-cell office:value-type="float" office:value="0.0000123" calcext:value-type="float">
            <text:p>0.00001230000</text:p>
          </table:table-cell>
          <table:table-cell office:value-type="float" office:value="0.00000064" calcext:value-type="float">
            <text:p>0.0000006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negade</text:p>
          </table:table-cell>
          <table:table-cell table:number-columns-repeated="7"/>
          <table:table-cell office:value-type="float" office:value="0.000136" calcext:value-type="float">
            <text:p>0.00013600000</text:p>
          </table:table-cell>
          <table:table-cell office:value-type="float" office:value="0.0000614" calcext:value-type="float">
            <text:p>0.00006140000</text:p>
          </table:table-cell>
          <table:table-cell office:value-type="float" office:value="0.0000278" calcext:value-type="float">
            <text:p>0.00002780000</text:p>
          </table:table-cell>
          <table:table-cell office:value-type="float" office:value="0.0000126" calcext:value-type="float">
            <text:p>0.00001260000</text:p>
          </table:table-cell>
          <table:table-cell office:value-type="float" office:value="0.00000572" calcext:value-type="float">
            <text:p>0.00000572000</text:p>
          </table:table-cell>
          <table:table-cell office:value-type="float" office:value="0.0000026" calcext:value-type="float">
            <text:p>0.00000260000</text:p>
          </table:table-cell>
          <table:table-cell office:value-type="float" office:value="0.00000118" calcext:value-type="float">
            <text:p>0.00000118000</text:p>
          </table:table-cell>
          <table:table-cell office:value-type="float" office:value="0.000000538" calcext:value-type="float">
            <text:p>0.00000053800</text:p>
          </table:table-cell>
          <table:table-cell office:value-type="float" office:value="0.0000000281" calcext:value-type="float">
            <text:p>0.000000028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rdsmith</text:p>
          </table:table-cell>
          <table:table-cell table:number-columns-repeated="7"/>
          <table:table-cell office:value-type="float" office:value="0.000178" calcext:value-type="float">
            <text:p>0.00017800000</text:p>
          </table:table-cell>
          <table:table-cell office:value-type="float" office:value="0.0000804" calcext:value-type="float">
            <text:p>0.00008040000</text:p>
          </table:table-cell>
          <table:table-cell office:value-type="float" office:value="0.0000364" calcext:value-type="float">
            <text:p>0.00003640000</text:p>
          </table:table-cell>
          <table:table-cell office:value-type="float" office:value="0.0000165" calcext:value-type="float">
            <text:p>0.00001650000</text:p>
          </table:table-cell>
          <table:table-cell office:value-type="float" office:value="0.00000749" calcext:value-type="float">
            <text:p>0.00000749000</text:p>
          </table:table-cell>
          <table:table-cell office:value-type="float" office:value="0.00000341" calcext:value-type="float">
            <text:p>0.00000341000</text:p>
          </table:table-cell>
          <table:table-cell office:value-type="float" office:value="0.00000155" calcext:value-type="float">
            <text:p>0.00000155000</text:p>
          </table:table-cell>
          <table:table-cell office:value-type="float" office:value="0.000000704" calcext:value-type="float">
            <text:p>0.00000070400</text:p>
          </table:table-cell>
          <table:table-cell office:value-type="float" office:value="0.0000000367" calcext:value-type="float">
            <text:p>0.000000036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lblazer</text:p>
          </table:table-cell>
          <table:table-cell table:number-columns-repeated="7"/>
          <table:table-cell office:value-type="float" office:value="0.000195" calcext:value-type="float">
            <text:p>0.00019500000</text:p>
          </table:table-cell>
          <table:table-cell office:value-type="float" office:value="0.0000883" calcext:value-type="float">
            <text:p>0.00008830000</text:p>
          </table:table-cell>
          <table:table-cell office:value-type="float" office:value="0.0000399" calcext:value-type="float">
            <text:p>0.00003990000</text:p>
          </table:table-cell>
          <table:table-cell office:value-type="float" office:value="0.0000181" calcext:value-type="float">
            <text:p>0.00001810000</text:p>
          </table:table-cell>
          <table:table-cell office:value-type="float" office:value="0.00000821" calcext:value-type="float">
            <text:p>0.00000821000</text:p>
          </table:table-cell>
          <table:table-cell office:value-type="float" office:value="0.00000374" calcext:value-type="float">
            <text:p>0.00000374000</text:p>
          </table:table-cell>
          <table:table-cell office:value-type="float" office:value="0.0000017" calcext:value-type="float">
            <text:p>0.00000170000</text:p>
          </table:table-cell>
          <table:table-cell office:value-type="float" office:value="0.000000773" calcext:value-type="float">
            <text:p>0.00000077300</text:p>
          </table:table-cell>
          <table:table-cell office:value-type="float" office:value="0.0000000403" calcext:value-type="float">
            <text:p>0.00000004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er</text:p>
          </table:table-cell>
          <table:table-cell table:number-columns-repeated="7"/>
          <table:table-cell office:value-type="float" office:value="0.000212" calcext:value-type="float">
            <text:p>0.00021200000</text:p>
          </table:table-cell>
          <table:table-cell office:value-type="float" office:value="0.0000961" calcext:value-type="float">
            <text:p>0.00009610000</text:p>
          </table:table-cell>
          <table:table-cell office:value-type="float" office:value="0.0000435" calcext:value-type="float">
            <text:p>0.00004350000</text:p>
          </table:table-cell>
          <table:table-cell office:value-type="float" office:value="0.0000197" calcext:value-type="float">
            <text:p>0.00001970000</text:p>
          </table:table-cell>
          <table:table-cell office:value-type="float" office:value="0.00000894" calcext:value-type="float">
            <text:p>0.00000894000</text:p>
          </table:table-cell>
          <table:table-cell office:value-type="float" office:value="0.00000407" calcext:value-type="float">
            <text:p>0.00000407000</text:p>
          </table:table-cell>
          <table:table-cell office:value-type="float" office:value="0.00000185" calcext:value-type="float">
            <text:p>0.00000185000</text:p>
          </table:table-cell>
          <table:table-cell office:value-type="float" office:value="0.000000841" calcext:value-type="float">
            <text:p>0.00000084100</text:p>
          </table:table-cell>
          <table:table-cell office:value-type="float" office:value="0.0000000439" calcext:value-type="float">
            <text:p>0.000000043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unt</text:p>
          </table:table-cell>
          <table:table-cell table:number-columns-repeated="7"/>
          <table:table-cell office:value-type="float" office:value="0.000225" calcext:value-type="float">
            <text:p>0.00022500000</text:p>
          </table:table-cell>
          <table:table-cell office:value-type="float" office:value="0.000102" calcext:value-type="float">
            <text:p>0.00010200000</text:p>
          </table:table-cell>
          <table:table-cell office:value-type="float" office:value="0.000046" calcext:value-type="float">
            <text:p>0.00004600000</text:p>
          </table:table-cell>
          <table:table-cell office:value-type="float" office:value="0.0000209" calcext:value-type="float">
            <text:p>0.00002090000</text:p>
          </table:table-cell>
          <table:table-cell office:value-type="float" office:value="0.00000946" calcext:value-type="float">
            <text:p>0.00000946000</text:p>
          </table:table-cell>
          <table:table-cell office:value-type="float" office:value="0.00000431" calcext:value-type="float">
            <text:p>0.00000431000</text:p>
          </table:table-cell>
          <table:table-cell office:value-type="float" office:value="0.00000196" calcext:value-type="float">
            <text:p>0.00000196000</text:p>
          </table:table-cell>
          <table:table-cell office:value-type="float" office:value="0.00000089" calcext:value-type="float">
            <text:p>0.00000089000</text:p>
          </table:table-cell>
          <table:table-cell office:value-type="float" office:value="0.0000000464" calcext:value-type="float">
            <text:p>0.000000046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ellbinder</text:p>
          </table:table-cell>
          <table:table-cell table:number-columns-repeated="7"/>
          <table:table-cell office:value-type="float" office:value="0.000791" calcext:value-type="float">
            <text:p>0.00079100000</text:p>
          </table:table-cell>
          <table:table-cell office:value-type="float" office:value="0.000358" calcext:value-type="float">
            <text:p>0.00035800000</text:p>
          </table:table-cell>
          <table:table-cell office:value-type="float" office:value="0.000162" calcext:value-type="float">
            <text:p>0.00016200000</text:p>
          </table:table-cell>
          <table:table-cell office:value-type="float" office:value="0.0000734" calcext:value-type="float">
            <text:p>0.00007340000</text:p>
          </table:table-cell>
          <table:table-cell office:value-type="float" office:value="0.0000333" calcext:value-type="float">
            <text:p>0.00003330000</text:p>
          </table:table-cell>
          <table:table-cell office:value-type="float" office:value="0.0000152" calcext:value-type="float">
            <text:p>0.00001520000</text:p>
          </table:table-cell>
          <table:table-cell office:value-type="float" office:value="0.00000689" calcext:value-type="float">
            <text:p>0.00000689000</text:p>
          </table:table-cell>
          <table:table-cell office:value-type="float" office:value="0.00000313" calcext:value-type="float">
            <text:p>0.00000313000</text:p>
          </table:table-cell>
          <table:table-cell office:value-type="float" office:value="0.000000163" calcext:value-type="float">
            <text:p>0.00000016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taka</text:p>
          </table:table-cell>
          <table:table-cell table:number-columns-repeated="7"/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er</text:p>
          </table:table-cell>
          <table:table-cell table:number-columns-repeated="7"/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ged</text:p>
          </table:table-cell>
          <table:table-cell table:number-columns-repeated="7"/>
          <table:table-cell office:value-type="float" office:value="0.00171" calcext:value-type="float">
            <text:p>0.00171000000</text:p>
          </table:table-cell>
          <table:table-cell office:value-type="float" office:value="0.000772" calcext:value-type="float">
            <text:p>0.00077200000</text:p>
          </table:table-cell>
          <table:table-cell office:value-type="float" office:value="0.000349" calcext:value-type="float">
            <text:p>0.00034900000</text:p>
          </table:table-cell>
          <table:table-cell office:value-type="float" office:value="0.000158" calcext:value-type="float">
            <text:p>0.00015800000</text:p>
          </table:table-cell>
          <table:table-cell office:value-type="float" office:value="0.0000718" calcext:value-type="float">
            <text:p>0.00007180000</text:p>
          </table:table-cell>
          <table:table-cell office:value-type="float" office:value="0.0000327" calcext:value-type="float">
            <text:p>0.00003270000</text:p>
          </table:table-cell>
          <table:table-cell office:value-type="float" office:value="0.0000149" calcext:value-type="float">
            <text:p>0.00001490000</text:p>
          </table:table-cell>
          <table:table-cell office:value-type="float" office:value="0.00000676" calcext:value-type="float">
            <text:p>0.00000676000</text:p>
          </table:table-cell>
          <table:table-cell office:value-type="float" office:value="0.000000353" calcext:value-type="float">
            <text:p>0.0000003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7"/>
          <table:table-cell office:value-type="float" office:value="0.00188" calcext:value-type="float">
            <text:p>0.00188000000</text:p>
          </table:table-cell>
          <table:table-cell office:value-type="float" office:value="0.000849" calcext:value-type="float">
            <text:p>0.00084900000</text:p>
          </table:table-cell>
          <table:table-cell office:value-type="float" office:value="0.000384" calcext:value-type="float">
            <text:p>0.00038400000</text:p>
          </table:table-cell>
          <table:table-cell office:value-type="float" office:value="0.000174" calcext:value-type="float">
            <text:p>0.00017400000</text:p>
          </table:table-cell>
          <table:table-cell office:value-type="float" office:value="0.000079" calcext:value-type="float">
            <text:p>0.00007900000</text:p>
          </table:table-cell>
          <table:table-cell office:value-type="float" office:value="0.000036" calcext:value-type="float">
            <text:p>0.00003600000</text:p>
          </table:table-cell>
          <table:table-cell office:value-type="float" office:value="0.0000164" calcext:value-type="float">
            <text:p>0.00001640000</text:p>
          </table:table-cell>
          <table:table-cell office:value-type="float" office:value="0.00000744" calcext:value-type="float">
            <text:p>0.00000744000</text:p>
          </table:table-cell>
          <table:table-cell office:value-type="float" office:value="0.000000388" calcext:value-type="float">
            <text:p>0.00000038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adiator</text:p>
          </table:table-cell>
          <table:table-cell table:number-columns-repeated="7"/>
          <table:table-cell office:value-type="float" office:value="0.00207" calcext:value-type="float">
            <text:p>0.00207000000</text:p>
          </table:table-cell>
          <table:table-cell office:value-type="float" office:value="0.000935" calcext:value-type="float">
            <text:p>0.00093500000</text:p>
          </table:table-cell>
          <table:table-cell office:value-type="float" office:value="0.000423" calcext:value-type="float">
            <text:p>0.00042300000</text:p>
          </table:table-cell>
          <table:table-cell office:value-type="float" office:value="0.000192" calcext:value-type="float">
            <text:p>0.00019200000</text:p>
          </table:table-cell>
          <table:table-cell office:value-type="float" office:value="0.000087" calcext:value-type="float">
            <text:p>0.00008700000</text:p>
          </table:table-cell>
          <table:table-cell office:value-type="float" office:value="0.0000396" calcext:value-type="float">
            <text:p>0.00003960000</text:p>
          </table:table-cell>
          <table:table-cell office:value-type="float" office:value="0.000018" calcext:value-type="float">
            <text:p>0.00001800000</text:p>
          </table:table-cell>
          <table:table-cell office:value-type="float" office:value="0.00000819" calcext:value-type="float">
            <text:p>0.00000819000</text:p>
          </table:table-cell>
          <table:table-cell office:value-type="float" office:value="0.000000427" calcext:value-type="float">
            <text:p>0.00000042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rr Chieftain</text:p>
          </table:table-cell>
          <table:table-cell table:number-columns-repeated="7"/>
          <table:table-cell office:value-type="float" office:value="0.00248" calcext:value-type="float">
            <text:p>0.00248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7" calcext:value-type="float">
            <text:p>0.00050700000</text:p>
          </table:table-cell>
          <table:table-cell office:value-type="float" office:value="0.00023" calcext:value-type="float">
            <text:p>0.000230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5" calcext:value-type="float">
            <text:p>0.00004750000</text:p>
          </table:table-cell>
          <table:table-cell office:value-type="float" office:value="0.0000216" calcext:value-type="float">
            <text:p>0.00002160000</text:p>
          </table:table-cell>
          <table:table-cell office:value-type="float" office:value="0.00000982" calcext:value-type="float">
            <text:p>0.00000982000</text:p>
          </table:table-cell>
          <table:table-cell office:value-type="float" office:value="0.000000512" calcext:value-type="float">
            <text:p>0.00000051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arm of Pygmy Mice</text:p>
          </table:table-cell>
          <table:table-cell table:number-columns-repeated="8"/>
          <table:table-cell office:value-type="float" office:value="0.000648" calcext:value-type="float">
            <text:p>0.00064800000</text:p>
          </table:table-cell>
          <table:table-cell office:value-type="float" office:value="0.000293" calcext:value-type="float">
            <text:p>0.00029300000</text:p>
          </table:table-cell>
          <table:table-cell office:value-type="float" office:value="0.000133" calcext:value-type="float">
            <text:p>0.00013300000</text:p>
          </table:table-cell>
          <table:table-cell office:value-type="float" office:value="0.0000603" calcext:value-type="float">
            <text:p>0.00006030000</text:p>
          </table:table-cell>
          <table:table-cell office:value-type="float" office:value="0.0000275" calcext:value-type="float">
            <text:p>0.00002750000</text:p>
          </table:table-cell>
          <table:table-cell office:value-type="float" office:value="0.0000125" calcext:value-type="float">
            <text:p>0.00001250000</text:p>
          </table:table-cell>
          <table:table-cell office:value-type="float" office:value="0.00000567" calcext:value-type="float">
            <text:p>0.00000567000</text:p>
          </table:table-cell>
          <table:table-cell office:value-type="float" office:value="0.000000296" calcext:value-type="float">
            <text:p>0.00000029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ygmy Wrangler</text:p>
          </table:table-cell>
          <table:table-cell table:number-columns-repeated="8"/>
          <table:table-cell office:value-type="float" office:value="0.00145" calcext:value-type="float">
            <text:p>0.00145000000</text:p>
          </table:table-cell>
          <table:table-cell office:value-type="float" office:value="0.000657" calcext:value-type="float">
            <text:p>0.00065700000</text:p>
          </table:table-cell>
          <table:table-cell office:value-type="float" office:value="0.000298" calcext:value-type="float">
            <text:p>0.00029800000</text:p>
          </table:table-cell>
          <table:table-cell office:value-type="float" office:value="0.000135" calcext:value-type="float">
            <text:p>0.00013500000</text:p>
          </table:table-cell>
          <table:table-cell office:value-type="float" office:value="0.0000616" calcext:value-type="float">
            <text:p>0.00006160000</text:p>
          </table:table-cell>
          <table:table-cell office:value-type="float" office:value="0.000028" calcext:value-type="float">
            <text:p>0.00002800000</text:p>
          </table:table-cell>
          <table:table-cell office:value-type="float" office:value="0.0000127" calcext:value-type="float">
            <text:p>0.00001270000</text:p>
          </table:table-cell>
          <table:table-cell office:value-type="float" office:value="0.000000663" calcext:value-type="float">
            <text:p>0.00000066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imal</text:p>
          </table:table-cell>
          <table:table-cell table:number-columns-repeated="8"/>
          <table:table-cell office:value-type="float" office:value="0.00184" calcext:value-type="float">
            <text:p>0.00184000000</text:p>
          </table:table-cell>
          <table:table-cell office:value-type="float" office:value="0.000831" calcext:value-type="float">
            <text:p>0.00083100000</text:p>
          </table:table-cell>
          <table:table-cell office:value-type="float" office:value="0.000377" calcext:value-type="float">
            <text:p>0.00037700000</text:p>
          </table:table-cell>
          <table:table-cell office:value-type="float" office:value="0.000171" calcext:value-type="float">
            <text:p>0.00017100000</text:p>
          </table:table-cell>
          <table:table-cell office:value-type="float" office:value="0.0000779" calcext:value-type="float">
            <text:p>0.00007790000</text:p>
          </table:table-cell>
          <table:table-cell office:value-type="float" office:value="0.0000354" calcext:value-type="float">
            <text:p>0.0000354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0839" calcext:value-type="float">
            <text:p>0.00000083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tid Swamp</text:p>
          </table:table-cell>
          <table:table-cell table:number-columns-repeated="8"/>
          <table:table-cell office:value-type="float" office:value="0.00233" calcext:value-type="float">
            <text:p>0.00233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8" calcext:value-type="float">
            <text:p>0.00047800000</text:p>
          </table:table-cell>
          <table:table-cell office:value-type="float" office:value="0.000217" calcext:value-type="float">
            <text:p>0.00021700000</text:p>
          </table:table-cell>
          <table:table-cell office:value-type="float" office:value="0.0000986" calcext:value-type="float">
            <text:p>0.00009860000</text:p>
          </table:table-cell>
          <table:table-cell office:value-type="float" office:value="0.0000448" calcext:value-type="float">
            <text:p>0.00004480000</text:p>
          </table:table-cell>
          <table:table-cell office:value-type="float" office:value="0.0000204" calcext:value-type="float">
            <text:p>0.00002040000</text:p>
          </table:table-cell>
          <table:table-cell office:value-type="float" office:value="0.00000106" calcext:value-type="float">
            <text:p>0.000001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onework Warrior</text:p>
          </table:table-cell>
          <table:table-cell table:number-columns-repeated="8"/>
          <table:table-cell office:value-type="float" office:value="0.00276" calcext:value-type="float">
            <text:p>0.00276000000</text:p>
          </table:table-cell>
          <table:table-cell office:value-type="float" office:value="0.00125" calcext:value-type="float">
            <text:p>0.00125000000</text:p>
          </table:table-cell>
          <table:table-cell office:value-type="float" office:value="0.000566" calcext:value-type="float">
            <text:p>0.00056600000</text:p>
          </table:table-cell>
          <table:table-cell office:value-type="float" office:value="0.000256" calcext:value-type="float">
            <text:p>0.000256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531" calcext:value-type="float">
            <text:p>0.00005310000</text:p>
          </table:table-cell>
          <table:table-cell office:value-type="float" office:value="0.0000241" calcext:value-type="float">
            <text:p>0.00002410000</text:p>
          </table:table-cell>
          <table:table-cell office:value-type="float" office:value="0.00000126" calcext:value-type="float">
            <text:p>0.0000012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urassic</text:p>
          </table:table-cell>
          <table:table-cell table:number-columns-repeated="8"/>
          <table:table-cell office:value-type="float" office:value="0.00441" calcext:value-type="float">
            <text:p>0.00441000000</text:p>
          </table:table-cell>
          <table:table-cell office:value-type="float" office:value="0.00199" calcext:value-type="float">
            <text:p>0.00199000000</text:p>
          </table:table-cell>
          <table:table-cell office:value-type="float" office:value="0.000905" calcext:value-type="float">
            <text:p>0.00090500000</text:p>
          </table:table-cell>
          <table:table-cell office:value-type="float" office:value="0.00041" calcext:value-type="float">
            <text:p>0.00041000000</text:p>
          </table:table-cell>
          <table:table-cell office:value-type="float" office:value="0.000187" calcext:value-type="float">
            <text:p>0.00018700000</text:p>
          </table:table-cell>
          <table:table-cell office:value-type="float" office:value="0.000085" calcext:value-type="float">
            <text:p>0.00008500000</text:p>
          </table:table-cell>
          <table:table-cell office:value-type="float" office:value="0.0000386" calcext:value-type="float">
            <text:p>0.00003860000</text:p>
          </table:table-cell>
          <table:table-cell office:value-type="float" office:value="0.00000201" calcext:value-type="float">
            <text:p>0.0000020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itinous</text:p>
          </table:table-cell>
          <table:table-cell table:number-columns-repeated="8"/>
          <table:table-cell office:value-type="float" office:value="0.00496" calcext:value-type="float">
            <text:p>0.00496000000</text:p>
          </table:table-cell>
          <table:table-cell office:value-type="float" office:value="0.00224" calcext:value-type="float">
            <text:p>0.00224000000</text:p>
          </table:table-cell>
          <table:table-cell office:value-type="float" office:value="0.00102" calcext:value-type="float">
            <text:p>0.00102000000</text:p>
          </table:table-cell>
          <table:table-cell office:value-type="float" office:value="0.000462" calcext:value-type="float">
            <text:p>0.00046200000</text:p>
          </table:table-cell>
          <table:table-cell office:value-type="float" office:value="0.00021" calcext:value-type="float">
            <text:p>0.00021000000</text:p>
          </table:table-cell>
          <table:table-cell office:value-type="float" office:value="0.0000956" calcext:value-type="float">
            <text:p>0.00009560000</text:p>
          </table:table-cell>
          <table:table-cell office:value-type="float" office:value="0.0000434" calcext:value-type="float">
            <text:p>0.00004340000</text:p>
          </table:table-cell>
          <table:table-cell office:value-type="float" office:value="0.00000227" calcext:value-type="float">
            <text:p>0.0000022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ma Carrier</text:p>
          </table:table-cell>
          <table:table-cell table:number-columns-repeated="8"/>
          <table:table-cell office:value-type="float" office:value="0.00551" calcext:value-type="float">
            <text:p>0.00551000000</text:p>
          </table:table-cell>
          <table:table-cell office:value-type="float" office:value="0.00249" calcext:value-type="float">
            <text:p>0.00249000000</text:p>
          </table:table-cell>
          <table:table-cell office:value-type="float" office:value="0.00113" calcext:value-type="float">
            <text:p>0.00113000000</text:p>
          </table:table-cell>
          <table:table-cell office:value-type="float" office:value="0.000513" calcext:value-type="float">
            <text:p>0.00051300000</text:p>
          </table:table-cell>
          <table:table-cell office:value-type="float" office:value="0.000234" calcext:value-type="float">
            <text:p>0.000234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483" calcext:value-type="float">
            <text:p>0.00004830000</text:p>
          </table:table-cell>
          <table:table-cell office:value-type="float" office:value="0.00000252" calcext:value-type="float">
            <text:p>0.0000025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lpling</text:p>
          </table:table-cell>
          <table:table-cell table:number-columns-repeated="9"/>
          <table:table-cell office:value-type="float" office:value="0.0000662" calcext:value-type="float">
            <text:p>0.00006620000</text:p>
          </table:table-cell>
          <table:table-cell office:value-type="float" office:value="0.00003" calcext:value-type="float">
            <text:p>0.00003000000</text:p>
          </table:table-cell>
          <table:table-cell office:value-type="float" office:value="0.0000136" calcext:value-type="float">
            <text:p>0.00001360000</text:p>
          </table:table-cell>
          <table:table-cell office:value-type="float" office:value="0.0000062" calcext:value-type="float">
            <text:p>0.00000620000</text:p>
          </table:table-cell>
          <table:table-cell office:value-type="float" office:value="0.00000282" calcext:value-type="float">
            <text:p>0.00000282000</text:p>
          </table:table-cell>
          <table:table-cell office:value-type="float" office:value="0.00000128" calcext:value-type="float">
            <text:p>0.00000128000</text:p>
          </table:table-cell>
          <table:table-cell office:value-type="float" office:value="0.0000000668" calcext:value-type="float">
            <text:p>0.000000066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conic Warden</text:p>
          </table:table-cell>
          <table:table-cell table:number-columns-repeated="9"/>
          <table:table-cell office:value-type="float" office:value="0.000652" calcext:value-type="float">
            <text:p>0.00065200000</text:p>
          </table:table-cell>
          <table:table-cell office:value-type="float" office:value="0.000296" calcext:value-type="float">
            <text:p>0.00029600000</text:p>
          </table:table-cell>
          <table:table-cell office:value-type="float" office:value="0.000134" calcext:value-type="float">
            <text:p>0.00013400000</text:p>
          </table:table-cell>
          <table:table-cell office:value-type="float" office:value="0.0000611" calcext:value-type="float">
            <text:p>0.00006110000</text:p>
          </table:table-cell>
          <table:table-cell office:value-type="float" office:value="0.0000278" calcext:value-type="float">
            <text:p>0.00002780000</text:p>
          </table:table-cell>
          <table:table-cell office:value-type="float" office:value="0.0000126" calcext:value-type="float">
            <text:p>0.00001260000</text:p>
          </table:table-cell>
          <table:table-cell office:value-type="float" office:value="0.000000658" calcext:value-type="float">
            <text:p>0.00000065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9"/>
          <table:table-cell office:value-type="float" office:value="0.00375" calcext:value-type="float">
            <text:p>0.00375000000</text:p>
          </table:table-cell>
          <table:table-cell office:value-type="float" office:value="0.0017" calcext:value-type="float">
            <text:p>0.00170000000</text:p>
          </table:table-cell>
          <table:table-cell office:value-type="float" office:value="0.000771" calcext:value-type="float">
            <text:p>0.00077100000</text:p>
          </table:table-cell>
          <table:table-cell office:value-type="float" office:value="0.000351" calcext:value-type="float">
            <text:p>0.00035100000</text:p>
          </table:table-cell>
          <table:table-cell office:value-type="float" office:value="0.00016" calcext:value-type="float">
            <text:p>0.00016000000</text:p>
          </table:table-cell>
          <table:table-cell office:value-type="float" office:value="0.0000726" calcext:value-type="float">
            <text:p>0.00007260000</text:p>
          </table:table-cell>
          <table:table-cell office:value-type="float" office:value="0.00000379" calcext:value-type="float">
            <text:p>0.0000037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vy Jones</text:p>
          </table:table-cell>
          <table:table-cell table:number-columns-repeated="9"/>
          <table:table-cell office:value-type="float" office:value="0.000455" calcext:value-type="float">
            <text:p>0.00045500000</text:p>
          </table:table-cell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isted Fiend</text:p>
          </table:table-cell>
          <table:table-cell table:number-columns-repeated="9"/>
          <table:table-cell office:value-type="float" office:value="0.000531" calcext:value-type="float">
            <text:p>0.00053100000</text:p>
          </table:table-cell>
          <table:table-cell office:value-type="float" office:value="0.000241" calcext:value-type="float">
            <text:p>0.000241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7" calcext:value-type="float">
            <text:p>0.00004970000</text:p>
          </table:table-cell>
          <table:table-cell office:value-type="float" office:value="0.0000226" calcext:value-type="float">
            <text:p>0.00002260000</text:p>
          </table:table-cell>
          <table:table-cell office:value-type="float" office:value="0.0000103" calcext:value-type="float">
            <text:p>0.00001030000</text:p>
          </table:table-cell>
          <table:table-cell office:value-type="float" office:value="0.000000536" calcext:value-type="float">
            <text:p>0.00000053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imstone</text:p>
          </table:table-cell>
          <table:table-cell table:number-columns-repeated="9"/>
          <table:table-cell office:value-type="float" office:value="0.000566" calcext:value-type="float">
            <text:p>0.00056600000</text:p>
          </table:table-cell>
          <table:table-cell office:value-type="float" office:value="0.000257" calcext:value-type="float">
            <text:p>0.00025700000</text:p>
          </table:table-cell>
          <table:table-cell office:value-type="float" office:value="0.000116" calcext:value-type="float">
            <text:p>0.00011600000</text:p>
          </table:table-cell>
          <table:table-cell office:value-type="float" office:value="0.000053" calcext:value-type="float">
            <text:p>0.00005300000</text:p>
          </table:table-cell>
          <table:table-cell office:value-type="float" office:value="0.0000241" calcext:value-type="float">
            <text:p>0.00002410000</text:p>
          </table:table-cell>
          <table:table-cell office:value-type="float" office:value="0.000011" calcext:value-type="float">
            <text:p>0.00001100000</text:p>
          </table:table-cell>
          <table:table-cell office:value-type="float" office:value="0.000000571" calcext:value-type="float">
            <text:p>0.00000057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dal Fisher</text:p>
          </table:table-cell>
          <table:table-cell table:number-columns-repeated="9"/>
          <table:table-cell office:value-type="float" office:value="0.000743" calcext:value-type="float">
            <text:p>0.00074300000</text:p>
          </table:table-cell>
          <table:table-cell office:value-type="float" office:value="0.000337" calcext:value-type="float">
            <text:p>0.00033700000</text:p>
          </table:table-cell>
          <table:table-cell office:value-type="float" office:value="0.000153" calcext:value-type="float">
            <text:p>0.00015300000</text:p>
          </table:table-cell>
          <table:table-cell office:value-type="float" office:value="0.0000696" calcext:value-type="float">
            <text:p>0.00006960000</text:p>
          </table:table-cell>
          <table:table-cell office:value-type="float" office:value="0.0000316" calcext:value-type="float">
            <text:p>0.00003160000</text:p>
          </table:table-cell>
          <table:table-cell office:value-type="float" office:value="0.0000144" calcext:value-type="float">
            <text:p>0.00001440000</text:p>
          </table:table-cell>
          <table:table-cell office:value-type="float" office:value="0.00000075" calcext:value-type="float">
            <text:p>0.0000007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nslaved Spirit</text:p>
          </table:table-cell>
          <table:table-cell table:number-columns-repeated="9"/>
          <table:table-cell office:value-type="float" office:value="0.00101" calcext:value-type="float">
            <text:p>0.00101000000</text:p>
          </table:table-cell>
          <table:table-cell office:value-type="float" office:value="0.000459" calcext:value-type="float">
            <text:p>0.00045900000</text:p>
          </table:table-cell>
          <table:table-cell office:value-type="float" office:value="0.000208" calcext:value-type="float">
            <text:p>0.00020800000</text:p>
          </table:table-cell>
          <table:table-cell office:value-type="float" office:value="0.0000947" calcext:value-type="float">
            <text:p>0.00009470000</text:p>
          </table:table-cell>
          <table:table-cell office:value-type="float" office:value="0.000043" calcext:value-type="float">
            <text:p>0.00004300000</text:p>
          </table:table-cell>
          <table:table-cell office:value-type="float" office:value="0.0000196" calcext:value-type="float">
            <text:p>0.00001960000</text:p>
          </table:table-cell>
          <table:table-cell office:value-type="float" office:value="0.00000102" calcext:value-type="float">
            <text:p>0.0000010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ptide</text:p>
          </table:table-cell>
          <table:table-cell table:number-columns-repeated="9"/>
          <table:table-cell office:value-type="float" office:value="0.00162" calcext:value-type="float">
            <text:p>0.00162000000</text:p>
          </table:table-cell>
          <table:table-cell office:value-type="float" office:value="0.000734" calcext:value-type="float">
            <text:p>0.00073400000</text:p>
          </table:table-cell>
          <table:table-cell office:value-type="float" office:value="0.000333" calcext:value-type="float">
            <text:p>0.000333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9" calcext:value-type="float">
            <text:p>0.00006890000</text:p>
          </table:table-cell>
          <table:table-cell office:value-type="float" office:value="0.0000313" calcext:value-type="float">
            <text:p>0.00003130000</text:p>
          </table:table-cell>
          <table:table-cell office:value-type="float" office:value="0.00000163" calcext:value-type="float">
            <text:p>0.0000016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rr Lich</text:p>
          </table:table-cell>
          <table:table-cell table:number-columns-repeated="9"/>
          <table:table-cell office:value-type="float" office:value="0.00162" calcext:value-type="float">
            <text:p>0.00162000000</text:p>
          </table:table-cell>
          <table:table-cell office:value-type="float" office:value="0.000736" calcext:value-type="float">
            <text:p>0.00073600000</text:p>
          </table:table-cell>
          <table:table-cell office:value-type="float" office:value="0.000334" calcext:value-type="float">
            <text:p>0.000334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91" calcext:value-type="float">
            <text:p>0.00006910000</text:p>
          </table:table-cell>
          <table:table-cell office:value-type="float" office:value="0.0000314" calcext:value-type="float">
            <text:p>0.00003140000</text:p>
          </table:table-cell>
          <table:table-cell office:value-type="float" office:value="0.00000164" calcext:value-type="float">
            <text:p>0.0000016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rg Lich</text:p>
          </table:table-cell>
          <table:table-cell table:number-columns-repeated="9"/>
          <table:table-cell office:value-type="float" office:value="0.00203" calcext:value-type="float">
            <text:p>0.00203000000</text:p>
          </table:table-cell>
          <table:table-cell office:value-type="float" office:value="0.00092" calcext:value-type="float">
            <text:p>0.00092000000</text:p>
          </table:table-cell>
          <table:table-cell office:value-type="float" office:value="0.000417" calcext:value-type="float">
            <text:p>0.00041700000</text:p>
          </table:table-cell>
          <table:table-cell office:value-type="float" office:value="0.00019" calcext:value-type="float">
            <text:p>0.00019000000</text:p>
          </table:table-cell>
          <table:table-cell office:value-type="float" office:value="0.0000864" calcext:value-type="float">
            <text:p>0.00008640000</text:p>
          </table:table-cell>
          <table:table-cell office:value-type="float" office:value="0.0000393" calcext:value-type="float">
            <text:p>0.00003930000</text:p>
          </table:table-cell>
          <table:table-cell office:value-type="float" office:value="0.00000205" calcext:value-type="float">
            <text:p>0.0000020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ub Lich</text:p>
          </table:table-cell>
          <table:table-cell table:number-columns-repeated="9"/>
          <table:table-cell office:value-type="float" office:value="0.00268" calcext:value-type="float">
            <text:p>0.00268000000</text:p>
          </table:table-cell>
          <table:table-cell office:value-type="float" office:value="0.00122" calcext:value-type="float">
            <text:p>0.00122000000</text:p>
          </table:table-cell>
          <table:table-cell office:value-type="float" office:value="0.000551" calcext:value-type="float">
            <text:p>0.00055100000</text:p>
          </table:table-cell>
          <table:table-cell office:value-type="float" office:value="0.000251" calcext:value-type="float">
            <text:p>0.000251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9" calcext:value-type="float">
            <text:p>0.00005190000</text:p>
          </table:table-cell>
          <table:table-cell office:value-type="float" office:value="0.0000027" calcext:value-type="float">
            <text:p>0.0000027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ck the Banished</text:p>
          </table:table-cell>
          <table:table-cell table:number-columns-repeated="9"/>
          <table:table-cell office:value-type="float" office:value="0.00404" calcext:value-type="float">
            <text:p>0.00404000000</text:p>
          </table:table-cell>
          <table:table-cell office:value-type="float" office:value="0.00183" calcext:value-type="float">
            <text:p>0.00183000000</text:p>
          </table:table-cell>
          <table:table-cell office:value-type="float" office:value="0.000832" calcext:value-type="float">
            <text:p>0.000832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irleygig</text:p>
          </table:table-cell>
          <table:table-cell table:number-columns-repeated="10"/>
          <table:table-cell office:value-type="float" office:value="0.0000459" calcext:value-type="float">
            <text:p>0.00004590000</text:p>
          </table:table-cell>
          <table:table-cell office:value-type="float" office:value="0.0000208" calcext:value-type="float">
            <text:p>0.00002080000</text:p>
          </table:table-cell>
          <table:table-cell office:value-type="float" office:value="0.00000947" calcext:value-type="float">
            <text:p>0.00000947000</text:p>
          </table:table-cell>
          <table:table-cell office:value-type="float" office:value="0.0000043" calcext:value-type="float">
            <text:p>0.00000430000</text:p>
          </table:table-cell>
          <table:table-cell office:value-type="float" office:value="0.00000196" calcext:value-type="float">
            <text:p>0.00000196000</text:p>
          </table:table-cell>
          <table:table-cell office:value-type="float" office:value="0.000000102" calcext:value-type="float">
            <text:p>0.0000001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ver-Prepared</text:p>
          </table:table-cell>
          <table:table-cell table:number-columns-repeated="10"/>
          <table:table-cell office:value-type="float" office:value="0.0000459" calcext:value-type="float">
            <text:p>0.00004590000</text:p>
          </table:table-cell>
          <table:table-cell office:value-type="float" office:value="0.0000208" calcext:value-type="float">
            <text:p>0.00002080000</text:p>
          </table:table-cell>
          <table:table-cell office:value-type="float" office:value="0.00000947" calcext:value-type="float">
            <text:p>0.00000947000</text:p>
          </table:table-cell>
          <table:table-cell office:value-type="float" office:value="0.0000043" calcext:value-type="float">
            <text:p>0.00000430000</text:p>
          </table:table-cell>
          <table:table-cell office:value-type="float" office:value="0.00000196" calcext:value-type="float">
            <text:p>0.00000196000</text:p>
          </table:table-cell>
          <table:table-cell office:value-type="float" office:value="0.000000102" calcext:value-type="float">
            <text:p>0.0000001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arch</text:p>
          </table:table-cell>
          <table:table-cell table:number-columns-repeated="10"/>
          <table:table-cell office:value-type="float" office:value="0.0000573" calcext:value-type="float">
            <text:p>0.00005730000</text:p>
          </table:table-cell>
          <table:table-cell office:value-type="float" office:value="0.000026" calcext:value-type="float">
            <text:p>0.00002600000</text:p>
          </table:table-cell>
          <table:table-cell office:value-type="float" office:value="0.0000118" calcext:value-type="float">
            <text:p>0.00001180000</text:p>
          </table:table-cell>
          <table:table-cell office:value-type="float" office:value="0.00000538" calcext:value-type="float">
            <text:p>0.00000538000</text:p>
          </table:table-cell>
          <table:table-cell office:value-type="float" office:value="0.00000245" calcext:value-type="float">
            <text:p>0.00000245000</text:p>
          </table:table-cell>
          <table:table-cell office:value-type="float" office:value="0.000000128" calcext:value-type="float">
            <text:p>0.00000012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drophobe</text:p>
          </table:table-cell>
          <table:table-cell table:number-columns-repeated="10"/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t Head</text:p>
          </table:table-cell>
          <table:table-cell table:number-columns-repeated="10"/>
          <table:table-cell office:value-type="float" office:value="0.0000775" calcext:value-type="float">
            <text:p>0.00007750000</text:p>
          </table:table-cell>
          <table:table-cell office:value-type="float" office:value="0.0000351" calcext:value-type="float">
            <text:p>0.00003510000</text:p>
          </table:table-cell>
          <table:table-cell office:value-type="float" office:value="0.000016" calcext:value-type="float">
            <text:p>0.00001600000</text:p>
          </table:table-cell>
          <table:table-cell office:value-type="float" office:value="0.00000728" calcext:value-type="float">
            <text:p>0.00000728000</text:p>
          </table:table-cell>
          <table:table-cell office:value-type="float" office:value="0.00000331" calcext:value-type="float">
            <text:p>0.00000331000</text:p>
          </table:table-cell>
          <table:table-cell office:value-type="float" office:value="0.000000172" calcext:value-type="float">
            <text:p>0.00000017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umpkin Head</text:p>
          </table:table-cell>
          <table:table-cell table:number-columns-repeated="10"/>
          <table:table-cell office:value-type="float" office:value="0.0000775" calcext:value-type="float">
            <text:p>0.00007750000</text:p>
          </table:table-cell>
          <table:table-cell office:value-type="float" office:value="0.0000351" calcext:value-type="float">
            <text:p>0.00003510000</text:p>
          </table:table-cell>
          <table:table-cell office:value-type="float" office:value="0.000016" calcext:value-type="float">
            <text:p>0.00001600000</text:p>
          </table:table-cell>
          <table:table-cell office:value-type="float" office:value="0.00000728" calcext:value-type="float">
            <text:p>0.00000728000</text:p>
          </table:table-cell>
          <table:table-cell office:value-type="float" office:value="0.00000331" calcext:value-type="float">
            <text:p>0.00000331000</text:p>
          </table:table-cell>
          <table:table-cell office:value-type="float" office:value="0.000000172" calcext:value-type="float">
            <text:p>0.00000017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nguin</text:p>
          </table:table-cell>
          <table:table-cell table:number-columns-repeated="10"/>
          <table:table-cell office:value-type="float" office:value="0.0000775" calcext:value-type="float">
            <text:p>0.00007750000</text:p>
          </table:table-cell>
          <table:table-cell office:value-type="float" office:value="0.0000351" calcext:value-type="float">
            <text:p>0.00003510000</text:p>
          </table:table-cell>
          <table:table-cell office:value-type="float" office:value="0.000016" calcext:value-type="float">
            <text:p>0.00001600000</text:p>
          </table:table-cell>
          <table:table-cell office:value-type="float" office:value="0.00000728" calcext:value-type="float">
            <text:p>0.00000728000</text:p>
          </table:table-cell>
          <table:table-cell office:value-type="float" office:value="0.00000331" calcext:value-type="float">
            <text:p>0.00000331000</text:p>
          </table:table-cell>
          <table:table-cell office:value-type="float" office:value="0.000000172" calcext:value-type="float">
            <text:p>0.00000017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rpicorn</text:p>
          </table:table-cell>
          <table:table-cell table:number-columns-repeated="10"/>
          <table:table-cell office:value-type="float" office:value="0.000086" calcext:value-type="float">
            <text:p>0.00008600000</text:p>
          </table:table-cell>
          <table:table-cell office:value-type="float" office:value="0.000039" calcext:value-type="float">
            <text:p>0.00003900000</text:p>
          </table:table-cell>
          <table:table-cell office:value-type="float" office:value="0.0000178" calcext:value-type="float">
            <text:p>0.00001780000</text:p>
          </table:table-cell>
          <table:table-cell office:value-type="float" office:value="0.00000807" calcext:value-type="float">
            <text:p>0.00000807000</text:p>
          </table:table-cell>
          <table:table-cell office:value-type="float" office:value="0.00000367" calcext:value-type="float">
            <text:p>0.00000367000</text:p>
          </table:table-cell>
          <table:table-cell office:value-type="float" office:value="0.000000191" calcext:value-type="float">
            <text:p>0.00000019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arecrow</text:p>
          </table:table-cell>
          <table:table-cell table:number-columns-repeated="10"/>
          <table:table-cell office:value-type="float" office:value="0.000086" calcext:value-type="float">
            <text:p>0.00008600000</text:p>
          </table:table-cell>
          <table:table-cell office:value-type="float" office:value="0.000039" calcext:value-type="float">
            <text:p>0.00003900000</text:p>
          </table:table-cell>
          <table:table-cell office:value-type="float" office:value="0.0000178" calcext:value-type="float">
            <text:p>0.00001780000</text:p>
          </table:table-cell>
          <table:table-cell office:value-type="float" office:value="0.00000807" calcext:value-type="float">
            <text:p>0.00000807000</text:p>
          </table:table-cell>
          <table:table-cell office:value-type="float" office:value="0.00000367" calcext:value-type="float">
            <text:p>0.00000367000</text:p>
          </table:table-cell>
          <table:table-cell office:value-type="float" office:value="0.000000191" calcext:value-type="float">
            <text:p>0.00000019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10"/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9" calcext:value-type="float">
            <text:p>0.0000469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0505" calcext:value-type="float">
            <text:p>0.00000050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ostbite</text:p>
          </table:table-cell>
          <table:table-cell table:number-columns-repeated="10"/>
          <table:table-cell office:value-type="float" office:value="0.000261" calcext:value-type="float">
            <text:p>0.000261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54" calcext:value-type="float">
            <text:p>0.00005400000</text:p>
          </table:table-cell>
          <table:table-cell office:value-type="float" office:value="0.0000245" calcext:value-type="float">
            <text:p>0.00002450000</text:p>
          </table:table-cell>
          <table:table-cell office:value-type="float" office:value="0.0000112" calcext:value-type="float">
            <text:p>0.00001120000</text:p>
          </table:table-cell>
          <table:table-cell office:value-type="float" office:value="0.000000582" calcext:value-type="float">
            <text:p>0.00000058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nglefoot</text:p>
          </table:table-cell>
          <table:table-cell table:number-columns-repeated="10"/>
          <table:table-cell office:value-type="float" office:value="0.000271" calcext:value-type="float">
            <text:p>0.00027100000</text:p>
          </table:table-cell>
          <table:table-cell office:value-type="float" office:value="0.000123" calcext:value-type="float">
            <text:p>0.00012300000</text:p>
          </table:table-cell>
          <table:table-cell office:value-type="float" office:value="0.000056" calcext:value-type="float">
            <text:p>0.00005600000</text:p>
          </table:table-cell>
          <table:table-cell office:value-type="float" office:value="0.0000254" calcext:value-type="float">
            <text:p>0.00002540000</text:p>
          </table:table-cell>
          <table:table-cell office:value-type="float" office:value="0.0000116" calcext:value-type="float">
            <text:p>0.00001160000</text:p>
          </table:table-cell>
          <table:table-cell office:value-type="float" office:value="0.000000603" calcext:value-type="float">
            <text:p>0.00000060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ring Familiar</text:p>
          </table:table-cell>
          <table:table-cell table:number-columns-repeated="10"/>
          <table:table-cell office:value-type="float" office:value="0.000312" calcext:value-type="float">
            <text:p>0.00031200000</text:p>
          </table:table-cell>
          <table:table-cell office:value-type="float" office:value="0.000141" calcext:value-type="float">
            <text:p>0.00014100000</text:p>
          </table:table-cell>
          <table:table-cell office:value-type="float" office:value="0.0000644" calcext:value-type="float">
            <text:p>0.00006440000</text:p>
          </table:table-cell>
          <table:table-cell office:value-type="float" office:value="0.0000293" calcext:value-type="float">
            <text:p>0.00002930000</text:p>
          </table:table-cell>
          <table:table-cell office:value-type="float" office:value="0.0000133" calcext:value-type="float">
            <text:p>0.00001330000</text:p>
          </table:table-cell>
          <table:table-cell office:value-type="float" office:value="0.000000694" calcext:value-type="float">
            <text:p>0.00000069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ll Familiar</text:p>
          </table:table-cell>
          <table:table-cell table:number-columns-repeated="10"/>
          <table:table-cell office:value-type="float" office:value="0.000342" calcext:value-type="float">
            <text:p>0.00034200000</text:p>
          </table:table-cell>
          <table:table-cell office:value-type="float" office:value="0.000155" calcext:value-type="float">
            <text:p>0.00015500000</text:p>
          </table:table-cell>
          <table:table-cell office:value-type="float" office:value="0.0000706" calcext:value-type="float">
            <text:p>0.00007060000</text:p>
          </table:table-cell>
          <table:table-cell office:value-type="float" office:value="0.0000321" calcext:value-type="float">
            <text:p>0.00003210000</text:p>
          </table:table-cell>
          <table:table-cell office:value-type="float" office:value="0.0000146" calcext:value-type="float">
            <text:p>0.00001460000</text:p>
          </table:table-cell>
          <table:table-cell office:value-type="float" office:value="0.000000761" calcext:value-type="float">
            <text:p>0.00000076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uddlemancer</text:p>
          </table:table-cell>
          <table:table-cell table:number-columns-repeated="10"/>
          <table:table-cell office:value-type="float" office:value="0.00036" calcext:value-type="float">
            <text:p>0.00036000000</text:p>
          </table:table-cell>
          <table:table-cell office:value-type="float" office:value="0.000163" calcext:value-type="float">
            <text:p>0.00016300000</text:p>
          </table:table-cell>
          <table:table-cell office:value-type="float" office:value="0.0000744" calcext:value-type="float">
            <text:p>0.00007440000</text:p>
          </table:table-cell>
          <table:table-cell office:value-type="float" office:value="0.0000338" calcext:value-type="float">
            <text:p>0.00003380000</text:p>
          </table:table-cell>
          <table:table-cell office:value-type="float" office:value="0.0000154" calcext:value-type="float">
            <text:p>0.00001540000</text:p>
          </table:table-cell>
          <table:table-cell office:value-type="float" office:value="0.000000802" calcext:value-type="float">
            <text:p>0.0000008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rvest Harrier</text:p>
          </table:table-cell>
          <table:table-cell table:number-columns-repeated="10"/>
          <table:table-cell office:value-type="float" office:value="0.000395" calcext:value-type="float">
            <text:p>0.00039500000</text:p>
          </table:table-cell>
          <table:table-cell office:value-type="float" office:value="0.000179" calcext:value-type="float">
            <text:p>0.00017900000</text:p>
          </table:table-cell>
          <table:table-cell office:value-type="float" office:value="0.0000815" calcext:value-type="float">
            <text:p>0.00008150000</text:p>
          </table:table-cell>
          <table:table-cell office:value-type="float" office:value="0.0000371" calcext:value-type="float">
            <text:p>0.00003710000</text:p>
          </table:table-cell>
          <table:table-cell office:value-type="float" office:value="0.0000168" calcext:value-type="float">
            <text:p>0.00001680000</text:p>
          </table:table-cell>
          <table:table-cell office:value-type="float" office:value="0.000000879" calcext:value-type="float">
            <text:p>0.00000087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cicle</text:p>
          </table:table-cell>
          <table:table-cell table:number-columns-repeated="10"/>
          <table:table-cell office:value-type="float" office:value="0.000412" calcext:value-type="float">
            <text:p>0.00041200000</text:p>
          </table:table-cell>
          <table:table-cell office:value-type="float" office:value="0.000187" calcext:value-type="float">
            <text:p>0.00018700000</text:p>
          </table:table-cell>
          <table:table-cell office:value-type="float" office:value="0.0000851" calcext:value-type="float">
            <text:p>0.00008510000</text:p>
          </table:table-cell>
          <table:table-cell office:value-type="float" office:value="0.0000387" calcext:value-type="float">
            <text:p>0.00003870000</text:p>
          </table:table-cell>
          <table:table-cell office:value-type="float" office:value="0.0000176" calcext:value-type="float">
            <text:p>0.00001760000</text:p>
          </table:table-cell>
          <table:table-cell office:value-type="float" office:value="0.000000917" calcext:value-type="float">
            <text:p>0.00000091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inetail</text:p>
          </table:table-cell>
          <table:table-cell table:number-columns-repeated="10"/>
          <table:table-cell office:value-type="float" office:value="0.000453" calcext:value-type="float">
            <text:p>0.00045300000</text:p>
          </table:table-cell>
          <table:table-cell office:value-type="float" office:value="0.000205" calcext:value-type="float">
            <text:p>0.000205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5" calcext:value-type="float">
            <text:p>0.00004250000</text:p>
          </table:table-cell>
          <table:table-cell office:value-type="float" office:value="0.0000193" calcext:value-type="float">
            <text:p>0.00001930000</text:p>
          </table:table-cell>
          <table:table-cell office:value-type="float" office:value="0.00000101" calcext:value-type="float">
            <text:p>0.0000010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inger</text:p>
          </table:table-cell>
          <table:table-cell table:number-columns-repeated="10"/>
          <table:table-cell office:value-type="float" office:value="0.000475" calcext:value-type="float">
            <text:p>0.00047500000</text:p>
          </table:table-cell>
          <table:table-cell office:value-type="float" office:value="0.000215" calcext:value-type="float">
            <text:p>0.00021500000</text:p>
          </table:table-cell>
          <table:table-cell office:value-type="float" office:value="0.000098" calcext:value-type="float">
            <text:p>0.00009800000</text:p>
          </table:table-cell>
          <table:table-cell office:value-type="float" office:value="0.0000446" calcext:value-type="float">
            <text:p>0.00004460000</text:p>
          </table:table-cell>
          <table:table-cell office:value-type="float" office:value="0.0000203" calcext:value-type="float">
            <text:p>0.00002030000</text:p>
          </table:table-cell>
          <table:table-cell office:value-type="float" office:value="0.00000106" calcext:value-type="float">
            <text:p>0.000001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breather</text:p>
          </table:table-cell>
          <table:table-cell table:number-columns-repeated="10"/>
          <table:table-cell office:value-type="float" office:value="0.000522" calcext:value-type="float">
            <text:p>0.00052200000</text:p>
          </table:table-cell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9" calcext:value-type="float">
            <text:p>0.00004900000</text:p>
          </table:table-cell>
          <table:table-cell office:value-type="float" office:value="0.0000223" calcext:value-type="float">
            <text:p>0.00002230000</text:p>
          </table:table-cell>
          <table:table-cell office:value-type="float" office:value="0.00000116" calcext:value-type="float">
            <text:p>0.0000011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uticle</text:p>
          </table:table-cell>
          <table:table-cell table:number-columns-repeated="10"/>
          <table:table-cell office:value-type="float" office:value="0.000569" calcext:value-type="float">
            <text:p>0.00056900000</text:p>
          </table:table-cell>
          <table:table-cell office:value-type="float" office:value="0.000258" calcext:value-type="float">
            <text:p>0.000258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5" calcext:value-type="float">
            <text:p>0.00005350000</text:p>
          </table:table-cell>
          <table:table-cell office:value-type="float" office:value="0.0000243" calcext:value-type="float">
            <text:p>0.00002430000</text:p>
          </table:table-cell>
          <table:table-cell office:value-type="float" office:value="0.00000127" calcext:value-type="float">
            <text:p>0.0000012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mmer Mage</text:p>
          </table:table-cell>
          <table:table-cell table:number-columns-repeated="10"/>
          <table:table-cell office:value-type="float" office:value="0.000569" calcext:value-type="float">
            <text:p>0.00056900000</text:p>
          </table:table-cell>
          <table:table-cell office:value-type="float" office:value="0.000258" calcext:value-type="float">
            <text:p>0.000258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5" calcext:value-type="float">
            <text:p>0.00005350000</text:p>
          </table:table-cell>
          <table:table-cell office:value-type="float" office:value="0.0000243" calcext:value-type="float">
            <text:p>0.00002430000</text:p>
          </table:table-cell>
          <table:table-cell office:value-type="float" office:value="0.00000127" calcext:value-type="float">
            <text:p>0.0000012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rvester</text:p>
          </table:table-cell>
          <table:table-cell table:number-columns-repeated="10"/>
          <table:table-cell office:value-type="float" office:value="0.000599" calcext:value-type="float">
            <text:p>0.00059900000</text:p>
          </table:table-cell>
          <table:table-cell office:value-type="float" office:value="0.000272" calcext:value-type="float">
            <text:p>0.000272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63" calcext:value-type="float">
            <text:p>0.00005630000</text:p>
          </table:table-cell>
          <table:table-cell office:value-type="float" office:value="0.0000256" calcext:value-type="float">
            <text:p>0.00002560000</text:p>
          </table:table-cell>
          <table:table-cell office:value-type="float" office:value="0.00000133" calcext:value-type="float">
            <text:p>0.0000013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ter Mage</text:p>
          </table:table-cell>
          <table:table-cell table:number-columns-repeated="10"/>
          <table:table-cell office:value-type="float" office:value="0.000621" calcext:value-type="float">
            <text:p>0.00062100000</text:p>
          </table:table-cell>
          <table:table-cell office:value-type="float" office:value="0.000282" calcext:value-type="float">
            <text:p>0.00028200000</text:p>
          </table:table-cell>
          <table:table-cell office:value-type="float" office:value="0.000128" calcext:value-type="float">
            <text:p>0.00012800000</text:p>
          </table:table-cell>
          <table:table-cell office:value-type="float" office:value="0.0000583" calcext:value-type="float">
            <text:p>0.00005830000</text:p>
          </table:table-cell>
          <table:table-cell office:value-type="float" office:value="0.0000265" calcext:value-type="float">
            <text:p>0.00002650000</text:p>
          </table:table-cell>
          <table:table-cell office:value-type="float" office:value="0.00000138" calcext:value-type="float">
            <text:p>0.0000013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Pawn</text:p>
          </table:table-cell>
          <table:table-cell table:number-columns-repeated="10"/>
          <table:table-cell office:value-type="float" office:value="0.000275" calcext:value-type="float">
            <text:p>0.00027500000</text:p>
          </table:table-cell>
          <table:table-cell office:value-type="float" office:value="0.000125" calcext:value-type="float">
            <text:p>0.00012500000</text:p>
          </table:table-cell>
          <table:table-cell office:value-type="float" office:value="0.0000568" calcext:value-type="float">
            <text:p>0.00005680000</text:p>
          </table:table-cell>
          <table:table-cell office:value-type="float" office:value="0.0000258" calcext:value-type="float">
            <text:p>0.0000258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0612" calcext:value-type="float">
            <text:p>0.00000061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nic Pawn</text:p>
          </table:table-cell>
          <table:table-cell table:number-columns-repeated="10"/>
          <table:table-cell office:value-type="float" office:value="0.000275" calcext:value-type="float">
            <text:p>0.00027500000</text:p>
          </table:table-cell>
          <table:table-cell office:value-type="float" office:value="0.000125" calcext:value-type="float">
            <text:p>0.00012500000</text:p>
          </table:table-cell>
          <table:table-cell office:value-type="float" office:value="0.0000568" calcext:value-type="float">
            <text:p>0.00005680000</text:p>
          </table:table-cell>
          <table:table-cell office:value-type="float" office:value="0.0000258" calcext:value-type="float">
            <text:p>0.0000258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0612" calcext:value-type="float">
            <text:p>0.00000061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Knight</text:p>
          </table:table-cell>
          <table:table-cell table:number-columns-repeated="10"/>
          <table:table-cell office:value-type="float" office:value="0.000596" calcext:value-type="float">
            <text:p>0.00059600000</text:p>
          </table:table-cell>
          <table:table-cell office:value-type="float" office:value="0.00027" calcext:value-type="float">
            <text:p>0.00027000000</text:p>
          </table:table-cell>
          <table:table-cell office:value-type="float" office:value="0.000123" calcext:value-type="float">
            <text:p>0.000123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4" calcext:value-type="float">
            <text:p>0.00002540000</text:p>
          </table:table-cell>
          <table:table-cell office:value-type="float" office:value="0.00000133" calcext:value-type="float">
            <text:p>0.0000013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nic Knight</text:p>
          </table:table-cell>
          <table:table-cell table:number-columns-repeated="10"/>
          <table:table-cell office:value-type="float" office:value="0.000596" calcext:value-type="float">
            <text:p>0.00059600000</text:p>
          </table:table-cell>
          <table:table-cell office:value-type="float" office:value="0.00027" calcext:value-type="float">
            <text:p>0.00027000000</text:p>
          </table:table-cell>
          <table:table-cell office:value-type="float" office:value="0.000123" calcext:value-type="float">
            <text:p>0.000123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4" calcext:value-type="float">
            <text:p>0.00002540000</text:p>
          </table:table-cell>
          <table:table-cell office:value-type="float" office:value="0.00000133" calcext:value-type="float">
            <text:p>0.0000013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Bishop</text:p>
          </table:table-cell>
          <table:table-cell table:number-columns-repeated="10"/>
          <table:table-cell office:value-type="float" office:value="0.00127" calcext:value-type="float">
            <text:p>0.00127000000</text:p>
          </table:table-cell>
          <table:table-cell office:value-type="float" office:value="0.000576" calcext:value-type="float">
            <text:p>0.00057600000</text:p>
          </table:table-cell>
          <table:table-cell office:value-type="float" office:value="0.000263" calcext:value-type="float">
            <text:p>0.000263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542" calcext:value-type="float">
            <text:p>0.00005420000</text:p>
          </table:table-cell>
          <table:table-cell office:value-type="float" office:value="0.00000283" calcext:value-type="float">
            <text:p>0.0000028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nic Bishop</text:p>
          </table:table-cell>
          <table:table-cell table:number-columns-repeated="10"/>
          <table:table-cell office:value-type="float" office:value="0.00127" calcext:value-type="float">
            <text:p>0.00127000000</text:p>
          </table:table-cell>
          <table:table-cell office:value-type="float" office:value="0.000576" calcext:value-type="float">
            <text:p>0.00057600000</text:p>
          </table:table-cell>
          <table:table-cell office:value-type="float" office:value="0.000263" calcext:value-type="float">
            <text:p>0.000263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542" calcext:value-type="float">
            <text:p>0.00005420000</text:p>
          </table:table-cell>
          <table:table-cell office:value-type="float" office:value="0.00000283" calcext:value-type="float">
            <text:p>0.0000028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Rook</text:p>
          </table:table-cell>
          <table:table-cell table:number-columns-repeated="10"/>
          <table:table-cell office:value-type="float" office:value="0.00227" calcext:value-type="float">
            <text:p>0.00227000000</text:p>
          </table:table-cell>
          <table:table-cell office:value-type="float" office:value="0.00103" calcext:value-type="float">
            <text:p>0.00103000000</text:p>
          </table:table-cell>
          <table:table-cell office:value-type="float" office:value="0.000469" calcext:value-type="float">
            <text:p>0.00046900000</text:p>
          </table:table-cell>
          <table:table-cell office:value-type="float" office:value="0.000213" calcext:value-type="float">
            <text:p>0.00021300000</text:p>
          </table:table-cell>
          <table:table-cell office:value-type="float" office:value="0.0000969" calcext:value-type="float">
            <text:p>0.00009690000</text:p>
          </table:table-cell>
          <table:table-cell office:value-type="float" office:value="0.00000505" calcext:value-type="float">
            <text:p>0.0000050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nic Rook</text:p>
          </table:table-cell>
          <table:table-cell table:number-columns-repeated="10"/>
          <table:table-cell office:value-type="float" office:value="0.00227" calcext:value-type="float">
            <text:p>0.00227000000</text:p>
          </table:table-cell>
          <table:table-cell office:value-type="float" office:value="0.00103" calcext:value-type="float">
            <text:p>0.00103000000</text:p>
          </table:table-cell>
          <table:table-cell office:value-type="float" office:value="0.000469" calcext:value-type="float">
            <text:p>0.00046900000</text:p>
          </table:table-cell>
          <table:table-cell office:value-type="float" office:value="0.000213" calcext:value-type="float">
            <text:p>0.00021300000</text:p>
          </table:table-cell>
          <table:table-cell office:value-type="float" office:value="0.0000969" calcext:value-type="float">
            <text:p>0.00009690000</text:p>
          </table:table-cell>
          <table:table-cell office:value-type="float" office:value="0.00000505" calcext:value-type="float">
            <text:p>0.0000050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Queen</text:p>
          </table:table-cell>
          <table:table-cell table:number-columns-repeated="10"/>
          <table:table-cell office:value-type="float" office:value="0.00253" calcext:value-type="float">
            <text:p>0.00253000000</text:p>
          </table:table-cell>
          <table:table-cell office:value-type="float" office:value="0.00115" calcext:value-type="float">
            <text:p>0.00115000000</text:p>
          </table:table-cell>
          <table:table-cell office:value-type="float" office:value="0.000523" calcext:value-type="float">
            <text:p>0.00052300000</text:p>
          </table:table-cell>
          <table:table-cell office:value-type="float" office:value="0.000238" calcext:value-type="float">
            <text:p>0.000238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0563" calcext:value-type="float">
            <text:p>0.0000056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nic Queen</text:p>
          </table:table-cell>
          <table:table-cell table:number-columns-repeated="10"/>
          <table:table-cell office:value-type="float" office:value="0.00253" calcext:value-type="float">
            <text:p>0.00253000000</text:p>
          </table:table-cell>
          <table:table-cell office:value-type="float" office:value="0.00115" calcext:value-type="float">
            <text:p>0.00115000000</text:p>
          </table:table-cell>
          <table:table-cell office:value-type="float" office:value="0.000523" calcext:value-type="float">
            <text:p>0.00052300000</text:p>
          </table:table-cell>
          <table:table-cell office:value-type="float" office:value="0.000238" calcext:value-type="float">
            <text:p>0.000238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0563" calcext:value-type="float">
            <text:p>0.0000056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King</text:p>
          </table:table-cell>
          <table:table-cell table:number-columns-repeated="10"/>
          <table:table-cell office:value-type="float" office:value="0.00308" calcext:value-type="float">
            <text:p>0.00308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637" calcext:value-type="float">
            <text:p>0.00063700000</text:p>
          </table:table-cell>
          <table:table-cell office:value-type="float" office:value="0.00029" calcext:value-type="float">
            <text:p>0.00029000000</text:p>
          </table:table-cell>
          <table:table-cell office:value-type="float" office:value="0.000132" calcext:value-type="float">
            <text:p>0.00013200000</text:p>
          </table:table-cell>
          <table:table-cell office:value-type="float" office:value="0.00000686" calcext:value-type="float">
            <text:p>0.0000068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nic King</text:p>
          </table:table-cell>
          <table:table-cell table:number-columns-repeated="10"/>
          <table:table-cell office:value-type="float" office:value="0.00308" calcext:value-type="float">
            <text:p>0.00308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637" calcext:value-type="float">
            <text:p>0.00063700000</text:p>
          </table:table-cell>
          <table:table-cell office:value-type="float" office:value="0.00029" calcext:value-type="float">
            <text:p>0.00029000000</text:p>
          </table:table-cell>
          <table:table-cell office:value-type="float" office:value="0.000132" calcext:value-type="float">
            <text:p>0.00013200000</text:p>
          </table:table-cell>
          <table:table-cell office:value-type="float" office:value="0.00000686" calcext:value-type="float">
            <text:p>0.0000068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ess Master</text:p>
          </table:table-cell>
          <table:table-cell table:number-columns-repeated="10"/>
          <table:table-cell office:value-type="float" office:value="0.00411" calcext:value-type="float">
            <text:p>0.00411000000</text:p>
          </table:table-cell>
          <table:table-cell office:value-type="float" office:value="0.00187" calcext:value-type="float">
            <text:p>0.00187000000</text:p>
          </table:table-cell>
          <table:table-cell office:value-type="float" office:value="0.00085" calcext:value-type="float">
            <text:p>0.00085000000</text:p>
          </table:table-cell>
          <table:table-cell office:value-type="float" office:value="0.000386" calcext:value-type="float">
            <text:p>0.000386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0915" calcext:value-type="float">
            <text:p>0.0000091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plorator</text:p>
          </table:table-cell>
          <table:table-cell table:number-columns-repeated="10"/>
          <table:table-cell office:value-type="float" office:value="0.000189" calcext:value-type="float">
            <text:p>0.00018900000</text:p>
          </table:table-cell>
          <table:table-cell office:value-type="float" office:value="0.0000858" calcext:value-type="float">
            <text:p>0.0000858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8" calcext:value-type="float">
            <text:p>0.00001780000</text:p>
          </table:table-cell>
          <table:table-cell office:value-type="float" office:value="0.00000807" calcext:value-type="float">
            <text:p>0.00000807000</text:p>
          </table:table-cell>
          <table:table-cell office:value-type="float" office:value="0.000000421" calcext:value-type="float">
            <text:p>0.00000042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cketwatch</text:p>
          </table:table-cell>
          <table:table-cell table:number-columns-repeated="10"/>
          <table:table-cell office:value-type="float" office:value="0.00022" calcext:value-type="float">
            <text:p>0.00022000000</text:p>
          </table:table-cell>
          <table:table-cell office:value-type="float" office:value="0.0000998" calcext:value-type="float">
            <text:p>0.0000998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7" calcext:value-type="float">
            <text:p>0.00002070000</text:p>
          </table:table-cell>
          <table:table-cell office:value-type="float" office:value="0.00000939" calcext:value-type="float">
            <text:p>0.00000939000</text:p>
          </table:table-cell>
          <table:table-cell office:value-type="float" office:value="0.00000049" calcext:value-type="float">
            <text:p>0.0000004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Grip</text:p>
          </table:table-cell>
          <table:table-cell table:number-columns-repeated="10"/>
          <table:table-cell office:value-type="float" office:value="0.000275" calcext:value-type="float">
            <text:p>0.00027500000</text:p>
          </table:table-cell>
          <table:table-cell office:value-type="float" office:value="0.000125" calcext:value-type="float">
            <text:p>0.00012500000</text:p>
          </table:table-cell>
          <table:table-cell office:value-type="float" office:value="0.0000568" calcext:value-type="float">
            <text:p>0.00005680000</text:p>
          </table:table-cell>
          <table:table-cell office:value-type="float" office:value="0.0000258" calcext:value-type="float">
            <text:p>0.0000258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0612" calcext:value-type="float">
            <text:p>0.00000061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okborn</text:p>
          </table:table-cell>
          <table:table-cell table:number-columns-repeated="10"/>
          <table:table-cell office:value-type="float" office:value="0.000409" calcext:value-type="float">
            <text:p>0.000409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845" calcext:value-type="float">
            <text:p>0.00008450000</text:p>
          </table:table-cell>
          <table:table-cell office:value-type="float" office:value="0.0000384" calcext:value-type="float">
            <text:p>0.00003840000</text:p>
          </table:table-cell>
          <table:table-cell office:value-type="float" office:value="0.0000175" calcext:value-type="float">
            <text:p>0.00001750000</text:p>
          </table:table-cell>
          <table:table-cell office:value-type="float" office:value="0.000000911" calcext:value-type="float">
            <text:p>0.00000091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utterby</text:p>
          </table:table-cell>
          <table:table-cell table:number-columns-repeated="10"/>
          <table:table-cell office:value-type="float" office:value="0.000413" calcext:value-type="float">
            <text:p>0.00041300000</text:p>
          </table:table-cell>
          <table:table-cell office:value-type="float" office:value="0.000187" calcext:value-type="float">
            <text:p>0.00018700000</text:p>
          </table:table-cell>
          <table:table-cell office:value-type="float" office:value="0.0000852" calcext:value-type="float">
            <text:p>0.00008520000</text:p>
          </table:table-cell>
          <table:table-cell office:value-type="float" office:value="0.0000387" calcext:value-type="float">
            <text:p>0.00003870000</text:p>
          </table:table-cell>
          <table:table-cell office:value-type="float" office:value="0.0000176" calcext:value-type="float">
            <text:p>0.00001760000</text:p>
          </table:table-cell>
          <table:table-cell office:value-type="float" office:value="0.000000918" calcext:value-type="float">
            <text:p>0.00000091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me Sprite</text:p>
          </table:table-cell>
          <table:table-cell table:number-columns-repeated="10"/>
          <table:table-cell office:value-type="float" office:value="0.000481" calcext:value-type="float">
            <text:p>0.00048100000</text:p>
          </table:table-cell>
          <table:table-cell office:value-type="float" office:value="0.000218" calcext:value-type="float">
            <text:p>0.00021800000</text:p>
          </table:table-cell>
          <table:table-cell office:value-type="float" office:value="0.0000994" calcext:value-type="float">
            <text:p>0.00009940000</text:p>
          </table:table-cell>
          <table:table-cell office:value-type="float" office:value="0.0000452" calcext:value-type="float">
            <text:p>0.00004520000</text:p>
          </table:table-cell>
          <table:table-cell office:value-type="float" office:value="0.0000205" calcext:value-type="float">
            <text:p>0.00002050000</text:p>
          </table:table-cell>
          <table:table-cell office:value-type="float" office:value="0.00000107" calcext:value-type="float">
            <text:p>0.0000010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ribe</text:p>
          </table:table-cell>
          <table:table-cell table:number-columns-repeated="10"/>
          <table:table-cell office:value-type="float" office:value="0.000481" calcext:value-type="float">
            <text:p>0.00048100000</text:p>
          </table:table-cell>
          <table:table-cell office:value-type="float" office:value="0.000218" calcext:value-type="float">
            <text:p>0.00021800000</text:p>
          </table:table-cell>
          <table:table-cell office:value-type="float" office:value="0.0000994" calcext:value-type="float">
            <text:p>0.00009940000</text:p>
          </table:table-cell>
          <table:table-cell office:value-type="float" office:value="0.0000452" calcext:value-type="float">
            <text:p>0.00004520000</text:p>
          </table:table-cell>
          <table:table-cell office:value-type="float" office:value="0.0000205" calcext:value-type="float">
            <text:p>0.00002050000</text:p>
          </table:table-cell>
          <table:table-cell office:value-type="float" office:value="0.00000107" calcext:value-type="float">
            <text:p>0.0000010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iltrator</text:p>
          </table:table-cell>
          <table:table-cell table:number-columns-repeated="10"/>
          <table:table-cell office:value-type="float" office:value="0.000543" calcext:value-type="float">
            <text:p>0.00054300000</text:p>
          </table:table-cell>
          <table:table-cell office:value-type="float" office:value="0.000246" calcext:value-type="float">
            <text:p>0.000246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1" calcext:value-type="float">
            <text:p>0.00005100000</text:p>
          </table:table-cell>
          <table:table-cell office:value-type="float" office:value="0.0000232" calcext:value-type="float">
            <text:p>0.00002320000</text:p>
          </table:table-cell>
          <table:table-cell office:value-type="float" office:value="0.00000121" calcext:value-type="float">
            <text:p>0.0000012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ffervescent</text:p>
          </table:table-cell>
          <table:table-cell table:number-columns-repeated="10"/>
          <table:table-cell office:value-type="float" office:value="0.00055" calcext:value-type="float">
            <text:p>0.00055000000</text:p>
          </table:table-cell>
          <table:table-cell office:value-type="float" office:value="0.00025" calcext:value-type="float">
            <text:p>0.000250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7" calcext:value-type="float">
            <text:p>0.00005170000</text:p>
          </table:table-cell>
          <table:table-cell office:value-type="float" office:value="0.0000235" calcext:value-type="float">
            <text:p>0.00002350000</text:p>
          </table:table-cell>
          <table:table-cell office:value-type="float" office:value="0.00000122" calcext:value-type="float">
            <text:p>0.0000012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</text:p>
          </table:table-cell>
          <table:table-cell table:number-columns-repeated="10"/>
          <table:table-cell office:value-type="float" office:value="0.000585" calcext:value-type="float">
            <text:p>0.000585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1" calcext:value-type="float">
            <text:p>0.00012100000</text:p>
          </table:table-cell>
          <table:table-cell office:value-type="float" office:value="0.0000549" calcext:value-type="float">
            <text:p>0.00005490000</text:p>
          </table:table-cell>
          <table:table-cell office:value-type="float" office:value="0.0000249" calcext:value-type="float">
            <text:p>0.00002490000</text:p>
          </table:table-cell>
          <table:table-cell office:value-type="float" office:value="0.0000013" calcext:value-type="float">
            <text:p>0.000001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ether</text:p>
          </table:table-cell>
          <table:table-cell table:number-columns-repeated="10"/>
          <table:table-cell office:value-type="float" office:value="0.00193" calcext:value-type="float">
            <text:p>0.00193000000</text:p>
          </table:table-cell>
          <table:table-cell office:value-type="float" office:value="0.000873" calcext:value-type="float">
            <text:p>0.00087300000</text:p>
          </table:table-cell>
          <table:table-cell office:value-type="float" office:value="0.000398" calcext:value-type="float">
            <text:p>0.00039800000</text:p>
          </table:table-cell>
          <table:table-cell office:value-type="float" office:value="0.000181" calcext:value-type="float">
            <text:p>0.00018100000</text:p>
          </table:table-cell>
          <table:table-cell office:value-type="float" office:value="0.0000822" calcext:value-type="float">
            <text:p>0.00008220000</text:p>
          </table:table-cell>
          <table:table-cell office:value-type="float" office:value="0.00000429" calcext:value-type="float">
            <text:p>0.0000042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urreal the Eternal</text:p>
          </table:table-cell>
          <table:table-cell table:number-columns-repeated="10"/>
          <table:table-cell office:value-type="float" office:value="0.00272" calcext:value-type="float">
            <text:p>0.00272000000</text:p>
          </table:table-cell>
          <table:table-cell office:value-type="float" office:value="0.00123" calcext:value-type="float">
            <text:p>0.00123000000</text:p>
          </table:table-cell>
          <table:table-cell office:value-type="float" office:value="0.000561" calcext:value-type="float">
            <text:p>0.00056100000</text:p>
          </table:table-cell>
          <table:table-cell office:value-type="float" office:value="0.000255" calcext:value-type="float">
            <text:p>0.00025500000</text:p>
          </table:table-cell>
          <table:table-cell office:value-type="float" office:value="0.000116" calcext:value-type="float">
            <text:p>0.00011600000</text:p>
          </table:table-cell>
          <table:table-cell office:value-type="float" office:value="0.00000605" calcext:value-type="float">
            <text:p>0.0000060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400</text:p>
          </table:table-cell>
          <table:table-cell table:number-columns-repeated="10"/>
          <table:table-cell office:value-type="float" office:value="0.0275" calcext:value-type="float">
            <text:p>0.02750000000</text:p>
          </table:table-cell>
          <table:table-cell office:value-type="float" office:value="0.0125" calcext:value-type="float">
            <text:p>0.01250000000</text:p>
          </table:table-cell>
          <table:table-cell office:value-type="float" office:value="0.00568" calcext:value-type="float">
            <text:p>0.00568000000</text:p>
          </table:table-cell>
          <table:table-cell office:value-type="float" office:value="0.00258" calcext:value-type="float">
            <text:p>0.00258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0612" calcext:value-type="float">
            <text:p>0.000061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avan Guard</text:p>
          </table:table-cell>
          <table:table-cell table:number-columns-repeated="11"/>
          <table:table-cell office:value-type="float" office:value="0.000015" calcext:value-type="float">
            <text:p>0.00001500000</text:p>
          </table:table-cell>
          <table:table-cell office:value-type="float" office:value="0.00000682" calcext:value-type="float">
            <text:p>0.00000682000</text:p>
          </table:table-cell>
          <table:table-cell office:value-type="float" office:value="0.0000031" calcext:value-type="float">
            <text:p>0.00000310000</text:p>
          </table:table-cell>
          <table:table-cell office:value-type="float" office:value="0.00000141" calcext:value-type="float">
            <text:p>0.00000141000</text:p>
          </table:table-cell>
          <table:table-cell office:value-type="float" office:value="0.0000000735" calcext:value-type="float">
            <text:p>0.000000073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imson Commander</text:p>
          </table:table-cell>
          <table:table-cell table:number-columns-repeated="11"/>
          <table:table-cell office:value-type="float" office:value="0.000166" calcext:value-type="float">
            <text:p>0.00016600000</text:p>
          </table:table-cell>
          <table:table-cell office:value-type="float" office:value="0.0000758" calcext:value-type="float">
            <text:p>0.00007580000</text:p>
          </table:table-cell>
          <table:table-cell office:value-type="float" office:value="0.0000344" calcext:value-type="float">
            <text:p>0.00003440000</text:p>
          </table:table-cell>
          <table:table-cell office:value-type="float" office:value="0.0000157" calcext:value-type="float">
            <text:p>0.00001570000</text:p>
          </table:table-cell>
          <table:table-cell office:value-type="float" office:value="0.000000816" calcext:value-type="float">
            <text:p>0.00000081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ert Soldier</text:p>
          </table:table-cell>
          <table:table-cell table:number-columns-repeated="11"/>
          <table:table-cell office:value-type="float" office:value="0.000191" calcext:value-type="float">
            <text:p>0.00019100000</text:p>
          </table:table-cell>
          <table:table-cell office:value-type="float" office:value="0.0000871" calcext:value-type="float">
            <text:p>0.00008710000</text:p>
          </table:table-cell>
          <table:table-cell office:value-type="float" office:value="0.0000396" calcext:value-type="float">
            <text:p>0.00003960000</text:p>
          </table:table-cell>
          <table:table-cell office:value-type="float" office:value="0.000018" calcext:value-type="float">
            <text:p>0.00001800000</text:p>
          </table:table-cell>
          <table:table-cell office:value-type="float" office:value="0.000000939" calcext:value-type="float">
            <text:p>0.00000093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ert Archer</text:p>
          </table:table-cell>
          <table:table-cell table:number-columns-repeated="11"/>
          <table:table-cell office:value-type="float" office:value="0.000213" calcext:value-type="float">
            <text:p>0.00021300000</text:p>
          </table:table-cell>
          <table:table-cell office:value-type="float" office:value="0.000097" calcext:value-type="float">
            <text:p>0.00009700000</text:p>
          </table:table-cell>
          <table:table-cell office:value-type="float" office:value="0.0000441" calcext:value-type="float">
            <text:p>0.00004410000</text:p>
          </table:table-cell>
          <table:table-cell office:value-type="float" office:value="0.00002" calcext:value-type="float">
            <text:p>0.00002000000</text:p>
          </table:table-cell>
          <table:table-cell office:value-type="float" office:value="0.00000104" calcext:value-type="float">
            <text:p>0.0000010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nguard</text:p>
          </table:table-cell>
          <table:table-cell table:number-columns-repeated="11"/>
          <table:table-cell office:value-type="float" office:value="0.000233" calcext:value-type="float">
            <text:p>0.000233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482" calcext:value-type="float">
            <text:p>0.00004820000</text:p>
          </table:table-cell>
          <table:table-cell office:value-type="float" office:value="0.0000219" calcext:value-type="float">
            <text:p>0.00002190000</text:p>
          </table:table-cell>
          <table:table-cell office:value-type="float" office:value="0.00000114" calcext:value-type="float">
            <text:p>0.000001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ame Warrior</text:p>
          </table:table-cell>
          <table:table-cell table:number-columns-repeated="11"/>
          <table:table-cell office:value-type="float" office:value="0.000299" calcext:value-type="float">
            <text:p>0.00029900000</text:p>
          </table:table-cell>
          <table:table-cell office:value-type="float" office:value="0.000136" calcext:value-type="float">
            <text:p>0.00013600000</text:p>
          </table:table-cell>
          <table:table-cell office:value-type="float" office:value="0.000062" calcext:value-type="float">
            <text:p>0.00006200000</text:p>
          </table:table-cell>
          <table:table-cell office:value-type="float" office:value="0.0000282" calcext:value-type="float">
            <text:p>0.00002820000</text:p>
          </table:table-cell>
          <table:table-cell office:value-type="float" office:value="0.00000147" calcext:value-type="float">
            <text:p>0.0000014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ame Archer</text:p>
          </table:table-cell>
          <table:table-cell table:number-columns-repeated="11"/>
          <table:table-cell office:value-type="float" office:value="0.000331" calcext:value-type="float">
            <text:p>0.00033100000</text:p>
          </table:table-cell>
          <table:table-cell office:value-type="float" office:value="0.000151" calcext:value-type="float">
            <text:p>0.00015100000</text:p>
          </table:table-cell>
          <table:table-cell office:value-type="float" office:value="0.0000685" calcext:value-type="float">
            <text:p>0.0000685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0162" calcext:value-type="float">
            <text:p>0.0000016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imson Titan</text:p>
          </table:table-cell>
          <table:table-cell table:number-columns-repeated="11"/>
          <table:table-cell office:value-type="float" office:value="0.000333" calcext:value-type="float">
            <text:p>0.000333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9" calcext:value-type="float">
            <text:p>0.00006890000</text:p>
          </table:table-cell>
          <table:table-cell office:value-type="float" office:value="0.0000313" calcext:value-type="float">
            <text:p>0.00003130000</text:p>
          </table:table-cell>
          <table:table-cell office:value-type="float" office:value="0.00000163" calcext:value-type="float">
            <text:p>0.0000016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ntinel</text:p>
          </table:table-cell>
          <table:table-cell table:number-columns-repeated="11"/>
          <table:table-cell office:value-type="float" office:value="0.000354" calcext:value-type="float">
            <text:p>0.00035400000</text:p>
          </table:table-cell>
          <table:table-cell office:value-type="float" office:value="0.000161" calcext:value-type="float">
            <text:p>0.00016100000</text:p>
          </table:table-cell>
          <table:table-cell office:value-type="float" office:value="0.0000734" calcext:value-type="float">
            <text:p>0.00007340000</text:p>
          </table:table-cell>
          <table:table-cell office:value-type="float" office:value="0.0000333" calcext:value-type="float">
            <text:p>0.00003330000</text:p>
          </table:table-cell>
          <table:table-cell office:value-type="float" office:value="0.00000174" calcext:value-type="float">
            <text:p>0.0000017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imson Ranger</text:p>
          </table:table-cell>
          <table:table-cell table:number-columns-repeated="11"/>
          <table:table-cell office:value-type="float" office:value="0.000366" calcext:value-type="float">
            <text:p>0.00036600000</text:p>
          </table:table-cell>
          <table:table-cell office:value-type="float" office:value="0.000167" calcext:value-type="float">
            <text:p>0.00016700000</text:p>
          </table:table-cell>
          <table:table-cell office:value-type="float" office:value="0.0000758" calcext:value-type="float">
            <text:p>0.00007580000</text:p>
          </table:table-cell>
          <table:table-cell office:value-type="float" office:value="0.0000344" calcext:value-type="float">
            <text:p>0.00003440000</text:p>
          </table:table-cell>
          <table:table-cell office:value-type="float" office:value="0.0000018" calcext:value-type="float">
            <text:p>0.0000018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nd Cavalry</text:p>
          </table:table-cell>
          <table:table-cell table:number-columns-repeated="11"/>
          <table:table-cell office:value-type="float" office:value="0.000399" calcext:value-type="float">
            <text:p>0.00039900000</text:p>
          </table:table-cell>
          <table:table-cell office:value-type="float" office:value="0.000182" calcext:value-type="float">
            <text:p>0.00018200000</text:p>
          </table:table-cell>
          <table:table-cell office:value-type="float" office:value="0.0000827" calcext:value-type="float">
            <text:p>0.00008270000</text:p>
          </table:table-cell>
          <table:table-cell office:value-type="float" office:value="0.0000376" calcext:value-type="float">
            <text:p>0.00003760000</text:p>
          </table:table-cell>
          <table:table-cell office:value-type="float" office:value="0.00000196" calcext:value-type="float">
            <text:p>0.0000019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imson Watch</text:p>
          </table:table-cell>
          <table:table-cell table:number-columns-repeated="11"/>
          <table:table-cell office:value-type="float" office:value="0.000403" calcext:value-type="float">
            <text:p>0.00040300000</text:p>
          </table:table-cell>
          <table:table-cell office:value-type="float" office:value="0.000183" calcext:value-type="float">
            <text:p>0.00018300000</text:p>
          </table:table-cell>
          <table:table-cell office:value-type="float" office:value="0.0000833" calcext:value-type="float">
            <text:p>0.00008330000</text:p>
          </table:table-cell>
          <table:table-cell office:value-type="float" office:value="0.0000379" calcext:value-type="float">
            <text:p>0.00003790000</text:p>
          </table:table-cell>
          <table:table-cell office:value-type="float" office:value="0.00000198" calcext:value-type="float">
            <text:p>0.000001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gantuamouse</text:p>
          </table:table-cell>
          <table:table-cell table:number-columns-repeated="11"/>
          <table:table-cell office:value-type="float" office:value="0.000416" calcext:value-type="float">
            <text:p>0.00041600000</text:p>
          </table:table-cell>
          <table:table-cell office:value-type="float" office:value="0.000189" calcext:value-type="float">
            <text:p>0.00018900000</text:p>
          </table:table-cell>
          <table:table-cell office:value-type="float" office:value="0.0000861" calcext:value-type="float">
            <text:p>0.0000861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0204" calcext:value-type="float">
            <text:p>0.0000020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ndwing Cavalry</text:p>
          </table:table-cell>
          <table:table-cell table:number-columns-repeated="11"/>
          <table:table-cell office:value-type="float" office:value="0.000439" calcext:value-type="float">
            <text:p>0.00043900000</text:p>
          </table:table-cell>
          <table:table-cell office:value-type="float" office:value="0.0002" calcext:value-type="float">
            <text:p>0.00020000000</text:p>
          </table:table-cell>
          <table:table-cell office:value-type="float" office:value="0.0000909" calcext:value-type="float">
            <text:p>0.00009090000</text:p>
          </table:table-cell>
          <table:table-cell office:value-type="float" office:value="0.0000413" calcext:value-type="float">
            <text:p>0.00004130000</text:p>
          </table:table-cell>
          <table:table-cell office:value-type="float" office:value="0.00000215" calcext:value-type="float">
            <text:p>0.0000021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erno Mage</text:p>
          </table:table-cell>
          <table:table-cell table:number-columns-repeated="11"/>
          <table:table-cell office:value-type="float" office:value="0.000441" calcext:value-type="float">
            <text:p>0.00044100000</text:p>
          </table:table-cell>
          <table:table-cell office:value-type="float" office:value="0.000201" calcext:value-type="float">
            <text:p>0.00020100000</text:p>
          </table:table-cell>
          <table:table-cell office:value-type="float" office:value="0.0000913" calcext:value-type="float">
            <text:p>0.00009130000</text:p>
          </table:table-cell>
          <table:table-cell office:value-type="float" office:value="0.0000415" calcext:value-type="float">
            <text:p>0.00004150000</text:p>
          </table:table-cell>
          <table:table-cell office:value-type="float" office:value="0.00000216" calcext:value-type="float">
            <text:p>0.0000021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marage</text:p>
          </table:table-cell>
          <table:table-cell table:number-columns-repeated="11"/>
          <table:table-cell office:value-type="float" office:value="0.000499" calcext:value-type="float">
            <text:p>0.000499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7" calcext:value-type="float">
            <text:p>0.00004700000</text:p>
          </table:table-cell>
          <table:table-cell office:value-type="float" office:value="0.00000245" calcext:value-type="float">
            <text:p>0.0000024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ame Ordnance</text:p>
          </table:table-cell>
          <table:table-cell table:number-columns-repeated="11"/>
          <table:table-cell office:value-type="float" office:value="0.000549" calcext:value-type="float">
            <text:p>0.00054900000</text:p>
          </table:table-cell>
          <table:table-cell office:value-type="float" office:value="0.00025" calcext:value-type="float">
            <text:p>0.000250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7" calcext:value-type="float">
            <text:p>0.00005170000</text:p>
          </table:table-cell>
          <table:table-cell office:value-type="float" office:value="0.00000269" calcext:value-type="float">
            <text:p>0.0000026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eurgy Warden</text:p>
          </table:table-cell>
          <table:table-cell table:number-columns-repeated="11"/>
          <table:table-cell office:value-type="float" office:value="0.00156" calcext:value-type="float">
            <text:p>0.00156000000</text:p>
          </table:table-cell>
          <table:table-cell office:value-type="float" office:value="0.00071" calcext:value-type="float">
            <text:p>0.00071000000</text:p>
          </table:table-cell>
          <table:table-cell office:value-type="float" office:value="0.000323" calcext:value-type="float">
            <text:p>0.000323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0765" calcext:value-type="float">
            <text:p>0.0000076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rmonger</text:p>
          </table:table-cell>
          <table:table-cell table:number-columns-repeated="11"/>
          <table:table-cell office:value-type="float" office:value="0.00416" calcext:value-type="float">
            <text:p>0.00416000000</text:p>
          </table:table-cell>
          <table:table-cell office:value-type="float" office:value="0.00189" calcext:value-type="float">
            <text:p>0.00189000000</text:p>
          </table:table-cell>
          <table:table-cell office:value-type="float" office:value="0.000861" calcext:value-type="float">
            <text:p>0.00086100000</text:p>
          </table:table-cell>
          <table:table-cell office:value-type="float" office:value="0.000391" calcext:value-type="float">
            <text:p>0.00039100000</text:p>
          </table:table-cell>
          <table:table-cell office:value-type="float" office:value="0.0000204" calcext:value-type="float">
            <text:p>0.0000204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ake Charmer</text:p>
          </table:table-cell>
          <table:table-cell table:number-columns-repeated="11"/>
          <table:table-cell office:value-type="float" office:value="0.0000655" calcext:value-type="float">
            <text:p>0.00006550000</text:p>
          </table:table-cell>
          <table:table-cell office:value-type="float" office:value="0.0000298" calcext:value-type="float">
            <text:p>0.00002980000</text:p>
          </table:table-cell>
          <table:table-cell office:value-type="float" office:value="0.0000136" calcext:value-type="float">
            <text:p>0.00001360000</text:p>
          </table:table-cell>
          <table:table-cell office:value-type="float" office:value="0.00000616" calcext:value-type="float">
            <text:p>0.00000616000</text:p>
          </table:table-cell>
          <table:table-cell office:value-type="float" office:value="0.000000321" calcext:value-type="float">
            <text:p>0.00000032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e Thief</text:p>
          </table:table-cell>
          <table:table-cell table:number-columns-repeated="11"/>
          <table:table-cell office:value-type="float" office:value="0.000129" calcext:value-type="float">
            <text:p>0.00012900000</text:p>
          </table:table-cell>
          <table:table-cell office:value-type="float" office:value="0.0000586" calcext:value-type="float">
            <text:p>0.00005860000</text:p>
          </table:table-cell>
          <table:table-cell office:value-type="float" office:value="0.0000266" calcext:value-type="float">
            <text:p>0.00002660000</text:p>
          </table:table-cell>
          <table:table-cell office:value-type="float" office:value="0.0000121" calcext:value-type="float">
            <text:p>0.00001210000</text:p>
          </table:table-cell>
          <table:table-cell office:value-type="float" office:value="0.000000632" calcext:value-type="float">
            <text:p>0.00000063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lling Carpet</text:p>
          </table:table-cell>
          <table:table-cell table:number-columns-repeated="11"/>
          <table:table-cell office:value-type="float" office:value="0.000153" calcext:value-type="float">
            <text:p>0.00015300000</text:p>
          </table:table-cell>
          <table:table-cell office:value-type="float" office:value="0.0000696" calcext:value-type="float">
            <text:p>0.00006960000</text:p>
          </table:table-cell>
          <table:table-cell office:value-type="float" office:value="0.0000316" calcext:value-type="float">
            <text:p>0.00003160000</text:p>
          </table:table-cell>
          <table:table-cell office:value-type="float" office:value="0.0000144" calcext:value-type="float">
            <text:p>0.00001440000</text:p>
          </table:table-cell>
          <table:table-cell office:value-type="float" office:value="0.00000075" calcext:value-type="float">
            <text:p>0.0000007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ert Architect</text:p>
          </table:table-cell>
          <table:table-cell table:number-columns-repeated="11"/>
          <table:table-cell office:value-type="float" office:value="0.000156" calcext:value-type="float">
            <text:p>0.00015600000</text:p>
          </table:table-cell>
          <table:table-cell office:value-type="float" office:value="0.000071" calcext:value-type="float">
            <text:p>0.00007100000</text:p>
          </table:table-cell>
          <table:table-cell office:value-type="float" office:value="0.0000323" calcext:value-type="float">
            <text:p>0.00003230000</text:p>
          </table:table-cell>
          <table:table-cell office:value-type="float" office:value="0.0000147" calcext:value-type="float">
            <text:p>0.00001470000</text:p>
          </table:table-cell>
          <table:table-cell office:value-type="float" office:value="0.000000765" calcext:value-type="float">
            <text:p>0.00000076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ce Merchant</text:p>
          </table:table-cell>
          <table:table-cell table:number-columns-repeated="11"/>
          <table:table-cell office:value-type="float" office:value="0.000172" calcext:value-type="float">
            <text:p>0.00017200000</text:p>
          </table:table-cell>
          <table:table-cell office:value-type="float" office:value="0.0000781" calcext:value-type="float">
            <text:p>0.0000781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0842" calcext:value-type="float">
            <text:p>0.00000084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estone Miner</text:p>
          </table:table-cell>
          <table:table-cell table:number-columns-repeated="11"/>
          <table:table-cell office:value-type="float" office:value="0.000218" calcext:value-type="float">
            <text:p>0.00021800000</text:p>
          </table:table-cell>
          <table:table-cell office:value-type="float" office:value="0.0000994" calcext:value-type="float">
            <text:p>0.00009940000</text:p>
          </table:table-cell>
          <table:table-cell office:value-type="float" office:value="0.0000452" calcext:value-type="float">
            <text:p>0.00004520000</text:p>
          </table:table-cell>
          <table:table-cell office:value-type="float" office:value="0.0000205" calcext:value-type="float">
            <text:p>0.00002050000</text:p>
          </table:table-cell>
          <table:table-cell office:value-type="float" office:value="0.00000107" calcext:value-type="float">
            <text:p>0.0000010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rket Guard</text:p>
          </table:table-cell>
          <table:table-cell table:number-columns-repeated="11"/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112" calcext:value-type="float">
            <text:p>0.000001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berjack</text:p>
          </table:table-cell>
          <table:table-cell table:number-columns-repeated="11"/>
          <table:table-cell office:value-type="float" office:value="0.000242" calcext:value-type="float">
            <text:p>0.00024200000</text:p>
          </table:table-cell>
          <table:table-cell office:value-type="float" office:value="0.00011" calcext:value-type="float">
            <text:p>0.00011000000</text:p>
          </table:table-cell>
          <table:table-cell office:value-type="float" office:value="0.00005" calcext:value-type="float">
            <text:p>0.00005000000</text:p>
          </table:table-cell>
          <table:table-cell office:value-type="float" office:value="0.0000227" calcext:value-type="float">
            <text:p>0.00002270000</text:p>
          </table:table-cell>
          <table:table-cell office:value-type="float" office:value="0.00000119" calcext:value-type="float">
            <text:p>0.0000011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ass Blower</text:p>
          </table:table-cell>
          <table:table-cell table:number-columns-repeated="11"/>
          <table:table-cell office:value-type="float" office:value="0.000281" calcext:value-type="float">
            <text:p>0.00028100000</text:p>
          </table:table-cell>
          <table:table-cell office:value-type="float" office:value="0.000128" calcext:value-type="float">
            <text:p>0.00012800000</text:p>
          </table:table-cell>
          <table:table-cell office:value-type="float" office:value="0.0000581" calcext:value-type="float">
            <text:p>0.00005810000</text:p>
          </table:table-cell>
          <table:table-cell office:value-type="float" office:value="0.0000264" calcext:value-type="float">
            <text:p>0.00002640000</text:p>
          </table:table-cell>
          <table:table-cell office:value-type="float" office:value="0.00000138" calcext:value-type="float">
            <text:p>0.0000013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cksmith</text:p>
          </table:table-cell>
          <table:table-cell table:number-columns-repeated="11"/>
          <table:table-cell office:value-type="float" office:value="0.000364" calcext:value-type="float">
            <text:p>0.00036400000</text:p>
          </table:table-cell>
          <table:table-cell office:value-type="float" office:value="0.000166" calcext:value-type="float">
            <text:p>0.00016600000</text:p>
          </table:table-cell>
          <table:table-cell office:value-type="float" office:value="0.0000753" calcext:value-type="float">
            <text:p>0.00007530000</text:p>
          </table:table-cell>
          <table:table-cell office:value-type="float" office:value="0.0000342" calcext:value-type="float">
            <text:p>0.00003420000</text:p>
          </table:table-cell>
          <table:table-cell office:value-type="float" office:value="0.00000179" calcext:value-type="float">
            <text:p>0.0000017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rket Thief</text:p>
          </table:table-cell>
          <table:table-cell table:number-columns-repeated="11"/>
          <table:table-cell office:value-type="float" office:value="0.00039" calcext:value-type="float">
            <text:p>0.00039000000</text:p>
          </table:table-cell>
          <table:table-cell office:value-type="float" office:value="0.000178" calcext:value-type="float">
            <text:p>0.00017800000</text:p>
          </table:table-cell>
          <table:table-cell office:value-type="float" office:value="0.0000807" calcext:value-type="float">
            <text:p>0.00008070000</text:p>
          </table:table-cell>
          <table:table-cell office:value-type="float" office:value="0.0000367" calcext:value-type="float">
            <text:p>0.00003670000</text:p>
          </table:table-cell>
          <table:table-cell office:value-type="float" office:value="0.00000191" calcext:value-type="float">
            <text:p>0.0000019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e Weaver</text:p>
          </table:table-cell>
          <table:table-cell table:number-columns-repeated="11"/>
          <table:table-cell office:value-type="float" office:value="0.000468" calcext:value-type="float">
            <text:p>0.00046800000</text:p>
          </table:table-cell>
          <table:table-cell office:value-type="float" office:value="0.000213" calcext:value-type="float">
            <text:p>0.00021300000</text:p>
          </table:table-cell>
          <table:table-cell office:value-type="float" office:value="0.0000969" calcext:value-type="float">
            <text:p>0.00009690000</text:p>
          </table:table-cell>
          <table:table-cell office:value-type="float" office:value="0.000044" calcext:value-type="float">
            <text:p>0.00004400000</text:p>
          </table:table-cell>
          <table:table-cell office:value-type="float" office:value="0.0000023" calcext:value-type="float">
            <text:p>0.000002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ert Nomad</text:p>
          </table:table-cell>
          <table:table-cell table:number-columns-repeated="11"/>
          <table:table-cell office:value-type="float" office:value="0.000624" calcext:value-type="float">
            <text:p>0.00062400000</text:p>
          </table:table-cell>
          <table:table-cell office:value-type="float" office:value="0.000284" calcext:value-type="float">
            <text:p>0.00028400000</text:p>
          </table:table-cell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ving Salt</text:p>
          </table:table-cell>
          <table:table-cell table:number-columns-repeated="10"/>
          <table:table-cell office:value-type="float" office:value="0.0000527" calcext:value-type="float">
            <text:p>0.00005270000</text:p>
          </table:table-cell>
          <table:table-cell office:value-type="float" office:value="0.0000239" calcext:value-type="float">
            <text:p>0.00002390000</text:p>
          </table:table-cell>
          <table:table-cell office:value-type="float" office:value="0.0000109" calcext:value-type="float">
            <text:p>0.00001090000</text:p>
          </table:table-cell>
          <table:table-cell office:value-type="float" office:value="0.00000495" calcext:value-type="float">
            <text:p>0.00000495000</text:p>
          </table:table-cell>
          <table:table-cell office:value-type="float" office:value="0.00000225" calcext:value-type="float">
            <text:p>0.00000225000</text:p>
          </table:table-cell>
          <table:table-cell office:value-type="float" office:value="0.000000117" calcext:value-type="float">
            <text:p>0.00000011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ving Ice</text:p>
          </table:table-cell>
          <table:table-cell table:number-columns-repeated="10"/>
          <table:table-cell office:value-type="float" office:value="0.000063" calcext:value-type="float">
            <text:p>0.00006300000</text:p>
          </table:table-cell>
          <table:table-cell office:value-type="float" office:value="0.0000286" calcext:value-type="float">
            <text:p>0.00002860000</text:p>
          </table:table-cell>
          <table:table-cell office:value-type="float" office:value="0.000013" calcext:value-type="float">
            <text:p>0.00001300000</text:p>
          </table:table-cell>
          <table:table-cell office:value-type="float" office:value="0.00000592" calcext:value-type="float">
            <text:p>0.00000592000</text:p>
          </table:table-cell>
          <table:table-cell office:value-type="float" office:value="0.00000269" calcext:value-type="float">
            <text:p>0.00000269000</text:p>
          </table:table-cell>
          <table:table-cell office:value-type="float" office:value="0.00000014" calcext:value-type="float">
            <text:p>0.000000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ipper</text:p>
          </table:table-cell>
          <table:table-cell table:number-columns-repeated="10"/>
          <table:table-cell office:value-type="float" office:value="0.000156" calcext:value-type="float">
            <text:p>0.00015600000</text:p>
          </table:table-cell>
          <table:table-cell office:value-type="float" office:value="0.0000707" calcext:value-type="float">
            <text:p>0.00007070000</text:p>
          </table:table-cell>
          <table:table-cell office:value-type="float" office:value="0.0000322" calcext:value-type="float">
            <text:p>0.00003220000</text:p>
          </table:table-cell>
          <table:table-cell office:value-type="float" office:value="0.0000146" calcext:value-type="float">
            <text:p>0.00001460000</text:p>
          </table:table-cell>
          <table:table-cell office:value-type="float" office:value="0.00000665" calcext:value-type="float">
            <text:p>0.00000665000</text:p>
          </table:table-cell>
          <table:table-cell office:value-type="float" office:value="0.000000347" calcext:value-type="float">
            <text:p>0.00000034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competent Ice Climber</text:p>
          </table:table-cell>
          <table:table-cell table:number-columns-repeated="10"/>
          <table:table-cell office:value-type="float" office:value="0.00018" calcext:value-type="float">
            <text:p>0.00018000000</text:p>
          </table:table-cell>
          <table:table-cell office:value-type="float" office:value="0.0000816" calcext:value-type="float">
            <text:p>0.00008160000</text:p>
          </table:table-cell>
          <table:table-cell office:value-type="float" office:value="0.0000372" calcext:value-type="float">
            <text:p>0.00003720000</text:p>
          </table:table-cell>
          <table:table-cell office:value-type="float" office:value="0.0000169" calcext:value-type="float">
            <text:p>0.00001690000</text:p>
          </table:table-cell>
          <table:table-cell office:value-type="float" office:value="0.00000768" calcext:value-type="float">
            <text:p>0.00000768000</text:p>
          </table:table-cell>
          <table:table-cell office:value-type="float" office:value="0.0000004" calcext:value-type="float">
            <text:p>0.0000004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cebreaker</text:p>
          </table:table-cell>
          <table:table-cell table:number-columns-repeated="10"/>
          <table:table-cell office:value-type="float" office:value="0.000201" calcext:value-type="float">
            <text:p>0.00020100000</text:p>
          </table:table-cell>
          <table:table-cell office:value-type="float" office:value="0.000091" calcext:value-type="float">
            <text:p>0.00009100000</text:p>
          </table:table-cell>
          <table:table-cell office:value-type="float" office:value="0.0000414" calcext:value-type="float">
            <text:p>0.00004140000</text:p>
          </table:table-cell>
          <table:table-cell office:value-type="float" office:value="0.0000188" calcext:value-type="float">
            <text:p>0.00001880000</text:p>
          </table:table-cell>
          <table:table-cell office:value-type="float" office:value="0.00000856" calcext:value-type="float">
            <text:p>0.00000856000</text:p>
          </table:table-cell>
          <table:table-cell office:value-type="float" office:value="0.000000446" calcext:value-type="float">
            <text:p>0.00000044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 Soldier</text:p>
          </table:table-cell>
          <table:table-cell table:number-columns-repeated="10"/>
          <table:table-cell office:value-type="float" office:value="0.000221" calcext:value-type="float">
            <text:p>0.00022100000</text:p>
          </table:table-cell>
          <table:table-cell office:value-type="float" office:value="0.0001" calcext:value-type="float">
            <text:p>0.00010000000</text:p>
          </table:table-cell>
          <table:table-cell office:value-type="float" office:value="0.0000457" calcext:value-type="float">
            <text:p>0.00004570000</text:p>
          </table:table-cell>
          <table:table-cell office:value-type="float" office:value="0.0000208" calcext:value-type="float">
            <text:p>0.00002080000</text:p>
          </table:table-cell>
          <table:table-cell office:value-type="float" office:value="0.00000944" calcext:value-type="float">
            <text:p>0.00000944000</text:p>
          </table:table-cell>
          <table:table-cell office:value-type="float" office:value="0.000000492" calcext:value-type="float">
            <text:p>0.00000049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ar Bear</text:p>
          </table:table-cell>
          <table:table-cell table:number-columns-repeated="10"/>
          <table:table-cell office:value-type="float" office:value="0.000233" calcext:value-type="float">
            <text:p>0.000233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481" calcext:value-type="float">
            <text:p>0.00004810000</text:p>
          </table:table-cell>
          <table:table-cell office:value-type="float" office:value="0.0000218" calcext:value-type="float">
            <text:p>0.00002180000</text:p>
          </table:table-cell>
          <table:table-cell office:value-type="float" office:value="0.00000993" calcext:value-type="float">
            <text:p>0.00000993000</text:p>
          </table:table-cell>
          <table:table-cell office:value-type="float" office:value="0.000000518" calcext:value-type="float">
            <text:p>0.00000051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boteur</text:p>
          </table:table-cell>
          <table:table-cell table:number-columns-repeated="10"/>
          <table:table-cell office:value-type="float" office:value="0.000234" calcext:value-type="float">
            <text:p>0.000234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483" calcext:value-type="float">
            <text:p>0.00004830000</text:p>
          </table:table-cell>
          <table:table-cell office:value-type="float" office:value="0.000022" calcext:value-type="float">
            <text:p>0.00002200000</text:p>
          </table:table-cell>
          <table:table-cell office:value-type="float" office:value="0.00000998" calcext:value-type="float">
            <text:p>0.00000998000</text:p>
          </table:table-cell>
          <table:table-cell office:value-type="float" office:value="0.00000052" calcext:value-type="float">
            <text:p>0.0000005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ickybomber</text:p>
          </table:table-cell>
          <table:table-cell table:number-columns-repeated="10"/>
          <table:table-cell office:value-type="float" office:value="0.000235" calcext:value-type="float">
            <text:p>0.00023500000</text:p>
          </table:table-cell>
          <table:table-cell office:value-type="float" office:value="0.000107" calcext:value-type="float">
            <text:p>0.00010700000</text:p>
          </table:table-cell>
          <table:table-cell office:value-type="float" office:value="0.0000485" calcext:value-type="float">
            <text:p>0.00004850000</text:p>
          </table:table-cell>
          <table:table-cell office:value-type="float" office:value="0.0000221" calcext:value-type="float">
            <text:p>0.00002210000</text:p>
          </table:table-cell>
          <table:table-cell office:value-type="float" office:value="0.00001" calcext:value-type="float">
            <text:p>0.00001000000</text:p>
          </table:table-cell>
          <table:table-cell office:value-type="float" office:value="0.000000523" calcext:value-type="float">
            <text:p>0.00000052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vy Blaster</text:p>
          </table:table-cell>
          <table:table-cell table:number-columns-repeated="10"/>
          <table:table-cell office:value-type="float" office:value="0.000248" calcext:value-type="float">
            <text:p>0.000248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11" calcext:value-type="float">
            <text:p>0.00005110000</text:p>
          </table:table-cell>
          <table:table-cell office:value-type="float" office:value="0.0000232" calcext:value-type="float">
            <text:p>0.00002320000</text:p>
          </table:table-cell>
          <table:table-cell office:value-type="float" office:value="0.0000106" calcext:value-type="float">
            <text:p>0.00001060000</text:p>
          </table:table-cell>
          <table:table-cell office:value-type="float" office:value="0.000000551" calcext:value-type="float">
            <text:p>0.0000005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ceblock</text:p>
          </table:table-cell>
          <table:table-cell table:number-columns-repeated="10"/>
          <table:table-cell office:value-type="float" office:value="0.000256" calcext:value-type="float">
            <text:p>0.00025600000</text:p>
          </table:table-cell>
          <table:table-cell office:value-type="float" office:value="0.000116" calcext:value-type="float">
            <text:p>0.00011600000</text:p>
          </table:table-cell>
          <table:table-cell office:value-type="float" office:value="0.0000528" calcext:value-type="float">
            <text:p>0.00005280000</text:p>
          </table:table-cell>
          <table:table-cell office:value-type="float" office:value="0.000024" calcext:value-type="float">
            <text:p>0.00002400000</text:p>
          </table:table-cell>
          <table:table-cell office:value-type="float" office:value="0.0000109" calcext:value-type="float">
            <text:p>0.00001090000</text:p>
          </table:table-cell>
          <table:table-cell office:value-type="float" office:value="0.000000569" calcext:value-type="float">
            <text:p>0.00000056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ostlance Guard</text:p>
          </table:table-cell>
          <table:table-cell table:number-columns-repeated="10"/>
          <table:table-cell office:value-type="float" office:value="0.000256" calcext:value-type="float">
            <text:p>0.00025600000</text:p>
          </table:table-cell>
          <table:table-cell office:value-type="float" office:value="0.000116" calcext:value-type="float">
            <text:p>0.00011600000</text:p>
          </table:table-cell>
          <table:table-cell office:value-type="float" office:value="0.0000528" calcext:value-type="float">
            <text:p>0.00005280000</text:p>
          </table:table-cell>
          <table:table-cell office:value-type="float" office:value="0.000024" calcext:value-type="float">
            <text:p>0.00002400000</text:p>
          </table:table-cell>
          <table:table-cell office:value-type="float" office:value="0.0000109" calcext:value-type="float">
            <text:p>0.00001090000</text:p>
          </table:table-cell>
          <table:table-cell office:value-type="float" office:value="0.000000569" calcext:value-type="float">
            <text:p>0.00000056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 Slinger</text:p>
          </table:table-cell>
          <table:table-cell table:number-columns-repeated="10"/>
          <table:table-cell office:value-type="float" office:value="0.000269" calcext:value-type="float">
            <text:p>0.00026900000</text:p>
          </table:table-cell>
          <table:table-cell office:value-type="float" office:value="0.000122" calcext:value-type="float">
            <text:p>0.00012200000</text:p>
          </table:table-cell>
          <table:table-cell office:value-type="float" office:value="0.0000556" calcext:value-type="float">
            <text:p>0.0000556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0599" calcext:value-type="float">
            <text:p>0.00000059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lfskie</text:p>
          </table:table-cell>
          <table:table-cell table:number-columns-repeated="10"/>
          <table:table-cell office:value-type="float" office:value="0.000283" calcext:value-type="float">
            <text:p>0.00028300000</text:p>
          </table:table-cell>
          <table:table-cell office:value-type="float" office:value="0.000128" calcext:value-type="float">
            <text:p>0.00012800000</text:p>
          </table:table-cell>
          <table:table-cell office:value-type="float" office:value="0.0000585" calcext:value-type="float">
            <text:p>0.00005850000</text:p>
          </table:table-cell>
          <table:table-cell office:value-type="float" office:value="0.0000266" calcext:value-type="float">
            <text:p>0.00002660000</text:p>
          </table:table-cell>
          <table:table-cell office:value-type="float" office:value="0.0000121" calcext:value-type="float">
            <text:p>0.00001210000</text:p>
          </table:table-cell>
          <table:table-cell office:value-type="float" office:value="0.00000063" calcext:value-type="float">
            <text:p>0.0000006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blind</text:p>
          </table:table-cell>
          <table:table-cell table:number-columns-repeated="10"/>
          <table:table-cell office:value-type="float" office:value="0.000305" calcext:value-type="float">
            <text:p>0.00030500000</text:p>
          </table:table-cell>
          <table:table-cell office:value-type="float" office:value="0.000138" calcext:value-type="float">
            <text:p>0.00013800000</text:p>
          </table:table-cell>
          <table:table-cell office:value-type="float" office:value="0.000063" calcext:value-type="float">
            <text:p>0.00006300000</text:p>
          </table:table-cell>
          <table:table-cell office:value-type="float" office:value="0.0000286" calcext:value-type="float">
            <text:p>0.00002860000</text:p>
          </table:table-cell>
          <table:table-cell office:value-type="float" office:value="0.000013" calcext:value-type="float">
            <text:p>0.00001300000</text:p>
          </table:table-cell>
          <table:table-cell office:value-type="float" office:value="0.000000679" calcext:value-type="float">
            <text:p>0.00000067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 Sniper</text:p>
          </table:table-cell>
          <table:table-cell table:number-columns-repeated="10"/>
          <table:table-cell office:value-type="float" office:value="0.000321" calcext:value-type="float">
            <text:p>0.00032100000</text:p>
          </table:table-cell>
          <table:table-cell office:value-type="float" office:value="0.000146" calcext:value-type="float">
            <text:p>0.00014600000</text:p>
          </table:table-cell>
          <table:table-cell office:value-type="float" office:value="0.0000663" calcext:value-type="float">
            <text:p>0.00006630000</text:p>
          </table:table-cell>
          <table:table-cell office:value-type="float" office:value="0.0000301" calcext:value-type="float">
            <text:p>0.00003010000</text:p>
          </table:table-cell>
          <table:table-cell office:value-type="float" office:value="0.0000137" calcext:value-type="float">
            <text:p>0.00001370000</text:p>
          </table:table-cell>
          <table:table-cell office:value-type="float" office:value="0.000000714" calcext:value-type="float">
            <text:p>0.00000071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eti</text:p>
          </table:table-cell>
          <table:table-cell table:number-columns-repeated="10"/>
          <table:table-cell office:value-type="float" office:value="0.000338" calcext:value-type="float">
            <text:p>0.00033800000</text:p>
          </table:table-cell>
          <table:table-cell office:value-type="float" office:value="0.000153" calcext:value-type="float">
            <text:p>0.00015300000</text:p>
          </table:table-cell>
          <table:table-cell office:value-type="float" office:value="0.0000698" calcext:value-type="float">
            <text:p>0.00006980000</text:p>
          </table:table-cell>
          <table:table-cell office:value-type="float" office:value="0.0000317" calcext:value-type="float">
            <text:p>0.00003170000</text:p>
          </table:table-cell>
          <table:table-cell office:value-type="float" office:value="0.0000144" calcext:value-type="float">
            <text:p>0.00001440000</text:p>
          </table:table-cell>
          <table:table-cell office:value-type="float" office:value="0.000000753" calcext:value-type="float">
            <text:p>0.0000007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mmoth</text:p>
          </table:table-cell>
          <table:table-cell table:number-columns-repeated="10"/>
          <table:table-cell office:value-type="float" office:value="0.000355" calcext:value-type="float">
            <text:p>0.00035500000</text:p>
          </table:table-cell>
          <table:table-cell office:value-type="float" office:value="0.000161" calcext:value-type="float">
            <text:p>0.00016100000</text:p>
          </table:table-cell>
          <table:table-cell office:value-type="float" office:value="0.0000734" calcext:value-type="float">
            <text:p>0.00007340000</text:p>
          </table:table-cell>
          <table:table-cell office:value-type="float" office:value="0.0000334" calcext:value-type="float">
            <text:p>0.00003340000</text:p>
          </table:table-cell>
          <table:table-cell office:value-type="float" office:value="0.0000152" calcext:value-type="float">
            <text:p>0.00001520000</text:p>
          </table:table-cell>
          <table:table-cell office:value-type="float" office:value="0.000000791" calcext:value-type="float">
            <text:p>0.00000079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 Bowler</text:p>
          </table:table-cell>
          <table:table-cell table:number-columns-repeated="10"/>
          <table:table-cell office:value-type="float" office:value="0.000401" calcext:value-type="float">
            <text:p>0.00040100000</text:p>
          </table:table-cell>
          <table:table-cell office:value-type="float" office:value="0.000182" calcext:value-type="float">
            <text:p>0.00018200000</text:p>
          </table:table-cell>
          <table:table-cell office:value-type="float" office:value="0.0000829" calcext:value-type="float">
            <text:p>0.00008290000</text:p>
          </table:table-cell>
          <table:table-cell office:value-type="float" office:value="0.0000377" calcext:value-type="float">
            <text:p>0.00003770000</text:p>
          </table:table-cell>
          <table:table-cell office:value-type="float" office:value="0.0000171" calcext:value-type="float">
            <text:p>0.00001710000</text:p>
          </table:table-cell>
          <table:table-cell office:value-type="float" office:value="0.000000893" calcext:value-type="float">
            <text:p>0.00000089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ter Wielder</text:p>
          </table:table-cell>
          <table:table-cell table:number-columns-repeated="10"/>
          <table:table-cell office:value-type="float" office:value="0.000453" calcext:value-type="float">
            <text:p>0.00045300000</text:p>
          </table:table-cell>
          <table:table-cell office:value-type="float" office:value="0.000205" calcext:value-type="float">
            <text:p>0.00020500000</text:p>
          </table:table-cell>
          <table:table-cell office:value-type="float" office:value="0.0000935" calcext:value-type="float">
            <text:p>0.00009350000</text:p>
          </table:table-cell>
          <table:table-cell office:value-type="float" office:value="0.0000425" calcext:value-type="float">
            <text:p>0.00004250000</text:p>
          </table:table-cell>
          <table:table-cell office:value-type="float" office:value="0.0000193" calcext:value-type="float">
            <text:p>0.00001930000</text:p>
          </table:table-cell>
          <table:table-cell office:value-type="float" office:value="0.00000101" calcext:value-type="float">
            <text:p>0.0000010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ceblade</text:p>
          </table:table-cell>
          <table:table-cell table:number-columns-repeated="10"/>
          <table:table-cell office:value-type="float" office:value="0.000501" calcext:value-type="float">
            <text:p>0.000501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7" calcext:value-type="float">
            <text:p>0.00004700000</text:p>
          </table:table-cell>
          <table:table-cell office:value-type="float" office:value="0.0000214" calcext:value-type="float">
            <text:p>0.00002140000</text:p>
          </table:table-cell>
          <table:table-cell office:value-type="float" office:value="0.00000111" calcext:value-type="float">
            <text:p>0.0000011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rd Splodington</text:p>
          </table:table-cell>
          <table:table-cell table:number-columns-repeated="10"/>
          <table:table-cell office:value-type="float" office:value="0.000717" calcext:value-type="float">
            <text:p>0.00071700000</text:p>
          </table:table-cell>
          <table:table-cell office:value-type="float" office:value="0.000325" calcext:value-type="float">
            <text:p>0.000325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3" calcext:value-type="float">
            <text:p>0.00006730000</text:p>
          </table:table-cell>
          <table:table-cell office:value-type="float" office:value="0.0000306" calcext:value-type="float">
            <text:p>0.00003060000</text:p>
          </table:table-cell>
          <table:table-cell office:value-type="float" office:value="0.0000016" calcext:value-type="float">
            <text:p>0.0000016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ostwing Commander</text:p>
          </table:table-cell>
          <table:table-cell table:number-columns-repeated="10"/>
          <table:table-cell office:value-type="float" office:value="0.000779" calcext:value-type="float">
            <text:p>0.00077900000</text:p>
          </table:table-cell>
          <table:table-cell office:value-type="float" office:value="0.000353" calcext:value-type="float">
            <text:p>0.00035300000</text:p>
          </table:table-cell>
          <table:table-cell office:value-type="float" office:value="0.000161" calcext:value-type="float">
            <text:p>0.00016100000</text:p>
          </table:table-cell>
          <table:table-cell office:value-type="float" office:value="0.0000732" calcext:value-type="float">
            <text:p>0.00007320000</text:p>
          </table:table-cell>
          <table:table-cell office:value-type="float" office:value="0.0000333" calcext:value-type="float">
            <text:p>0.00003330000</text:p>
          </table:table-cell>
          <table:table-cell office:value-type="float" office:value="0.00000173" calcext:value-type="float">
            <text:p>0.0000017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incess Fist</text:p>
          </table:table-cell>
          <table:table-cell table:number-columns-repeated="10"/>
          <table:table-cell office:value-type="float" office:value="0.000791" calcext:value-type="float">
            <text:p>0.00079100000</text:p>
          </table:table-cell>
          <table:table-cell office:value-type="float" office:value="0.000359" calcext:value-type="float">
            <text:p>0.00035900000</text:p>
          </table:table-cell>
          <table:table-cell office:value-type="float" office:value="0.000163" calcext:value-type="float">
            <text:p>0.00016300000</text:p>
          </table:table-cell>
          <table:table-cell office:value-type="float" office:value="0.0000743" calcext:value-type="float">
            <text:p>0.00007430000</text:p>
          </table:table-cell>
          <table:table-cell office:value-type="float" office:value="0.0000338" calcext:value-type="float">
            <text:p>0.00003380000</text:p>
          </table:table-cell>
          <table:table-cell office:value-type="float" office:value="0.00000176" calcext:value-type="float">
            <text:p>0.0000017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dy Coldsnap</text:p>
          </table:table-cell>
          <table:table-cell table:number-columns-repeated="10"/>
          <table:table-cell office:value-type="float" office:value="0.000964" calcext:value-type="float">
            <text:p>0.00096400000</text:p>
          </table:table-cell>
          <table:table-cell office:value-type="float" office:value="0.000437" calcext:value-type="float">
            <text:p>0.00043700000</text:p>
          </table:table-cell>
          <table:table-cell office:value-type="float" office:value="0.000199" calcext:value-type="float">
            <text:p>0.00019900000</text:p>
          </table:table-cell>
          <table:table-cell office:value-type="float" office:value="0.0000905" calcext:value-type="float">
            <text:p>0.00009050000</text:p>
          </table:table-cell>
          <table:table-cell office:value-type="float" office:value="0.0000411" calcext:value-type="float">
            <text:p>0.00004110000</text:p>
          </table:table-cell>
          <table:table-cell office:value-type="float" office:value="0.00000215" calcext:value-type="float">
            <text:p>0.0000021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neral Drheller</text:p>
          </table:table-cell>
          <table:table-cell table:number-columns-repeated="10"/>
          <table:table-cell office:value-type="float" office:value="0.00126" calcext:value-type="float">
            <text:p>0.00126000000</text:p>
          </table:table-cell>
          <table:table-cell office:value-type="float" office:value="0.00057" calcext:value-type="float">
            <text:p>0.00057000000</text:p>
          </table:table-cell>
          <table:table-cell office:value-type="float" office:value="0.00026" calcext:value-type="float">
            <text:p>0.000260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6" calcext:value-type="float">
            <text:p>0.00005360000</text:p>
          </table:table-cell>
          <table:table-cell office:value-type="float" office:value="0.0000028" calcext:value-type="float">
            <text:p>0.0000028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cewing</text:p>
          </table:table-cell>
          <table:table-cell table:number-columns-repeated="10"/>
          <table:table-cell office:value-type="float" office:value="0.00183" calcext:value-type="float">
            <text:p>0.00183000000</text:p>
          </table:table-cell>
          <table:table-cell office:value-type="float" office:value="0.000832" calcext:value-type="float">
            <text:p>0.000832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ep</text:p>
          </table:table-cell>
          <table:table-cell table:number-columns-repeated="10"/>
          <table:table-cell office:value-type="float" office:value="0.00493" calcext:value-type="float">
            <text:p>0.00493000000</text:p>
          </table:table-cell>
          <table:table-cell office:value-type="float" office:value="0.00224" calcext:value-type="float">
            <text:p>0.00224000000</text:p>
          </table:table-cell>
          <table:table-cell office:value-type="float" office:value="0.00102" calcext:value-type="float">
            <text:p>0.00102000000</text:p>
          </table:table-cell>
          <table:table-cell office:value-type="float" office:value="0.000463" calcext:value-type="float">
            <text:p>0.00046300000</text:p>
          </table:table-cell>
          <table:table-cell office:value-type="float" office:value="0.00021" calcext:value-type="float">
            <text:p>0.00021000000</text:p>
          </table:table-cell>
          <table:table-cell office:value-type="float" office:value="0.000011" calcext:value-type="float">
            <text:p>0.000011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irsty</text:p>
          </table:table-cell>
          <table:table-cell table:number-columns-repeated="11"/>
          <table:table-cell office:value-type="float" office:value="0.0000156" calcext:value-type="float">
            <text:p>0.00001560000</text:p>
          </table:table-cell>
          <table:table-cell office:value-type="float" office:value="0.0000071" calcext:value-type="float">
            <text:p>0.00000710000</text:p>
          </table:table-cell>
          <table:table-cell office:value-type="float" office:value="0.00000323" calcext:value-type="float">
            <text:p>0.00000323000</text:p>
          </table:table-cell>
          <table:table-cell office:value-type="float" office:value="0.00000147" calcext:value-type="float">
            <text:p>0.00000147000</text:p>
          </table:table-cell>
          <table:table-cell office:value-type="float" office:value="0.0000000765" calcext:value-type="float">
            <text:p>0.000000076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hydrated</text:p>
          </table:table-cell>
          <table:table-cell table:number-columns-repeated="11"/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istle</text:p>
          </table:table-cell>
          <table:table-cell table:number-columns-repeated="11"/>
          <table:table-cell office:value-type="float" office:value="0.000146" calcext:value-type="float">
            <text:p>0.00014600000</text:p>
          </table:table-cell>
          <table:table-cell office:value-type="float" office:value="0.0000663" calcext:value-type="float">
            <text:p>0.00006630000</text:p>
          </table:table-cell>
          <table:table-cell office:value-type="float" office:value="0.0000301" calcext:value-type="float">
            <text:p>0.00003010000</text:p>
          </table:table-cell>
          <table:table-cell office:value-type="float" office:value="0.0000137" calcext:value-type="float">
            <text:p>0.00001370000</text:p>
          </table:table-cell>
          <table:table-cell office:value-type="float" office:value="0.000000714" calcext:value-type="float">
            <text:p>0.00000071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kshell</text:p>
          </table:table-cell>
          <table:table-cell table:number-columns-repeated="11"/>
          <table:table-cell office:value-type="float" office:value="0.000156" calcext:value-type="float">
            <text:p>0.00015600000</text:p>
          </table:table-cell>
          <table:table-cell office:value-type="float" office:value="0.000071" calcext:value-type="float">
            <text:p>0.00007100000</text:p>
          </table:table-cell>
          <table:table-cell office:value-type="float" office:value="0.0000323" calcext:value-type="float">
            <text:p>0.00003230000</text:p>
          </table:table-cell>
          <table:table-cell office:value-type="float" office:value="0.0000147" calcext:value-type="float">
            <text:p>0.00001470000</text:p>
          </table:table-cell>
          <table:table-cell office:value-type="float" office:value="0.000000765" calcext:value-type="float">
            <text:p>0.00000076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k</text:p>
          </table:table-cell>
          <table:table-cell table:number-columns-repeated="11"/>
          <table:table-cell office:value-type="float" office:value="0.000177" calcext:value-type="float">
            <text:p>0.00017700000</text:p>
          </table:table-cell>
          <table:table-cell office:value-type="float" office:value="0.0000805" calcext:value-type="float">
            <text:p>0.00008050000</text:p>
          </table:table-cell>
          <table:table-cell office:value-type="float" office:value="0.0000366" calcext:value-type="float">
            <text:p>0.0000366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0867" calcext:value-type="float">
            <text:p>0.00000086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moflower</text:p>
          </table:table-cell>
          <table:table-cell table:number-columns-repeated="11"/>
          <table:table-cell office:value-type="float" office:value="0.000177" calcext:value-type="float">
            <text:p>0.00017700000</text:p>
          </table:table-cell>
          <table:table-cell office:value-type="float" office:value="0.0000805" calcext:value-type="float">
            <text:p>0.00008050000</text:p>
          </table:table-cell>
          <table:table-cell office:value-type="float" office:value="0.0000366" calcext:value-type="float">
            <text:p>0.0000366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0867" calcext:value-type="float">
            <text:p>0.00000086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isted Lilly</text:p>
          </table:table-cell>
          <table:table-cell table:number-columns-repeated="11"/>
          <table:table-cell office:value-type="float" office:value="0.000177" calcext:value-type="float">
            <text:p>0.00017700000</text:p>
          </table:table-cell>
          <table:table-cell office:value-type="float" office:value="0.0000805" calcext:value-type="float">
            <text:p>0.00008050000</text:p>
          </table:table-cell>
          <table:table-cell office:value-type="float" office:value="0.0000366" calcext:value-type="float">
            <text:p>0.0000366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0867" calcext:value-type="float">
            <text:p>0.00000086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orn</text:p>
          </table:table-cell>
          <table:table-cell table:number-columns-repeated="11"/>
          <table:table-cell office:value-type="float" office:value="0.000198" calcext:value-type="float">
            <text:p>0.00019800000</text:p>
          </table:table-cell>
          <table:table-cell office:value-type="float" office:value="0.00009" calcext:value-type="float">
            <text:p>0.00009000000</text:p>
          </table:table-cell>
          <table:table-cell office:value-type="float" office:value="0.0000409" calcext:value-type="float">
            <text:p>0.00004090000</text:p>
          </table:table-cell>
          <table:table-cell office:value-type="float" office:value="0.0000186" calcext:value-type="float">
            <text:p>0.00001860000</text:p>
          </table:table-cell>
          <table:table-cell office:value-type="float" office:value="0.000000969" calcext:value-type="float">
            <text:p>0.00000096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awberry Hotcakes</text:p>
          </table:table-cell>
          <table:table-cell table:number-columns-repeated="11"/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112" calcext:value-type="float">
            <text:p>0.000001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lalilly</text:p>
          </table:table-cell>
          <table:table-cell table:number-columns-repeated="11"/>
          <table:table-cell office:value-type="float" office:value="0.000239" calcext:value-type="float">
            <text:p>0.000239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5" calcext:value-type="float">
            <text:p>0.00004950000</text:p>
          </table:table-cell>
          <table:table-cell office:value-type="float" office:value="0.0000225" calcext:value-type="float">
            <text:p>0.00002250000</text:p>
          </table:table-cell>
          <table:table-cell office:value-type="float" office:value="0.00000117" calcext:value-type="float">
            <text:p>0.0000011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ngal Spore</text:p>
          </table:table-cell>
          <table:table-cell table:number-columns-repeated="11"/>
          <table:table-cell office:value-type="float" office:value="0.000239" calcext:value-type="float">
            <text:p>0.000239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5" calcext:value-type="float">
            <text:p>0.00004950000</text:p>
          </table:table-cell>
          <table:table-cell office:value-type="float" office:value="0.0000225" calcext:value-type="float">
            <text:p>0.00002250000</text:p>
          </table:table-cell>
          <table:table-cell office:value-type="float" office:value="0.00000117" calcext:value-type="float">
            <text:p>0.0000011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isted Hotcakes</text:p>
          </table:table-cell>
          <table:table-cell table:number-columns-repeated="11"/>
          <table:table-cell office:value-type="float" office:value="0.00025" calcext:value-type="float">
            <text:p>0.000250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7" calcext:value-type="float">
            <text:p>0.00005170000</text:p>
          </table:table-cell>
          <table:table-cell office:value-type="float" office:value="0.0000235" calcext:value-type="float">
            <text:p>0.00002350000</text:p>
          </table:table-cell>
          <table:table-cell office:value-type="float" office:value="0.00000122" calcext:value-type="float">
            <text:p>0.0000012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room</text:p>
          </table:table-cell>
          <table:table-cell table:number-columns-repeated="11"/>
          <table:table-cell office:value-type="float" office:value="0.00026" calcext:value-type="float">
            <text:p>0.000260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8" calcext:value-type="float">
            <text:p>0.00005380000</text:p>
          </table:table-cell>
          <table:table-cell office:value-type="float" office:value="0.0000245" calcext:value-type="float">
            <text:p>0.00002450000</text:p>
          </table:table-cell>
          <table:table-cell office:value-type="float" office:value="0.00000128" calcext:value-type="float">
            <text:p>0.0000012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mofusion</text:p>
          </table:table-cell>
          <table:table-cell table:number-columns-repeated="11"/>
          <table:table-cell office:value-type="float" office:value="0.000301" calcext:value-type="float">
            <text:p>0.00030100000</text:p>
          </table:table-cell>
          <table:table-cell office:value-type="float" office:value="0.000137" calcext:value-type="float">
            <text:p>0.000137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284" calcext:value-type="float">
            <text:p>0.00002840000</text:p>
          </table:table-cell>
          <table:table-cell office:value-type="float" office:value="0.00000148" calcext:value-type="float">
            <text:p>0.0000014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mine the Apothecary</text:p>
          </table:table-cell>
          <table:table-cell table:number-columns-repeated="11"/>
          <table:table-cell office:value-type="float" office:value="0.00052" calcext:value-type="float">
            <text:p>0.00052000000</text:p>
          </table:table-cell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isted Carmine</text:p>
          </table:table-cell>
          <table:table-cell table:number-columns-repeated="11"/>
          <table:table-cell office:value-type="float" office:value="0.00156" calcext:value-type="float">
            <text:p>0.00156000000</text:p>
          </table:table-cell>
          <table:table-cell office:value-type="float" office:value="0.00071" calcext:value-type="float">
            <text:p>0.00071000000</text:p>
          </table:table-cell>
          <table:table-cell office:value-type="float" office:value="0.000323" calcext:value-type="float">
            <text:p>0.000323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0765" calcext:value-type="float">
            <text:p>0.0000076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ttered Carmine</text:p>
          </table:table-cell>
          <table:table-cell table:number-columns-repeated="11"/>
          <table:table-cell office:value-type="float" office:value="0.00351" calcext:value-type="float">
            <text:p>0.00351000000</text:p>
          </table:table-cell>
          <table:table-cell office:value-type="float" office:value="0.0016" calcext:value-type="float">
            <text:p>0.00160000000</text:p>
          </table:table-cell>
          <table:table-cell office:value-type="float" office:value="0.000726" calcext:value-type="float">
            <text:p>0.00072600000</text:p>
          </table:table-cell>
          <table:table-cell office:value-type="float" office:value="0.00033" calcext:value-type="float">
            <text:p>0.00033000000</text:p>
          </table:table-cell>
          <table:table-cell office:value-type="float" office:value="0.0000172" calcext:value-type="float">
            <text:p>0.000017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rsed</text:p>
          </table:table-cell>
          <table:table-cell table:number-columns-repeated="11"/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rupt</text:p>
          </table:table-cell>
          <table:table-cell table:number-columns-repeated="11"/>
          <table:table-cell office:value-type="float" office:value="0.00013" calcext:value-type="float">
            <text:p>0.00013000000</text:p>
          </table:table-cell>
          <table:table-cell office:value-type="float" office:value="0.0000592" calcext:value-type="float">
            <text:p>0.00005920000</text:p>
          </table:table-cell>
          <table:table-cell office:value-type="float" office:value="0.0000269" calcext:value-type="float">
            <text:p>0.00002690000</text:p>
          </table:table-cell>
          <table:table-cell office:value-type="float" office:value="0.0000122" calcext:value-type="float">
            <text:p>0.00001220000</text:p>
          </table:table-cell>
          <table:table-cell office:value-type="float" office:value="0.000000638" calcext:value-type="float">
            <text:p>0.00000063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thereal Enchanter</text:p>
          </table:table-cell>
          <table:table-cell table:number-columns-repeated="11"/>
          <table:table-cell office:value-type="float" office:value="0.000218" calcext:value-type="float">
            <text:p>0.00021800000</text:p>
          </table:table-cell>
          <table:table-cell office:value-type="float" office:value="0.0000994" calcext:value-type="float">
            <text:p>0.00009940000</text:p>
          </table:table-cell>
          <table:table-cell office:value-type="float" office:value="0.0000452" calcext:value-type="float">
            <text:p>0.00004520000</text:p>
          </table:table-cell>
          <table:table-cell office:value-type="float" office:value="0.0000205" calcext:value-type="float">
            <text:p>0.00002050000</text:p>
          </table:table-cell>
          <table:table-cell office:value-type="float" office:value="0.00000107" calcext:value-type="float">
            <text:p>0.0000010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thereal Engineer</text:p>
          </table:table-cell>
          <table:table-cell table:number-columns-repeated="11"/>
          <table:table-cell office:value-type="float" office:value="0.000239" calcext:value-type="float">
            <text:p>0.000239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5" calcext:value-type="float">
            <text:p>0.00004950000</text:p>
          </table:table-cell>
          <table:table-cell office:value-type="float" office:value="0.0000225" calcext:value-type="float">
            <text:p>0.00002250000</text:p>
          </table:table-cell>
          <table:table-cell office:value-type="float" office:value="0.00000117" calcext:value-type="float">
            <text:p>0.0000011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thereal Librarian</text:p>
          </table:table-cell>
          <table:table-cell table:number-columns-repeated="11"/>
          <table:table-cell office:value-type="float" office:value="0.00026" calcext:value-type="float">
            <text:p>0.000260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8" calcext:value-type="float">
            <text:p>0.00005380000</text:p>
          </table:table-cell>
          <table:table-cell office:value-type="float" office:value="0.0000245" calcext:value-type="float">
            <text:p>0.00002450000</text:p>
          </table:table-cell>
          <table:table-cell office:value-type="float" office:value="0.00000128" calcext:value-type="float">
            <text:p>0.0000012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thereal Thief</text:p>
          </table:table-cell>
          <table:table-cell table:number-columns-repeated="11"/>
          <table:table-cell office:value-type="float" office:value="0.00026" calcext:value-type="float">
            <text:p>0.000260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8" calcext:value-type="float">
            <text:p>0.00005380000</text:p>
          </table:table-cell>
          <table:table-cell office:value-type="float" office:value="0.0000245" calcext:value-type="float">
            <text:p>0.00002450000</text:p>
          </table:table-cell>
          <table:table-cell office:value-type="float" office:value="0.00000128" calcext:value-type="float">
            <text:p>0.0000012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rsed Enchanter</text:p>
          </table:table-cell>
          <table:table-cell table:number-columns-repeated="11"/>
          <table:table-cell office:value-type="float" office:value="0.000291" calcext:value-type="float">
            <text:p>0.00029100000</text:p>
          </table:table-cell>
          <table:table-cell office:value-type="float" office:value="0.000133" calcext:value-type="float">
            <text:p>0.00013300000</text:p>
          </table:table-cell>
          <table:table-cell office:value-type="float" office:value="0.0000603" calcext:value-type="float">
            <text:p>0.00006030000</text:p>
          </table:table-cell>
          <table:table-cell office:value-type="float" office:value="0.0000274" calcext:value-type="float">
            <text:p>0.00002740000</text:p>
          </table:table-cell>
          <table:table-cell office:value-type="float" office:value="0.00000143" calcext:value-type="float">
            <text:p>0.0000014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rsed Engineer</text:p>
          </table:table-cell>
          <table:table-cell table:number-columns-repeated="11"/>
          <table:table-cell office:value-type="float" office:value="0.000322" calcext:value-type="float">
            <text:p>0.000322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667" calcext:value-type="float">
            <text:p>0.0000667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0158" calcext:value-type="float">
            <text:p>0.0000015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sence Collector</text:p>
          </table:table-cell>
          <table:table-cell table:number-columns-repeated="11"/>
          <table:table-cell office:value-type="float" office:value="0.000353" calcext:value-type="float">
            <text:p>0.00035300000</text:p>
          </table:table-cell>
          <table:table-cell office:value-type="float" office:value="0.000161" calcext:value-type="float">
            <text:p>0.00016100000</text:p>
          </table:table-cell>
          <table:table-cell office:value-type="float" office:value="0.0000732" calcext:value-type="float">
            <text:p>0.00007320000</text:p>
          </table:table-cell>
          <table:table-cell office:value-type="float" office:value="0.0000333" calcext:value-type="float">
            <text:p>0.00003330000</text:p>
          </table:table-cell>
          <table:table-cell office:value-type="float" office:value="0.00000173" calcext:value-type="float">
            <text:p>0.0000017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sence Guardian</text:p>
          </table:table-cell>
          <table:table-cell table:number-columns-repeated="11"/>
          <table:table-cell office:value-type="float" office:value="0.000353" calcext:value-type="float">
            <text:p>0.00035300000</text:p>
          </table:table-cell>
          <table:table-cell office:value-type="float" office:value="0.000161" calcext:value-type="float">
            <text:p>0.00016100000</text:p>
          </table:table-cell>
          <table:table-cell office:value-type="float" office:value="0.0000732" calcext:value-type="float">
            <text:p>0.00007320000</text:p>
          </table:table-cell>
          <table:table-cell office:value-type="float" office:value="0.0000333" calcext:value-type="float">
            <text:p>0.00003330000</text:p>
          </table:table-cell>
          <table:table-cell office:value-type="float" office:value="0.00000173" calcext:value-type="float">
            <text:p>0.0000017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rsed Thief</text:p>
          </table:table-cell>
          <table:table-cell table:number-columns-repeated="11"/>
          <table:table-cell office:value-type="float" office:value="0.000353" calcext:value-type="float">
            <text:p>0.00035300000</text:p>
          </table:table-cell>
          <table:table-cell office:value-type="float" office:value="0.000161" calcext:value-type="float">
            <text:p>0.00016100000</text:p>
          </table:table-cell>
          <table:table-cell office:value-type="float" office:value="0.0000732" calcext:value-type="float">
            <text:p>0.00007320000</text:p>
          </table:table-cell>
          <table:table-cell office:value-type="float" office:value="0.0000333" calcext:value-type="float">
            <text:p>0.00003330000</text:p>
          </table:table-cell>
          <table:table-cell office:value-type="float" office:value="0.00000173" calcext:value-type="float">
            <text:p>0.0000017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rsed Librarian</text:p>
          </table:table-cell>
          <table:table-cell table:number-columns-repeated="11"/>
          <table:table-cell office:value-type="float" office:value="0.000416" calcext:value-type="float">
            <text:p>0.00041600000</text:p>
          </table:table-cell>
          <table:table-cell office:value-type="float" office:value="0.000189" calcext:value-type="float">
            <text:p>0.00018900000</text:p>
          </table:table-cell>
          <table:table-cell office:value-type="float" office:value="0.0000861" calcext:value-type="float">
            <text:p>0.0000861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0204" calcext:value-type="float">
            <text:p>0.0000020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rk Magi</text:p>
          </table:table-cell>
          <table:table-cell table:number-columns-repeated="11"/>
          <table:table-cell office:value-type="float" office:value="0.00304" calcext:value-type="float">
            <text:p>0.00304000000</text:p>
          </table:table-cell>
          <table:table-cell office:value-type="float" office:value="0.00139" calcext:value-type="float">
            <text:p>0.00139000000</text:p>
          </table:table-cell>
          <table:table-cell office:value-type="float" office:value="0.00063" calcext:value-type="float">
            <text:p>0.00063000000</text:p>
          </table:table-cell>
          <table:table-cell office:value-type="float" office:value="0.000286" calcext:value-type="float">
            <text:p>0.00028600000</text:p>
          </table:table-cell>
          <table:table-cell office:value-type="float" office:value="0.0000149" calcext:value-type="float">
            <text:p>0.0000149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nd Pilgrim</text:p>
          </table:table-cell>
          <table:table-cell table:number-columns-repeated="11"/>
          <table:table-cell office:value-type="float" office:value="0.000208" calcext:value-type="float">
            <text:p>0.00020800000</text:p>
          </table:table-cell>
          <table:table-cell office:value-type="float" office:value="0.0000947" calcext:value-type="float">
            <text:p>0.00009470000</text:p>
          </table:table-cell>
          <table:table-cell office:value-type="float" office:value="0.000043" calcext:value-type="float">
            <text:p>0.00004300000</text:p>
          </table:table-cell>
          <table:table-cell office:value-type="float" office:value="0.0000196" calcext:value-type="float">
            <text:p>0.00001960000</text:p>
          </table:table-cell>
          <table:table-cell office:value-type="float" office:value="0.00000102" calcext:value-type="float">
            <text:p>0.0000010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ky Devil</text:p>
          </table:table-cell>
          <table:table-cell table:number-columns-repeated="11"/>
          <table:table-cell office:value-type="float" office:value="0.000208" calcext:value-type="float">
            <text:p>0.00020800000</text:p>
          </table:table-cell>
          <table:table-cell office:value-type="float" office:value="0.0000947" calcext:value-type="float">
            <text:p>0.00009470000</text:p>
          </table:table-cell>
          <table:table-cell office:value-type="float" office:value="0.000043" calcext:value-type="float">
            <text:p>0.00004300000</text:p>
          </table:table-cell>
          <table:table-cell office:value-type="float" office:value="0.0000196" calcext:value-type="float">
            <text:p>0.00001960000</text:p>
          </table:table-cell>
          <table:table-cell office:value-type="float" office:value="0.00000102" calcext:value-type="float">
            <text:p>0.0000010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ubling</text:p>
          </table:table-cell>
          <table:table-cell table:number-columns-repeated="11"/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112" calcext:value-type="float">
            <text:p>0.000001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ubling Herder</text:p>
          </table:table-cell>
          <table:table-cell table:number-columns-repeated="11"/>
          <table:table-cell office:value-type="float" office:value="0.000244" calcext:value-type="float">
            <text:p>0.00024400000</text:p>
          </table:table-cell>
          <table:table-cell office:value-type="float" office:value="0.000111" calcext:value-type="float">
            <text:p>0.00011100000</text:p>
          </table:table-cell>
          <table:table-cell office:value-type="float" office:value="0.0000506" calcext:value-type="float">
            <text:p>0.00005060000</text:p>
          </table:table-cell>
          <table:table-cell office:value-type="float" office:value="0.000023" calcext:value-type="float">
            <text:p>0.00002300000</text:p>
          </table:table-cell>
          <table:table-cell office:value-type="float" office:value="0.0000012" calcext:value-type="float">
            <text:p>0.000001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nehopper</text:p>
          </table:table-cell>
          <table:table-cell table:number-columns-repeated="11"/>
          <table:table-cell office:value-type="float" office:value="0.00025" calcext:value-type="float">
            <text:p>0.000250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7" calcext:value-type="float">
            <text:p>0.00005170000</text:p>
          </table:table-cell>
          <table:table-cell office:value-type="float" office:value="0.0000235" calcext:value-type="float">
            <text:p>0.00002350000</text:p>
          </table:table-cell>
          <table:table-cell office:value-type="float" office:value="0.00000122" calcext:value-type="float">
            <text:p>0.0000012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esodillo</text:p>
          </table:table-cell>
          <table:table-cell table:number-columns-repeated="11"/>
          <table:table-cell office:value-type="float" office:value="0.00025" calcext:value-type="float">
            <text:p>0.000250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7" calcext:value-type="float">
            <text:p>0.00005170000</text:p>
          </table:table-cell>
          <table:table-cell office:value-type="float" office:value="0.0000235" calcext:value-type="float">
            <text:p>0.00002350000</text:p>
          </table:table-cell>
          <table:table-cell office:value-type="float" office:value="0.00000122" calcext:value-type="float">
            <text:p>0.0000012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nd Colossus</text:p>
          </table:table-cell>
          <table:table-cell table:number-columns-repeated="11"/>
          <table:table-cell office:value-type="float" office:value="0.00027" calcext:value-type="float">
            <text:p>0.00027000000</text:p>
          </table:table-cell>
          <table:table-cell office:value-type="float" office:value="0.000123" calcext:value-type="float">
            <text:p>0.00012300000</text:p>
          </table:table-cell>
          <table:table-cell office:value-type="float" office:value="0.000056" calcext:value-type="float">
            <text:p>0.00005600000</text:p>
          </table:table-cell>
          <table:table-cell office:value-type="float" office:value="0.0000254" calcext:value-type="float">
            <text:p>0.00002540000</text:p>
          </table:table-cell>
          <table:table-cell office:value-type="float" office:value="0.00000133" calcext:value-type="float">
            <text:p>0.0000013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cophamouse</text:p>
          </table:table-cell>
          <table:table-cell table:number-columns-repeated="11"/>
          <table:table-cell office:value-type="float" office:value="0.00027" calcext:value-type="float">
            <text:p>0.00027000000</text:p>
          </table:table-cell>
          <table:table-cell office:value-type="float" office:value="0.000123" calcext:value-type="float">
            <text:p>0.00012300000</text:p>
          </table:table-cell>
          <table:table-cell office:value-type="float" office:value="0.000056" calcext:value-type="float">
            <text:p>0.00005600000</text:p>
          </table:table-cell>
          <table:table-cell office:value-type="float" office:value="0.0000254" calcext:value-type="float">
            <text:p>0.00002540000</text:p>
          </table:table-cell>
          <table:table-cell office:value-type="float" office:value="0.00000133" calcext:value-type="float">
            <text:p>0.0000013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arab</text:p>
          </table:table-cell>
          <table:table-cell table:number-columns-repeated="11"/>
          <table:table-cell office:value-type="float" office:value="0.000395" calcext:value-type="float">
            <text:p>0.00039500000</text:p>
          </table:table-cell>
          <table:table-cell office:value-type="float" office:value="0.00018" calcext:value-type="float">
            <text:p>0.00018000000</text:p>
          </table:table-cell>
          <table:table-cell office:value-type="float" office:value="0.0000818" calcext:value-type="float">
            <text:p>0.00008180000</text:p>
          </table:table-cell>
          <table:table-cell office:value-type="float" office:value="0.0000372" calcext:value-type="float">
            <text:p>0.00003720000</text:p>
          </table:table-cell>
          <table:table-cell office:value-type="float" office:value="0.00000194" calcext:value-type="float">
            <text:p>0.0000019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rpentine</text:p>
          </table:table-cell>
          <table:table-cell table:number-columns-repeated="11"/>
          <table:table-cell office:value-type="float" office:value="0.000395" calcext:value-type="float">
            <text:p>0.00039500000</text:p>
          </table:table-cell>
          <table:table-cell office:value-type="float" office:value="0.00018" calcext:value-type="float">
            <text:p>0.00018000000</text:p>
          </table:table-cell>
          <table:table-cell office:value-type="float" office:value="0.0000818" calcext:value-type="float">
            <text:p>0.00008180000</text:p>
          </table:table-cell>
          <table:table-cell office:value-type="float" office:value="0.0000372" calcext:value-type="float">
            <text:p>0.00003720000</text:p>
          </table:table-cell>
          <table:table-cell office:value-type="float" office:value="0.00000194" calcext:value-type="float">
            <text:p>0.0000019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ing Grub</text:p>
          </table:table-cell>
          <table:table-cell table:number-columns-repeated="11"/>
          <table:table-cell office:value-type="float" office:value="0.000551" calcext:value-type="float">
            <text:p>0.00055100000</text:p>
          </table:table-cell>
          <table:table-cell office:value-type="float" office:value="0.000251" calcext:value-type="float">
            <text:p>0.000251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9" calcext:value-type="float">
            <text:p>0.00005190000</text:p>
          </table:table-cell>
          <table:table-cell office:value-type="float" office:value="0.0000027" calcext:value-type="float">
            <text:p>0.0000027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ing Scarab</text:p>
          </table:table-cell>
          <table:table-cell table:number-columns-repeated="11"/>
          <table:table-cell office:value-type="float" office:value="0.00286" calcext:value-type="float">
            <text:p>0.00286000000</text:p>
          </table:table-cell>
          <table:table-cell office:value-type="float" office:value="0.0013" calcext:value-type="float">
            <text:p>0.00130000000</text:p>
          </table:table-cell>
          <table:table-cell office:value-type="float" office:value="0.000592" calcext:value-type="float">
            <text:p>0.00059200000</text:p>
          </table:table-cell>
          <table:table-cell office:value-type="float" office:value="0.000269" calcext:value-type="float">
            <text:p>0.00026900000</text:p>
          </table:table-cell>
          <table:table-cell office:value-type="float" office:value="0.000014" calcext:value-type="float">
            <text:p>0.000014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mbleweed</text:p>
          </table:table-cell>
          <table:table-cell table:number-columns-repeated="10"/>
          <table:table-cell office:value-type="float" office:value="0.0000573" calcext:value-type="float">
            <text:p>0.00005730000</text:p>
          </table:table-cell>
          <table:table-cell office:value-type="float" office:value="0.000026" calcext:value-type="float">
            <text:p>0.00002600000</text:p>
          </table:table-cell>
          <table:table-cell office:value-type="float" office:value="0.0000118" calcext:value-type="float">
            <text:p>0.00001180000</text:p>
          </table:table-cell>
          <table:table-cell office:value-type="float" office:value="0.00000538" calcext:value-type="float">
            <text:p>0.00000538000</text:p>
          </table:table-cell>
          <table:table-cell office:value-type="float" office:value="0.00000245" calcext:value-type="float">
            <text:p>0.00000245000</text:p>
          </table:table-cell>
          <table:table-cell office:value-type="float" office:value="0.000000128" calcext:value-type="float">
            <text:p>0.00000012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oon Gal</text:p>
          </table:table-cell>
          <table:table-cell table:number-columns-repeated="10"/>
          <table:table-cell office:value-type="float" office:value="0.0000802" calcext:value-type="float">
            <text:p>0.00008020000</text:p>
          </table:table-cell>
          <table:table-cell office:value-type="float" office:value="0.0000364" calcext:value-type="float">
            <text:p>0.0000364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753" calcext:value-type="float">
            <text:p>0.00000753000</text:p>
          </table:table-cell>
          <table:table-cell office:value-type="float" office:value="0.00000342" calcext:value-type="float">
            <text:p>0.00000342000</text:p>
          </table:table-cell>
          <table:table-cell office:value-type="float" office:value="0.000000179" calcext:value-type="float">
            <text:p>0.00000017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opkeeper</text:p>
          </table:table-cell>
          <table:table-cell table:number-columns-repeated="10"/>
          <table:table-cell office:value-type="float" office:value="0.0000917" calcext:value-type="float">
            <text:p>0.00009170000</text:p>
          </table:table-cell>
          <table:table-cell office:value-type="float" office:value="0.0000416" calcext:value-type="float">
            <text:p>0.00004160000</text:p>
          </table:table-cell>
          <table:table-cell office:value-type="float" office:value="0.0000189" calcext:value-type="float">
            <text:p>0.00001890000</text:p>
          </table:table-cell>
          <table:table-cell office:value-type="float" office:value="0.00000861" calcext:value-type="float">
            <text:p>0.00000861000</text:p>
          </table:table-cell>
          <table:table-cell office:value-type="float" office:value="0.00000391" calcext:value-type="float">
            <text:p>0.00000391000</text:p>
          </table:table-cell>
          <table:table-cell office:value-type="float" office:value="0.000000204" calcext:value-type="float">
            <text:p>0.0000002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ic Salesman</text:p>
          </table:table-cell>
          <table:table-cell table:number-columns-repeated="10"/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sso Cowgirl</text:p>
          </table:table-cell>
          <table:table-cell table:number-columns-repeated="10"/>
          <table:table-cell office:value-type="float" office:value="0.000138" calcext:value-type="float">
            <text:p>0.000138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284" calcext:value-type="float">
            <text:p>0.00002840000</text:p>
          </table:table-cell>
          <table:table-cell office:value-type="float" office:value="0.0000129" calcext:value-type="float">
            <text:p>0.00001290000</text:p>
          </table:table-cell>
          <table:table-cell office:value-type="float" office:value="0.00000587" calcext:value-type="float">
            <text:p>0.00000587000</text:p>
          </table:table-cell>
          <table:table-cell office:value-type="float" office:value="0.000000306" calcext:value-type="float">
            <text:p>0.00000030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Class Lady</text:p>
          </table:table-cell>
          <table:table-cell table:number-columns-repeated="10"/>
          <table:table-cell office:value-type="float" office:value="0.000155" calcext:value-type="float">
            <text:p>0.00015500000</text:p>
          </table:table-cell>
          <table:table-cell office:value-type="float" office:value="0.0000702" calcext:value-type="float">
            <text:p>0.00007020000</text:p>
          </table:table-cell>
          <table:table-cell office:value-type="float" office:value="0.000032" calcext:value-type="float">
            <text:p>0.00003200000</text:p>
          </table:table-cell>
          <table:table-cell office:value-type="float" office:value="0.0000145" calcext:value-type="float">
            <text:p>0.00001450000</text:p>
          </table:table-cell>
          <table:table-cell office:value-type="float" office:value="0.0000066" calcext:value-type="float">
            <text:p>0.00000660000</text:p>
          </table:table-cell>
          <table:table-cell office:value-type="float" office:value="0.000000344" calcext:value-type="float">
            <text:p>0.00000034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ffian</text:p>
          </table:table-cell>
          <table:table-cell table:number-columns-repeated="10"/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tender</text:p>
          </table:table-cell>
          <table:table-cell table:number-columns-repeated="10"/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rier</text:p>
          </table:table-cell>
          <table:table-cell table:number-columns-repeated="10"/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lour Player</text:p>
          </table:table-cell>
          <table:table-cell table:number-columns-repeated="10"/>
          <table:table-cell office:value-type="float" office:value="0.000189" calcext:value-type="float">
            <text:p>0.00018900000</text:p>
          </table:table-cell>
          <table:table-cell office:value-type="float" office:value="0.0000858" calcext:value-type="float">
            <text:p>0.0000858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178" calcext:value-type="float">
            <text:p>0.00001780000</text:p>
          </table:table-cell>
          <table:table-cell office:value-type="float" office:value="0.00000807" calcext:value-type="float">
            <text:p>0.00000807000</text:p>
          </table:table-cell>
          <table:table-cell office:value-type="float" office:value="0.000000421" calcext:value-type="float">
            <text:p>0.00000042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spector</text:p>
          </table:table-cell>
          <table:table-cell table:number-columns-repeated="10"/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al Shoveler</text:p>
          </table:table-cell>
          <table:table-cell table:number-columns-repeated="10"/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unty Hunter</text:p>
          </table:table-cell>
          <table:table-cell table:number-columns-repeated="10"/>
          <table:table-cell office:value-type="float" office:value="0.000218" calcext:value-type="float">
            <text:p>0.00021800000</text:p>
          </table:table-cell>
          <table:table-cell office:value-type="float" office:value="0.0000988" calcext:value-type="float">
            <text:p>0.00009880000</text:p>
          </table:table-cell>
          <table:table-cell office:value-type="float" office:value="0.000045" calcext:value-type="float">
            <text:p>0.00004500000</text:p>
          </table:table-cell>
          <table:table-cell office:value-type="float" office:value="0.0000204" calcext:value-type="float">
            <text:p>0.00002040000</text:p>
          </table:table-cell>
          <table:table-cell office:value-type="float" office:value="0.00000929" calcext:value-type="float">
            <text:p>0.00000929000</text:p>
          </table:table-cell>
          <table:table-cell office:value-type="float" office:value="0.000000485" calcext:value-type="float">
            <text:p>0.00000048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yrite</text:p>
          </table:table-cell>
          <table:table-cell table:number-columns-repeated="10"/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uffy Banker</text:p>
          </table:table-cell>
          <table:table-cell table:number-columns-repeated="10"/>
          <table:table-cell office:value-type="float" office:value="0.000275" calcext:value-type="float">
            <text:p>0.00027500000</text:p>
          </table:table-cell>
          <table:table-cell office:value-type="float" office:value="0.000125" calcext:value-type="float">
            <text:p>0.00012500000</text:p>
          </table:table-cell>
          <table:table-cell office:value-type="float" office:value="0.0000568" calcext:value-type="float">
            <text:p>0.00005680000</text:p>
          </table:table-cell>
          <table:table-cell office:value-type="float" office:value="0.0000258" calcext:value-type="float">
            <text:p>0.0000258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0612" calcext:value-type="float">
            <text:p>0.00000061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dshark</text:p>
          </table:table-cell>
          <table:table-cell table:number-columns-repeated="10"/>
          <table:table-cell office:value-type="float" office:value="0.000309" calcext:value-type="float">
            <text:p>0.00030900000</text:p>
          </table:table-cell>
          <table:table-cell office:value-type="float" office:value="0.00014" calcext:value-type="float">
            <text:p>0.00014000000</text:p>
          </table:table-cell>
          <table:table-cell office:value-type="float" office:value="0.0000639" calcext:value-type="float">
            <text:p>0.00006390000</text:p>
          </table:table-cell>
          <table:table-cell office:value-type="float" office:value="0.0000291" calcext:value-type="float">
            <text:p>0.00002910000</text:p>
          </table:table-cell>
          <table:table-cell office:value-type="float" office:value="0.0000132" calcext:value-type="float">
            <text:p>0.00001320000</text:p>
          </table:table-cell>
          <table:table-cell office:value-type="float" office:value="0.000000689" calcext:value-type="float">
            <text:p>0.00000068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perado</text:p>
          </table:table-cell>
          <table:table-cell table:number-columns-repeated="10"/>
          <table:table-cell office:value-type="float" office:value="0.000327" calcext:value-type="float">
            <text:p>0.000327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5" calcext:value-type="float">
            <text:p>0.00006750000</text:p>
          </table:table-cell>
          <table:table-cell office:value-type="float" office:value="0.0000307" calcext:value-type="float">
            <text:p>0.00003070000</text:p>
          </table:table-cell>
          <table:table-cell office:value-type="float" office:value="0.0000139" calcext:value-type="float">
            <text:p>0.00001390000</text:p>
          </table:table-cell>
          <table:table-cell office:value-type="float" office:value="0.000000727" calcext:value-type="float">
            <text:p>0.00000072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utlaw</text:p>
          </table:table-cell>
          <table:table-cell table:number-columns-repeated="10"/>
          <table:table-cell office:value-type="float" office:value="0.000327" calcext:value-type="float">
            <text:p>0.000327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5" calcext:value-type="float">
            <text:p>0.00006750000</text:p>
          </table:table-cell>
          <table:table-cell office:value-type="float" office:value="0.0000307" calcext:value-type="float">
            <text:p>0.00003070000</text:p>
          </table:table-cell>
          <table:table-cell office:value-type="float" office:value="0.0000139" calcext:value-type="float">
            <text:p>0.00001390000</text:p>
          </table:table-cell>
          <table:table-cell office:value-type="float" office:value="0.000000727" calcext:value-type="float">
            <text:p>0.00000072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gecoach Driver</text:p>
          </table:table-cell>
          <table:table-cell table:number-columns-repeated="10"/>
          <table:table-cell office:value-type="float" office:value="0.000378" calcext:value-type="float">
            <text:p>0.000378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1" calcext:value-type="float">
            <text:p>0.0000781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0842" calcext:value-type="float">
            <text:p>0.00000084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dertaker</text:p>
          </table:table-cell>
          <table:table-cell table:number-columns-repeated="10"/>
          <table:table-cell office:value-type="float" office:value="0.000413" calcext:value-type="float">
            <text:p>0.00041300000</text:p>
          </table:table-cell>
          <table:table-cell office:value-type="float" office:value="0.000187" calcext:value-type="float">
            <text:p>0.00018700000</text:p>
          </table:table-cell>
          <table:table-cell office:value-type="float" office:value="0.0000852" calcext:value-type="float">
            <text:p>0.00008520000</text:p>
          </table:table-cell>
          <table:table-cell office:value-type="float" office:value="0.0000387" calcext:value-type="float">
            <text:p>0.00003870000</text:p>
          </table:table-cell>
          <table:table-cell office:value-type="float" office:value="0.0000176" calcext:value-type="float">
            <text:p>0.00001760000</text:p>
          </table:table-cell>
          <table:table-cell office:value-type="float" office:value="0.000000918" calcext:value-type="float">
            <text:p>0.00000091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ircuit Judge</text:p>
          </table:table-cell>
          <table:table-cell table:number-columns-repeated="10"/>
          <table:table-cell office:value-type="float" office:value="0.000516" calcext:value-type="float">
            <text:p>0.00051600000</text:p>
          </table:table-cell>
          <table:table-cell office:value-type="float" office:value="0.000234" calcext:value-type="float">
            <text:p>0.00023400000</text:p>
          </table:table-cell>
          <table:table-cell office:value-type="float" office:value="0.000107" calcext:value-type="float">
            <text:p>0.00010700000</text:p>
          </table:table-cell>
          <table:table-cell office:value-type="float" office:value="0.0000484" calcext:value-type="float">
            <text:p>0.00004840000</text:p>
          </table:table-cell>
          <table:table-cell office:value-type="float" office:value="0.000022" calcext:value-type="float">
            <text:p>0.00002200000</text:p>
          </table:table-cell>
          <table:table-cell office:value-type="float" office:value="0.00000115" calcext:value-type="float">
            <text:p>0.0000011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enger</text:p>
          </table:table-cell>
          <table:table-cell table:number-columns-repeated="10"/>
          <table:table-cell office:value-type="float" office:value="0.0000573" calcext:value-type="float">
            <text:p>0.00005730000</text:p>
          </table:table-cell>
          <table:table-cell office:value-type="float" office:value="0.000026" calcext:value-type="float">
            <text:p>0.00002600000</text:p>
          </table:table-cell>
          <table:table-cell office:value-type="float" office:value="0.0000118" calcext:value-type="float">
            <text:p>0.00001180000</text:p>
          </table:table-cell>
          <table:table-cell office:value-type="float" office:value="0.00000538" calcext:value-type="float">
            <text:p>0.00000538000</text:p>
          </table:table-cell>
          <table:table-cell office:value-type="float" office:value="0.00000245" calcext:value-type="float">
            <text:p>0.00000245000</text:p>
          </table:table-cell>
          <table:table-cell office:value-type="float" office:value="0.000000128" calcext:value-type="float">
            <text:p>0.00000012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erious Traveller</text:p>
          </table:table-cell>
          <table:table-cell table:number-columns-repeated="10"/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otographer</text:p>
          </table:table-cell>
          <table:table-cell table:number-columns-repeated="10"/>
          <table:table-cell office:value-type="float" office:value="0.0000917" calcext:value-type="float">
            <text:p>0.00009170000</text:p>
          </table:table-cell>
          <table:table-cell office:value-type="float" office:value="0.0000416" calcext:value-type="float">
            <text:p>0.00004160000</text:p>
          </table:table-cell>
          <table:table-cell office:value-type="float" office:value="0.0000189" calcext:value-type="float">
            <text:p>0.00001890000</text:p>
          </table:table-cell>
          <table:table-cell office:value-type="float" office:value="0.00000861" calcext:value-type="float">
            <text:p>0.00000861000</text:p>
          </table:table-cell>
          <table:table-cell office:value-type="float" office:value="0.00000391" calcext:value-type="float">
            <text:p>0.00000391000</text:p>
          </table:table-cell>
          <table:table-cell office:value-type="float" office:value="0.000000204" calcext:value-type="float">
            <text:p>0.0000002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velling Barber</text:p>
          </table:table-cell>
          <table:table-cell table:number-columns-repeated="10"/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nonball</text:p>
          </table:table-cell>
          <table:table-cell table:number-columns-repeated="10"/>
          <table:table-cell office:value-type="float" office:value="0.00016" calcext:value-type="float">
            <text:p>0.00016000000</text:p>
          </table:table-cell>
          <table:table-cell office:value-type="float" office:value="0.0000728" calcext:value-type="float">
            <text:p>0.00007280000</text:p>
          </table:table-cell>
          <table:table-cell office:value-type="float" office:value="0.0000331" calcext:value-type="float">
            <text:p>0.00003310000</text:p>
          </table:table-cell>
          <table:table-cell office:value-type="float" office:value="0.0000151" calcext:value-type="float">
            <text:p>0.00001510000</text:p>
          </table:table-cell>
          <table:table-cell office:value-type="float" office:value="0.00000685" calcext:value-type="float">
            <text:p>0.00000685000</text:p>
          </table:table-cell>
          <table:table-cell office:value-type="float" office:value="0.000000357" calcext:value-type="float">
            <text:p>0.00000035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0"/>
          <table:table-cell office:value-type="float" office:value="0.000183" calcext:value-type="float">
            <text:p>0.00018300000</text:p>
          </table:table-cell>
          <table:table-cell office:value-type="float" office:value="0.0000832" calcext:value-type="float">
            <text:p>0.00008320000</text:p>
          </table:table-cell>
          <table:table-cell office:value-type="float" office:value="0.0000379" calcext:value-type="float">
            <text:p>0.00003790000</text:p>
          </table:table-cell>
          <table:table-cell office:value-type="float" office:value="0.0000172" calcext:value-type="float">
            <text:p>0.00001720000</text:p>
          </table:table-cell>
          <table:table-cell office:value-type="float" office:value="0.00000783" calcext:value-type="float">
            <text:p>0.00000783000</text:p>
          </table:table-cell>
          <table:table-cell office:value-type="float" office:value="0.000000408" calcext:value-type="float">
            <text:p>0.0000004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te Crate Carrier</text:p>
          </table:table-cell>
          <table:table-cell table:number-columns-repeated="10"/>
          <table:table-cell office:value-type="float" office:value="0.000183" calcext:value-type="float">
            <text:p>0.00018300000</text:p>
          </table:table-cell>
          <table:table-cell office:value-type="float" office:value="0.0000832" calcext:value-type="float">
            <text:p>0.00008320000</text:p>
          </table:table-cell>
          <table:table-cell office:value-type="float" office:value="0.0000379" calcext:value-type="float">
            <text:p>0.00003790000</text:p>
          </table:table-cell>
          <table:table-cell office:value-type="float" office:value="0.0000172" calcext:value-type="float">
            <text:p>0.00001720000</text:p>
          </table:table-cell>
          <table:table-cell office:value-type="float" office:value="0.00000783" calcext:value-type="float">
            <text:p>0.00000783000</text:p>
          </table:table-cell>
          <table:table-cell office:value-type="float" office:value="0.000000408" calcext:value-type="float">
            <text:p>0.0000004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tomorat</text:p>
          </table:table-cell>
          <table:table-cell table:number-columns-repeated="10"/>
          <table:table-cell office:value-type="float" office:value="0.000183" calcext:value-type="float">
            <text:p>0.00018300000</text:p>
          </table:table-cell>
          <table:table-cell office:value-type="float" office:value="0.0000832" calcext:value-type="float">
            <text:p>0.00008320000</text:p>
          </table:table-cell>
          <table:table-cell office:value-type="float" office:value="0.0000379" calcext:value-type="float">
            <text:p>0.00003790000</text:p>
          </table:table-cell>
          <table:table-cell office:value-type="float" office:value="0.0000172" calcext:value-type="float">
            <text:p>0.00001720000</text:p>
          </table:table-cell>
          <table:table-cell office:value-type="float" office:value="0.00000783" calcext:value-type="float">
            <text:p>0.00000783000</text:p>
          </table:table-cell>
          <table:table-cell office:value-type="float" office:value="0.000000408" calcext:value-type="float">
            <text:p>0.0000004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gry Train Staff</text:p>
          </table:table-cell>
          <table:table-cell table:number-columns-repeated="10"/>
          <table:table-cell office:value-type="float" office:value="0.000195" calcext:value-type="float">
            <text:p>0.00019500000</text:p>
          </table:table-cell>
          <table:table-cell office:value-type="float" office:value="0.0000884" calcext:value-type="float">
            <text:p>0.00008840000</text:p>
          </table:table-cell>
          <table:table-cell office:value-type="float" office:value="0.0000402" calcext:value-type="float">
            <text:p>0.00004020000</text:p>
          </table:table-cell>
          <table:table-cell office:value-type="float" office:value="0.0000183" calcext:value-type="float">
            <text:p>0.00001830000</text:p>
          </table:table-cell>
          <table:table-cell office:value-type="float" office:value="0.00000832" calcext:value-type="float">
            <text:p>0.00000832000</text:p>
          </table:table-cell>
          <table:table-cell office:value-type="float" office:value="0.000000434" calcext:value-type="float">
            <text:p>0.00000043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 Conductor</text:p>
          </table:table-cell>
          <table:table-cell table:number-columns-repeated="10"/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ate Camo</text:p>
          </table:table-cell>
          <table:table-cell table:number-columns-repeated="10"/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outgear</text:p>
          </table:table-cell>
          <table:table-cell table:number-columns-repeated="10"/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owaway</text:p>
          </table:table-cell>
          <table:table-cell table:number-columns-repeated="10"/>
          <table:table-cell office:value-type="float" office:value="0.000218" calcext:value-type="float">
            <text:p>0.00021800000</text:p>
          </table:table-cell>
          <table:table-cell office:value-type="float" office:value="0.0000988" calcext:value-type="float">
            <text:p>0.00009880000</text:p>
          </table:table-cell>
          <table:table-cell office:value-type="float" office:value="0.000045" calcext:value-type="float">
            <text:p>0.00004500000</text:p>
          </table:table-cell>
          <table:table-cell office:value-type="float" office:value="0.0000204" calcext:value-type="float">
            <text:p>0.00002040000</text:p>
          </table:table-cell>
          <table:table-cell office:value-type="float" office:value="0.00000929" calcext:value-type="float">
            <text:p>0.00000929000</text:p>
          </table:table-cell>
          <table:table-cell office:value-type="float" office:value="0.000000485" calcext:value-type="float">
            <text:p>0.00000048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okshot</text:p>
          </table:table-cell>
          <table:table-cell table:number-columns-repeated="10"/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pply Hoarder</text:p>
          </table:table-cell>
          <table:table-cell table:number-columns-repeated="10"/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se With No Name</text:p>
          </table:table-cell>
          <table:table-cell table:number-columns-repeated="10"/>
          <table:table-cell office:value-type="float" office:value="0.000241" calcext:value-type="float">
            <text:p>0.000241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7" calcext:value-type="float">
            <text:p>0.00004970000</text:p>
          </table:table-cell>
          <table:table-cell office:value-type="float" office:value="0.0000226" calcext:value-type="float">
            <text:p>0.00002260000</text:p>
          </table:table-cell>
          <table:table-cell office:value-type="float" office:value="0.0000103" calcext:value-type="float">
            <text:p>0.00001030000</text:p>
          </table:table-cell>
          <table:table-cell office:value-type="float" office:value="0.000000536" calcext:value-type="float">
            <text:p>0.00000053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rehouse Manager</text:p>
          </table:table-cell>
          <table:table-cell table:number-columns-repeated="10"/>
          <table:table-cell office:value-type="float" office:value="0.000252" calcext:value-type="float">
            <text:p>0.000252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21" calcext:value-type="float">
            <text:p>0.0000521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0561" calcext:value-type="float">
            <text:p>0.00000056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el Horse Rider</text:p>
          </table:table-cell>
          <table:table-cell table:number-columns-repeated="10"/>
          <table:table-cell office:value-type="float" office:value="0.000252" calcext:value-type="float">
            <text:p>0.000252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21" calcext:value-type="float">
            <text:p>0.0000521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0561" calcext:value-type="float">
            <text:p>0.00000056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 Engineer</text:p>
          </table:table-cell>
          <table:table-cell table:number-columns-repeated="10"/>
          <table:table-cell office:value-type="float" office:value="0.000275" calcext:value-type="float">
            <text:p>0.00027500000</text:p>
          </table:table-cell>
          <table:table-cell office:value-type="float" office:value="0.000125" calcext:value-type="float">
            <text:p>0.00012500000</text:p>
          </table:table-cell>
          <table:table-cell office:value-type="float" office:value="0.0000568" calcext:value-type="float">
            <text:p>0.00005680000</text:p>
          </table:table-cell>
          <table:table-cell office:value-type="float" office:value="0.0000258" calcext:value-type="float">
            <text:p>0.0000258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0612" calcext:value-type="float">
            <text:p>0.00000061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ngerous Duo</text:p>
          </table:table-cell>
          <table:table-cell table:number-columns-repeated="10"/>
          <table:table-cell office:value-type="float" office:value="0.000275" calcext:value-type="float">
            <text:p>0.00027500000</text:p>
          </table:table-cell>
          <table:table-cell office:value-type="float" office:value="0.000125" calcext:value-type="float">
            <text:p>0.00012500000</text:p>
          </table:table-cell>
          <table:table-cell office:value-type="float" office:value="0.0000568" calcext:value-type="float">
            <text:p>0.00005680000</text:p>
          </table:table-cell>
          <table:table-cell office:value-type="float" office:value="0.0000258" calcext:value-type="float">
            <text:p>0.0000258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0612" calcext:value-type="float">
            <text:p>0.00000061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ck Powder Thief</text:p>
          </table:table-cell>
          <table:table-cell table:number-columns-repeated="10"/>
          <table:table-cell office:value-type="float" office:value="0.000344" calcext:value-type="float">
            <text:p>0.00034400000</text:p>
          </table:table-cell>
          <table:table-cell office:value-type="float" office:value="0.000156" calcext:value-type="float">
            <text:p>0.00015600000</text:p>
          </table:table-cell>
          <table:table-cell office:value-type="float" office:value="0.000071" calcext:value-type="float">
            <text:p>0.00007100000</text:p>
          </table:table-cell>
          <table:table-cell office:value-type="float" office:value="0.0000323" calcext:value-type="float">
            <text:p>0.00003230000</text:p>
          </table:table-cell>
          <table:table-cell office:value-type="float" office:value="0.0000147" calcext:value-type="float">
            <text:p>0.00001470000</text:p>
          </table:table-cell>
          <table:table-cell office:value-type="float" office:value="0.000000765" calcext:value-type="float">
            <text:p>0.00000076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rpshooter</text:p>
          </table:table-cell>
          <table:table-cell table:number-columns-repeated="10"/>
          <table:table-cell office:value-type="float" office:value="0.000367" calcext:value-type="float">
            <text:p>0.00036700000</text:p>
          </table:table-cell>
          <table:table-cell office:value-type="float" office:value="0.000166" calcext:value-type="float">
            <text:p>0.00016600000</text:p>
          </table:table-cell>
          <table:table-cell office:value-type="float" office:value="0.0000758" calcext:value-type="float">
            <text:p>0.00007580000</text:p>
          </table:table-cell>
          <table:table-cell office:value-type="float" office:value="0.0000344" calcext:value-type="float">
            <text:p>0.00003440000</text:p>
          </table:table-cell>
          <table:table-cell office:value-type="float" office:value="0.0000157" calcext:value-type="float">
            <text:p>0.00001570000</text:p>
          </table:table-cell>
          <table:table-cell office:value-type="float" office:value="0.000000816" calcext:value-type="float">
            <text:p>0.00000081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matic Crystal Thief</text:p>
          </table:table-cell>
          <table:table-cell table:number-columns-repeated="10"/>
          <table:table-cell office:value-type="float" office:value="0.000401" calcext:value-type="float">
            <text:p>0.00040100000</text:p>
          </table:table-cell>
          <table:table-cell office:value-type="float" office:value="0.000182" calcext:value-type="float">
            <text:p>0.00018200000</text:p>
          </table:table-cell>
          <table:table-cell office:value-type="float" office:value="0.0000829" calcext:value-type="float">
            <text:p>0.00008290000</text:p>
          </table:table-cell>
          <table:table-cell office:value-type="float" office:value="0.0000377" calcext:value-type="float">
            <text:p>0.00003770000</text:p>
          </table:table-cell>
          <table:table-cell office:value-type="float" office:value="0.0000171" calcext:value-type="float">
            <text:p>0.00001710000</text:p>
          </table:table-cell>
          <table:table-cell office:value-type="float" office:value="0.000000893" calcext:value-type="float">
            <text:p>0.00000089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matic Golem</text:p>
          </table:table-cell>
          <table:table-cell table:number-columns-repeated="10"/>
          <table:table-cell office:value-type="float" office:value="0.000573" calcext:value-type="float">
            <text:p>0.00057300000</text:p>
          </table:table-cell>
          <table:table-cell office:value-type="float" office:value="0.00026" calcext:value-type="float">
            <text:p>0.000260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8" calcext:value-type="float">
            <text:p>0.00005380000</text:p>
          </table:table-cell>
          <table:table-cell office:value-type="float" office:value="0.0000245" calcext:value-type="float">
            <text:p>0.00002450000</text:p>
          </table:table-cell>
          <table:table-cell office:value-type="float" office:value="0.00000128" calcext:value-type="float">
            <text:p>0.0000012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amp Runner</text:p>
          </table:table-cell>
          <table:table-cell table:number-columns-repeated="7"/>
          <table:table-cell table:formula="of:=[.J427]*2.2" office:value-type="float" office:value="0.0015972" calcext:value-type="float">
            <text:p>0.00159720000</text:p>
          </table:table-cell>
          <table:table-cell office:value-type="float" office:value="0.000726" calcext:value-type="float">
            <text:p>0.00072600000</text:p>
          </table:table-cell>
          <table:table-cell office:value-type="float" office:value="0.000329" calcext:value-type="float">
            <text:p>0.00032900000</text:p>
          </table:table-cell>
          <table:table-cell office:value-type="float" office:value="0.000149" calcext:value-type="float">
            <text:p>0.00014900000</text:p>
          </table:table-cell>
          <table:table-cell office:value-type="float" office:value="0.0000676" calcext:value-type="float">
            <text:p>0.00006760000</text:p>
          </table:table-cell>
          <table:table-cell office:value-type="float" office:value="0.0000308" calcext:value-type="float">
            <text:p>0.00003080000</text:p>
          </table:table-cell>
          <table:table-cell office:value-type="float" office:value="0.000014" calcext:value-type="float">
            <text:p>0.00001400000</text:p>
          </table:table-cell>
          <table:table-cell office:value-type="float" office:value="0.00000636" calcext:value-type="float">
            <text:p>0.00000636000</text:p>
          </table:table-cell>
          <table:table-cell office:value-type="float" office:value="0.000000332" calcext:value-type="float">
            <text:p>0.00000033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tated Siblings</text:p>
          </table:table-cell>
          <table:table-cell table:number-columns-repeated="7"/>
          <table:table-cell table:formula="of:=[.J428]*2.2" office:value-type="float" office:value="0.0019668" calcext:value-type="float">
            <text:p>0.00196680000</text:p>
          </table:table-cell>
          <table:table-cell office:value-type="float" office:value="0.000894" calcext:value-type="float">
            <text:p>0.00089400000</text:p>
          </table:table-cell>
          <table:table-cell office:value-type="float" office:value="0.000404" calcext:value-type="float">
            <text:p>0.00040400000</text:p>
          </table:table-cell>
          <table:table-cell office:value-type="float" office:value="0.000183" calcext:value-type="float">
            <text:p>0.00018300000</text:p>
          </table:table-cell>
          <table:table-cell office:value-type="float" office:value="0.0000832" calcext:value-type="float">
            <text:p>0.00008320000</text:p>
          </table:table-cell>
          <table:table-cell office:value-type="float" office:value="0.0000379" calcext:value-type="float">
            <text:p>0.00003790000</text:p>
          </table:table-cell>
          <table:table-cell office:value-type="float" office:value="0.0000172" calcext:value-type="float">
            <text:p>0.00001720000</text:p>
          </table:table-cell>
          <table:table-cell office:value-type="float" office:value="0.00000783" calcext:value-type="float">
            <text:p>0.00000783000</text:p>
          </table:table-cell>
          <table:table-cell office:value-type="float" office:value="0.000000408" calcext:value-type="float">
            <text:p>0.0000004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7"/>
          <table:table-cell table:formula="of:=[.J429]*2.2" office:value-type="float" office:value="0.002222" calcext:value-type="float">
            <text:p>0.00222200000</text:p>
          </table:table-cell>
          <table:table-cell office:value-type="float" office:value="0.00101" calcext:value-type="float">
            <text:p>0.00101000000</text:p>
          </table:table-cell>
          <table:table-cell office:value-type="float" office:value="0.000455" calcext:value-type="float">
            <text:p>0.00045500000</text:p>
          </table:table-cell>
          <table:table-cell office:value-type="float" office:value="0.000206" calcext:value-type="float">
            <text:p>0.00020600000</text:p>
          </table:table-cell>
          <table:table-cell office:value-type="float" office:value="0.0000936" calcext:value-type="float">
            <text:p>0.00009360000</text:p>
          </table:table-cell>
          <table:table-cell office:value-type="float" office:value="0.0000426" calcext:value-type="float">
            <text:p>0.00004260000</text:p>
          </table:table-cell>
          <table:table-cell office:value-type="float" office:value="0.0000194" calcext:value-type="float">
            <text:p>0.00001940000</text:p>
          </table:table-cell>
          <table:table-cell office:value-type="float" office:value="0.00000881" calcext:value-type="float">
            <text:p>0.00000881000</text:p>
          </table:table-cell>
          <table:table-cell office:value-type="float" office:value="0.000000459" calcext:value-type="float">
            <text:p>0.00000045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b Technician</text:p>
          </table:table-cell>
          <table:table-cell table:number-columns-repeated="7"/>
          <table:table-cell table:formula="of:=[.J430]*2.2" office:value-type="float" office:value="0.00517" calcext:value-type="float">
            <text:p>0.00517000000</text:p>
          </table:table-cell>
          <table:table-cell office:value-type="float" office:value="0.00235" calcext:value-type="float">
            <text:p>0.00235000000</text:p>
          </table:table-cell>
          <table:table-cell office:value-type="float" office:value="0.00106" calcext:value-type="float">
            <text:p>0.00106000000</text:p>
          </table:table-cell>
          <table:table-cell office:value-type="float" office:value="0.000481" calcext:value-type="float">
            <text:p>0.00048100000</text:p>
          </table:table-cell>
          <table:table-cell office:value-type="float" office:value="0.000218" calcext:value-type="float">
            <text:p>0.00021800000</text:p>
          </table:table-cell>
          <table:table-cell office:value-type="float" office:value="0.0000994" calcext:value-type="float">
            <text:p>0.00009940000</text:p>
          </table:table-cell>
          <table:table-cell office:value-type="float" office:value="0.0000452" calcext:value-type="float">
            <text:p>0.00004520000</text:p>
          </table:table-cell>
          <table:table-cell office:value-type="float" office:value="0.0000205" calcext:value-type="float">
            <text:p>0.00002050000</text:p>
          </table:table-cell>
          <table:table-cell office:value-type="float" office:value="0.00000107" calcext:value-type="float">
            <text:p>0.0000010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g Beast</text:p>
          </table:table-cell>
          <table:table-cell table:number-columns-repeated="7"/>
          <table:table-cell table:formula="of:=[.J431]*2.2" office:value-type="float" office:value="0.005654" calcext:value-type="float">
            <text:p>0.00565400000</text:p>
          </table:table-cell>
          <table:table-cell office:value-type="float" office:value="0.00257" calcext:value-type="float">
            <text:p>0.00257000000</text:p>
          </table:table-cell>
          <table:table-cell office:value-type="float" office:value="0.00116" calcext:value-type="float">
            <text:p>0.00116000000</text:p>
          </table:table-cell>
          <table:table-cell office:value-type="float" office:value="0.000527" calcext:value-type="float">
            <text:p>0.00052700000</text:p>
          </table:table-cell>
          <table:table-cell office:value-type="float" office:value="0.000239" calcext:value-type="float">
            <text:p>0.000239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5" calcext:value-type="float">
            <text:p>0.00004950000</text:p>
          </table:table-cell>
          <table:table-cell office:value-type="float" office:value="0.0000225" calcext:value-type="float">
            <text:p>0.00002250000</text:p>
          </table:table-cell>
          <table:table-cell office:value-type="float" office:value="0.00000117" calcext:value-type="float">
            <text:p>0.0000011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ore</text:p>
          </table:table-cell>
          <table:table-cell table:number-columns-repeated="7"/>
          <table:table-cell table:formula="of:=[.J432]*2.2" office:value-type="float" office:value="0.005896" calcext:value-type="float">
            <text:p>0.00589600000</text:p>
          </table:table-cell>
          <table:table-cell office:value-type="float" office:value="0.00268" calcext:value-type="float">
            <text:p>0.00268000000</text:p>
          </table:table-cell>
          <table:table-cell office:value-type="float" office:value="0.00121" calcext:value-type="float">
            <text:p>0.00121000000</text:p>
          </table:table-cell>
          <table:table-cell office:value-type="float" office:value="0.00055" calcext:value-type="float">
            <text:p>0.00055000000</text:p>
          </table:table-cell>
          <table:table-cell office:value-type="float" office:value="0.00025" calcext:value-type="float">
            <text:p>0.000250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7" calcext:value-type="float">
            <text:p>0.00005170000</text:p>
          </table:table-cell>
          <table:table-cell office:value-type="float" office:value="0.0000235" calcext:value-type="float">
            <text:p>0.00002350000</text:p>
          </table:table-cell>
          <table:table-cell office:value-type="float" office:value="0.00000122" calcext:value-type="float">
            <text:p>0.0000012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ster Tail</text:p>
          </table:table-cell>
          <table:table-cell table:number-columns-repeated="7"/>
          <table:table-cell table:formula="of:=[.J433]*2.2" office:value-type="float" office:value="0.006644" calcext:value-type="float">
            <text:p>0.00664400000</text:p>
          </table:table-cell>
          <table:table-cell office:value-type="float" office:value="0.00302" calcext:value-type="float">
            <text:p>0.00302000000</text:p>
          </table:table-cell>
          <table:table-cell office:value-type="float" office:value="0.00136" calcext:value-type="float">
            <text:p>0.00136000000</text:p>
          </table:table-cell>
          <table:table-cell office:value-type="float" office:value="0.000619" calcext:value-type="float">
            <text:p>0.00061900000</text:p>
          </table:table-cell>
          <table:table-cell office:value-type="float" office:value="0.000281" calcext:value-type="float">
            <text:p>0.00028100000</text:p>
          </table:table-cell>
          <table:table-cell office:value-type="float" office:value="0.000128" calcext:value-type="float">
            <text:p>0.00012800000</text:p>
          </table:table-cell>
          <table:table-cell office:value-type="float" office:value="0.0000581" calcext:value-type="float">
            <text:p>0.00005810000</text:p>
          </table:table-cell>
          <table:table-cell office:value-type="float" office:value="0.0000264" calcext:value-type="float">
            <text:p>0.00002640000</text:p>
          </table:table-cell>
          <table:table-cell office:value-type="float" office:value="0.00000138" calcext:value-type="float">
            <text:p>0.0000013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latinous Octahedron</text:p>
          </table:table-cell>
          <table:table-cell table:number-columns-repeated="7"/>
          <table:table-cell table:formula="of:=[.J434]*2.2" office:value-type="float" office:value="0.0102608" calcext:value-type="float">
            <text:p>0.01026080000</text:p>
          </table:table-cell>
          <table:table-cell table:formula="of:=[.K434]*2.2" office:value-type="float" office:value="0.004664" calcext:value-type="float">
            <text:p>0.00466400000</text:p>
          </table:table-cell>
          <table:table-cell office:value-type="float" office:value="0.00212" calcext:value-type="float">
            <text:p>0.00212000000</text:p>
          </table:table-cell>
          <table:table-cell office:value-type="float" office:value="0.000963" calcext:value-type="float">
            <text:p>0.00096300000</text:p>
          </table:table-cell>
          <table:table-cell office:value-type="float" office:value="0.000437" calcext:value-type="float">
            <text:p>0.00043700000</text:p>
          </table:table-cell>
          <table:table-cell office:value-type="float" office:value="0.000199" calcext:value-type="float">
            <text:p>0.00019900000</text:p>
          </table:table-cell>
          <table:table-cell office:value-type="float" office:value="0.0000904" calcext:value-type="float">
            <text:p>0.00009040000</text:p>
          </table:table-cell>
          <table:table-cell office:value-type="float" office:value="0.0000411" calcext:value-type="float">
            <text:p>0.00004110000</text:p>
          </table:table-cell>
          <table:table-cell office:value-type="float" office:value="0.00000214" calcext:value-type="float">
            <text:p>0.000002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zmat</text:p>
          </table:table-cell>
          <table:table-cell table:number-columns-repeated="7"/>
          <table:table-cell table:formula="of:=[.J435]*2.2" office:value-type="float" office:value="0.012298" calcext:value-type="float">
            <text:p>0.01229800000</text:p>
          </table:table-cell>
          <table:table-cell office:value-type="float" office:value="0.00559" calcext:value-type="float">
            <text:p>0.00559000000</text:p>
          </table:table-cell>
          <table:table-cell office:value-type="float" office:value="0.00253" calcext:value-type="float">
            <text:p>0.00253000000</text:p>
          </table:table-cell>
          <table:table-cell office:value-type="float" office:value="0.00115" calcext:value-type="float">
            <text:p>0.00115000000</text:p>
          </table:table-cell>
          <table:table-cell office:value-type="float" office:value="0.00052" calcext:value-type="float">
            <text:p>0.00052000000</text:p>
          </table:table-cell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udge Soaker</text:p>
          </table:table-cell>
          <table:table-cell table:number-columns-repeated="7"/>
          <table:table-cell table:formula="of:=[.J436]*2.2" office:value-type="float" office:value="0.0170368" calcext:value-type="float">
            <text:p>0.01703680000</text:p>
          </table:table-cell>
          <table:table-cell table:formula="of:=[.K436]*2.2" office:value-type="float" office:value="0.007744" calcext:value-type="float">
            <text:p>0.00774400000</text:p>
          </table:table-cell>
          <table:table-cell table:formula="of:=[.L436]*2.2" office:value-type="float" office:value="0.00352" calcext:value-type="float">
            <text:p>0.00352000000</text:p>
          </table:table-cell>
          <table:table-cell office:value-type="float" office:value="0.0016" calcext:value-type="float">
            <text:p>0.00160000000</text:p>
          </table:table-cell>
          <table:table-cell office:value-type="float" office:value="0.000728" calcext:value-type="float">
            <text:p>0.00072800000</text:p>
          </table:table-cell>
          <table:table-cell office:value-type="float" office:value="0.000331" calcext:value-type="float">
            <text:p>0.00033100000</text:p>
          </table:table-cell>
          <table:table-cell office:value-type="float" office:value="0.000151" calcext:value-type="float">
            <text:p>0.00015100000</text:p>
          </table:table-cell>
          <table:table-cell office:value-type="float" office:value="0.0000685" calcext:value-type="float">
            <text:p>0.00006850000</text:p>
          </table:table-cell>
          <table:table-cell office:value-type="float" office:value="0.00000357" calcext:value-type="float">
            <text:p>0.0000035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rap Metal Monster</text:p>
          </table:table-cell>
          <table:table-cell table:number-columns-repeated="7"/>
          <table:table-cell table:formula="of:=[.J437]*2.2" office:value-type="float" office:value="0.0175692" calcext:value-type="float">
            <text:p>0.01756920000</text:p>
          </table:table-cell>
          <table:table-cell table:formula="of:=[.K437]*2.2" office:value-type="float" office:value="0.007986" calcext:value-type="float">
            <text:p>0.00798600000</text:p>
          </table:table-cell>
          <table:table-cell table:formula="of:=[.L437]*2.2" office:value-type="float" office:value="0.00363" calcext:value-type="float">
            <text:p>0.00363000000</text:p>
          </table:table-cell>
          <table:table-cell office:value-type="float" office:value="0.00165" calcext:value-type="float">
            <text:p>0.00165000000</text:p>
          </table:table-cell>
          <table:table-cell office:value-type="float" office:value="0.000749" calcext:value-type="float">
            <text:p>0.00074900000</text:p>
          </table:table-cell>
          <table:table-cell office:value-type="float" office:value="0.000341" calcext:value-type="float">
            <text:p>0.00034100000</text:p>
          </table:table-cell>
          <table:table-cell office:value-type="float" office:value="0.000155" calcext:value-type="float">
            <text:p>0.00015500000</text:p>
          </table:table-cell>
          <table:table-cell office:value-type="float" office:value="0.0000704" calcext:value-type="float">
            <text:p>0.00007040000</text:p>
          </table:table-cell>
          <table:table-cell office:value-type="float" office:value="0.00000367" calcext:value-type="float">
            <text:p>0.0000036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ague Hag</text:p>
          </table:table-cell>
          <table:table-cell table:number-columns-repeated="7"/>
          <table:table-cell table:formula="of:=[.J438]*2.2" office:value-type="float" office:value="0.02246728" calcext:value-type="float">
            <text:p>0.02246728000</text:p>
          </table:table-cell>
          <table:table-cell table:formula="of:=[.K438]*2.2" office:value-type="float" office:value="0.0102124" calcext:value-type="float">
            <text:p>0.01021240000</text:p>
          </table:table-cell>
          <table:table-cell table:formula="of:=[.L438]*2.2" office:value-type="float" office:value="0.004642" calcext:value-type="float">
            <text:p>0.00464200000</text:p>
          </table:table-cell>
          <table:table-cell office:value-type="float" office:value="0.00211" calcext:value-type="float">
            <text:p>0.00211000000</text:p>
          </table:table-cell>
          <table:table-cell office:value-type="float" office:value="0.000956" calcext:value-type="float">
            <text:p>0.00095600000</text:p>
          </table:table-cell>
          <table:table-cell office:value-type="float" office:value="0.000436" calcext:value-type="float">
            <text:p>0.00043600000</text:p>
          </table:table-cell>
          <table:table-cell office:value-type="float" office:value="0.000198" calcext:value-type="float">
            <text:p>0.00019800000</text:p>
          </table:table-cell>
          <table:table-cell office:value-type="float" office:value="0.00009" calcext:value-type="float">
            <text:p>0.00009000000</text:p>
          </table:table-cell>
          <table:table-cell office:value-type="float" office:value="0.00000469" calcext:value-type="float">
            <text:p>0.0000046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hazard</text:p>
          </table:table-cell>
          <table:table-cell table:number-columns-repeated="7"/>
          <table:table-cell table:formula="of:=[.J439]*2.2" office:value-type="float" office:value="0.03123100992" calcext:value-type="float">
            <text:p>0.03123100992</text:p>
          </table:table-cell>
          <table:table-cell table:formula="of:=[.K439]*2.2" office:value-type="float" office:value="0.0141959136" calcext:value-type="float">
            <text:p>0.01419591360</text:p>
          </table:table-cell>
          <table:table-cell table:formula="of:=[.L439]*2.2" office:value-type="float" office:value="0.006452688" calcext:value-type="float">
            <text:p>0.00645268800</text:p>
          </table:table-cell>
          <table:table-cell table:formula="of:=[.M439]*2.2" office:value-type="float" office:value="0.00293304" calcext:value-type="float">
            <text:p>0.00293304000</text:p>
          </table:table-cell>
          <table:table-cell table:formula="of:=[.N439]*2.2" office:value-type="float" office:value="0.0013332" calcext:value-type="float">
            <text:p>0.00133320000</text:p>
          </table:table-cell>
          <table:table-cell office:value-type="float" office:value="0.000606" calcext:value-type="float">
            <text:p>0.00060600000</text:p>
          </table:table-cell>
          <table:table-cell office:value-type="float" office:value="0.000276" calcext:value-type="float">
            <text:p>0.00027600000</text:p>
          </table:table-cell>
          <table:table-cell office:value-type="float" office:value="0.000125" calcext:value-type="float">
            <text:p>0.00012500000</text:p>
          </table:table-cell>
          <table:table-cell office:value-type="float" office:value="0.00000653" calcext:value-type="float">
            <text:p>0.0000065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tant Ninja</text:p>
          </table:table-cell>
          <table:table-cell table:number-columns-repeated="7"/>
          <table:table-cell table:formula="of:=[.J440]*2.2" office:value-type="float" office:value="0.0322102" calcext:value-type="float">
            <text:p>0.03221020000</text:p>
          </table:table-cell>
          <table:table-cell table:formula="of:=[.K440]*2.2" office:value-type="float" office:value="0.014641" calcext:value-type="float">
            <text:p>0.01464100000</text:p>
          </table:table-cell>
          <table:table-cell table:formula="of:=[.L440]*2.2" office:value-type="float" office:value="0.006655" calcext:value-type="float">
            <text:p>0.00665500000</text:p>
          </table:table-cell>
          <table:table-cell table:formula="of:=[.M440]*2.2" office:value-type="float" office:value="0.003025" calcext:value-type="float">
            <text:p>0.00302500000</text:p>
          </table:table-cell>
          <table:table-cell table:formula="of:=[.N440]*2.2" office:value-type="float" office:value="0.001375" calcext:value-type="float">
            <text:p>0.00137500000</text:p>
          </table:table-cell>
          <table:table-cell office:value-type="float" office:value="0.000625" calcext:value-type="float">
            <text:p>0.00062500000</text:p>
          </table:table-cell>
          <table:table-cell office:value-type="float" office:value="0.000284" calcext:value-type="float">
            <text:p>0.00028400000</text:p>
          </table:table-cell>
          <table:table-cell office:value-type="float" office:value="0.000129" calcext:value-type="float">
            <text:p>0.00012900000</text:p>
          </table:table-cell>
          <table:table-cell office:value-type="float" office:value="0.00000673" calcext:value-type="float">
            <text:p>0.0000067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7"/>
          <table:table-cell table:formula="of:=[.J441]*2.2" office:value-type="float" office:value="0.03854916736" calcext:value-type="float">
            <text:p>0.03854916736</text:p>
          </table:table-cell>
          <table:table-cell table:formula="of:=[.K441]*2.2" office:value-type="float" office:value="0.0175223488" calcext:value-type="float">
            <text:p>0.01752234880</text:p>
          </table:table-cell>
          <table:table-cell table:formula="of:=[.L441]*2.2" office:value-type="float" office:value="0.007964704" calcext:value-type="float">
            <text:p>0.00796470400</text:p>
          </table:table-cell>
          <table:table-cell table:formula="of:=[.M441]*2.2" office:value-type="float" office:value="0.00362032" calcext:value-type="float">
            <text:p>0.00362032000</text:p>
          </table:table-cell>
          <table:table-cell table:formula="of:=[.N441]*2.2" office:value-type="float" office:value="0.0016456" calcext:value-type="float">
            <text:p>0.00164560000</text:p>
          </table:table-cell>
          <table:table-cell office:value-type="float" office:value="0.000748" calcext:value-type="float">
            <text:p>0.00074800000</text:p>
          </table:table-cell>
          <table:table-cell office:value-type="float" office:value="0.00034" calcext:value-type="float">
            <text:p>0.00034000000</text:p>
          </table:table-cell>
          <table:table-cell office:value-type="float" office:value="0.000155" calcext:value-type="float">
            <text:p>0.00015500000</text:p>
          </table:table-cell>
          <table:table-cell office:value-type="float" office:value="0.00000806" calcext:value-type="float">
            <text:p>0.000008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kinetic Mutant</text:p>
          </table:table-cell>
          <table:table-cell table:number-columns-repeated="7"/>
          <table:table-cell table:formula="of:=[.J442]*2.2" office:value-type="float" office:value="0.03854916736" calcext:value-type="float">
            <text:p>0.03854916736</text:p>
          </table:table-cell>
          <table:table-cell table:formula="of:=[.K442]*2.2" office:value-type="float" office:value="0.0175223488" calcext:value-type="float">
            <text:p>0.01752234880</text:p>
          </table:table-cell>
          <table:table-cell table:formula="of:=[.L442]*2.2" office:value-type="float" office:value="0.007964704" calcext:value-type="float">
            <text:p>0.00796470400</text:p>
          </table:table-cell>
          <table:table-cell table:formula="of:=[.M442]*2.2" office:value-type="float" office:value="0.00362032" calcext:value-type="float">
            <text:p>0.00362032000</text:p>
          </table:table-cell>
          <table:table-cell table:formula="of:=[.N442]*2.2" office:value-type="float" office:value="0.0016456" calcext:value-type="float">
            <text:p>0.00164560000</text:p>
          </table:table-cell>
          <table:table-cell office:value-type="float" office:value="0.000748" calcext:value-type="float">
            <text:p>0.00074800000</text:p>
          </table:table-cell>
          <table:table-cell office:value-type="float" office:value="0.00034" calcext:value-type="float">
            <text:p>0.00034000000</text:p>
          </table:table-cell>
          <table:table-cell office:value-type="float" office:value="0.000155" calcext:value-type="float">
            <text:p>0.00015500000</text:p>
          </table:table-cell>
          <table:table-cell office:value-type="float" office:value="0.00000806" calcext:value-type="float">
            <text:p>0.000008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xic Warrior</text:p>
          </table:table-cell>
          <table:table-cell table:number-columns-repeated="7"/>
          <table:table-cell table:formula="of:=[.J443]*2.2" office:value-type="float" office:value="0.043878022848" calcext:value-type="float">
            <text:p>0.04387802285</text:p>
          </table:table-cell>
          <table:table-cell table:formula="of:=[.K443]*2.2" office:value-type="float" office:value="0.01994455584" calcext:value-type="float">
            <text:p>0.01994455584</text:p>
          </table:table-cell>
          <table:table-cell table:formula="of:=[.L443]*2.2" office:value-type="float" office:value="0.0090657072" calcext:value-type="float">
            <text:p>0.00906570720</text:p>
          </table:table-cell>
          <table:table-cell table:formula="of:=[.M443]*2.2" office:value-type="float" office:value="0.004120776" calcext:value-type="float">
            <text:p>0.00412077600</text:p>
          </table:table-cell>
          <table:table-cell table:formula="of:=[.N443]*2.2" office:value-type="float" office:value="0.00187308" calcext:value-type="float">
            <text:p>0.00187308000</text:p>
          </table:table-cell>
          <table:table-cell table:formula="of:=[.O443]*2.2" office:value-type="float" office:value="0.0008514" calcext:value-type="float">
            <text:p>0.00085140000</text:p>
          </table:table-cell>
          <table:table-cell office:value-type="float" office:value="0.000387" calcext:value-type="float">
            <text:p>0.000387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utbreak Assassin</text:p>
          </table:table-cell>
          <table:table-cell table:number-columns-repeated="7"/>
          <table:table-cell table:formula="of:=[.J444]*2.2" office:value-type="float" office:value="0.046372380736" calcext:value-type="float">
            <text:p>0.04637238074</text:p>
          </table:table-cell>
          <table:table-cell table:formula="of:=[.K444]*2.2" office:value-type="float" office:value="0.02107835488" calcext:value-type="float">
            <text:p>0.02107835488</text:p>
          </table:table-cell>
          <table:table-cell table:formula="of:=[.L444]*2.2" office:value-type="float" office:value="0.0095810704" calcext:value-type="float">
            <text:p>0.00958107040</text:p>
          </table:table-cell>
          <table:table-cell table:formula="of:=[.M444]*2.2" office:value-type="float" office:value="0.004355032" calcext:value-type="float">
            <text:p>0.00435503200</text:p>
          </table:table-cell>
          <table:table-cell table:formula="of:=[.N444]*2.2" office:value-type="float" office:value="0.00197956" calcext:value-type="float">
            <text:p>0.00197956000</text:p>
          </table:table-cell>
          <table:table-cell table:formula="of:=[.O444]*2.2" office:value-type="float" office:value="0.0008998" calcext:value-type="float">
            <text:p>0.00089980000</text:p>
          </table:table-cell>
          <table:table-cell office:value-type="float" office:value="0.000409" calcext:value-type="float">
            <text:p>0.000409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00969" calcext:value-type="float">
            <text:p>0.0000096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tant Mongrel</text:p>
          </table:table-cell>
          <table:table-cell table:number-columns-repeated="7"/>
          <table:table-cell table:formula="of:=[.J445]*2.2" office:value-type="float" office:value="0.048299839104" calcext:value-type="float">
            <text:p>0.04829983910</text:p>
          </table:table-cell>
          <table:table-cell table:formula="of:=[.K445]*2.2" office:value-type="float" office:value="0.02195447232" calcext:value-type="float">
            <text:p>0.02195447232</text:p>
          </table:table-cell>
          <table:table-cell table:formula="of:=[.L445]*2.2" office:value-type="float" office:value="0.00997930560000001" calcext:value-type="float">
            <text:p>0.00997930560</text:p>
          </table:table-cell>
          <table:table-cell table:formula="of:=[.M445]*2.2" office:value-type="float" office:value="0.004536048" calcext:value-type="float">
            <text:p>0.00453604800</text:p>
          </table:table-cell>
          <table:table-cell table:formula="of:=[.N445]*2.2" office:value-type="float" office:value="0.00206184" calcext:value-type="float">
            <text:p>0.00206184000</text:p>
          </table:table-cell>
          <table:table-cell table:formula="of:=[.O445]*2.2" office:value-type="float" office:value="0.0009372" calcext:value-type="float">
            <text:p>0.00093720000</text:p>
          </table:table-cell>
          <table:table-cell office:value-type="float" office:value="0.000426" calcext:value-type="float">
            <text:p>0.00042600000</text:p>
          </table:table-cell>
          <table:table-cell office:value-type="float" office:value="0.000194" calcext:value-type="float">
            <text:p>0.00019400000</text:p>
          </table:table-cell>
          <table:table-cell office:value-type="float" office:value="0.0000101" calcext:value-type="float">
            <text:p>0.000010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imefist</text:p>
          </table:table-cell>
          <table:table-cell table:number-columns-repeated="7"/>
          <table:table-cell table:formula="of:=[.J446]*2.2" office:value-type="float" office:value="0.053742074496" calcext:value-type="float">
            <text:p>0.05374207450</text:p>
          </table:table-cell>
          <table:table-cell table:formula="of:=[.K446]*2.2" office:value-type="float" office:value="0.02442821568" calcext:value-type="float">
            <text:p>0.02442821568</text:p>
          </table:table-cell>
          <table:table-cell table:formula="of:=[.L446]*2.2" office:value-type="float" office:value="0.0111037344" calcext:value-type="float">
            <text:p>0.01110373440</text:p>
          </table:table-cell>
          <table:table-cell table:formula="of:=[.M446]*2.2" office:value-type="float" office:value="0.005047152" calcext:value-type="float">
            <text:p>0.00504715200</text:p>
          </table:table-cell>
          <table:table-cell table:formula="of:=[.N446]*2.2" office:value-type="float" office:value="0.00229416" calcext:value-type="float">
            <text:p>0.00229416000</text:p>
          </table:table-cell>
          <table:table-cell table:formula="of:=[.O446]*2.2" office:value-type="float" office:value="0.0010428" calcext:value-type="float">
            <text:p>0.00104280000</text:p>
          </table:table-cell>
          <table:table-cell office:value-type="float" office:value="0.000474" calcext:value-type="float">
            <text:p>0.00047400000</text:p>
          </table:table-cell>
          <table:table-cell office:value-type="float" office:value="0.000215" calcext:value-type="float">
            <text:p>0.00021500000</text:p>
          </table:table-cell>
          <table:table-cell office:value-type="float" office:value="0.0000112" calcext:value-type="float">
            <text:p>0.000011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udge Swimmer</text:p>
          </table:table-cell>
          <table:table-cell table:number-columns-repeated="7"/>
          <table:table-cell table:formula="of:=[.J447]*2.2" office:value-type="float" office:value="0.058617410368" calcext:value-type="float">
            <text:p>0.05861741037</text:p>
          </table:table-cell>
          <table:table-cell table:formula="of:=[.K447]*2.2" office:value-type="float" office:value="0.02664427744" calcext:value-type="float">
            <text:p>0.02664427744</text:p>
          </table:table-cell>
          <table:table-cell table:formula="of:=[.L447]*2.2" office:value-type="float" office:value="0.0121110352" calcext:value-type="float">
            <text:p>0.01211103520</text:p>
          </table:table-cell>
          <table:table-cell table:formula="of:=[.M447]*2.2" office:value-type="float" office:value="0.005505016" calcext:value-type="float">
            <text:p>0.00550501600</text:p>
          </table:table-cell>
          <table:table-cell table:formula="of:=[.N447]*2.2" office:value-type="float" office:value="0.00250228" calcext:value-type="float">
            <text:p>0.00250228000</text:p>
          </table:table-cell>
          <table:table-cell table:formula="of:=[.O447]*2.2" office:value-type="float" office:value="0.0011374" calcext:value-type="float">
            <text:p>0.00113740000</text:p>
          </table:table-cell>
          <table:table-cell table:formula="of:=[.P447]*2.2" office:value-type="float" office:value="0.000517" calcext:value-type="float">
            <text:p>0.00051700000</text:p>
          </table:table-cell>
          <table:table-cell office:value-type="float" office:value="0.000235" calcext:value-type="float">
            <text:p>0.00023500000</text:p>
          </table:table-cell>
          <table:table-cell office:value-type="float" office:value="0.0000122" calcext:value-type="float">
            <text:p>0.000012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e Menace</text:p>
          </table:table-cell>
          <table:table-cell table:number-columns-repeated="7"/>
          <table:table-cell table:formula="of:=[.J448]*2.2" office:value-type="float" office:value="0.061111768256" calcext:value-type="float">
            <text:p>0.06111176826</text:p>
          </table:table-cell>
          <table:table-cell table:formula="of:=[.K448]*2.2" office:value-type="float" office:value="0.02777807648" calcext:value-type="float">
            <text:p>0.02777807648</text:p>
          </table:table-cell>
          <table:table-cell table:formula="of:=[.L448]*2.2" office:value-type="float" office:value="0.0126263984" calcext:value-type="float">
            <text:p>0.01262639840</text:p>
          </table:table-cell>
          <table:table-cell table:formula="of:=[.M448]*2.2" office:value-type="float" office:value="0.005739272" calcext:value-type="float">
            <text:p>0.00573927200</text:p>
          </table:table-cell>
          <table:table-cell table:formula="of:=[.N448]*2.2" office:value-type="float" office:value="0.00260876" calcext:value-type="float">
            <text:p>0.00260876000</text:p>
          </table:table-cell>
          <table:table-cell table:formula="of:=[.O448]*2.2" office:value-type="float" office:value="0.0011858" calcext:value-type="float">
            <text:p>0.00118580000</text:p>
          </table:table-cell>
          <table:table-cell table:formula="of:=[.P448]*2.2" office:value-type="float" office:value="0.000539" calcext:value-type="float">
            <text:p>0.00053900000</text:p>
          </table:table-cell>
          <table:table-cell office:value-type="float" office:value="0.000245" calcext:value-type="float">
            <text:p>0.00024500000</text:p>
          </table:table-cell>
          <table:table-cell office:value-type="float" office:value="0.0000128" calcext:value-type="float">
            <text:p>0.0000128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tated Behemoth</text:p>
          </table:table-cell>
          <table:table-cell table:number-columns-repeated="7"/>
          <table:table-cell table:formula="of:=[.J449]*2.2" office:value-type="float" office:value="0.0731979299665152" calcext:value-type="float">
            <text:p>0.07319792997</text:p>
          </table:table-cell>
          <table:table-cell table:formula="of:=[.K449]*2.2" office:value-type="float" office:value="0.033271786348416" calcext:value-type="float">
            <text:p>0.03327178635</text:p>
          </table:table-cell>
          <table:table-cell table:formula="of:=[.L449]*2.2" office:value-type="float" office:value="0.01512353924928" calcext:value-type="float">
            <text:p>0.01512353925</text:p>
          </table:table-cell>
          <table:table-cell table:formula="of:=[.M449]*2.2" office:value-type="float" office:value="0.0068743360224" calcext:value-type="float">
            <text:p>0.00687433602</text:p>
          </table:table-cell>
          <table:table-cell table:formula="of:=[.N449]*2.2" office:value-type="float" office:value="0.003124698192" calcext:value-type="float">
            <text:p>0.00312469819</text:p>
          </table:table-cell>
          <table:table-cell table:formula="of:=[.O449]*2.2" office:value-type="float" office:value="0.00142031736" calcext:value-type="float">
            <text:p>0.00142031736</text:p>
          </table:table-cell>
          <table:table-cell table:formula="of:=[.P449]*2.2" office:value-type="float" office:value="0.0006455988" calcext:value-type="float">
            <text:p>0.00064559880</text:p>
          </table:table-cell>
          <table:table-cell table:formula="of:=[.Q449]*19.18" office:value-type="float" office:value="0.000293454" calcext:value-type="float">
            <text:p>0.00029345400</text:p>
          </table:table-cell>
          <table:table-cell office:value-type="float" office:value="0.0000153" calcext:value-type="float">
            <text:p>0.000015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ft Guardian</text:p>
          </table:table-cell>
          <table:table-cell table:number-columns-repeated="12"/>
          <table:table-cell office:value-type="float" office:value="0.000161" calcext:value-type="float">
            <text:p>0.00016100000</text:p>
          </table:table-cell>
          <table:table-cell office:value-type="float" office:value="0.0000732" calcext:value-type="float">
            <text:p>0.00007320000</text:p>
          </table:table-cell>
          <table:table-cell office:value-type="float" office:value="0.0000333" calcext:value-type="float">
            <text:p>0.00003330000</text:p>
          </table:table-cell>
          <table:table-cell office:value-type="float" office:value="0.00000173" calcext:value-type="float">
            <text:p>0.0000017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awny</text:p>
          </table:table-cell>
          <table:table-cell table:number-columns-repeated="12"/>
          <table:table-cell office:value-type="float" office:value="0.00017" calcext:value-type="float">
            <text:p>0.00017000000</text:p>
          </table:table-cell>
          <table:table-cell office:value-type="float" office:value="0.0000775" calcext:value-type="float">
            <text:p>0.00007750000</text:p>
          </table:table-cell>
          <table:table-cell office:value-type="float" office:value="0.0000352" calcext:value-type="float">
            <text:p>0.00003520000</text:p>
          </table:table-cell>
          <table:table-cell office:value-type="float" office:value="0.00000184" calcext:value-type="float">
            <text:p>0.0000018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ftweaver</text:p>
          </table:table-cell>
          <table:table-cell table:number-columns-repeated="12"/>
          <table:table-cell office:value-type="float" office:value="0.000175" calcext:value-type="float">
            <text:p>0.00017500000</text:p>
          </table:table-cell>
          <table:table-cell office:value-type="float" office:value="0.0000796" calcext:value-type="float">
            <text:p>0.00007960000</text:p>
          </table:table-cell>
          <table:table-cell office:value-type="float" office:value="0.0000362" calcext:value-type="float">
            <text:p>0.00003620000</text:p>
          </table:table-cell>
          <table:table-cell office:value-type="float" office:value="0.00000189" calcext:value-type="float">
            <text:p>0.0000018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yrun</text:p>
          </table:table-cell>
          <table:table-cell table:number-columns-repeated="12"/>
          <table:table-cell office:value-type="float" office:value="0.000178" calcext:value-type="float">
            <text:p>0.00017800000</text:p>
          </table:table-cell>
          <table:table-cell office:value-type="float" office:value="0.0000807" calcext:value-type="float">
            <text:p>0.00008070000</text:p>
          </table:table-cell>
          <table:table-cell office:value-type="float" office:value="0.0000367" calcext:value-type="float">
            <text:p>0.00003670000</text:p>
          </table:table-cell>
          <table:table-cell office:value-type="float" office:value="0.00000191" calcext:value-type="float">
            <text:p>0.0000019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citable Electric</text:p>
          </table:table-cell>
          <table:table-cell table:number-columns-repeated="12"/>
          <table:table-cell office:value-type="float" office:value="0.000218" calcext:value-type="float">
            <text:p>0.00021800000</text:p>
          </table:table-cell>
          <table:table-cell office:value-type="float" office:value="0.000099" calcext:value-type="float">
            <text:p>0.00009900000</text:p>
          </table:table-cell>
          <table:table-cell office:value-type="float" office:value="0.000045" calcext:value-type="float">
            <text:p>0.00004500000</text:p>
          </table:table-cell>
          <table:table-cell office:value-type="float" office:value="0.00000235" calcext:value-type="float">
            <text:p>0.0000023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pernatural</text:p>
          </table:table-cell>
          <table:table-cell table:number-columns-repeated="12"/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rtable Generator</text:p>
          </table:table-cell>
          <table:table-cell table:number-columns-repeated="13"/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ngal Frog</text:p>
          </table:table-cell>
          <table:table-cell table:number-columns-repeated="13"/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dicine</text:p>
          </table:table-cell>
          <table:table-cell table:number-columns-repeated="13"/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gitated Gentle Giant</text:p>
          </table:table-cell>
          <table:table-cell table:number-columns-repeated="12"/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9" calcext:value-type="float">
            <text:p>0.00004900000</text:p>
          </table:table-cell>
          <table:table-cell office:value-type="float" office:value="0.00000256" calcext:value-type="float">
            <text:p>0.0000025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plified White</text:p>
          </table:table-cell>
          <table:table-cell table:number-columns-repeated="13"/>
          <table:table-cell office:value-type="float" office:value="0.000118" calcext:value-type="float">
            <text:p>0.00011800000</text:p>
          </table:table-cell>
          <table:table-cell office:value-type="float" office:value="0.0000538" calcext:value-type="float">
            <text:p>0.00005380000</text:p>
          </table:table-cell>
          <table:table-cell office:value-type="float" office:value="0.00000281" calcext:value-type="float">
            <text:p>0.0000028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plified Grey</text:p>
          </table:table-cell>
          <table:table-cell table:number-columns-repeated="13"/>
          <table:table-cell office:value-type="float" office:value="0.000121" calcext:value-type="float">
            <text:p>0.00012100000</text:p>
          </table:table-cell>
          <table:table-cell office:value-type="float" office:value="0.0000548" calcext:value-type="float">
            <text:p>0.00005480000</text:p>
          </table:table-cell>
          <table:table-cell office:value-type="float" office:value="0.00000286" calcext:value-type="float">
            <text:p>0.0000028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ro</text:p>
          </table:table-cell>
          <table:table-cell table:number-columns-repeated="12"/>
          <table:table-cell office:value-type="float" office:value="0.000265" calcext:value-type="float">
            <text:p>0.00026500000</text:p>
          </table:table-cell>
          <table:table-cell office:value-type="float" office:value="0.000121" calcext:value-type="float">
            <text:p>0.00012100000</text:p>
          </table:table-cell>
          <table:table-cell office:value-type="float" office:value="0.0000548" calcext:value-type="float">
            <text:p>0.00005480000</text:p>
          </table:table-cell>
          <table:table-cell office:value-type="float" office:value="0.00000286" calcext:value-type="float">
            <text:p>0.0000028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plified Brown</text:p>
          </table:table-cell>
          <table:table-cell table:number-columns-repeated="13"/>
          <table:table-cell office:value-type="float" office:value="0.000123" calcext:value-type="float">
            <text:p>0.00012300000</text:p>
          </table:table-cell>
          <table:table-cell office:value-type="float" office:value="0.0000558" calcext:value-type="float">
            <text:p>0.00005580000</text:p>
          </table:table-cell>
          <table:table-cell office:value-type="float" office:value="0.00000291" calcext:value-type="float">
            <text:p>0.0000029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ybernetic Specialist</text:p>
          </table:table-cell>
          <table:table-cell table:number-columns-repeated="13"/>
          <table:table-cell office:value-type="float" office:value="0.000125" calcext:value-type="float">
            <text:p>0.00012500000</text:p>
          </table:table-cell>
          <table:table-cell office:value-type="float" office:value="0.0000567" calcext:value-type="float">
            <text:p>0.00005670000</text:p>
          </table:table-cell>
          <table:table-cell office:value-type="float" office:value="0.00000296" calcext:value-type="float">
            <text:p>0.0000029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ft Bio Engineer</text:p>
          </table:table-cell>
          <table:table-cell table:number-columns-repeated="13"/>
          <table:table-cell office:value-type="float" office:value="0.000127" calcext:value-type="float">
            <text:p>0.00012700000</text:p>
          </table:table-cell>
          <table:table-cell office:value-type="float" office:value="0.0000577" calcext:value-type="float">
            <text:p>0.00005770000</text:p>
          </table:table-cell>
          <table:table-cell office:value-type="float" office:value="0.00000301" calcext:value-type="float">
            <text:p>0.0000030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eam Drifter</text:p>
          </table:table-cell>
          <table:table-cell table:number-columns-repeated="12"/>
          <table:table-cell office:value-type="float" office:value="0.000284" calcext:value-type="float">
            <text:p>0.00028400000</text:p>
          </table:table-cell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tomated Sentry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totype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ilded Leaf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anky Caterpillar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rmachameleon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isted Treant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bat</text:p>
          </table:table-cell>
          <table:table-cell table:number-columns-repeated="13"/>
          <table:table-cell office:value-type="float" office:value="0.000131" calcext:value-type="float">
            <text:p>0.00013100000</text:p>
          </table:table-cell>
          <table:table-cell office:value-type="float" office:value="0.0000597" calcext:value-type="float">
            <text:p>0.00005970000</text:p>
          </table:table-cell>
          <table:table-cell office:value-type="float" office:value="0.00000311" calcext:value-type="float">
            <text:p>0.0000031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ase Zombie</text:p>
          </table:table-cell>
          <table:table-cell table:number-columns-repeated="13"/>
          <table:table-cell office:value-type="float" office:value="0.000133" calcext:value-type="float">
            <text:p>0.00013300000</text:p>
          </table:table-cell>
          <table:table-cell office:value-type="float" office:value="0.0000607" calcext:value-type="float">
            <text:p>0.00006070000</text:p>
          </table:table-cell>
          <table:table-cell office:value-type="float" office:value="0.00000316" calcext:value-type="float">
            <text:p>0.0000031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unt Vampire</text:p>
          </table:table-cell>
          <table:table-cell table:number-columns-repeated="13"/>
          <table:table-cell office:value-type="float" office:value="0.000136" calcext:value-type="float">
            <text:p>0.00013600000</text:p>
          </table:table-cell>
          <table:table-cell office:value-type="float" office:value="0.0000616" calcext:value-type="float">
            <text:p>0.00006160000</text:p>
          </table:table-cell>
          <table:table-cell office:value-type="float" office:value="0.00000321" calcext:value-type="float">
            <text:p>0.0000032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 Ravenous Zombie</text:p>
          </table:table-cell>
          <table:table-cell table:number-columns-repeated="13"/>
          <table:table-cell office:value-type="float" office:value="0.000138" calcext:value-type="float">
            <text:p>0.00013800000</text:p>
          </table:table-cell>
          <table:table-cell office:value-type="float" office:value="0.0000626" calcext:value-type="float">
            <text:p>0.00006260000</text:p>
          </table:table-cell>
          <table:table-cell office:value-type="float" office:value="0.00000327" calcext:value-type="float">
            <text:p>0.0000032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ombot Unipire the Third</text:p>
          </table:table-cell>
          <table:table-cell table:number-columns-repeated="13"/>
          <table:table-cell office:value-type="float" office:value="0.00014" calcext:value-type="float">
            <text:p>0.00014000000</text:p>
          </table:table-cell>
          <table:table-cell office:value-type="float" office:value="0.0000636" calcext:value-type="float">
            <text:p>0.00006360000</text:p>
          </table:table-cell>
          <table:table-cell office:value-type="float" office:value="0.00000332" calcext:value-type="float">
            <text:p>0.0000033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rgeon Bot</text:p>
          </table:table-cell>
          <table:table-cell table:number-columns-repeated="13"/>
          <table:table-cell office:value-type="float" office:value="0.000142" calcext:value-type="float">
            <text:p>0.00014200000</text:p>
          </table:table-cell>
          <table:table-cell office:value-type="float" office:value="0.0000646" calcext:value-type="float">
            <text:p>0.00006460000</text:p>
          </table:table-cell>
          <table:table-cell office:value-type="float" office:value="0.00000337" calcext:value-type="float">
            <text:p>0.0000033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ycanoid</text:p>
          </table:table-cell>
          <table:table-cell table:number-columns-repeated="13"/>
          <table:table-cell office:value-type="float" office:value="0.000142" calcext:value-type="float">
            <text:p>0.00014200000</text:p>
          </table:table-cell>
          <table:table-cell office:value-type="float" office:value="0.0000646" calcext:value-type="float">
            <text:p>0.00006460000</text:p>
          </table:table-cell>
          <table:table-cell office:value-type="float" office:value="0.00000337" calcext:value-type="float">
            <text:p>0.0000033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vil Scientist</text:p>
          </table:table-cell>
          <table:table-cell table:number-columns-repeated="13"/>
          <table:table-cell office:value-type="float" office:value="0.000144" calcext:value-type="float">
            <text:p>0.00014400000</text:p>
          </table:table-cell>
          <table:table-cell office:value-type="float" office:value="0.0000655" calcext:value-type="float">
            <text:p>0.00006550000</text:p>
          </table:table-cell>
          <table:table-cell office:value-type="float" office:value="0.00000342" calcext:value-type="float">
            <text:p>0.0000034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venant</text:p>
          </table:table-cell>
          <table:table-cell table:number-columns-repeated="13"/>
          <table:table-cell office:value-type="float" office:value="0.000144" calcext:value-type="float">
            <text:p>0.00014400000</text:p>
          </table:table-cell>
          <table:table-cell office:value-type="float" office:value="0.0000655" calcext:value-type="float">
            <text:p>0.00006550000</text:p>
          </table:table-cell>
          <table:table-cell office:value-type="float" office:value="0.00000342" calcext:value-type="float">
            <text:p>0.0000034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oktor</text:p>
          </table:table-cell>
          <table:table-cell table:number-columns-repeated="13"/>
          <table:table-cell office:value-type="float" office:value="0.000146" calcext:value-type="float">
            <text:p>0.00014600000</text:p>
          </table:table-cell>
          <table:table-cell office:value-type="float" office:value="0.0000665" calcext:value-type="float">
            <text:p>0.00006650000</text:p>
          </table:table-cell>
          <table:table-cell office:value-type="float" office:value="0.00000347" calcext:value-type="float">
            <text:p>0.0000034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ghty Mole</text:p>
          </table:table-cell>
          <table:table-cell table:number-columns-repeated="12"/>
          <table:table-cell office:value-type="float" office:value="0.000331" calcext:value-type="float">
            <text:p>0.00033100000</text:p>
          </table:table-cell>
          <table:table-cell office:value-type="float" office:value="0.000151" calcext:value-type="float">
            <text:p>0.00015100000</text:p>
          </table:table-cell>
          <table:table-cell office:value-type="float" office:value="0.0000685" calcext:value-type="float">
            <text:p>0.00006850000</text:p>
          </table:table-cell>
          <table:table-cell office:value-type="float" office:value="0.00000357" calcext:value-type="float">
            <text:p>0.0000035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neumatic Dirt Displacement</text:p>
          </table:table-cell>
          <table:table-cell table:number-columns-repeated="13"/>
          <table:table-cell office:value-type="float" office:value="0.000151" calcext:value-type="float">
            <text:p>0.00015100000</text:p>
          </table:table-cell>
          <table:table-cell office:value-type="float" office:value="0.0000685" calcext:value-type="float">
            <text:p>0.00006850000</text:p>
          </table:table-cell>
          <table:table-cell office:value-type="float" office:value="0.00000357" calcext:value-type="float">
            <text:p>0.0000035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lth</text:p>
          </table:table-cell>
          <table:table-cell table:number-columns-repeated="12"/>
          <table:table-cell office:value-type="float" office:value="0.000331" calcext:value-type="float">
            <text:p>0.00033100000</text:p>
          </table:table-cell>
          <table:table-cell office:value-type="float" office:value="0.000151" calcext:value-type="float">
            <text:p>0.00015100000</text:p>
          </table:table-cell>
          <table:table-cell office:value-type="float" office:value="0.0000685" calcext:value-type="float">
            <text:p>0.00006850000</text:p>
          </table:table-cell>
          <table:table-cell office:value-type="float" office:value="0.00000357" calcext:value-type="float">
            <text:p>0.0000035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oomed Sylvan</text:p>
          </table:table-cell>
          <table:table-cell table:number-columns-repeated="13"/>
          <table:table-cell office:value-type="float" office:value="0.000151" calcext:value-type="float">
            <text:p>0.00015100000</text:p>
          </table:table-cell>
          <table:table-cell office:value-type="float" office:value="0.0000685" calcext:value-type="float">
            <text:p>0.00006850000</text:p>
          </table:table-cell>
          <table:table-cell office:value-type="float" office:value="0.00000357" calcext:value-type="float">
            <text:p>0.0000035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d Coat Bear</text:p>
          </table:table-cell>
          <table:table-cell table:number-columns-repeated="13"/>
          <table:table-cell office:value-type="float" office:value="0.000151" calcext:value-type="float">
            <text:p>0.00015100000</text:p>
          </table:table-cell>
          <table:table-cell office:value-type="float" office:value="0.0000685" calcext:value-type="float">
            <text:p>0.00006850000</text:p>
          </table:table-cell>
          <table:table-cell office:value-type="float" office:value="0.00000357" calcext:value-type="float">
            <text:p>0.0000035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ter Sprite</text:p>
          </table:table-cell>
          <table:table-cell table:number-columns-repeated="13"/>
          <table:table-cell office:value-type="float" office:value="0.000151" calcext:value-type="float">
            <text:p>0.00015100000</text:p>
          </table:table-cell>
          <table:table-cell office:value-type="float" office:value="0.0000685" calcext:value-type="float">
            <text:p>0.00006850000</text:p>
          </table:table-cell>
          <table:table-cell office:value-type="float" office:value="0.00000357" calcext:value-type="float">
            <text:p>0.0000035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tty Bitty Rifty Burroughs</text:p>
          </table:table-cell>
          <table:table-cell table:number-columns-repeated="13"/>
          <table:table-cell office:value-type="float" office:value="0.000153" calcext:value-type="float">
            <text:p>0.00015300000</text:p>
          </table:table-cell>
          <table:table-cell office:value-type="float" office:value="0.0000695" calcext:value-type="float">
            <text:p>0.00006950000</text:p>
          </table:table-cell>
          <table:table-cell office:value-type="float" office:value="0.00000362" calcext:value-type="float">
            <text:p>0.0000036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fterranian</text:p>
          </table:table-cell>
          <table:table-cell table:number-columns-repeated="13"/>
          <table:table-cell office:value-type="float" office:value="0.000155" calcext:value-type="float">
            <text:p>0.00015500000</text:p>
          </table:table-cell>
          <table:table-cell office:value-type="float" office:value="0.0000704" calcext:value-type="float">
            <text:p>0.00007040000</text:p>
          </table:table-cell>
          <table:table-cell office:value-type="float" office:value="0.00000367" calcext:value-type="float">
            <text:p>0.0000036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ump</text:p>
          </table:table-cell>
          <table:table-cell table:number-columns-repeated="13"/>
          <table:table-cell office:value-type="float" office:value="0.000157" calcext:value-type="float">
            <text:p>0.00015700000</text:p>
          </table:table-cell>
          <table:table-cell office:value-type="float" office:value="0.0000714" calcext:value-type="float">
            <text:p>0.00007140000</text:p>
          </table:table-cell>
          <table:table-cell office:value-type="float" office:value="0.00000372" calcext:value-type="float">
            <text:p>0.0000037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yber Miner</text:p>
          </table:table-cell>
          <table:table-cell table:number-columns-repeated="13"/>
          <table:table-cell office:value-type="float" office:value="0.000159" calcext:value-type="float">
            <text:p>0.00015900000</text:p>
          </table:table-cell>
          <table:table-cell office:value-type="float" office:value="0.0000724" calcext:value-type="float">
            <text:p>0.00007240000</text:p>
          </table:table-cell>
          <table:table-cell office:value-type="float" office:value="0.00000378" calcext:value-type="float">
            <text:p>0.0000037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mbent</text:p>
          </table:table-cell>
          <table:table-cell table:number-columns-repeated="13"/>
          <table:table-cell office:value-type="float" office:value="0.000161" calcext:value-type="float">
            <text:p>0.00016100000</text:p>
          </table:table-cell>
          <table:table-cell office:value-type="float" office:value="0.0000734" calcext:value-type="float">
            <text:p>0.00007340000</text:p>
          </table:table-cell>
          <table:table-cell office:value-type="float" office:value="0.00000383" calcext:value-type="float">
            <text:p>0.0000038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ssy Moosker</text:p>
          </table:table-cell>
          <table:table-cell table:number-columns-repeated="13"/>
          <table:table-cell office:value-type="float" office:value="0.000161" calcext:value-type="float">
            <text:p>0.00016100000</text:p>
          </table:table-cell>
          <table:table-cell office:value-type="float" office:value="0.0000734" calcext:value-type="float">
            <text:p>0.00007340000</text:p>
          </table:table-cell>
          <table:table-cell office:value-type="float" office:value="0.00000383" calcext:value-type="float">
            <text:p>0.0000038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Exploder</text:p>
          </table:table-cell>
          <table:table-cell table:number-columns-repeated="13"/>
          <table:table-cell office:value-type="float" office:value="0.000164" calcext:value-type="float">
            <text:p>0.00016400000</text:p>
          </table:table-cell>
          <table:table-cell office:value-type="float" office:value="0.0000744" calcext:value-type="float">
            <text:p>0.00007440000</text:p>
          </table:table-cell>
          <table:table-cell office:value-type="float" office:value="0.00000388" calcext:value-type="float">
            <text:p>0.0000038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ulder Biter</text:p>
          </table:table-cell>
          <table:table-cell table:number-columns-repeated="13"/>
          <table:table-cell office:value-type="float" office:value="0.000166" calcext:value-type="float">
            <text:p>0.00016600000</text:p>
          </table:table-cell>
          <table:table-cell office:value-type="float" office:value="0.0000753" calcext:value-type="float">
            <text:p>0.00007530000</text:p>
          </table:table-cell>
          <table:table-cell office:value-type="float" office:value="0.00000393" calcext:value-type="float">
            <text:p>0.0000039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azed Goblin</text:p>
          </table:table-cell>
          <table:table-cell table:number-columns-repeated="13"/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cha Tail</text:p>
          </table:table-cell>
          <table:table-cell table:number-columns-repeated="13"/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it of Balance</text:p>
          </table:table-cell>
          <table:table-cell table:number-columns-repeated="13"/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nt Queen</text:p>
          </table:table-cell>
          <table:table-cell table:number-columns-repeated="13"/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dioactive Ooze</text:p>
          </table:table-cell>
          <table:table-cell table:number-columns-repeated="13"/>
          <table:table-cell office:value-type="float" office:value="0.000178" calcext:value-type="float">
            <text:p>0.00017800000</text:p>
          </table:table-cell>
          <table:table-cell office:value-type="float" office:value="0.0000807" calcext:value-type="float">
            <text:p>0.00008070000</text:p>
          </table:table-cell>
          <table:table-cell office:value-type="float" office:value="0.00000421" calcext:value-type="float">
            <text:p>0.0000042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xikinetic</text:p>
          </table:table-cell>
          <table:table-cell table:number-columns-repeated="13"/>
          <table:table-cell office:value-type="float" office:value="0.000183" calcext:value-type="float">
            <text:p>0.00018300000</text:p>
          </table:table-cell>
          <table:table-cell office:value-type="float" office:value="0.0000832" calcext:value-type="float">
            <text:p>0.00008320000</text:p>
          </table:table-cell>
          <table:table-cell office:value-type="float" office:value="0.00000434" calcext:value-type="float">
            <text:p>0.0000043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it Fox</text:p>
          </table:table-cell>
          <table:table-cell table:number-columns-repeated="13"/>
          <table:table-cell office:value-type="float" office:value="0.000194" calcext:value-type="float">
            <text:p>0.00019400000</text:p>
          </table:table-cell>
          <table:table-cell office:value-type="float" office:value="0.0000881" calcext:value-type="float">
            <text:p>0.00008810000</text:p>
          </table:table-cell>
          <table:table-cell office:value-type="float" office:value="0.00000459" calcext:value-type="float">
            <text:p>0.000004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ft Tiger</text:p>
          </table:table-cell>
          <table:table-cell table:number-columns-repeated="13"/>
          <table:table-cell office:value-type="float" office:value="0.000194" calcext:value-type="float">
            <text:p>0.00019400000</text:p>
          </table:table-cell>
          <table:table-cell office:value-type="float" office:value="0.0000881" calcext:value-type="float">
            <text:p>0.00008810000</text:p>
          </table:table-cell>
          <table:table-cell office:value-type="float" office:value="0.00000459" calcext:value-type="float">
            <text:p>0.000004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e Troll</text:p>
          </table:table-cell>
          <table:table-cell table:number-columns-repeated="13"/>
          <table:table-cell office:value-type="float" office:value="0.000194" calcext:value-type="float">
            <text:p>0.00019400000</text:p>
          </table:table-cell>
          <table:table-cell office:value-type="float" office:value="0.0000881" calcext:value-type="float">
            <text:p>0.00008810000</text:p>
          </table:table-cell>
          <table:table-cell office:value-type="float" office:value="0.00000459" calcext:value-type="float">
            <text:p>0.000004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xic Avenger</text:p>
          </table:table-cell>
          <table:table-cell table:number-columns-repeated="13"/>
          <table:table-cell office:value-type="float" office:value="0.000215" calcext:value-type="float">
            <text:p>0.00021500000</text:p>
          </table:table-cell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ncid Bog Beast</text:p>
          </table:table-cell>
          <table:table-cell table:number-columns-repeated="13"/>
          <table:table-cell office:value-type="float" office:value="0.000215" calcext:value-type="float">
            <text:p>0.00021500000</text:p>
          </table:table-cell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per Mega Mecha Ultra RoboGold</text:p>
          </table:table-cell>
          <table:table-cell table:number-columns-repeated="13"/>
          <table:table-cell office:value-type="float" office:value="0.000215" calcext:value-type="float">
            <text:p>0.00021500000</text:p>
          </table:table-cell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e Menace of the Rift</text:p>
          </table:table-cell>
          <table:table-cell table:number-columns-repeated="13"/>
          <table:table-cell office:value-type="float" office:value="0.000215" calcext:value-type="float">
            <text:p>0.00021500000</text:p>
          </table:table-cell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rd Centurion</text:p>
          </table:table-cell>
          <table:table-cell table:number-columns-repeated="12"/>
          <table:table-cell office:value-type="float" office:value="0.000492" calcext:value-type="float">
            <text:p>0.00049200000</text:p>
          </table:table-cell>
          <table:table-cell office:value-type="float" office:value="0.000224" calcext:value-type="float">
            <text:p>0.00022400000</text:p>
          </table:table-cell>
          <table:table-cell office:value-type="float" office:value="0.000102" calcext:value-type="float">
            <text:p>0.00010200000</text:p>
          </table:table-cell>
          <table:table-cell office:value-type="float" office:value="0.00000531" calcext:value-type="float">
            <text:p>0.0000053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itual Steel</text:p>
          </table:table-cell>
          <table:table-cell table:number-columns-repeated="12"/>
          <table:table-cell office:value-type="float" office:value="0.000497" calcext:value-type="float">
            <text:p>0.00049700000</text:p>
          </table:table-cell>
          <table:table-cell office:value-type="float" office:value="0.000226" calcext:value-type="float">
            <text:p>0.000226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0536" calcext:value-type="float">
            <text:p>0.0000053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yborg</text:p>
          </table:table-cell>
          <table:table-cell table:number-columns-repeated="12"/>
          <table:table-cell office:value-type="float" office:value="0.000511" calcext:value-type="float">
            <text:p>0.00051100000</text:p>
          </table:table-cell>
          <table:table-cell office:value-type="float" office:value="0.000232" calcext:value-type="float">
            <text:p>0.000232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0551" calcext:value-type="float">
            <text:p>0.000005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w Diamond</text:p>
          </table:table-cell>
          <table:table-cell table:number-columns-repeated="12"/>
          <table:table-cell office:value-type="float" office:value="0.000568" calcext:value-type="float">
            <text:p>0.00056800000</text:p>
          </table:table-cell>
          <table:table-cell office:value-type="float" office:value="0.000258" calcext:value-type="float">
            <text:p>0.000258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0612" calcext:value-type="float">
            <text:p>0.000006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d-Eyed Watcher Owl</text:p>
          </table:table-cell>
          <table:table-cell table:number-columns-repeated="13"/>
          <table:table-cell office:value-type="float" office:value="0.000258" calcext:value-type="float">
            <text:p>0.000258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0612" calcext:value-type="float">
            <text:p>0.000006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madic Warrior</text:p>
          </table:table-cell>
          <table:table-cell table:number-columns-repeated="13"/>
          <table:table-cell office:value-type="float" office:value="0.000258" calcext:value-type="float">
            <text:p>0.000258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0612" calcext:value-type="float">
            <text:p>0.000006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ged Harpy</text:p>
          </table:table-cell>
          <table:table-cell table:number-columns-repeated="13"/>
          <table:table-cell office:value-type="float" office:value="0.000258" calcext:value-type="float">
            <text:p>0.000258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0612" calcext:value-type="float">
            <text:p>0.000006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sassin Beast</text:p>
          </table:table-cell>
          <table:table-cell table:number-columns-repeated="13"/>
          <table:table-cell office:value-type="float" office:value="0.000323" calcext:value-type="float">
            <text:p>0.000323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0765" calcext:value-type="float">
            <text:p>0.0000076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utonium Tentacle</text:p>
          </table:table-cell>
          <table:table-cell table:number-columns-repeated="13"/>
          <table:table-cell office:value-type="float" office:value="0.000323" calcext:value-type="float">
            <text:p>0.000323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0765" calcext:value-type="float">
            <text:p>0.0000076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iath Field</text:p>
          </table:table-cell>
          <table:table-cell table:number-columns-repeated="12"/>
          <table:table-cell office:value-type="float" office:value="0.000852" calcext:value-type="float">
            <text:p>0.00085200000</text:p>
          </table:table-cell>
          <table:table-cell office:value-type="float" office:value="0.000387" calcext:value-type="float">
            <text:p>0.000387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erry Sprite</text:p>
          </table:table-cell>
          <table:table-cell table:number-columns-repeated="13"/>
          <table:table-cell office:value-type="float" office:value="0.00043" calcext:value-type="float">
            <text:p>0.00043000000</text:p>
          </table:table-cell>
          <table:table-cell office:value-type="float" office:value="0.000196" calcext:value-type="float">
            <text:p>0.00019600000</text:p>
          </table:table-cell>
          <table:table-cell office:value-type="float" office:value="0.0000102" calcext:value-type="float">
            <text:p>0.000010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izzled Silth</text:p>
          </table:table-cell>
          <table:table-cell table:number-columns-repeated="13"/>
          <table:table-cell office:value-type="float" office:value="0.00043" calcext:value-type="float">
            <text:p>0.00043000000</text:p>
          </table:table-cell>
          <table:table-cell office:value-type="float" office:value="0.000196" calcext:value-type="float">
            <text:p>0.00019600000</text:p>
          </table:table-cell>
          <table:table-cell office:value-type="float" office:value="0.0000102" calcext:value-type="float">
            <text:p>0.000010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turalist</text:p>
          </table:table-cell>
          <table:table-cell table:number-columns-repeated="13"/>
          <table:table-cell office:value-type="float" office:value="0.00043" calcext:value-type="float">
            <text:p>0.00043000000</text:p>
          </table:table-cell>
          <table:table-cell office:value-type="float" office:value="0.000196" calcext:value-type="float">
            <text:p>0.00019600000</text:p>
          </table:table-cell>
          <table:table-cell office:value-type="float" office:value="0.0000102" calcext:value-type="float">
            <text:p>0.000010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strous Abomination</text:p>
          </table:table-cell>
          <table:table-cell table:number-columns-repeated="13"/>
          <table:table-cell office:value-type="float" office:value="0.00043" calcext:value-type="float">
            <text:p>0.00043000000</text:p>
          </table:table-cell>
          <table:table-cell office:value-type="float" office:value="0.000196" calcext:value-type="float">
            <text:p>0.00019600000</text:p>
          </table:table-cell>
          <table:table-cell office:value-type="float" office:value="0.0000102" calcext:value-type="float">
            <text:p>0.000010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g Bad Behemoth Burroughs</text:p>
          </table:table-cell>
          <table:table-cell table:number-columns-repeated="13"/>
          <table:table-cell office:value-type="float" office:value="0.000646" calcext:value-type="float">
            <text:p>0.00064600000</text:p>
          </table:table-cell>
          <table:table-cell office:value-type="float" office:value="0.000294" calcext:value-type="float">
            <text:p>0.00029400000</text:p>
          </table:table-cell>
          <table:table-cell office:value-type="float" office:value="0.0000153" calcext:value-type="float">
            <text:p>0.000015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ntaur Ranger</text:p>
          </table:table-cell>
          <table:table-cell table:number-columns-repeated="13"/>
          <table:table-cell office:value-type="float" office:value="0.00108" calcext:value-type="float">
            <text:p>0.00108000000</text:p>
          </table:table-cell>
          <table:table-cell office:value-type="float" office:value="0.000489" calcext:value-type="float">
            <text:p>0.00048900000</text:p>
          </table:table-cell>
          <table:table-cell office:value-type="float" office:value="0.0000255" calcext:value-type="float">
            <text:p>0.0000255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yclops Barbarian</text:p>
          </table:table-cell>
          <table:table-cell table:number-columns-repeated="13"/>
          <table:table-cell office:value-type="float" office:value="0.00108" calcext:value-type="float">
            <text:p>0.00108000000</text:p>
          </table:table-cell>
          <table:table-cell office:value-type="float" office:value="0.000489" calcext:value-type="float">
            <text:p>0.00048900000</text:p>
          </table:table-cell>
          <table:table-cell office:value-type="float" office:value="0.0000255" calcext:value-type="float">
            <text:p>0.0000255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-dra</text:p>
          </table:table-cell>
          <table:table-cell table:number-columns-repeated="13"/>
          <table:table-cell office:value-type="float" office:value="0.00108" calcext:value-type="float">
            <text:p>0.00108000000</text:p>
          </table:table-cell>
          <table:table-cell office:value-type="float" office:value="0.000489" calcext:value-type="float">
            <text:p>0.00048900000</text:p>
          </table:table-cell>
          <table:table-cell office:value-type="float" office:value="0.0000255" calcext:value-type="float">
            <text:p>0.0000255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strous Black Widow</text:p>
          </table:table-cell>
          <table:table-cell table:number-columns-repeated="13"/>
          <table:table-cell office:value-type="float" office:value="0.00269" calcext:value-type="float">
            <text:p>0.00269000000</text:p>
          </table:table-cell>
          <table:table-cell office:value-type="float" office:value="0.00122" calcext:value-type="float">
            <text:p>0.00122000000</text:p>
          </table:table-cell>
          <table:table-cell office:value-type="float" office:value="0.0000638" calcext:value-type="float">
            <text:p>0.0000638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mored Archer</text:p>
          </table:table-cell>
          <table:table-cell table:number-columns-repeated="14"/>
          <table:table-cell office:value-type="float" office:value="0.000044" calcext:value-type="float">
            <text:p>0.00004400000</text:p>
          </table:table-cell>
          <table:table-cell office:value-type="float" office:value="0.0000023" calcext:value-type="float">
            <text:p>0.000002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inobi</text:p>
          </table:table-cell>
          <table:table-cell table:number-columns-repeated="14"/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mpling Delivery</text:p>
          </table:table-cell>
          <table:table-cell table:number-columns-repeated="14"/>
          <table:table-cell office:value-type="float" office:value="0.0000685" calcext:value-type="float">
            <text:p>0.00006850000</text:p>
          </table:table-cell>
          <table:table-cell office:value-type="float" office:value="0.00000357" calcext:value-type="float">
            <text:p>0.0000035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nlightened Labourer</text:p>
          </table:table-cell>
          <table:table-cell table:number-columns-repeated="14"/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olin Kung Fu</text:p>
          </table:table-cell>
          <table:table-cell table:number-columns-repeated="14"/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ndering Monk</text:p>
          </table:table-cell>
          <table:table-cell table:number-columns-repeated="14"/>
          <table:table-cell office:value-type="float" office:value="0.000108" calcext:value-type="float">
            <text:p>0.00010800000</text:p>
          </table:table-cell>
          <table:table-cell office:value-type="float" office:value="0.00000561" calcext:value-type="float">
            <text:p>0.0000056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litant Samurai</text:p>
          </table:table-cell>
          <table:table-cell table:number-columns-repeated="14"/>
          <table:table-cell office:value-type="float" office:value="0.000117" calcext:value-type="float">
            <text:p>0.00011700000</text:p>
          </table:table-cell>
          <table:table-cell office:value-type="float" office:value="0.00000612" calcext:value-type="float">
            <text:p>0.000006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udent of the Chi Belt</text:p>
          </table:table-cell>
          <table:table-cell table:number-columns-repeated="14"/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udent of the Chi Claw</text:p>
          </table:table-cell>
          <table:table-cell table:number-columns-repeated="14"/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udent of the Chi Fang</text:p>
          </table:table-cell>
          <table:table-cell table:number-columns-repeated="14"/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ncing Assassin</text:p>
          </table:table-cell>
          <table:table-cell table:number-columns-repeated="14"/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of the Chi Belt</text:p>
          </table:table-cell>
          <table:table-cell table:number-columns-repeated="14"/>
          <table:table-cell office:value-type="float" office:value="0.000196" calcext:value-type="float">
            <text:p>0.00019600000</text:p>
          </table:table-cell>
          <table:table-cell office:value-type="float" office:value="0.0000102" calcext:value-type="float">
            <text:p>0.000010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of the Chi Claw</text:p>
          </table:table-cell>
          <table:table-cell table:number-columns-repeated="14"/>
          <table:table-cell office:value-type="float" office:value="0.000196" calcext:value-type="float">
            <text:p>0.00019600000</text:p>
          </table:table-cell>
          <table:table-cell office:value-type="float" office:value="0.0000102" calcext:value-type="float">
            <text:p>0.000010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ter of the Chi Fang</text:p>
          </table:table-cell>
          <table:table-cell table:number-columns-repeated="14"/>
          <table:table-cell office:value-type="float" office:value="0.000196" calcext:value-type="float">
            <text:p>0.00019600000</text:p>
          </table:table-cell>
          <table:table-cell office:value-type="float" office:value="0.0000102" calcext:value-type="float">
            <text:p>0.000010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and Master of the Dojo</text:p>
          </table:table-cell>
          <table:table-cell table:number-columns-repeated="14"/>
          <table:table-cell office:value-type="float" office:value="0.000411" calcext:value-type="float">
            <text:p>0.00041100000</text:p>
          </table:table-cell>
          <table:table-cell office:value-type="float" office:value="0.0000214" calcext:value-type="float">
            <text:p>0.0000214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preme Sensei</text:p>
          </table:table-cell>
          <table:table-cell table:number-columns-repeated="14"/>
          <table:table-cell office:value-type="float" office:value="0.000636" calcext:value-type="float">
            <text:p>0.00063600000</text:p>
          </table:table-cell>
          <table:table-cell office:value-type="float" office:value="0.0000332" calcext:value-type="float">
            <text:p>0.000033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cended Elder</text:p>
          </table:table-cell>
          <table:table-cell table:number-columns-repeated="14"/>
          <table:table-cell office:value-type="float" office:value="0.000978" calcext:value-type="float">
            <text:p>0.00097800000</text:p>
          </table:table-cell>
          <table:table-cell office:value-type="float" office:value="0.000051" calcext:value-type="float">
            <text:p>0.000051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ttle</text:p>
          </table:table-cell>
          <table:table-cell table:number-columns-repeated="12"/>
          <table:table-cell office:value-type="float" office:value="0.0000879" calcext:value-type="float">
            <text:p>0.00008790000</text:p>
          </table:table-cell>
          <table:table-cell office:value-type="float" office:value="0.0000399" calcext:value-type="float">
            <text:p>0.00003990000</text:p>
          </table:table-cell>
          <table:table-cell office:value-type="float" office:value="0.0000182" calcext:value-type="float">
            <text:p>0.00001820000</text:p>
          </table:table-cell>
          <table:table-cell office:value-type="float" office:value="0.000000947" calcext:value-type="float">
            <text:p>0.00000094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atee</text:p>
          </table:table-cell>
          <table:table-cell table:number-columns-repeated="12"/>
          <table:table-cell office:value-type="float" office:value="0.0000879" calcext:value-type="float">
            <text:p>0.00008790000</text:p>
          </table:table-cell>
          <table:table-cell office:value-type="float" office:value="0.0000399" calcext:value-type="float">
            <text:p>0.00003990000</text:p>
          </table:table-cell>
          <table:table-cell office:value-type="float" office:value="0.0000182" calcext:value-type="float">
            <text:p>0.00001820000</text:p>
          </table:table-cell>
          <table:table-cell office:value-type="float" office:value="0.000000947" calcext:value-type="float">
            <text:p>0.00000094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uffer</text:p>
          </table:table-cell>
          <table:table-cell table:number-columns-repeated="12"/>
          <table:table-cell office:value-type="float" office:value="0.0000879" calcext:value-type="float">
            <text:p>0.00008790000</text:p>
          </table:table-cell>
          <table:table-cell office:value-type="float" office:value="0.0000399" calcext:value-type="float">
            <text:p>0.00003990000</text:p>
          </table:table-cell>
          <table:table-cell office:value-type="float" office:value="0.0000182" calcext:value-type="float">
            <text:p>0.00001820000</text:p>
          </table:table-cell>
          <table:table-cell office:value-type="float" office:value="0.000000947" calcext:value-type="float">
            <text:p>0.00000094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ity Noble</text:p>
          </table:table-cell>
          <table:table-cell table:number-columns-repeated="12"/>
          <table:table-cell office:value-type="float" office:value="0.000129" calcext:value-type="float">
            <text:p>0.00012900000</text:p>
          </table:table-cell>
          <table:table-cell office:value-type="float" office:value="0.0000585" calcext:value-type="float">
            <text:p>0.00005850000</text:p>
          </table:table-cell>
          <table:table-cell office:value-type="float" office:value="0.0000266" calcext:value-type="float">
            <text:p>0.00002660000</text:p>
          </table:table-cell>
          <table:table-cell office:value-type="float" office:value="0.00000139" calcext:value-type="float">
            <text:p>0.0000013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nginseer</text:p>
          </table:table-cell>
          <table:table-cell table:number-columns-repeated="12"/>
          <table:table-cell office:value-type="float" office:value="0.000135" calcext:value-type="float">
            <text:p>0.00013500000</text:p>
          </table:table-cell>
          <table:table-cell office:value-type="float" office:value="0.0000613" calcext:value-type="float">
            <text:p>0.00006130000</text:p>
          </table:table-cell>
          <table:table-cell office:value-type="float" office:value="0.0000279" calcext:value-type="float">
            <text:p>0.00002790000</text:p>
          </table:table-cell>
          <table:table-cell office:value-type="float" office:value="0.00000145" calcext:value-type="float">
            <text:p>0.0000014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ken Citizen</text:p>
          </table:table-cell>
          <table:table-cell table:number-columns-repeated="12"/>
          <table:table-cell office:value-type="float" office:value="0.000135" calcext:value-type="float">
            <text:p>0.00013500000</text:p>
          </table:table-cell>
          <table:table-cell office:value-type="float" office:value="0.0000613" calcext:value-type="float">
            <text:p>0.00006130000</text:p>
          </table:table-cell>
          <table:table-cell office:value-type="float" office:value="0.0000279" calcext:value-type="float">
            <text:p>0.00002790000</text:p>
          </table:table-cell>
          <table:table-cell office:value-type="float" office:value="0.00000145" calcext:value-type="float">
            <text:p>0.0000014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ity Worker</text:p>
          </table:table-cell>
          <table:table-cell table:number-columns-repeated="12"/>
          <table:table-cell office:value-type="float" office:value="0.000144" calcext:value-type="float">
            <text:p>0.00014400000</text:p>
          </table:table-cell>
          <table:table-cell office:value-type="float" office:value="0.0000654" calcext:value-type="float">
            <text:p>0.00006540000</text:p>
          </table:table-cell>
          <table:table-cell office:value-type="float" office:value="0.0000297" calcext:value-type="float">
            <text:p>0.00002970000</text:p>
          </table:table-cell>
          <table:table-cell office:value-type="float" office:value="0.00000155" calcext:value-type="float">
            <text:p>0.000001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tom Feeder</text:p>
          </table:table-cell>
          <table:table-cell table:number-columns-repeated="12"/>
          <table:table-cell office:value-type="float" office:value="0.000145" calcext:value-type="float">
            <text:p>0.00014500000</text:p>
          </table:table-cell>
          <table:table-cell office:value-type="float" office:value="0.0000658" calcext:value-type="float">
            <text:p>0.00006580000</text:p>
          </table:table-cell>
          <table:table-cell office:value-type="float" office:value="0.0000299" calcext:value-type="float">
            <text:p>0.00002990000</text:p>
          </table:table-cell>
          <table:table-cell office:value-type="float" office:value="0.00000156" calcext:value-type="float">
            <text:p>0.0000015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al Cuddler</text:p>
          </table:table-cell>
          <table:table-cell table:number-columns-repeated="12"/>
          <table:table-cell office:value-type="float" office:value="0.000145" calcext:value-type="float">
            <text:p>0.00014500000</text:p>
          </table:table-cell>
          <table:table-cell office:value-type="float" office:value="0.0000658" calcext:value-type="float">
            <text:p>0.00006580000</text:p>
          </table:table-cell>
          <table:table-cell office:value-type="float" office:value="0.0000299" calcext:value-type="float">
            <text:p>0.00002990000</text:p>
          </table:table-cell>
          <table:table-cell office:value-type="float" office:value="0.00000156" calcext:value-type="float">
            <text:p>0.0000015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hool of Mish</text:p>
          </table:table-cell>
          <table:table-cell table:number-columns-repeated="12"/>
          <table:table-cell office:value-type="float" office:value="0.000145" calcext:value-type="float">
            <text:p>0.00014500000</text:p>
          </table:table-cell>
          <table:table-cell office:value-type="float" office:value="0.0000658" calcext:value-type="float">
            <text:p>0.00006580000</text:p>
          </table:table-cell>
          <table:table-cell office:value-type="float" office:value="0.0000299" calcext:value-type="float">
            <text:p>0.00002990000</text:p>
          </table:table-cell>
          <table:table-cell office:value-type="float" office:value="0.00000156" calcext:value-type="float">
            <text:p>0.0000015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lounder Flounder</text:p>
          </table:table-cell>
          <table:table-cell table:number-columns-repeated="12"/>
          <table:table-cell office:value-type="float" office:value="0.00017" calcext:value-type="float">
            <text:p>0.00017000000</text:p>
          </table:table-cell>
          <table:table-cell office:value-type="float" office:value="0.0000775" calcext:value-type="float">
            <text:p>0.00007750000</text:p>
          </table:table-cell>
          <table:table-cell office:value-type="float" office:value="0.0000352" calcext:value-type="float">
            <text:p>0.00003520000</text:p>
          </table:table-cell>
          <table:table-cell office:value-type="float" office:value="0.00000184" calcext:value-type="float">
            <text:p>0.0000018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abolia</text:p>
          </table:table-cell>
          <table:table-cell table:number-columns-repeated="12"/>
          <table:table-cell office:value-type="float" office:value="0.000184" calcext:value-type="float">
            <text:p>0.00018400000</text:p>
          </table:table-cell>
          <table:table-cell office:value-type="float" office:value="0.0000837" calcext:value-type="float">
            <text:p>0.00008370000</text:p>
          </table:table-cell>
          <table:table-cell office:value-type="float" office:value="0.000038" calcext:value-type="float">
            <text:p>0.00003800000</text:p>
          </table:table-cell>
          <table:table-cell office:value-type="float" office:value="0.00000198" calcext:value-type="float">
            <text:p>0.000001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ppy</text:p>
          </table:table-cell>
          <table:table-cell table:number-columns-repeated="12"/>
          <table:table-cell office:value-type="float" office:value="0.000184" calcext:value-type="float">
            <text:p>0.00018400000</text:p>
          </table:table-cell>
          <table:table-cell office:value-type="float" office:value="0.0000837" calcext:value-type="float">
            <text:p>0.00008370000</text:p>
          </table:table-cell>
          <table:table-cell office:value-type="float" office:value="0.000038" calcext:value-type="float">
            <text:p>0.00003800000</text:p>
          </table:table-cell>
          <table:table-cell office:value-type="float" office:value="0.00000198" calcext:value-type="float">
            <text:p>0.000001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adragon</text:p>
          </table:table-cell>
          <table:table-cell table:number-columns-repeated="12"/>
          <table:table-cell office:value-type="float" office:value="0.000184" calcext:value-type="float">
            <text:p>0.00018400000</text:p>
          </table:table-cell>
          <table:table-cell office:value-type="float" office:value="0.0000837" calcext:value-type="float">
            <text:p>0.00008370000</text:p>
          </table:table-cell>
          <table:table-cell office:value-type="float" office:value="0.000038" calcext:value-type="float">
            <text:p>0.00003800000</text:p>
          </table:table-cell>
          <table:table-cell office:value-type="float" office:value="0.00000198" calcext:value-type="float">
            <text:p>0.000001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drologist</text:p>
          </table:table-cell>
          <table:table-cell table:number-columns-repeated="12"/>
          <table:table-cell office:value-type="float" office:value="0.000189" calcext:value-type="float">
            <text:p>0.00018900000</text:p>
          </table:table-cell>
          <table:table-cell office:value-type="float" office:value="0.0000861" calcext:value-type="float">
            <text:p>0.0000861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0204" calcext:value-type="float">
            <text:p>0.0000020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ite Guardian</text:p>
          </table:table-cell>
          <table:table-cell table:number-columns-repeated="12"/>
          <table:table-cell office:value-type="float" office:value="0.000193" calcext:value-type="float">
            <text:p>0.00019300000</text:p>
          </table:table-cell>
          <table:table-cell office:value-type="float" office:value="0.0000878" calcext:value-type="float">
            <text:p>0.00008780000</text:p>
          </table:table-cell>
          <table:table-cell office:value-type="float" office:value="0.0000399" calcext:value-type="float">
            <text:p>0.00003990000</text:p>
          </table:table-cell>
          <table:table-cell office:value-type="float" office:value="0.00000208" calcext:value-type="float">
            <text:p>0.000002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nacle Beautician</text:p>
          </table:table-cell>
          <table:table-cell table:number-columns-repeated="12"/>
          <table:table-cell office:value-type="float" office:value="0.000197" calcext:value-type="float">
            <text:p>0.00019700000</text:p>
          </table:table-cell>
          <table:table-cell office:value-type="float" office:value="0.0000895" calcext:value-type="float">
            <text:p>0.00008950000</text:p>
          </table:table-cell>
          <table:table-cell office:value-type="float" office:value="0.0000407" calcext:value-type="float">
            <text:p>0.00004070000</text:p>
          </table:table-cell>
          <table:table-cell office:value-type="float" office:value="0.00000212" calcext:value-type="float">
            <text:p>0.000002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al</text:p>
          </table:table-cell>
          <table:table-cell table:number-columns-repeated="12"/>
          <table:table-cell office:value-type="float" office:value="0.000197" calcext:value-type="float">
            <text:p>0.00019700000</text:p>
          </table:table-cell>
          <table:table-cell office:value-type="float" office:value="0.0000895" calcext:value-type="float">
            <text:p>0.00008950000</text:p>
          </table:table-cell>
          <table:table-cell office:value-type="float" office:value="0.0000407" calcext:value-type="float">
            <text:p>0.00004070000</text:p>
          </table:table-cell>
          <table:table-cell office:value-type="float" office:value="0.00000212" calcext:value-type="float">
            <text:p>0.000002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dpole</text:p>
          </table:table-cell>
          <table:table-cell table:number-columns-repeated="12"/>
          <table:table-cell office:value-type="float" office:value="0.000197" calcext:value-type="float">
            <text:p>0.00019700000</text:p>
          </table:table-cell>
          <table:table-cell office:value-type="float" office:value="0.0000895" calcext:value-type="float">
            <text:p>0.00008950000</text:p>
          </table:table-cell>
          <table:table-cell office:value-type="float" office:value="0.0000407" calcext:value-type="float">
            <text:p>0.00004070000</text:p>
          </table:table-cell>
          <table:table-cell office:value-type="float" office:value="0.00000212" calcext:value-type="float">
            <text:p>0.000002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gelfish</text:p>
          </table:table-cell>
          <table:table-cell table:number-columns-repeated="12"/>
          <table:table-cell office:value-type="float" office:value="0.000212" calcext:value-type="float">
            <text:p>0.00021200000</text:p>
          </table:table-cell>
          <table:table-cell office:value-type="float" office:value="0.0000964" calcext:value-type="float">
            <text:p>0.00009640000</text:p>
          </table:table-cell>
          <table:table-cell office:value-type="float" office:value="0.0000438" calcext:value-type="float">
            <text:p>0.00004380000</text:p>
          </table:table-cell>
          <table:table-cell office:value-type="float" office:value="0.00000229" calcext:value-type="float">
            <text:p>0.0000022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ta</text:p>
          </table:table-cell>
          <table:table-cell table:number-columns-repeated="12"/>
          <table:table-cell office:value-type="float" office:value="0.000212" calcext:value-type="float">
            <text:p>0.00021200000</text:p>
          </table:table-cell>
          <table:table-cell office:value-type="float" office:value="0.0000964" calcext:value-type="float">
            <text:p>0.00009640000</text:p>
          </table:table-cell>
          <table:table-cell office:value-type="float" office:value="0.0000438" calcext:value-type="float">
            <text:p>0.00004380000</text:p>
          </table:table-cell>
          <table:table-cell office:value-type="float" office:value="0.00000229" calcext:value-type="float">
            <text:p>0.0000022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el</text:p>
          </table:table-cell>
          <table:table-cell table:number-columns-repeated="12"/>
          <table:table-cell office:value-type="float" office:value="0.000212" calcext:value-type="float">
            <text:p>0.00021200000</text:p>
          </table:table-cell>
          <table:table-cell office:value-type="float" office:value="0.0000964" calcext:value-type="float">
            <text:p>0.00009640000</text:p>
          </table:table-cell>
          <table:table-cell office:value-type="float" office:value="0.0000438" calcext:value-type="float">
            <text:p>0.00004380000</text:p>
          </table:table-cell>
          <table:table-cell office:value-type="float" office:value="0.00000229" calcext:value-type="float">
            <text:p>0.0000022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umsy Carrier</text:p>
          </table:table-cell>
          <table:table-cell table:number-columns-repeated="12"/>
          <table:table-cell office:value-type="float" office:value="0.000213" calcext:value-type="float">
            <text:p>0.00021300000</text:p>
          </table:table-cell>
          <table:table-cell office:value-type="float" office:value="0.0000968" calcext:value-type="float">
            <text:p>0.00009680000</text:p>
          </table:table-cell>
          <table:table-cell office:value-type="float" office:value="0.000044" calcext:value-type="float">
            <text:p>0.00004400000</text:p>
          </table:table-cell>
          <table:table-cell office:value-type="float" office:value="0.00000229" calcext:value-type="float">
            <text:p>0.0000022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nd Dollar Diver</text:p>
          </table:table-cell>
          <table:table-cell table:number-columns-repeated="12"/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oimaid</text:p>
          </table:table-cell>
          <table:table-cell table:number-columns-repeated="12"/>
          <table:table-cell office:value-type="float" office:value="0.00024" calcext:value-type="float">
            <text:p>0.000240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6" calcext:value-type="float">
            <text:p>0.00004960000</text:p>
          </table:table-cell>
          <table:table-cell office:value-type="float" office:value="0.00000259" calcext:value-type="float">
            <text:p>0.000002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llyfish</text:p>
          </table:table-cell>
          <table:table-cell table:number-columns-repeated="12"/>
          <table:table-cell office:value-type="float" office:value="0.00024" calcext:value-type="float">
            <text:p>0.000240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6" calcext:value-type="float">
            <text:p>0.00004960000</text:p>
          </table:table-cell>
          <table:table-cell office:value-type="float" office:value="0.00000259" calcext:value-type="float">
            <text:p>0.000002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ingray</text:p>
          </table:table-cell>
          <table:table-cell table:number-columns-repeated="12"/>
          <table:table-cell office:value-type="float" office:value="0.00024" calcext:value-type="float">
            <text:p>0.000240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6" calcext:value-type="float">
            <text:p>0.00004960000</text:p>
          </table:table-cell>
          <table:table-cell office:value-type="float" office:value="0.00000259" calcext:value-type="float">
            <text:p>0.000002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al Harvester</text:p>
          </table:table-cell>
          <table:table-cell table:number-columns-repeated="12"/>
          <table:table-cell office:value-type="float" office:value="0.000257" calcext:value-type="float">
            <text:p>0.000257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531" calcext:value-type="float">
            <text:p>0.00005310000</text:p>
          </table:table-cell>
          <table:table-cell office:value-type="float" office:value="0.00000277" calcext:value-type="float">
            <text:p>0.0000027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ead Pirate Mousert</text:p>
          </table:table-cell>
          <table:table-cell table:number-columns-repeated="12"/>
          <table:table-cell office:value-type="float" office:value="0.000257" calcext:value-type="float">
            <text:p>0.000257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531" calcext:value-type="float">
            <text:p>0.00005310000</text:p>
          </table:table-cell>
          <table:table-cell office:value-type="float" office:value="0.00000277" calcext:value-type="float">
            <text:p>0.0000027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mousette</text:p>
          </table:table-cell>
          <table:table-cell table:number-columns-repeated="12"/>
          <table:table-cell office:value-type="float" office:value="0.000257" calcext:value-type="float">
            <text:p>0.000257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531" calcext:value-type="float">
            <text:p>0.00005310000</text:p>
          </table:table-cell>
          <table:table-cell office:value-type="float" office:value="0.00000277" calcext:value-type="float">
            <text:p>0.0000027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al Gardener</text:p>
          </table:table-cell>
          <table:table-cell table:number-columns-repeated="12"/>
          <table:table-cell office:value-type="float" office:value="0.000259" calcext:value-type="float">
            <text:p>0.000259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5" calcext:value-type="float">
            <text:p>0.00005350000</text:p>
          </table:table-cell>
          <table:table-cell office:value-type="float" office:value="0.00000279" calcext:value-type="float">
            <text:p>0.0000027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ctomermaid</text:p>
          </table:table-cell>
          <table:table-cell table:number-columns-repeated="12"/>
          <table:table-cell office:value-type="float" office:value="0.000259" calcext:value-type="float">
            <text:p>0.000259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5" calcext:value-type="float">
            <text:p>0.00005350000</text:p>
          </table:table-cell>
          <table:table-cell office:value-type="float" office:value="0.00000279" calcext:value-type="float">
            <text:p>0.0000027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rate Anchor</text:p>
          </table:table-cell>
          <table:table-cell table:number-columns-repeated="12"/>
          <table:table-cell office:value-type="float" office:value="0.000259" calcext:value-type="float">
            <text:p>0.000259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5" calcext:value-type="float">
            <text:p>0.00005350000</text:p>
          </table:table-cell>
          <table:table-cell office:value-type="float" office:value="0.00000279" calcext:value-type="float">
            <text:p>0.0000027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twater Axolotl</text:p>
          </table:table-cell>
          <table:table-cell table:number-columns-repeated="12"/>
          <table:table-cell office:value-type="float" office:value="0.00026" calcext:value-type="float">
            <text:p>0.000260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8" calcext:value-type="float">
            <text:p>0.00005380000</text:p>
          </table:table-cell>
          <table:table-cell office:value-type="float" office:value="0.00000281" calcext:value-type="float">
            <text:p>0.0000028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gler</text:p>
          </table:table-cell>
          <table:table-cell table:number-columns-repeated="12"/>
          <table:table-cell office:value-type="float" office:value="0.000268" calcext:value-type="float">
            <text:p>0.00026800000</text:p>
          </table:table-cell>
          <table:table-cell office:value-type="float" office:value="0.000122" calcext:value-type="float">
            <text:p>0.00012200000</text:p>
          </table:table-cell>
          <table:table-cell office:value-type="float" office:value="0.0000553" calcext:value-type="float">
            <text:p>0.00005530000</text:p>
          </table:table-cell>
          <table:table-cell office:value-type="float" office:value="0.00000289" calcext:value-type="float">
            <text:p>0.0000028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al Guard</text:p>
          </table:table-cell>
          <table:table-cell table:number-columns-repeated="12"/>
          <table:table-cell office:value-type="float" office:value="0.000268" calcext:value-type="float">
            <text:p>0.00026800000</text:p>
          </table:table-cell>
          <table:table-cell office:value-type="float" office:value="0.000122" calcext:value-type="float">
            <text:p>0.00012200000</text:p>
          </table:table-cell>
          <table:table-cell office:value-type="float" office:value="0.0000553" calcext:value-type="float">
            <text:p>0.00005530000</text:p>
          </table:table-cell>
          <table:table-cell office:value-type="float" office:value="0.00000289" calcext:value-type="float">
            <text:p>0.0000028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ashblade</text:p>
          </table:table-cell>
          <table:table-cell table:number-columns-repeated="12"/>
          <table:table-cell office:value-type="float" office:value="0.000268" calcext:value-type="float">
            <text:p>0.00026800000</text:p>
          </table:table-cell>
          <table:table-cell office:value-type="float" office:value="0.000122" calcext:value-type="float">
            <text:p>0.00012200000</text:p>
          </table:table-cell>
          <table:table-cell office:value-type="float" office:value="0.0000553" calcext:value-type="float">
            <text:p>0.00005530000</text:p>
          </table:table-cell>
          <table:table-cell office:value-type="float" office:value="0.00000289" calcext:value-type="float">
            <text:p>0.0000028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al Dragon</text:p>
          </table:table-cell>
          <table:table-cell table:number-columns-repeated="12"/>
          <table:table-cell office:value-type="float" office:value="0.000273" calcext:value-type="float">
            <text:p>0.000273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64" calcext:value-type="float">
            <text:p>0.00005640000</text:p>
          </table:table-cell>
          <table:table-cell office:value-type="float" office:value="0.00000294" calcext:value-type="float">
            <text:p>0.0000029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ep Sea Diver</text:p>
          </table:table-cell>
          <table:table-cell table:number-columns-repeated="12"/>
          <table:table-cell office:value-type="float" office:value="0.000273" calcext:value-type="float">
            <text:p>0.000273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64" calcext:value-type="float">
            <text:p>0.00005640000</text:p>
          </table:table-cell>
          <table:table-cell office:value-type="float" office:value="0.00000294" calcext:value-type="float">
            <text:p>0.0000029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shark</text:p>
          </table:table-cell>
          <table:table-cell table:number-columns-repeated="12"/>
          <table:table-cell office:value-type="float" office:value="0.000273" calcext:value-type="float">
            <text:p>0.000273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64" calcext:value-type="float">
            <text:p>0.00005640000</text:p>
          </table:table-cell>
          <table:table-cell office:value-type="float" office:value="0.00000294" calcext:value-type="float">
            <text:p>0.0000029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d One</text:p>
          </table:table-cell>
          <table:table-cell table:number-columns-repeated="12"/>
          <table:table-cell office:value-type="float" office:value="0.000277" calcext:value-type="float">
            <text:p>0.00027700000</text:p>
          </table:table-cell>
          <table:table-cell office:value-type="float" office:value="0.000126" calcext:value-type="float">
            <text:p>0.00012600000</text:p>
          </table:table-cell>
          <table:table-cell office:value-type="float" office:value="0.0000571" calcext:value-type="float">
            <text:p>0.00005710000</text:p>
          </table:table-cell>
          <table:table-cell office:value-type="float" office:value="0.00000298" calcext:value-type="float">
            <text:p>0.000002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ken Banshee</text:p>
          </table:table-cell>
          <table:table-cell table:number-columns-repeated="12"/>
          <table:table-cell office:value-type="float" office:value="0.000277" calcext:value-type="float">
            <text:p>0.00027700000</text:p>
          </table:table-cell>
          <table:table-cell office:value-type="float" office:value="0.000126" calcext:value-type="float">
            <text:p>0.00012600000</text:p>
          </table:table-cell>
          <table:table-cell office:value-type="float" office:value="0.0000571" calcext:value-type="float">
            <text:p>0.00005710000</text:p>
          </table:table-cell>
          <table:table-cell office:value-type="float" office:value="0.00000298" calcext:value-type="float">
            <text:p>0.000002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rret Guard</text:p>
          </table:table-cell>
          <table:table-cell table:number-columns-repeated="12"/>
          <table:table-cell office:value-type="float" office:value="0.000277" calcext:value-type="float">
            <text:p>0.00027700000</text:p>
          </table:table-cell>
          <table:table-cell office:value-type="float" office:value="0.000126" calcext:value-type="float">
            <text:p>0.00012600000</text:p>
          </table:table-cell>
          <table:table-cell office:value-type="float" office:value="0.0000571" calcext:value-type="float">
            <text:p>0.00005710000</text:p>
          </table:table-cell>
          <table:table-cell office:value-type="float" office:value="0.00000298" calcext:value-type="float">
            <text:p>0.000002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al Queen</text:p>
          </table:table-cell>
          <table:table-cell table:number-columns-repeated="12"/>
          <table:table-cell office:value-type="float" office:value="0.00028" calcext:value-type="float">
            <text:p>0.00028000000</text:p>
          </table:table-cell>
          <table:table-cell office:value-type="float" office:value="0.000127" calcext:value-type="float">
            <text:p>0.00012700000</text:p>
          </table:table-cell>
          <table:table-cell office:value-type="float" office:value="0.0000579" calcext:value-type="float">
            <text:p>0.00005790000</text:p>
          </table:table-cell>
          <table:table-cell office:value-type="float" office:value="0.00000302" calcext:value-type="float">
            <text:p>0.0000030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ranged Deckhand</text:p>
          </table:table-cell>
          <table:table-cell table:number-columns-repeated="12"/>
          <table:table-cell office:value-type="float" office:value="0.00028" calcext:value-type="float">
            <text:p>0.00028000000</text:p>
          </table:table-cell>
          <table:table-cell office:value-type="float" office:value="0.000127" calcext:value-type="float">
            <text:p>0.00012700000</text:p>
          </table:table-cell>
          <table:table-cell office:value-type="float" office:value="0.0000579" calcext:value-type="float">
            <text:p>0.00005790000</text:p>
          </table:table-cell>
          <table:table-cell office:value-type="float" office:value="0.00000302" calcext:value-type="float">
            <text:p>0.0000030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rchin King</text:p>
          </table:table-cell>
          <table:table-cell table:number-columns-repeated="12"/>
          <table:table-cell office:value-type="float" office:value="0.00028" calcext:value-type="float">
            <text:p>0.00028000000</text:p>
          </table:table-cell>
          <table:table-cell office:value-type="float" office:value="0.000127" calcext:value-type="float">
            <text:p>0.00012700000</text:p>
          </table:table-cell>
          <table:table-cell office:value-type="float" office:value="0.0000579" calcext:value-type="float">
            <text:p>0.00005790000</text:p>
          </table:table-cell>
          <table:table-cell office:value-type="float" office:value="0.00000302" calcext:value-type="float">
            <text:p>0.0000030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nd Dollar Queen</text:p>
          </table:table-cell>
          <table:table-cell table:number-columns-repeated="12"/>
          <table:table-cell office:value-type="float" office:value="0.000284" calcext:value-type="float">
            <text:p>0.00028400000</text:p>
          </table:table-cell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arl Diver</text:p>
          </table:table-cell>
          <table:table-cell table:number-columns-repeated="12"/>
          <table:table-cell office:value-type="float" office:value="0.000303" calcext:value-type="float">
            <text:p>0.00030300000</text:p>
          </table:table-cell>
          <table:table-cell office:value-type="float" office:value="0.000138" calcext:value-type="float">
            <text:p>0.00013800000</text:p>
          </table:table-cell>
          <table:table-cell office:value-type="float" office:value="0.0000627" calcext:value-type="float">
            <text:p>0.00006270000</text:p>
          </table:table-cell>
          <table:table-cell office:value-type="float" office:value="0.00000327" calcext:value-type="float">
            <text:p>0.0000032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ownfish</text:p>
          </table:table-cell>
          <table:table-cell table:number-columns-repeated="12"/>
          <table:table-cell office:value-type="float" office:value="0.00034" calcext:value-type="float">
            <text:p>0.00034000000</text:p>
          </table:table-cell>
          <table:table-cell office:value-type="float" office:value="0.000154" calcext:value-type="float">
            <text:p>0.00015400000</text:p>
          </table:table-cell>
          <table:table-cell office:value-type="float" office:value="0.0000702" calcext:value-type="float">
            <text:p>0.00007020000</text:p>
          </table:table-cell>
          <table:table-cell office:value-type="float" office:value="0.00000366" calcext:value-type="float">
            <text:p>0.0000036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xygen Baron</text:p>
          </table:table-cell>
          <table:table-cell table:number-columns-repeated="12"/>
          <table:table-cell office:value-type="float" office:value="0.000341" calcext:value-type="float">
            <text:p>0.00034100000</text:p>
          </table:table-cell>
          <table:table-cell office:value-type="float" office:value="0.000155" calcext:value-type="float">
            <text:p>0.00015500000</text:p>
          </table:table-cell>
          <table:table-cell office:value-type="float" office:value="0.0000704" calcext:value-type="float">
            <text:p>0.00007040000</text:p>
          </table:table-cell>
          <table:table-cell office:value-type="float" office:value="0.00000367" calcext:value-type="float">
            <text:p>0.0000036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racuda</text:p>
          </table:table-cell>
          <table:table-cell table:number-columns-repeated="12"/>
          <table:table-cell office:value-type="float" office:value="0.000365" calcext:value-type="float">
            <text:p>0.00036500000</text:p>
          </table:table-cell>
          <table:table-cell office:value-type="float" office:value="0.000166" calcext:value-type="float">
            <text:p>0.00016600000</text:p>
          </table:table-cell>
          <table:table-cell office:value-type="float" office:value="0.0000753" calcext:value-type="float">
            <text:p>0.00007530000</text:p>
          </table:table-cell>
          <table:table-cell office:value-type="float" office:value="0.00000393" calcext:value-type="float">
            <text:p>0.0000039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ear Fisher</text:p>
          </table:table-cell>
          <table:table-cell table:number-columns-repeated="12"/>
          <table:table-cell office:value-type="float" office:value="0.000369" calcext:value-type="float">
            <text:p>0.00036900000</text:p>
          </table:table-cell>
          <table:table-cell office:value-type="float" office:value="0.000168" calcext:value-type="float">
            <text:p>0.00016800000</text:p>
          </table:table-cell>
          <table:table-cell office:value-type="float" office:value="0.0000763" calcext:value-type="float">
            <text:p>0.00007630000</text:p>
          </table:table-cell>
          <table:table-cell office:value-type="float" office:value="0.00000398" calcext:value-type="float">
            <text:p>0.000003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arl</text:p>
          </table:table-cell>
          <table:table-cell table:number-columns-repeated="12"/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rpshark</text:p>
          </table:table-cell>
          <table:table-cell table:number-columns-repeated="12"/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e Hoarder</text:p>
          </table:table-cell>
          <table:table-cell table:number-columns-repeated="12"/>
          <table:table-cell office:value-type="float" office:value="0.000381" calcext:value-type="float">
            <text:p>0.00038100000</text:p>
          </table:table-cell>
          <table:table-cell office:value-type="float" office:value="0.000173" calcext:value-type="float">
            <text:p>0.00017300000</text:p>
          </table:table-cell>
          <table:table-cell office:value-type="float" office:value="0.0000787" calcext:value-type="float">
            <text:p>0.00007870000</text:p>
          </table:table-cell>
          <table:table-cell office:value-type="float" office:value="0.0000041" calcext:value-type="float">
            <text:p>0.000004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e Keeper</text:p>
          </table:table-cell>
          <table:table-cell table:number-columns-repeated="12"/>
          <table:table-cell office:value-type="float" office:value="0.000388" calcext:value-type="float">
            <text:p>0.000388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802" calcext:value-type="float">
            <text:p>0.00008020000</text:p>
          </table:table-cell>
          <table:table-cell office:value-type="float" office:value="0.00000418" calcext:value-type="float">
            <text:p>0.000004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nivore</text:p>
          </table:table-cell>
          <table:table-cell table:number-columns-repeated="12"/>
          <table:table-cell office:value-type="float" office:value="0.000663" calcext:value-type="float">
            <text:p>0.00066300000</text:p>
          </table:table-cell>
          <table:table-cell office:value-type="float" office:value="0.000301" calcext:value-type="float">
            <text:p>0.00030100000</text:p>
          </table:table-cell>
          <table:table-cell office:value-type="float" office:value="0.000137" calcext:value-type="float">
            <text:p>0.00013700000</text:p>
          </table:table-cell>
          <table:table-cell office:value-type="float" office:value="0.00000714" calcext:value-type="float">
            <text:p>0.000007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rpent Monster</text:p>
          </table:table-cell>
          <table:table-cell table:number-columns-repeated="12"/>
          <table:table-cell office:value-type="float" office:value="0.00072" calcext:value-type="float">
            <text:p>0.00072000000</text:p>
          </table:table-cell>
          <table:table-cell office:value-type="float" office:value="0.000327" calcext:value-type="float">
            <text:p>0.00032700000</text:p>
          </table:table-cell>
          <table:table-cell office:value-type="float" office:value="0.000149" calcext:value-type="float">
            <text:p>0.00014900000</text:p>
          </table:table-cell>
          <table:table-cell office:value-type="float" office:value="0.00000775" calcext:value-type="float">
            <text:p>0.0000077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cient of the Deep</text:p>
          </table:table-cell>
          <table:table-cell table:number-columns-repeated="12"/>
          <table:table-cell office:value-type="float" office:value="0.000758" calcext:value-type="float">
            <text:p>0.00075800000</text:p>
          </table:table-cell>
          <table:table-cell office:value-type="float" office:value="0.000344" calcext:value-type="float">
            <text:p>0.00034400000</text:p>
          </table:table-cell>
          <table:table-cell office:value-type="float" office:value="0.000157" calcext:value-type="float">
            <text:p>0.00015700000</text:p>
          </table:table-cell>
          <table:table-cell office:value-type="float" office:value="0.00000816" calcext:value-type="float">
            <text:p>0.0000081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tus</text:p>
          </table:table-cell>
          <table:table-cell table:number-columns-repeated="12"/>
          <table:table-cell office:value-type="float" office:value="0.00284" calcext:value-type="float">
            <text:p>0.00284000000</text:p>
          </table:table-cell>
          <table:table-cell office:value-type="float" office:value="0.00129" calcext:value-type="float">
            <text:p>0.00129000000</text:p>
          </table:table-cell>
          <table:table-cell office:value-type="float" office:value="0.000587" calcext:value-type="float">
            <text:p>0.00058700000</text:p>
          </table:table-cell>
          <table:table-cell office:value-type="float" office:value="0.0000306" calcext:value-type="float">
            <text:p>0.0000306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oreticus</text:p>
          </table:table-cell>
          <table:table-cell table:number-columns-repeated="13"/>
          <table:table-cell office:value-type="float" office:value="0.0000517" calcext:value-type="float">
            <text:p>0.00005170000</text:p>
          </table:table-cell>
          <table:table-cell office:value-type="float" office:value="0.0000235" calcext:value-type="float">
            <text:p>0.00002350000</text:p>
          </table:table-cell>
          <table:table-cell office:value-type="float" office:value="0.00000122" calcext:value-type="float">
            <text:p>0.0000012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shroom Sprite</text:p>
          </table:table-cell>
          <table:table-cell table:number-columns-repeated="13"/>
          <table:table-cell office:value-type="float" office:value="0.0000646" calcext:value-type="float">
            <text:p>0.00006460000</text:p>
          </table:table-cell>
          <table:table-cell office:value-type="float" office:value="0.0000294" calcext:value-type="float">
            <text:p>0.00002940000</text:p>
          </table:table-cell>
          <table:table-cell office:value-type="float" office:value="0.00000153" calcext:value-type="float">
            <text:p>0.0000015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ore Muncher</text:p>
          </table:table-cell>
          <table:table-cell table:number-columns-repeated="13"/>
          <table:table-cell office:value-type="float" office:value="0.0000775" calcext:value-type="float">
            <text:p>0.00007750000</text:p>
          </table:table-cell>
          <table:table-cell office:value-type="float" office:value="0.0000352" calcext:value-type="float">
            <text:p>0.00003520000</text:p>
          </table:table-cell>
          <table:table-cell office:value-type="float" office:value="0.00000184" calcext:value-type="float">
            <text:p>0.0000018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ldy Mole</text:p>
          </table:table-cell>
          <table:table-cell table:number-columns-repeated="13"/>
          <table:table-cell office:value-type="float" office:value="0.0000861" calcext:value-type="float">
            <text:p>0.0000861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0204" calcext:value-type="float">
            <text:p>0.0000020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ked Burrower</text:p>
          </table:table-cell>
          <table:table-cell table:number-columns-repeated="13"/>
          <table:table-cell office:value-type="float" office:value="0.000099" calcext:value-type="float">
            <text:p>0.00009900000</text:p>
          </table:table-cell>
          <table:table-cell office:value-type="float" office:value="0.000045" calcext:value-type="float">
            <text:p>0.00004500000</text:p>
          </table:table-cell>
          <table:table-cell office:value-type="float" office:value="0.00000235" calcext:value-type="float">
            <text:p>0.0000023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tter Root</text:p>
          </table:table-cell>
          <table:table-cell table:number-columns-repeated="13"/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sh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illback</text:p>
          </table:table-cell>
          <table:table-cell table:number-columns-repeated="13"/>
          <table:table-cell office:value-type="float" office:value="0.000133" calcext:value-type="float">
            <text:p>0.00013300000</text:p>
          </table:table-cell>
          <table:table-cell office:value-type="float" office:value="0.0000607" calcext:value-type="float">
            <text:p>0.00006070000</text:p>
          </table:table-cell>
          <table:table-cell office:value-type="float" office:value="0.00000316" calcext:value-type="float">
            <text:p>0.0000031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ahead</text:p>
          </table:table-cell>
          <table:table-cell table:number-columns-repeated="13"/>
          <table:table-cell office:value-type="float" office:value="0.000138" calcext:value-type="float">
            <text:p>0.00013800000</text:p>
          </table:table-cell>
          <table:table-cell office:value-type="float" office:value="0.0000626" calcext:value-type="float">
            <text:p>0.00006260000</text:p>
          </table:table-cell>
          <table:table-cell office:value-type="float" office:value="0.00000327" calcext:value-type="float">
            <text:p>0.0000032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oating Spore</text:p>
          </table:table-cell>
          <table:table-cell table:number-columns-repeated="13"/>
          <table:table-cell office:value-type="float" office:value="0.000168" calcext:value-type="float">
            <text:p>0.00016800000</text:p>
          </table:table-cell>
          <table:table-cell office:value-type="float" office:value="0.0000763" calcext:value-type="float">
            <text:p>0.00007630000</text:p>
          </table:table-cell>
          <table:table-cell office:value-type="float" office:value="0.00000398" calcext:value-type="float">
            <text:p>0.0000039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morpher</text:p>
          </table:table-cell>
          <table:table-cell table:number-columns-repeated="13"/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nglore</text:p>
          </table:table-cell>
          <table:table-cell table:number-columns-repeated="13"/>
          <table:table-cell office:value-type="float" office:value="0.000172" calcext:value-type="float">
            <text:p>0.00017200000</text:p>
          </table:table-cell>
          <table:table-cell office:value-type="float" office:value="0.0000783" calcext:value-type="float">
            <text:p>0.00007830000</text:p>
          </table:table-cell>
          <table:table-cell office:value-type="float" office:value="0.00000408" calcext:value-type="float">
            <text:p>0.0000040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vern Crumbler</text:p>
          </table:table-cell>
          <table:table-cell table:number-columns-repeated="13"/>
          <table:table-cell office:value-type="float" office:value="0.000181" calcext:value-type="float">
            <text:p>0.00018100000</text:p>
          </table:table-cell>
          <table:table-cell office:value-type="float" office:value="0.0000822" calcext:value-type="float">
            <text:p>0.00008220000</text:p>
          </table:table-cell>
          <table:table-cell office:value-type="float" office:value="0.00000429" calcext:value-type="float">
            <text:p>0.0000042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ghtshade Masquerade</text:p>
          </table:table-cell>
          <table:table-cell table:number-columns-repeated="13"/>
          <table:table-cell office:value-type="float" office:value="0.000194" calcext:value-type="float">
            <text:p>0.00019400000</text:p>
          </table:table-cell>
          <table:table-cell office:value-type="float" office:value="0.0000881" calcext:value-type="float">
            <text:p>0.00008810000</text:p>
          </table:table-cell>
          <table:table-cell office:value-type="float" office:value="0.00000459" calcext:value-type="float">
            <text:p>0.000004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one Maiden</text:p>
          </table:table-cell>
          <table:table-cell table:number-columns-repeated="13"/>
          <table:table-cell office:value-type="float" office:value="0.000194" calcext:value-type="float">
            <text:p>0.00019400000</text:p>
          </table:table-cell>
          <table:table-cell office:value-type="float" office:value="0.0000881" calcext:value-type="float">
            <text:p>0.00008810000</text:p>
          </table:table-cell>
          <table:table-cell office:value-type="float" office:value="0.00000459" calcext:value-type="float">
            <text:p>0.000004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ag Elder</text:p>
          </table:table-cell>
          <table:table-cell table:number-columns-repeated="13"/>
          <table:table-cell office:value-type="float" office:value="0.000207" calcext:value-type="float">
            <text:p>0.00020700000</text:p>
          </table:table-cell>
          <table:table-cell office:value-type="float" office:value="0.0000939" calcext:value-type="float">
            <text:p>0.00009390000</text:p>
          </table:table-cell>
          <table:table-cell office:value-type="float" office:value="0.0000049" calcext:value-type="float">
            <text:p>0.0000049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t Thing</text:p>
          </table:table-cell>
          <table:table-cell table:number-columns-repeated="13"/>
          <table:table-cell office:value-type="float" office:value="0.000213" calcext:value-type="float">
            <text:p>0.00021300000</text:p>
          </table:table-cell>
          <table:table-cell office:value-type="float" office:value="0.0000969" calcext:value-type="float">
            <text:p>0.00009690000</text:p>
          </table:table-cell>
          <table:table-cell office:value-type="float" office:value="0.00000505" calcext:value-type="float">
            <text:p>0.0000050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line Slasher</text:p>
          </table:table-cell>
          <table:table-cell table:number-columns-repeated="13"/>
          <table:table-cell office:value-type="float" office:value="0.000215" calcext:value-type="float">
            <text:p>0.00021500000</text:p>
          </table:table-cell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lintered Stone Sentry</text:p>
          </table:table-cell>
          <table:table-cell table:number-columns-repeated="13"/>
          <table:table-cell office:value-type="float" office:value="0.000245" calcext:value-type="float">
            <text:p>0.000245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0582" calcext:value-type="float">
            <text:p>0.0000058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ttered Obsidian</text:p>
          </table:table-cell>
          <table:table-cell table:number-columns-repeated="13"/>
          <table:table-cell office:value-type="float" office:value="0.00025" calcext:value-type="float">
            <text:p>0.00025000000</text:p>
          </table:table-cell>
          <table:table-cell office:value-type="float" office:value="0.000113" calcext:value-type="float">
            <text:p>0.00011300000</text:p>
          </table:table-cell>
          <table:table-cell office:value-type="float" office:value="0.00000592" calcext:value-type="float">
            <text:p>0.0000059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 Controller</text:p>
          </table:table-cell>
          <table:table-cell table:number-columns-repeated="13"/>
          <table:table-cell office:value-type="float" office:value="0.000258" calcext:value-type="float">
            <text:p>0.00025800000</text:p>
          </table:table-cell>
          <table:table-cell office:value-type="float" office:value="0.000117" calcext:value-type="float">
            <text:p>0.00011700000</text:p>
          </table:table-cell>
          <table:table-cell office:value-type="float" office:value="0.00000612" calcext:value-type="float">
            <text:p>0.0000061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back</text:p>
          </table:table-cell>
          <table:table-cell table:number-columns-repeated="13"/>
          <table:table-cell office:value-type="float" office:value="0.000263" calcext:value-type="float">
            <text:p>0.000263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0622" calcext:value-type="float">
            <text:p>0.0000062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lagmite</text:p>
          </table:table-cell>
          <table:table-cell table:number-columns-repeated="13"/>
          <table:table-cell office:value-type="float" office:value="0.000269" calcext:value-type="float">
            <text:p>0.00026900000</text:p>
          </table:table-cell>
          <table:table-cell office:value-type="float" office:value="0.000122" calcext:value-type="float">
            <text:p>0.00012200000</text:p>
          </table:table-cell>
          <table:table-cell office:value-type="float" office:value="0.00000638" calcext:value-type="float">
            <text:p>0.0000063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mstone Worshipper</text:p>
          </table:table-cell>
          <table:table-cell table:number-columns-repeated="13"/>
          <table:table-cell office:value-type="float" office:value="0.00028" calcext:value-type="float">
            <text:p>0.00028000000</text:p>
          </table:table-cell>
          <table:table-cell office:value-type="float" office:value="0.000127" calcext:value-type="float">
            <text:p>0.00012700000</text:p>
          </table:table-cell>
          <table:table-cell office:value-type="float" office:value="0.00000663" calcext:value-type="float">
            <text:p>0.0000066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 Cave Worm</text:p>
          </table:table-cell>
          <table:table-cell table:number-columns-repeated="13"/>
          <table:table-cell office:value-type="float" office:value="0.000323" calcext:value-type="float">
            <text:p>0.000323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0765" calcext:value-type="float">
            <text:p>0.0000076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 Lurker</text:p>
          </table:table-cell>
          <table:table-cell table:number-columns-repeated="13"/>
          <table:table-cell office:value-type="float" office:value="0.000344" calcext:value-type="float">
            <text:p>0.00034400000</text:p>
          </table:table-cell>
          <table:table-cell office:value-type="float" office:value="0.000157" calcext:value-type="float">
            <text:p>0.00015700000</text:p>
          </table:table-cell>
          <table:table-cell office:value-type="float" office:value="0.00000816" calcext:value-type="float">
            <text:p>0.0000081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 Queen</text:p>
          </table:table-cell>
          <table:table-cell table:number-columns-repeated="13"/>
          <table:table-cell office:value-type="float" office:value="0.000353" calcext:value-type="float">
            <text:p>0.00035300000</text:p>
          </table:table-cell>
          <table:table-cell office:value-type="float" office:value="0.00016" calcext:value-type="float">
            <text:p>0.00016000000</text:p>
          </table:table-cell>
          <table:table-cell office:value-type="float" office:value="0.00000837" calcext:value-type="float">
            <text:p>0.0000083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 Observer</text:p>
          </table:table-cell>
          <table:table-cell table:number-columns-repeated="13"/>
          <table:table-cell office:value-type="float" office:value="0.000387" calcext:value-type="float">
            <text:p>0.000387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 Golem</text:p>
          </table:table-cell>
          <table:table-cell table:number-columns-repeated="13"/>
          <table:table-cell office:value-type="float" office:value="0.00043" calcext:value-type="float">
            <text:p>0.00043000000</text:p>
          </table:table-cell>
          <table:table-cell office:value-type="float" office:value="0.000196" calcext:value-type="float">
            <text:p>0.00019600000</text:p>
          </table:table-cell>
          <table:table-cell office:value-type="float" office:value="0.0000102" calcext:value-type="float">
            <text:p>0.000010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eater</text:p>
          </table:table-cell>
          <table:table-cell table:number-columns-repeated="13"/>
          <table:table-cell office:value-type="float" office:value="0.000818" calcext:value-type="float">
            <text:p>0.00081800000</text:p>
          </table:table-cell>
          <table:table-cell office:value-type="float" office:value="0.000372" calcext:value-type="float">
            <text:p>0.00037200000</text:p>
          </table:table-cell>
          <table:table-cell office:value-type="float" office:value="0.0000194" calcext:value-type="float">
            <text:p>0.0000194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amondhide</text:p>
          </table:table-cell>
          <table:table-cell table:number-columns-repeated="13"/>
          <table:table-cell office:value-type="float" office:value="0.00125" calcext:value-type="float">
            <text:p>0.00125000000</text:p>
          </table:table-cell>
          <table:table-cell office:value-type="float" office:value="0.000567" calcext:value-type="float">
            <text:p>0.00056700000</text:p>
          </table:table-cell>
          <table:table-cell office:value-type="float" office:value="0.0000296" calcext:value-type="float">
            <text:p>0.0000296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 Behemoth</text:p>
          </table:table-cell>
          <table:table-cell table:number-columns-repeated="13"/>
          <table:table-cell office:value-type="float" office:value="0.00161" calcext:value-type="float">
            <text:p>0.00161000000</text:p>
          </table:table-cell>
          <table:table-cell office:value-type="float" office:value="0.000734" calcext:value-type="float">
            <text:p>0.00073400000</text:p>
          </table:table-cell>
          <table:table-cell office:value-type="float" office:value="0.0000383" calcext:value-type="float">
            <text:p>0.000038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st Legionnaire</text:p>
          </table:table-cell>
          <table:table-cell table:number-columns-repeated="13"/>
          <table:table-cell office:value-type="float" office:value="0.0000904" calcext:value-type="float">
            <text:p>0.00009040000</text:p>
          </table:table-cell>
          <table:table-cell office:value-type="float" office:value="0.0000411" calcext:value-type="float">
            <text:p>0.00004110000</text:p>
          </table:table-cell>
          <table:table-cell office:value-type="float" office:value="0.00000214" calcext:value-type="float">
            <text:p>0.000002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st</text:p>
          </table:table-cell>
          <table:table-cell table:number-columns-repeated="13"/>
          <table:table-cell office:value-type="float" office:value="0.0000969" calcext:value-type="float">
            <text:p>0.00009690000</text:p>
          </table:table-cell>
          <table:table-cell office:value-type="float" office:value="0.000044" calcext:value-type="float">
            <text:p>0.00004400000</text:p>
          </table:table-cell>
          <table:table-cell office:value-type="float" office:value="0.0000023" calcext:value-type="float">
            <text:p>0.0000023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udge</text:p>
          </table:table-cell>
          <table:table-cell table:number-columns-repeated="13"/>
          <table:table-cell office:value-type="float" office:value="0.000105" calcext:value-type="float">
            <text:p>0.00010500000</text:p>
          </table:table-cell>
          <table:table-cell office:value-type="float" office:value="0.0000477" calcext:value-type="float">
            <text:p>0.00004770000</text:p>
          </table:table-cell>
          <table:table-cell office:value-type="float" office:value="0.00000249" calcext:value-type="float">
            <text:p>0.0000024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R-8</text:p>
          </table:table-cell>
          <table:table-cell table:number-columns-repeated="13"/>
          <table:table-cell office:value-type="float" office:value="0.000105" calcext:value-type="float">
            <text:p>0.00010500000</text:p>
          </table:table-cell>
          <table:table-cell office:value-type="float" office:value="0.0000477" calcext:value-type="float">
            <text:p>0.00004770000</text:p>
          </table:table-cell>
          <table:table-cell office:value-type="float" office:value="0.00000249" calcext:value-type="float">
            <text:p>0.0000024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mmoning Scholar</text:p>
          </table:table-cell>
          <table:table-cell table:number-columns-repeated="13"/>
          <table:table-cell office:value-type="float" office:value="0.000105" calcext:value-type="float">
            <text:p>0.00010500000</text:p>
          </table:table-cell>
          <table:table-cell office:value-type="float" office:value="0.0000477" calcext:value-type="float">
            <text:p>0.00004770000</text:p>
          </table:table-cell>
          <table:table-cell office:value-type="float" office:value="0.00000249" calcext:value-type="float">
            <text:p>0.0000024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shroom Harvester</text:p>
          </table:table-cell>
          <table:table-cell table:number-columns-repeated="13"/>
          <table:table-cell office:value-type="float" office:value="0.000125" calcext:value-type="float">
            <text:p>0.00012500000</text:p>
          </table:table-cell>
          <table:table-cell office:value-type="float" office:value="0.0000567" calcext:value-type="float">
            <text:p>0.00005670000</text:p>
          </table:table-cell>
          <table:table-cell office:value-type="float" office:value="0.00000296" calcext:value-type="float">
            <text:p>0.0000029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Guardian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lemn Soldier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ch Golem</text:p>
          </table:table-cell>
          <table:table-cell table:number-columns-repeated="13"/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red Eidolon</text:p>
          </table:table-cell>
          <table:table-cell table:number-columns-repeated="13"/>
          <table:table-cell office:value-type="float" office:value="0.000143" calcext:value-type="float">
            <text:p>0.00014300000</text:p>
          </table:table-cell>
          <table:table-cell office:value-type="float" office:value="0.0000649" calcext:value-type="float">
            <text:p>0.00006490000</text:p>
          </table:table-cell>
          <table:table-cell office:value-type="float" office:value="0.00000338" calcext:value-type="float">
            <text:p>0.0000033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sh Monster</text:p>
          </table:table-cell>
          <table:table-cell table:number-columns-repeated="13"/>
          <table:table-cell office:value-type="float" office:value="0.000144" calcext:value-type="float">
            <text:p>0.00014400000</text:p>
          </table:table-cell>
          <table:table-cell office:value-type="float" office:value="0.0000655" calcext:value-type="float">
            <text:p>0.00006550000</text:p>
          </table:table-cell>
          <table:table-cell office:value-type="float" office:value="0.00000341" calcext:value-type="float">
            <text:p>0.0000034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 Golem</text:p>
          </table:table-cell>
          <table:table-cell table:number-columns-repeated="13"/>
          <table:table-cell office:value-type="float" office:value="0.000148" calcext:value-type="float">
            <text:p>0.00014800000</text:p>
          </table:table-cell>
          <table:table-cell office:value-type="float" office:value="0.0000674" calcext:value-type="float">
            <text:p>0.00006740000</text:p>
          </table:table-cell>
          <table:table-cell office:value-type="float" office:value="0.00000352" calcext:value-type="float">
            <text:p>0.0000035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ked Pikeman</text:p>
          </table:table-cell>
          <table:table-cell table:number-columns-repeated="13"/>
          <table:table-cell office:value-type="float" office:value="0.000148" calcext:value-type="float">
            <text:p>0.00014800000</text:p>
          </table:table-cell>
          <table:table-cell office:value-type="float" office:value="0.0000674" calcext:value-type="float">
            <text:p>0.00006740000</text:p>
          </table:table-cell>
          <table:table-cell office:value-type="float" office:value="0.00000352" calcext:value-type="float">
            <text:p>0.0000035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nguinarian</text:p>
          </table:table-cell>
          <table:table-cell table:number-columns-repeated="13"/>
          <table:table-cell office:value-type="float" office:value="0.000148" calcext:value-type="float">
            <text:p>0.00014800000</text:p>
          </table:table-cell>
          <table:table-cell office:value-type="float" office:value="0.0000674" calcext:value-type="float">
            <text:p>0.00006740000</text:p>
          </table:table-cell>
          <table:table-cell office:value-type="float" office:value="0.00000352" calcext:value-type="float">
            <text:p>0.0000035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ridor Bruiser</text:p>
          </table:table-cell>
          <table:table-cell table:number-columns-repeated="13"/>
          <table:table-cell office:value-type="float" office:value="0.000161" calcext:value-type="float">
            <text:p>0.00016100000</text:p>
          </table:table-cell>
          <table:table-cell office:value-type="float" office:value="0.0000734" calcext:value-type="float">
            <text:p>0.00007340000</text:p>
          </table:table-cell>
          <table:table-cell office:value-type="float" office:value="0.00000383" calcext:value-type="float">
            <text:p>0.0000038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ghtshade Nanny</text:p>
          </table:table-cell>
          <table:table-cell table:number-columns-repeated="13"/>
          <table:table-cell office:value-type="float" office:value="0.000183" calcext:value-type="float">
            <text:p>0.00018300000</text:p>
          </table:table-cell>
          <table:table-cell office:value-type="float" office:value="0.0000834" calcext:value-type="float">
            <text:p>0.00008340000</text:p>
          </table:table-cell>
          <table:table-cell office:value-type="float" office:value="0.00000435" calcext:value-type="float">
            <text:p>0.0000043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tomated Stone Sentry</text:p>
          </table:table-cell>
          <table:table-cell table:number-columns-repeated="13"/>
          <table:table-cell office:value-type="float" office:value="0.000194" calcext:value-type="float">
            <text:p>0.00019400000</text:p>
          </table:table-cell>
          <table:table-cell office:value-type="float" office:value="0.0000881" calcext:value-type="float">
            <text:p>0.00008810000</text:p>
          </table:table-cell>
          <table:table-cell office:value-type="float" office:value="0.00000459" calcext:value-type="float">
            <text:p>0.000004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d Tearer</text:p>
          </table:table-cell>
          <table:table-cell table:number-columns-repeated="13"/>
          <table:table-cell office:value-type="float" office:value="0.000194" calcext:value-type="float">
            <text:p>0.00019400000</text:p>
          </table:table-cell>
          <table:table-cell office:value-type="float" office:value="0.0000881" calcext:value-type="float">
            <text:p>0.00008810000</text:p>
          </table:table-cell>
          <table:table-cell office:value-type="float" office:value="0.00000459" calcext:value-type="float">
            <text:p>0.000004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Herald</text:p>
          </table:table-cell>
          <table:table-cell table:number-columns-repeated="13"/>
          <table:table-cell office:value-type="float" office:value="0.000194" calcext:value-type="float">
            <text:p>0.00019400000</text:p>
          </table:table-cell>
          <table:table-cell office:value-type="float" office:value="0.0000881" calcext:value-type="float">
            <text:p>0.00008810000</text:p>
          </table:table-cell>
          <table:table-cell office:value-type="float" office:value="0.00000459" calcext:value-type="float">
            <text:p>0.0000045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ic</text:p>
          </table:table-cell>
          <table:table-cell table:number-columns-repeated="13"/>
          <table:table-cell office:value-type="float" office:value="0.00021" calcext:value-type="float">
            <text:p>0.00021000000</text:p>
          </table:table-cell>
          <table:table-cell office:value-type="float" office:value="0.0000954" calcext:value-type="float">
            <text:p>0.00009540000</text:p>
          </table:table-cell>
          <table:table-cell office:value-type="float" office:value="0.00000497" calcext:value-type="float">
            <text:p>0.0000049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tle Cleric</text:p>
          </table:table-cell>
          <table:table-cell table:number-columns-repeated="13"/>
          <table:table-cell office:value-type="float" office:value="0.000215" calcext:value-type="float">
            <text:p>0.00021500000</text:p>
          </table:table-cell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thereal Guardian</text:p>
          </table:table-cell>
          <table:table-cell table:number-columns-repeated="13"/>
          <table:table-cell office:value-type="float" office:value="0.000215" calcext:value-type="float">
            <text:p>0.00021500000</text:p>
          </table:table-cell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o-Tech</text:p>
          </table:table-cell>
          <table:table-cell table:number-columns-repeated="13"/>
          <table:table-cell office:value-type="float" office:value="0.000215" calcext:value-type="float">
            <text:p>0.00021500000</text:p>
          </table:table-cell>
          <table:table-cell office:value-type="float" office:value="0.0000978" calcext:value-type="float">
            <text:p>0.00009780000</text:p>
          </table:table-cell>
          <table:table-cell office:value-type="float" office:value="0.0000051" calcext:value-type="float">
            <text:p>0.000005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ghtshade Fungalmancer</text:p>
          </table:table-cell>
          <table:table-cell table:number-columns-repeated="13"/>
          <table:table-cell office:value-type="float" office:value="0.00022" calcext:value-type="float">
            <text:p>0.00022000000</text:p>
          </table:table-cell>
          <table:table-cell office:value-type="float" office:value="0.0000998" calcext:value-type="float">
            <text:p>0.00009980000</text:p>
          </table:table-cell>
          <table:table-cell office:value-type="float" office:value="0.0000052" calcext:value-type="float">
            <text:p>0.0000052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dow Stalker</text:p>
          </table:table-cell>
          <table:table-cell table:number-columns-repeated="13"/>
          <table:table-cell office:value-type="float" office:value="0.000226" calcext:value-type="float">
            <text:p>0.000226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0536" calcext:value-type="float">
            <text:p>0.0000053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e Brawler</text:p>
          </table:table-cell>
          <table:table-cell table:number-columns-repeated="13"/>
          <table:table-cell office:value-type="float" office:value="0.000232" calcext:value-type="float">
            <text:p>0.000232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0551" calcext:value-type="float">
            <text:p>0.000005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rk Templar</text:p>
          </table:table-cell>
          <table:table-cell table:number-columns-repeated="13"/>
          <table:table-cell office:value-type="float" office:value="0.000261" calcext:value-type="float">
            <text:p>0.000261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0618" calcext:value-type="float">
            <text:p>0.000006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ngal Technomorph</text:p>
          </table:table-cell>
          <table:table-cell table:number-columns-repeated="13"/>
          <table:table-cell office:value-type="float" office:value="0.000261" calcext:value-type="float">
            <text:p>0.000261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0618" calcext:value-type="float">
            <text:p>0.000006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stic Scholar</text:p>
          </table:table-cell>
          <table:table-cell table:number-columns-repeated="13"/>
          <table:table-cell office:value-type="float" office:value="0.000261" calcext:value-type="float">
            <text:p>0.00026100000</text:p>
          </table:table-cell>
          <table:table-cell office:value-type="float" office:value="0.000119" calcext:value-type="float">
            <text:p>0.00011900000</text:p>
          </table:table-cell>
          <table:table-cell office:value-type="float" office:value="0.00000618" calcext:value-type="float">
            <text:p>0.000006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animated Carver</text:p>
          </table:table-cell>
          <table:table-cell table:number-columns-repeated="13"/>
          <table:table-cell office:value-type="float" office:value="0.000291" calcext:value-type="float">
            <text:p>0.00029100000</text:p>
          </table:table-cell>
          <table:table-cell office:value-type="float" office:value="0.000132" calcext:value-type="float">
            <text:p>0.00013200000</text:p>
          </table:table-cell>
          <table:table-cell office:value-type="float" office:value="0.00000689" calcext:value-type="float">
            <text:p>0.00000689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tron of Wealth</text:p>
          </table:table-cell>
          <table:table-cell table:number-columns-repeated="13"/>
          <table:table-cell office:value-type="float" office:value="0.000353" calcext:value-type="float">
            <text:p>0.00035300000</text:p>
          </table:table-cell>
          <table:table-cell office:value-type="float" office:value="0.00016" calcext:value-type="float">
            <text:p>0.00016000000</text:p>
          </table:table-cell>
          <table:table-cell office:value-type="float" office:value="0.00000837" calcext:value-type="float">
            <text:p>0.0000083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cient Scribe</text:p>
          </table:table-cell>
          <table:table-cell table:number-columns-repeated="13"/>
          <table:table-cell office:value-type="float" office:value="0.000387" calcext:value-type="float">
            <text:p>0.000387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tron of Machinery</text:p>
          </table:table-cell>
          <table:table-cell table:number-columns-repeated="13"/>
          <table:table-cell office:value-type="float" office:value="0.000387" calcext:value-type="float">
            <text:p>0.000387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ir Fleekio</text:p>
          </table:table-cell>
          <table:table-cell table:number-columns-repeated="13"/>
          <table:table-cell office:value-type="float" office:value="0.000387" calcext:value-type="float">
            <text:p>0.000387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0918" calcext:value-type="float">
            <text:p>0.00000918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lten Midas</text:p>
          </table:table-cell>
          <table:table-cell table:number-columns-repeated="13"/>
          <table:table-cell office:value-type="float" office:value="0.000426" calcext:value-type="float">
            <text:p>0.00042600000</text:p>
          </table:table-cell>
          <table:table-cell office:value-type="float" office:value="0.000194" calcext:value-type="float">
            <text:p>0.00019400000</text:p>
          </table:table-cell>
          <table:table-cell office:value-type="float" office:value="0.0000101" calcext:value-type="float">
            <text:p>0.0000101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crepit Tentacle Terror</text:p>
          </table:table-cell>
          <table:table-cell table:number-columns-repeated="13"/>
          <table:table-cell office:value-type="float" office:value="0.000465" calcext:value-type="float">
            <text:p>0.00046500000</text:p>
          </table:table-cell>
          <table:table-cell office:value-type="float" office:value="0.000211" calcext:value-type="float">
            <text:p>0.00021100000</text:p>
          </table:table-cell>
          <table:table-cell office:value-type="float" office:value="0.000011" calcext:value-type="float">
            <text:p>0.000011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aforge Smith</text:p>
          </table:table-cell>
          <table:table-cell table:number-columns-repeated="13"/>
          <table:table-cell office:value-type="float" office:value="0.00151" calcext:value-type="float">
            <text:p>0.00151000000</text:p>
          </table:table-cell>
          <table:table-cell office:value-type="float" office:value="0.000685" calcext:value-type="float">
            <text:p>0.00068500000</text:p>
          </table:table-cell>
          <table:table-cell office:value-type="float" office:value="0.0000357" calcext:value-type="float">
            <text:p>0.0000357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ladin Weapon Master</text:p>
          </table:table-cell>
          <table:table-cell table:number-columns-repeated="13"/>
          <table:table-cell office:value-type="float" office:value="0.00151" calcext:value-type="float">
            <text:p>0.00151000000</text:p>
          </table:table-cell>
          <table:table-cell office:value-type="float" office:value="0.000685" calcext:value-type="float">
            <text:p>0.00068500000</text:p>
          </table:table-cell>
          <table:table-cell office:value-type="float" office:value="0.0000357" calcext:value-type="float">
            <text:p>0.0000357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l Binder</text:p>
          </table:table-cell>
          <table:table-cell table:number-columns-repeated="13"/>
          <table:table-cell office:value-type="float" office:value="0.00151" calcext:value-type="float">
            <text:p>0.00151000000</text:p>
          </table:table-cell>
          <table:table-cell office:value-type="float" office:value="0.000685" calcext:value-type="float">
            <text:p>0.00068500000</text:p>
          </table:table-cell>
          <table:table-cell office:value-type="float" office:value="0.0000357" calcext:value-type="float">
            <text:p>0.0000357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tired Minotaur</text:p>
          </table:table-cell>
          <table:table-cell table:number-columns-repeated="13"/>
          <table:table-cell office:value-type="float" office:value="0.0043" calcext:value-type="float">
            <text:p>0.00430000000</text:p>
          </table:table-cell>
          <table:table-cell office:value-type="float" office:value="0.00196" calcext:value-type="float">
            <text:p>0.00196000000</text:p>
          </table:table-cell>
          <table:table-cell office:value-type="float" office:value="0.000102" calcext:value-type="float">
            <text:p>0.000102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meno</text:p>
          </table:table-cell>
          <table:table-cell/>
          <table:table-cell table:number-columns-repeated="15" office:value-type="float" office:value="0" calcext:value-type="float">
            <text:p>0.000000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er</text:p>
          </table:table-cell>
          <table:table-cell/>
          <table:table-cell office:value-type="float" office:value="0.000182" calcext:value-type="float">
            <text:p>0.00018200000</text:p>
          </table:table-cell>
          <table:table-cell office:value-type="float" office:value="0.000093" calcext:value-type="float">
            <text:p>0.000093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321" calcext:value-type="float">
            <text:p>0.0000321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531" calcext:value-type="float">
            <text:p>0.00000531000</text:p>
          </table:table-cell>
          <table:table-cell office:value-type="float" office:value="0.00000247" calcext:value-type="float">
            <text:p>0.00000247000</text:p>
          </table:table-cell>
          <table:table-cell office:value-type="float" office:value="0.00000112" calcext:value-type="float">
            <text:p>0.00000112000</text:p>
          </table:table-cell>
          <table:table-cell office:value-type="float" office:value="0.000000505" calcext:value-type="float">
            <text:p>0.00000050500</text:p>
          </table:table-cell>
          <table:table-cell office:value-type="float" office:value="0.000000229" calcext:value-type="float">
            <text:p>0.00000022900</text:p>
          </table:table-cell>
          <table:table-cell office:value-type="float" office:value="0.000000104" calcext:value-type="float">
            <text:p>0.00000010400</text:p>
          </table:table-cell>
          <table:table-cell office:value-type="float" office:value="0.0000000474" calcext:value-type="float">
            <text:p>0.00000004740</text:p>
          </table:table-cell>
          <table:table-cell office:value-type="float" office:value="0.0000000215" calcext:value-type="float">
            <text:p>0.00000002150</text:p>
          </table:table-cell>
          <table:table-cell office:value-type="float" office:value="0.00000000978" calcext:value-type="float">
            <text:p>0.00000000978</text:p>
          </table:table-cell>
          <table:table-cell office:value-type="float" office:value="0.00000000051" calcext:value-type="float">
            <text:p>0.00000000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gh Roller</text:p>
          </table:table-cell>
          <table:table-cell/>
          <table:table-cell office:value-type="float" office:value="0.000182" calcext:value-type="float">
            <text:p>0.00018200000</text:p>
          </table:table-cell>
          <table:table-cell office:value-type="float" office:value="0.000093" calcext:value-type="float">
            <text:p>0.000093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321" calcext:value-type="float">
            <text:p>0.0000321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531" calcext:value-type="float">
            <text:p>0.00000531000</text:p>
          </table:table-cell>
          <table:table-cell office:value-type="float" office:value="0.00000247" calcext:value-type="float">
            <text:p>0.00000247000</text:p>
          </table:table-cell>
          <table:table-cell office:value-type="float" office:value="0.00000112" calcext:value-type="float">
            <text:p>0.00000112000</text:p>
          </table:table-cell>
          <table:table-cell office:value-type="float" office:value="0.000000505" calcext:value-type="float">
            <text:p>0.00000050500</text:p>
          </table:table-cell>
          <table:table-cell office:value-type="float" office:value="0.000000229" calcext:value-type="float">
            <text:p>0.00000022900</text:p>
          </table:table-cell>
          <table:table-cell office:value-type="float" office:value="0.000000104" calcext:value-type="float">
            <text:p>0.00000010400</text:p>
          </table:table-cell>
          <table:table-cell office:value-type="float" office:value="0.0000000474" calcext:value-type="float">
            <text:p>0.00000004740</text:p>
          </table:table-cell>
          <table:table-cell office:value-type="float" office:value="0.0000000215" calcext:value-type="float">
            <text:p>0.00000002150</text:p>
          </table:table-cell>
          <table:table-cell office:value-type="float" office:value="0.00000000978" calcext:value-type="float">
            <text:p>0.00000000978</text:p>
          </table:table-cell>
          <table:table-cell office:value-type="float" office:value="0.00000000051" calcext:value-type="float">
            <text:p>0.00000000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bster</text:p>
          </table:table-cell>
          <table:table-cell/>
          <table:table-cell office:value-type="float" office:value="0.000182" calcext:value-type="float">
            <text:p>0.00018200000</text:p>
          </table:table-cell>
          <table:table-cell office:value-type="float" office:value="0.000093" calcext:value-type="float">
            <text:p>0.000093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321" calcext:value-type="float">
            <text:p>0.0000321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531" calcext:value-type="float">
            <text:p>0.00000531000</text:p>
          </table:table-cell>
          <table:table-cell office:value-type="float" office:value="0.00000247" calcext:value-type="float">
            <text:p>0.00000247000</text:p>
          </table:table-cell>
          <table:table-cell office:value-type="float" office:value="0.00000112" calcext:value-type="float">
            <text:p>0.00000112000</text:p>
          </table:table-cell>
          <table:table-cell office:value-type="float" office:value="0.000000505" calcext:value-type="float">
            <text:p>0.00000050500</text:p>
          </table:table-cell>
          <table:table-cell office:value-type="float" office:value="0.000000229" calcext:value-type="float">
            <text:p>0.00000022900</text:p>
          </table:table-cell>
          <table:table-cell office:value-type="float" office:value="0.000000104" calcext:value-type="float">
            <text:p>0.00000010400</text:p>
          </table:table-cell>
          <table:table-cell office:value-type="float" office:value="0.0000000474" calcext:value-type="float">
            <text:p>0.00000004740</text:p>
          </table:table-cell>
          <table:table-cell office:value-type="float" office:value="0.0000000215" calcext:value-type="float">
            <text:p>0.00000002150</text:p>
          </table:table-cell>
          <table:table-cell office:value-type="float" office:value="0.00000000978" calcext:value-type="float">
            <text:p>0.00000000978</text:p>
          </table:table-cell>
          <table:table-cell office:value-type="float" office:value="0.00000000051" calcext:value-type="float">
            <text:p>0.00000000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prechaun</text:p>
          </table:table-cell>
          <table:table-cell/>
          <table:table-cell office:value-type="float" office:value="0.000182" calcext:value-type="float">
            <text:p>0.00018200000</text:p>
          </table:table-cell>
          <table:table-cell office:value-type="float" office:value="0.000093" calcext:value-type="float">
            <text:p>0.000093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321" calcext:value-type="float">
            <text:p>0.00003210000</text:p>
          </table:table-cell>
          <table:table-cell office:value-type="float" office:value="0.0000117" calcext:value-type="float">
            <text:p>0.00001170000</text:p>
          </table:table-cell>
          <table:table-cell office:value-type="float" office:value="0.00000531" calcext:value-type="float">
            <text:p>0.00000531000</text:p>
          </table:table-cell>
          <table:table-cell office:value-type="float" office:value="0.00000247" calcext:value-type="float">
            <text:p>0.00000247000</text:p>
          </table:table-cell>
          <table:table-cell office:value-type="float" office:value="0.00000112" calcext:value-type="float">
            <text:p>0.00000112000</text:p>
          </table:table-cell>
          <table:table-cell office:value-type="float" office:value="0.000000505" calcext:value-type="float">
            <text:p>0.00000050500</text:p>
          </table:table-cell>
          <table:table-cell office:value-type="float" office:value="0.000000229" calcext:value-type="float">
            <text:p>0.00000022900</text:p>
          </table:table-cell>
          <table:table-cell office:value-type="float" office:value="0.000000104" calcext:value-type="float">
            <text:p>0.00000010400</text:p>
          </table:table-cell>
          <table:table-cell office:value-type="float" office:value="0.0000000474" calcext:value-type="float">
            <text:p>0.00000004740</text:p>
          </table:table-cell>
          <table:table-cell office:value-type="float" office:value="0.0000000215" calcext:value-type="float">
            <text:p>0.00000002150</text:p>
          </table:table-cell>
          <table:table-cell office:value-type="float" office:value="0.00000000978" calcext:value-type="float">
            <text:p>0.00000000978</text:p>
          </table:table-cell>
          <table:table-cell office:value-type="float" office:value="0.00000000051" calcext:value-type="float">
            <text:p>0.00000000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oty</text:p>
          </table:table-cell>
          <table:table-cell/>
          <table:table-cell office:value-type="float" office:value="0.000364" calcext:value-type="float">
            <text:p>0.00036400000</text:p>
          </table:table-cell>
          <table:table-cell office:value-type="float" office:value="0.000186" calcext:value-type="float">
            <text:p>0.00018600000</text:p>
          </table:table-cell>
          <table:table-cell office:value-type="float" office:value="0.000125" calcext:value-type="float">
            <text:p>0.00012500000</text:p>
          </table:table-cell>
          <table:table-cell office:value-type="float" office:value="0.0000642" calcext:value-type="float">
            <text:p>0.00006420000</text:p>
          </table:table-cell>
          <table:table-cell office:value-type="float" office:value="0.0000234" calcext:value-type="float">
            <text:p>0.00002340000</text:p>
          </table:table-cell>
          <table:table-cell office:value-type="float" office:value="0.0000106" calcext:value-type="float">
            <text:p>0.00001060000</text:p>
          </table:table-cell>
          <table:table-cell office:value-type="float" office:value="0.00000494" calcext:value-type="float">
            <text:p>0.00000494000</text:p>
          </table:table-cell>
          <table:table-cell office:value-type="float" office:value="0.00000223" calcext:value-type="float">
            <text:p>0.00000223000</text:p>
          </table:table-cell>
          <table:table-cell office:value-type="float" office:value="0.00000101" calcext:value-type="float">
            <text:p>0.00000101000</text:p>
          </table:table-cell>
          <table:table-cell office:value-type="float" office:value="0.000000459" calcext:value-type="float">
            <text:p>0.00000045900</text:p>
          </table:table-cell>
          <table:table-cell office:value-type="float" office:value="0.000000208" calcext:value-type="float">
            <text:p>0.00000020800</text:p>
          </table:table-cell>
          <table:table-cell office:value-type="float" office:value="0.0000000947" calcext:value-type="float">
            <text:p>0.00000009470</text:p>
          </table:table-cell>
          <table:table-cell office:value-type="float" office:value="0.000000043" calcext:value-type="float">
            <text:p>0.00000004300</text:p>
          </table:table-cell>
          <table:table-cell office:value-type="float" office:value="0.0000000196" calcext:value-type="float">
            <text:p>0.00000001960</text:p>
          </table:table-cell>
          <table:table-cell office:value-type="float" office:value="0.00000000102" calcext:value-type="float">
            <text:p>0.000000001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rooge</text:p>
          </table:table-cell>
          <table:table-cell/>
          <table:table-cell office:value-type="float" office:value="0.00273" calcext:value-type="float">
            <text:p>0.00273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936" calcext:value-type="float">
            <text:p>0.00093600000</text:p>
          </table:table-cell>
          <table:table-cell office:value-type="float" office:value="0.000481" calcext:value-type="float">
            <text:p>0.00048100000</text:p>
          </table:table-cell>
          <table:table-cell office:value-type="float" office:value="0.000176" calcext:value-type="float">
            <text:p>0.00017600000</text:p>
          </table:table-cell>
          <table:table-cell office:value-type="float" office:value="0.0000796" calcext:value-type="float">
            <text:p>0.00007960000</text:p>
          </table:table-cell>
          <table:table-cell office:value-type="float" office:value="0.0000371" calcext:value-type="float">
            <text:p>0.00003710000</text:p>
          </table:table-cell>
          <table:table-cell office:value-type="float" office:value="0.0000168" calcext:value-type="float">
            <text:p>0.00001680000</text:p>
          </table:table-cell>
          <table:table-cell office:value-type="float" office:value="0.00000758" calcext:value-type="float">
            <text:p>0.00000758000</text:p>
          </table:table-cell>
          <table:table-cell office:value-type="float" office:value="0.00000344" calcext:value-type="float">
            <text:p>0.00000344000</text:p>
          </table:table-cell>
          <table:table-cell office:value-type="float" office:value="0.00000156" calcext:value-type="float">
            <text:p>0.00000156000</text:p>
          </table:table-cell>
          <table:table-cell office:value-type="float" office:value="0.00000071" calcext:value-type="float">
            <text:p>0.00000071000</text:p>
          </table:table-cell>
          <table:table-cell office:value-type="float" office:value="0.000000323" calcext:value-type="float">
            <text:p>0.00000032300</text:p>
          </table:table-cell>
          <table:table-cell office:value-type="float" office:value="0.000000147" calcext:value-type="float">
            <text:p>0.00000014700</text:p>
          </table:table-cell>
          <table:table-cell office:value-type="float" office:value="0.00000000765" calcext:value-type="float">
            <text:p>0.000000007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ple Lutz</text:p>
          </table:table-cell>
          <table:table-cell/>
          <table:table-cell office:value-type="float" office:value="0.00818" calcext:value-type="float">
            <text:p>0.00818000000</text:p>
          </table:table-cell>
          <table:table-cell office:value-type="float" office:value="0.00419" calcext:value-type="float">
            <text:p>0.00419000000</text:p>
          </table:table-cell>
          <table:table-cell office:value-type="float" office:value="0.00281" calcext:value-type="float">
            <text:p>0.00281000000</text:p>
          </table:table-cell>
          <table:table-cell office:value-type="float" office:value="0.00144" calcext:value-type="float">
            <text:p>0.00144000000</text:p>
          </table:table-cell>
          <table:table-cell office:value-type="float" office:value="0.000527" calcext:value-type="float">
            <text:p>0.00052700000</text:p>
          </table:table-cell>
          <table:table-cell office:value-type="float" office:value="0.000239" calcext:value-type="float">
            <text:p>0.00023900000</text:p>
          </table:table-cell>
          <table:table-cell office:value-type="float" office:value="0.000111" calcext:value-type="float">
            <text:p>0.00011100000</text:p>
          </table:table-cell>
          <table:table-cell office:value-type="float" office:value="0.0000503" calcext:value-type="float">
            <text:p>0.00005030000</text:p>
          </table:table-cell>
          <table:table-cell office:value-type="float" office:value="0.0000227" calcext:value-type="float">
            <text:p>0.00002270000</text:p>
          </table:table-cell>
          <table:table-cell office:value-type="float" office:value="0.0000103" calcext:value-type="float">
            <text:p>0.00001030000</text:p>
          </table:table-cell>
          <table:table-cell office:value-type="float" office:value="0.00000468" calcext:value-type="float">
            <text:p>0.00000468000</text:p>
          </table:table-cell>
          <table:table-cell office:value-type="float" office:value="0.00000213" calcext:value-type="float">
            <text:p>0.00000213000</text:p>
          </table:table-cell>
          <table:table-cell office:value-type="float" office:value="0.000000969" calcext:value-type="float">
            <text:p>0.00000096900</text:p>
          </table:table-cell>
          <table:table-cell office:value-type="float" office:value="0.00000044" calcext:value-type="float">
            <text:p>0.00000044000</text:p>
          </table:table-cell>
          <table:table-cell office:value-type="float" office:value="0.000000023" calcext:value-type="float">
            <text:p>0.00000002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y</text:p>
          </table:table-cell>
          <table:table-cell/>
          <table:table-cell office:value-type="float" office:value="0.00909" calcext:value-type="float">
            <text:p>0.00909000000</text:p>
          </table:table-cell>
          <table:table-cell office:value-type="float" office:value="0.00465" calcext:value-type="float">
            <text:p>0.00465000000</text:p>
          </table:table-cell>
          <table:table-cell office:value-type="float" office:value="0.00312" calcext:value-type="float">
            <text:p>0.00312000000</text:p>
          </table:table-cell>
          <table:table-cell office:value-type="float" office:value="0.0016" calcext:value-type="float">
            <text:p>0.00160000000</text:p>
          </table:table-cell>
          <table:table-cell office:value-type="float" office:value="0.000585" calcext:value-type="float">
            <text:p>0.00058500000</text:p>
          </table:table-cell>
          <table:table-cell office:value-type="float" office:value="0.000265" calcext:value-type="float">
            <text:p>0.00026500000</text:p>
          </table:table-cell>
          <table:table-cell office:value-type="float" office:value="0.000124" calcext:value-type="float">
            <text:p>0.00012400000</text:p>
          </table:table-cell>
          <table:table-cell office:value-type="float" office:value="0.0000559" calcext:value-type="float">
            <text:p>0.00005590000</text:p>
          </table:table-cell>
          <table:table-cell office:value-type="float" office:value="0.0000253" calcext:value-type="float">
            <text:p>0.00002530000</text:p>
          </table:table-cell>
          <table:table-cell office:value-type="float" office:value="0.0000115" calcext:value-type="float">
            <text:p>0.00001150000</text:p>
          </table:table-cell>
          <table:table-cell office:value-type="float" office:value="0.0000052" calcext:value-type="float">
            <text:p>0.00000520000</text:p>
          </table:table-cell>
          <table:table-cell office:value-type="float" office:value="0.00000237" calcext:value-type="float">
            <text:p>0.00000237000</text:p>
          </table:table-cell>
          <table:table-cell office:value-type="float" office:value="0.00000108" calcext:value-type="float">
            <text:p>0.00000108000</text:p>
          </table:table-cell>
          <table:table-cell office:value-type="float" office:value="0.000000489" calcext:value-type="float">
            <text:p>0.00000048900</text:p>
          </table:table-cell>
          <table:table-cell office:value-type="float" office:value="0.0000000255" calcext:value-type="float">
            <text:p>0.00000002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dy Cane</text:p>
          </table:table-cell>
          <table:table-cell/>
          <table:table-cell office:value-type="float" office:value="0.0109" calcext:value-type="float">
            <text:p>0.01090000000</text:p>
          </table:table-cell>
          <table:table-cell office:value-type="float" office:value="0.00558" calcext:value-type="float">
            <text:p>0.00558000000</text:p>
          </table:table-cell>
          <table:table-cell office:value-type="float" office:value="0.00374" calcext:value-type="float">
            <text:p>0.00374000000</text:p>
          </table:table-cell>
          <table:table-cell office:value-type="float" office:value="0.00193" calcext:value-type="float">
            <text:p>0.00193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8" calcext:value-type="float">
            <text:p>0.00031800000</text:p>
          </table:table-cell>
          <table:table-cell office:value-type="float" office:value="0.000148" calcext:value-type="float">
            <text:p>0.00014800000</text:p>
          </table:table-cell>
          <table:table-cell office:value-type="float" office:value="0.000067" calcext:value-type="float">
            <text:p>0.00006700000</text:p>
          </table:table-cell>
          <table:table-cell office:value-type="float" office:value="0.0000303" calcext:value-type="float">
            <text:p>0.00003030000</text:p>
          </table:table-cell>
          <table:table-cell office:value-type="float" office:value="0.0000138" calcext:value-type="float">
            <text:p>0.00001380000</text:p>
          </table:table-cell>
          <table:table-cell office:value-type="float" office:value="0.00000624" calcext:value-type="float">
            <text:p>0.00000624000</text:p>
          </table:table-cell>
          <table:table-cell office:value-type="float" office:value="0.00000284" calcext:value-type="float">
            <text:p>0.00000284000</text:p>
          </table:table-cell>
          <table:table-cell office:value-type="float" office:value="0.00000129" calcext:value-type="float">
            <text:p>0.00000129000</text:p>
          </table:table-cell>
          <table:table-cell office:value-type="float" office:value="0.000000587" calcext:value-type="float">
            <text:p>0.00000058700</text:p>
          </table:table-cell>
          <table:table-cell office:value-type="float" office:value="0.0000000306" calcext:value-type="float">
            <text:p>0.00000003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bweb</text:p>
          </table:table-cell>
          <table:table-cell/>
          <table:table-cell office:value-type="float" office:value="0.0136" calcext:value-type="float">
            <text:p>0.01360000000</text:p>
          </table:table-cell>
          <table:table-cell office:value-type="float" office:value="0.00698" calcext:value-type="float">
            <text:p>0.00698000000</text:p>
          </table:table-cell>
          <table:table-cell office:value-type="float" office:value="0.00468" calcext:value-type="float">
            <text:p>0.00468000000</text:p>
          </table:table-cell>
          <table:table-cell office:value-type="float" office:value="0.00241" calcext:value-type="float">
            <text:p>0.00241000000</text:p>
          </table:table-cell>
          <table:table-cell office:value-type="float" office:value="0.000878" calcext:value-type="float">
            <text:p>0.00087800000</text:p>
          </table:table-cell>
          <table:table-cell office:value-type="float" office:value="0.000398" calcext:value-type="float">
            <text:p>0.00039800000</text:p>
          </table:table-cell>
          <table:table-cell office:value-type="float" office:value="0.000185" calcext:value-type="float">
            <text:p>0.00018500000</text:p>
          </table:table-cell>
          <table:table-cell office:value-type="float" office:value="0.0000838" calcext:value-type="float">
            <text:p>0.00008380000</text:p>
          </table:table-cell>
          <table:table-cell office:value-type="float" office:value="0.0000379" calcext:value-type="float">
            <text:p>0.00003790000</text:p>
          </table:table-cell>
          <table:table-cell office:value-type="float" office:value="0.0000172" calcext:value-type="float">
            <text:p>0.00001720000</text:p>
          </table:table-cell>
          <table:table-cell office:value-type="float" office:value="0.0000078" calcext:value-type="float">
            <text:p>0.00000780000</text:p>
          </table:table-cell>
          <table:table-cell office:value-type="float" office:value="0.00000355" calcext:value-type="float">
            <text:p>0.00000355000</text:p>
          </table:table-cell>
          <table:table-cell office:value-type="float" office:value="0.00000161" calcext:value-type="float">
            <text:p>0.00000161000</text:p>
          </table:table-cell>
          <table:table-cell office:value-type="float" office:value="0.000000734" calcext:value-type="float">
            <text:p>0.00000073400</text:p>
          </table:table-cell>
          <table:table-cell office:value-type="float" office:value="0.0000000383" calcext:value-type="float">
            <text:p>0.000000038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cky</text:p>
          </table:table-cell>
          <table:table-cell/>
          <table:table-cell office:value-type="float" office:value="0.0142" calcext:value-type="float">
            <text:p>0.01420000000</text:p>
          </table:table-cell>
          <table:table-cell office:value-type="float" office:value="0.00726" calcext:value-type="float">
            <text:p>0.00726000000</text:p>
          </table:table-cell>
          <table:table-cell office:value-type="float" office:value="0.00487" calcext:value-type="float">
            <text:p>0.00487000000</text:p>
          </table:table-cell>
          <table:table-cell office:value-type="float" office:value="0.0025" calcext:value-type="float">
            <text:p>0.00250000000</text:p>
          </table:table-cell>
          <table:table-cell office:value-type="float" office:value="0.000913" calcext:value-type="float">
            <text:p>0.00091300000</text:p>
          </table:table-cell>
          <table:table-cell office:value-type="float" office:value="0.000414" calcext:value-type="float">
            <text:p>0.00041400000</text:p>
          </table:table-cell>
          <table:table-cell office:value-type="float" office:value="0.000193" calcext:value-type="float">
            <text:p>0.00019300000</text:p>
          </table:table-cell>
          <table:table-cell office:value-type="float" office:value="0.0000871" calcext:value-type="float">
            <text:p>0.00008710000</text:p>
          </table:table-cell>
          <table:table-cell office:value-type="float" office:value="0.0000394" calcext:value-type="float">
            <text:p>0.00003940000</text:p>
          </table:table-cell>
          <table:table-cell office:value-type="float" office:value="0.0000179" calcext:value-type="float">
            <text:p>0.00001790000</text:p>
          </table:table-cell>
          <table:table-cell office:value-type="float" office:value="0.00000811" calcext:value-type="float">
            <text:p>0.00000811000</text:p>
          </table:table-cell>
          <table:table-cell office:value-type="float" office:value="0.00000369" calcext:value-type="float">
            <text:p>0.00000369000</text:p>
          </table:table-cell>
          <table:table-cell office:value-type="float" office:value="0.00000168" calcext:value-type="float">
            <text:p>0.00000168000</text:p>
          </table:table-cell>
          <table:table-cell office:value-type="float" office:value="0.000000763" calcext:value-type="float">
            <text:p>0.00000076300</text:p>
          </table:table-cell>
          <table:table-cell office:value-type="float" office:value="0.0000000398" calcext:value-type="float">
            <text:p>0.000000039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rrible Twos</text:p>
          </table:table-cell>
          <table:table-cell/>
          <table:table-cell office:value-type="float" office:value="0.0145" calcext:value-type="float">
            <text:p>0.01450000000</text:p>
          </table:table-cell>
          <table:table-cell office:value-type="float" office:value="0.00744" calcext:value-type="float">
            <text:p>0.00744000000</text:p>
          </table:table-cell>
          <table:table-cell office:value-type="float" office:value="0.00499" calcext:value-type="float">
            <text:p>0.00499000000</text:p>
          </table:table-cell>
          <table:table-cell office:value-type="float" office:value="0.00257" calcext:value-type="float">
            <text:p>0.00257000000</text:p>
          </table:table-cell>
          <table:table-cell office:value-type="float" office:value="0.000936" calcext:value-type="float">
            <text:p>0.00093600000</text:p>
          </table:table-cell>
          <table:table-cell office:value-type="float" office:value="0.000424" calcext:value-type="float">
            <text:p>0.00042400000</text:p>
          </table:table-cell>
          <table:table-cell office:value-type="float" office:value="0.000198" calcext:value-type="float">
            <text:p>0.00019800000</text:p>
          </table:table-cell>
          <table:table-cell office:value-type="float" office:value="0.0000894" calcext:value-type="float">
            <text:p>0.00008940000</text:p>
          </table:table-cell>
          <table:table-cell office:value-type="float" office:value="0.0000404" calcext:value-type="float">
            <text:p>0.00004040000</text:p>
          </table:table-cell>
          <table:table-cell office:value-type="float" office:value="0.0000183" calcext:value-type="float">
            <text:p>0.00001830000</text:p>
          </table:table-cell>
          <table:table-cell office:value-type="float" office:value="0.00000832" calcext:value-type="float">
            <text:p>0.00000832000</text:p>
          </table:table-cell>
          <table:table-cell office:value-type="float" office:value="0.00000379" calcext:value-type="float">
            <text:p>0.00000379000</text:p>
          </table:table-cell>
          <table:table-cell office:value-type="float" office:value="0.00000172" calcext:value-type="float">
            <text:p>0.00000172000</text:p>
          </table:table-cell>
          <table:table-cell office:value-type="float" office:value="0.000000783" calcext:value-type="float">
            <text:p>0.00000078300</text:p>
          </table:table-cell>
          <table:table-cell office:value-type="float" office:value="0.0000000408" calcext:value-type="float">
            <text:p>0.00000004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ntleman Caller</text:p>
          </table:table-cell>
          <table:table-cell/>
          <table:table-cell office:value-type="float" office:value="0.0155" calcext:value-type="float">
            <text:p>0.01550000000</text:p>
          </table:table-cell>
          <table:table-cell office:value-type="float" office:value="0.00791" calcext:value-type="float">
            <text:p>0.00791000000</text:p>
          </table:table-cell>
          <table:table-cell office:value-type="float" office:value="0.0053" calcext:value-type="float">
            <text:p>0.00530000000</text:p>
          </table:table-cell>
          <table:table-cell office:value-type="float" office:value="0.00273" calcext:value-type="float">
            <text:p>0.00273000000</text:p>
          </table:table-cell>
          <table:table-cell office:value-type="float" office:value="0.000995" calcext:value-type="float">
            <text:p>0.00099500000</text:p>
          </table:table-cell>
          <table:table-cell office:value-type="float" office:value="0.000451" calcext:value-type="float">
            <text:p>0.00045100000</text:p>
          </table:table-cell>
          <table:table-cell office:value-type="float" office:value="0.00021" calcext:value-type="float">
            <text:p>0.00021000000</text:p>
          </table:table-cell>
          <table:table-cell office:value-type="float" office:value="0.000095" calcext:value-type="float">
            <text:p>0.00009500000</text:p>
          </table:table-cell>
          <table:table-cell office:value-type="float" office:value="0.000043" calcext:value-type="float">
            <text:p>0.00004300000</text:p>
          </table:table-cell>
          <table:table-cell office:value-type="float" office:value="0.0000195" calcext:value-type="float">
            <text:p>0.00001950000</text:p>
          </table:table-cell>
          <table:table-cell office:value-type="float" office:value="0.00000884" calcext:value-type="float">
            <text:p>0.00000884000</text:p>
          </table:table-cell>
          <table:table-cell office:value-type="float" office:value="0.00000402" calcext:value-type="float">
            <text:p>0.00000402000</text:p>
          </table:table-cell>
          <table:table-cell office:value-type="float" office:value="0.00000183" calcext:value-type="float">
            <text:p>0.00000183000</text:p>
          </table:table-cell>
          <table:table-cell office:value-type="float" office:value="0.000000832" calcext:value-type="float">
            <text:p>0.00000083200</text:p>
          </table:table-cell>
          <table:table-cell office:value-type="float" office:value="0.0000000434" calcext:value-type="float">
            <text:p>0.000000043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pid</text:p>
          </table:table-cell>
          <table:table-cell/>
          <table:table-cell office:value-type="float" office:value="0.016" calcext:value-type="float">
            <text:p>0.01600000000</text:p>
          </table:table-cell>
          <table:table-cell office:value-type="float" office:value="0.00819" calcext:value-type="float">
            <text:p>0.00819000000</text:p>
          </table:table-cell>
          <table:table-cell office:value-type="float" office:value="0.00549" calcext:value-type="float">
            <text:p>0.00549000000</text:p>
          </table:table-cell>
          <table:table-cell office:value-type="float" office:value="0.00282" calcext:value-type="float">
            <text:p>0.00282000000</text:p>
          </table:table-cell>
          <table:table-cell office:value-type="float" office:value="0.00103" calcext:value-type="float">
            <text:p>0.00103000000</text:p>
          </table:table-cell>
          <table:table-cell office:value-type="float" office:value="0.000467" calcext:value-type="float">
            <text:p>0.00046700000</text:p>
          </table:table-cell>
          <table:table-cell office:value-type="float" office:value="0.000217" calcext:value-type="float">
            <text:p>0.00021700000</text:p>
          </table:table-cell>
          <table:table-cell office:value-type="float" office:value="0.0000983" calcext:value-type="float">
            <text:p>0.00009830000</text:p>
          </table:table-cell>
          <table:table-cell office:value-type="float" office:value="0.0000445" calcext:value-type="float">
            <text:p>0.00004450000</text:p>
          </table:table-cell>
          <table:table-cell office:value-type="float" office:value="0.0000202" calcext:value-type="float">
            <text:p>0.00002020000</text:p>
          </table:table-cell>
          <table:table-cell office:value-type="float" office:value="0.00000915" calcext:value-type="float">
            <text:p>0.00000915000</text:p>
          </table:table-cell>
          <table:table-cell office:value-type="float" office:value="0.00000417" calcext:value-type="float">
            <text:p>0.00000417000</text:p>
          </table:table-cell>
          <table:table-cell office:value-type="float" office:value="0.00000189" calcext:value-type="float">
            <text:p>0.00000189000</text:p>
          </table:table-cell>
          <table:table-cell office:value-type="float" office:value="0.000000861" calcext:value-type="float">
            <text:p>0.00000086100</text:p>
          </table:table-cell>
          <table:table-cell office:value-type="float" office:value="0.0000000449" calcext:value-type="float">
            <text:p>0.000000044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lowhead</text:p>
          </table:table-cell>
          <table:table-cell/>
          <table:table-cell office:value-type="float" office:value="0.016" calcext:value-type="float">
            <text:p>0.01600000000</text:p>
          </table:table-cell>
          <table:table-cell office:value-type="float" office:value="0.00819" calcext:value-type="float">
            <text:p>0.00819000000</text:p>
          </table:table-cell>
          <table:table-cell office:value-type="float" office:value="0.00549" calcext:value-type="float">
            <text:p>0.00549000000</text:p>
          </table:table-cell>
          <table:table-cell office:value-type="float" office:value="0.00282" calcext:value-type="float">
            <text:p>0.00282000000</text:p>
          </table:table-cell>
          <table:table-cell office:value-type="float" office:value="0.00103" calcext:value-type="float">
            <text:p>0.00103000000</text:p>
          </table:table-cell>
          <table:table-cell office:value-type="float" office:value="0.000467" calcext:value-type="float">
            <text:p>0.00046700000</text:p>
          </table:table-cell>
          <table:table-cell office:value-type="float" office:value="0.000217" calcext:value-type="float">
            <text:p>0.00021700000</text:p>
          </table:table-cell>
          <table:table-cell office:value-type="float" office:value="0.0000983" calcext:value-type="float">
            <text:p>0.00009830000</text:p>
          </table:table-cell>
          <table:table-cell office:value-type="float" office:value="0.0000445" calcext:value-type="float">
            <text:p>0.00004450000</text:p>
          </table:table-cell>
          <table:table-cell office:value-type="float" office:value="0.0000202" calcext:value-type="float">
            <text:p>0.00002020000</text:p>
          </table:table-cell>
          <table:table-cell office:value-type="float" office:value="0.00000915" calcext:value-type="float">
            <text:p>0.00000915000</text:p>
          </table:table-cell>
          <table:table-cell office:value-type="float" office:value="0.00000417" calcext:value-type="float">
            <text:p>0.00000417000</text:p>
          </table:table-cell>
          <table:table-cell office:value-type="float" office:value="0.00000189" calcext:value-type="float">
            <text:p>0.00000189000</text:p>
          </table:table-cell>
          <table:table-cell office:value-type="float" office:value="0.000000861" calcext:value-type="float">
            <text:p>0.00000086100</text:p>
          </table:table-cell>
          <table:table-cell office:value-type="float" office:value="0.0000000449" calcext:value-type="float">
            <text:p>0.000000044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d Envelope</text:p>
          </table:table-cell>
          <table:table-cell/>
          <table:table-cell office:value-type="float" office:value="0.0162" calcext:value-type="float">
            <text:p>0.01620000000</text:p>
          </table:table-cell>
          <table:table-cell office:value-type="float" office:value="0.00828" calcext:value-type="float">
            <text:p>0.00828000000</text:p>
          </table:table-cell>
          <table:table-cell office:value-type="float" office:value="0.00555" calcext:value-type="float">
            <text:p>0.00555000000</text:p>
          </table:table-cell>
          <table:table-cell office:value-type="float" office:value="0.00286" calcext:value-type="float">
            <text:p>0.00286000000</text:p>
          </table:table-cell>
          <table:table-cell office:value-type="float" office:value="0.00104" calcext:value-type="float">
            <text:p>0.00104000000</text:p>
          </table:table-cell>
          <table:table-cell office:value-type="float" office:value="0.000472" calcext:value-type="float">
            <text:p>0.00047200000</text:p>
          </table:table-cell>
          <table:table-cell office:value-type="float" office:value="0.00022" calcext:value-type="float">
            <text:p>0.00022000000</text:p>
          </table:table-cell>
          <table:table-cell office:value-type="float" office:value="0.0000994" calcext:value-type="float">
            <text:p>0.00009940000</text:p>
          </table:table-cell>
          <table:table-cell office:value-type="float" office:value="0.000045" calcext:value-type="float">
            <text:p>0.00004500000</text:p>
          </table:table-cell>
          <table:table-cell office:value-type="float" office:value="0.0000204" calcext:value-type="float">
            <text:p>0.00002040000</text:p>
          </table:table-cell>
          <table:table-cell office:value-type="float" office:value="0.00000925" calcext:value-type="float">
            <text:p>0.00000925000</text:p>
          </table:table-cell>
          <table:table-cell office:value-type="float" office:value="0.00000421" calcext:value-type="float">
            <text:p>0.00000421000</text:p>
          </table:table-cell>
          <table:table-cell office:value-type="float" office:value="0.00000192" calcext:value-type="float">
            <text:p>0.00000192000</text:p>
          </table:table-cell>
          <table:table-cell office:value-type="float" office:value="0.000000871" calcext:value-type="float">
            <text:p>0.00000087100</text:p>
          </table:table-cell>
          <table:table-cell office:value-type="float" office:value="0.0000000454" calcext:value-type="float">
            <text:p>0.000000045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ent</text:p>
          </table:table-cell>
          <table:table-cell/>
          <table:table-cell office:value-type="float" office:value="0.0164" calcext:value-type="float">
            <text:p>0.01640000000</text:p>
          </table:table-cell>
          <table:table-cell office:value-type="float" office:value="0.00837" calcext:value-type="float">
            <text:p>0.00837000000</text:p>
          </table:table-cell>
          <table:table-cell office:value-type="float" office:value="0.00562" calcext:value-type="float">
            <text:p>0.00562000000</text:p>
          </table:table-cell>
          <table:table-cell office:value-type="float" office:value="0.00289" calcext:value-type="float">
            <text:p>0.00289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8" calcext:value-type="float">
            <text:p>0.00047800000</text:p>
          </table:table-cell>
          <table:table-cell office:value-type="float" office:value="0.000222" calcext:value-type="float">
            <text:p>0.000222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bbon</text:p>
          </table:table-cell>
          <table:table-cell/>
          <table:table-cell office:value-type="float" office:value="0.0164" calcext:value-type="float">
            <text:p>0.01640000000</text:p>
          </table:table-cell>
          <table:table-cell office:value-type="float" office:value="0.00837" calcext:value-type="float">
            <text:p>0.00837000000</text:p>
          </table:table-cell>
          <table:table-cell office:value-type="float" office:value="0.00562" calcext:value-type="float">
            <text:p>0.00562000000</text:p>
          </table:table-cell>
          <table:table-cell office:value-type="float" office:value="0.00289" calcext:value-type="float">
            <text:p>0.00289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8" calcext:value-type="float">
            <text:p>0.00047800000</text:p>
          </table:table-cell>
          <table:table-cell office:value-type="float" office:value="0.000222" calcext:value-type="float">
            <text:p>0.000222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ckethead</text:p>
          </table:table-cell>
          <table:table-cell/>
          <table:table-cell office:value-type="float" office:value="0.0164" calcext:value-type="float">
            <text:p>0.01640000000</text:p>
          </table:table-cell>
          <table:table-cell office:value-type="float" office:value="0.00837" calcext:value-type="float">
            <text:p>0.00837000000</text:p>
          </table:table-cell>
          <table:table-cell office:value-type="float" office:value="0.00562" calcext:value-type="float">
            <text:p>0.00562000000</text:p>
          </table:table-cell>
          <table:table-cell office:value-type="float" office:value="0.00289" calcext:value-type="float">
            <text:p>0.00289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8" calcext:value-type="float">
            <text:p>0.00047800000</text:p>
          </table:table-cell>
          <table:table-cell office:value-type="float" office:value="0.000222" calcext:value-type="float">
            <text:p>0.000222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rthday</text:p>
          </table:table-cell>
          <table:table-cell/>
          <table:table-cell office:value-type="float" office:value="0.0164" calcext:value-type="float">
            <text:p>0.01640000000</text:p>
          </table:table-cell>
          <table:table-cell office:value-type="float" office:value="0.00837" calcext:value-type="float">
            <text:p>0.00837000000</text:p>
          </table:table-cell>
          <table:table-cell office:value-type="float" office:value="0.00562" calcext:value-type="float">
            <text:p>0.00562000000</text:p>
          </table:table-cell>
          <table:table-cell office:value-type="float" office:value="0.00289" calcext:value-type="float">
            <text:p>0.00289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8" calcext:value-type="float">
            <text:p>0.00047800000</text:p>
          </table:table-cell>
          <table:table-cell office:value-type="float" office:value="0.000222" calcext:value-type="float">
            <text:p>0.000222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f</text:p>
          </table:table-cell>
          <table:table-cell/>
          <table:table-cell office:value-type="float" office:value="0.0164" calcext:value-type="float">
            <text:p>0.01640000000</text:p>
          </table:table-cell>
          <table:table-cell office:value-type="float" office:value="0.00837" calcext:value-type="float">
            <text:p>0.00837000000</text:p>
          </table:table-cell>
          <table:table-cell office:value-type="float" office:value="0.00562" calcext:value-type="float">
            <text:p>0.00562000000</text:p>
          </table:table-cell>
          <table:table-cell office:value-type="float" office:value="0.00289" calcext:value-type="float">
            <text:p>0.00289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8" calcext:value-type="float">
            <text:p>0.00047800000</text:p>
          </table:table-cell>
          <table:table-cell office:value-type="float" office:value="0.000222" calcext:value-type="float">
            <text:p>0.000222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nament</text:p>
          </table:table-cell>
          <table:table-cell/>
          <table:table-cell office:value-type="float" office:value="0.0164" calcext:value-type="float">
            <text:p>0.01640000000</text:p>
          </table:table-cell>
          <table:table-cell office:value-type="float" office:value="0.00837" calcext:value-type="float">
            <text:p>0.00837000000</text:p>
          </table:table-cell>
          <table:table-cell office:value-type="float" office:value="0.00562" calcext:value-type="float">
            <text:p>0.00562000000</text:p>
          </table:table-cell>
          <table:table-cell office:value-type="float" office:value="0.00289" calcext:value-type="float">
            <text:p>0.00289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8" calcext:value-type="float">
            <text:p>0.00047800000</text:p>
          </table:table-cell>
          <table:table-cell office:value-type="float" office:value="0.000222" calcext:value-type="float">
            <text:p>0.000222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ocking</text:p>
          </table:table-cell>
          <table:table-cell/>
          <table:table-cell office:value-type="float" office:value="0.0164" calcext:value-type="float">
            <text:p>0.01640000000</text:p>
          </table:table-cell>
          <table:table-cell office:value-type="float" office:value="0.00837" calcext:value-type="float">
            <text:p>0.00837000000</text:p>
          </table:table-cell>
          <table:table-cell office:value-type="float" office:value="0.00562" calcext:value-type="float">
            <text:p>0.00562000000</text:p>
          </table:table-cell>
          <table:table-cell office:value-type="float" office:value="0.00289" calcext:value-type="float">
            <text:p>0.00289000000</text:p>
          </table:table-cell>
          <table:table-cell office:value-type="float" office:value="0.00105" calcext:value-type="float">
            <text:p>0.00105000000</text:p>
          </table:table-cell>
          <table:table-cell office:value-type="float" office:value="0.000478" calcext:value-type="float">
            <text:p>0.00047800000</text:p>
          </table:table-cell>
          <table:table-cell office:value-type="float" office:value="0.000222" calcext:value-type="float">
            <text:p>0.000222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5" calcext:value-type="float">
            <text:p>0.00004550000</text:p>
          </table:table-cell>
          <table:table-cell office:value-type="float" office:value="0.0000206" calcext:value-type="float">
            <text:p>0.00002060000</text:p>
          </table:table-cell>
          <table:table-cell office:value-type="float" office:value="0.00000936" calcext:value-type="float">
            <text:p>0.00000936000</text:p>
          </table:table-cell>
          <table:table-cell office:value-type="float" office:value="0.00000426" calcext:value-type="float">
            <text:p>0.00000426000</text:p>
          </table:table-cell>
          <table:table-cell office:value-type="float" office:value="0.00000194" calcext:value-type="float">
            <text:p>0.00000194000</text:p>
          </table:table-cell>
          <table:table-cell office:value-type="float" office:value="0.000000881" calcext:value-type="float">
            <text:p>0.00000088100</text:p>
          </table:table-cell>
          <table:table-cell office:value-type="float" office:value="0.0000000459" calcext:value-type="float">
            <text:p>0.0000000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e</text:p>
          </table:table-cell>
          <table:table-cell/>
          <table:table-cell office:value-type="float" office:value="0.0182" calcext:value-type="float">
            <text:p>0.01820000000</text:p>
          </table:table-cell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fused Courier</text:p>
          </table:table-cell>
          <table:table-cell/>
          <table:table-cell office:value-type="float" office:value="0.0182" calcext:value-type="float">
            <text:p>0.01820000000</text:p>
          </table:table-cell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uliyes</text:p>
          </table:table-cell>
          <table:table-cell/>
          <table:table-cell office:value-type="float" office:value="0.0182" calcext:value-type="float">
            <text:p>0.01820000000</text:p>
          </table:table-cell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star</text:p>
          </table:table-cell>
          <table:table-cell/>
          <table:table-cell office:value-type="float" office:value="0.0182" calcext:value-type="float">
            <text:p>0.01820000000</text:p>
          </table:table-cell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meo</text:p>
          </table:table-cell>
          <table:table-cell/>
          <table:table-cell office:value-type="float" office:value="0.0182" calcext:value-type="float">
            <text:p>0.01820000000</text:p>
          </table:table-cell>
          <table:table-cell office:value-type="float" office:value="0.0093" calcext:value-type="float">
            <text:p>0.00930000000</text:p>
          </table:table-cell>
          <table:table-cell office:value-type="float" office:value="0.00624" calcext:value-type="float">
            <text:p>0.00624000000</text:p>
          </table:table-cell>
          <table:table-cell office:value-type="float" office:value="0.00321" calcext:value-type="float">
            <text:p>0.00321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7" calcext:value-type="float">
            <text:p>0.000247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05" calcext:value-type="float">
            <text:p>0.0000505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978" calcext:value-type="float">
            <text:p>0.00000097800</text:p>
          </table:table-cell>
          <table:table-cell office:value-type="float" office:value="0.000000051" calcext:value-type="float">
            <text:p>0.0000000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ntail</text:p>
          </table:table-cell>
          <table:table-cell/>
          <table:table-cell office:value-type="float" office:value="0.0218" calcext:value-type="float">
            <text:p>0.02180000000</text:p>
          </table:table-cell>
          <table:table-cell office:value-type="float" office:value="0.0112" calcext:value-type="float">
            <text:p>0.01120000000</text:p>
          </table:table-cell>
          <table:table-cell office:value-type="float" office:value="0.00749" calcext:value-type="float">
            <text:p>0.00749000000</text:p>
          </table:table-cell>
          <table:table-cell office:value-type="float" office:value="0.00385" calcext:value-type="float">
            <text:p>0.00385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637" calcext:value-type="float">
            <text:p>0.00063700000</text:p>
          </table:table-cell>
          <table:table-cell office:value-type="float" office:value="0.000296" calcext:value-type="float">
            <text:p>0.00029600000</text:p>
          </table:table-cell>
          <table:table-cell office:value-type="float" office:value="0.000134" calcext:value-type="float">
            <text:p>0.00013400000</text:p>
          </table:table-cell>
          <table:table-cell office:value-type="float" office:value="0.0000607" calcext:value-type="float">
            <text:p>0.00006070000</text:p>
          </table:table-cell>
          <table:table-cell office:value-type="float" office:value="0.0000275" calcext:value-type="float">
            <text:p>0.00002750000</text:p>
          </table:table-cell>
          <table:table-cell office:value-type="float" office:value="0.0000125" calcext:value-type="float">
            <text:p>0.00001250000</text:p>
          </table:table-cell>
          <table:table-cell office:value-type="float" office:value="0.00000568" calcext:value-type="float">
            <text:p>0.00000568000</text:p>
          </table:table-cell>
          <table:table-cell office:value-type="float" office:value="0.00000258" calcext:value-type="float">
            <text:p>0.00000258000</text:p>
          </table:table-cell>
          <table:table-cell office:value-type="float" office:value="0.00000117" calcext:value-type="float">
            <text:p>0.00000117000</text:p>
          </table:table-cell>
          <table:table-cell office:value-type="float" office:value="0.0000000612" calcext:value-type="float">
            <text:p>0.000000061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itchpaw</text:p>
          </table:table-cell>
          <table:table-cell/>
          <table:table-cell office:value-type="float" office:value="0.0218" calcext:value-type="float">
            <text:p>0.02180000000</text:p>
          </table:table-cell>
          <table:table-cell office:value-type="float" office:value="0.0112" calcext:value-type="float">
            <text:p>0.01120000000</text:p>
          </table:table-cell>
          <table:table-cell office:value-type="float" office:value="0.00749" calcext:value-type="float">
            <text:p>0.00749000000</text:p>
          </table:table-cell>
          <table:table-cell office:value-type="float" office:value="0.00385" calcext:value-type="float">
            <text:p>0.00385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637" calcext:value-type="float">
            <text:p>0.00063700000</text:p>
          </table:table-cell>
          <table:table-cell office:value-type="float" office:value="0.000296" calcext:value-type="float">
            <text:p>0.00029600000</text:p>
          </table:table-cell>
          <table:table-cell office:value-type="float" office:value="0.000134" calcext:value-type="float">
            <text:p>0.00013400000</text:p>
          </table:table-cell>
          <table:table-cell office:value-type="float" office:value="0.0000607" calcext:value-type="float">
            <text:p>0.00006070000</text:p>
          </table:table-cell>
          <table:table-cell office:value-type="float" office:value="0.0000275" calcext:value-type="float">
            <text:p>0.00002750000</text:p>
          </table:table-cell>
          <table:table-cell office:value-type="float" office:value="0.0000125" calcext:value-type="float">
            <text:p>0.00001250000</text:p>
          </table:table-cell>
          <table:table-cell office:value-type="float" office:value="0.00000568" calcext:value-type="float">
            <text:p>0.00000568000</text:p>
          </table:table-cell>
          <table:table-cell office:value-type="float" office:value="0.00000258" calcext:value-type="float">
            <text:p>0.00000258000</text:p>
          </table:table-cell>
          <table:table-cell office:value-type="float" office:value="0.00000117" calcext:value-type="float">
            <text:p>0.00000117000</text:p>
          </table:table-cell>
          <table:table-cell office:value-type="float" office:value="0.0000000612" calcext:value-type="float">
            <text:p>0.000000061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eepwalker</text:p>
          </table:table-cell>
          <table:table-cell/>
          <table:table-cell office:value-type="float" office:value="0.0236" calcext:value-type="float">
            <text:p>0.02360000000</text:p>
          </table:table-cell>
          <table:table-cell office:value-type="float" office:value="0.0121" calcext:value-type="float">
            <text:p>0.01210000000</text:p>
          </table:table-cell>
          <table:table-cell office:value-type="float" office:value="0.00811" calcext:value-type="float">
            <text:p>0.00811000000</text:p>
          </table:table-cell>
          <table:table-cell office:value-type="float" office:value="0.00417" calcext:value-type="float">
            <text:p>0.00417000000</text:p>
          </table:table-cell>
          <table:table-cell office:value-type="float" office:value="0.00152" calcext:value-type="float">
            <text:p>0.00152000000</text:p>
          </table:table-cell>
          <table:table-cell office:value-type="float" office:value="0.00069" calcext:value-type="float">
            <text:p>0.00069000000</text:p>
          </table:table-cell>
          <table:table-cell office:value-type="float" office:value="0.000321" calcext:value-type="float">
            <text:p>0.00032100000</text:p>
          </table:table-cell>
          <table:table-cell office:value-type="float" office:value="0.000145" calcext:value-type="float">
            <text:p>0.00014500000</text:p>
          </table:table-cell>
          <table:table-cell office:value-type="float" office:value="0.0000657" calcext:value-type="float">
            <text:p>0.00006570000</text:p>
          </table:table-cell>
          <table:table-cell office:value-type="float" office:value="0.0000298" calcext:value-type="float">
            <text:p>0.00002980000</text:p>
          </table:table-cell>
          <table:table-cell office:value-type="float" office:value="0.0000135" calcext:value-type="float">
            <text:p>0.00001350000</text:p>
          </table:table-cell>
          <table:table-cell office:value-type="float" office:value="0.00000616" calcext:value-type="float">
            <text:p>0.00000616000</text:p>
          </table:table-cell>
          <table:table-cell office:value-type="float" office:value="0.0000028" calcext:value-type="float">
            <text:p>0.00000280000</text:p>
          </table:table-cell>
          <table:table-cell office:value-type="float" office:value="0.00000127" calcext:value-type="float">
            <text:p>0.00000127000</text:p>
          </table:table-cell>
          <table:table-cell office:value-type="float" office:value="0.0000000663" calcext:value-type="float">
            <text:p>0.000000066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globe</text:p>
          </table:table-cell>
          <table:table-cell/>
          <table:table-cell office:value-type="float" office:value="0.0245" calcext:value-type="float">
            <text:p>0.02450000000</text:p>
          </table:table-cell>
          <table:table-cell office:value-type="float" office:value="0.0126" calcext:value-type="float">
            <text:p>0.01260000000</text:p>
          </table:table-cell>
          <table:table-cell office:value-type="float" office:value="0.00842" calcext:value-type="float">
            <text:p>0.00842000000</text:p>
          </table:table-cell>
          <table:table-cell office:value-type="float" office:value="0.00433" calcext:value-type="float">
            <text:p>0.00433000000</text:p>
          </table:table-cell>
          <table:table-cell office:value-type="float" office:value="0.00158" calcext:value-type="float">
            <text:p>0.00158000000</text:p>
          </table:table-cell>
          <table:table-cell office:value-type="float" office:value="0.000716" calcext:value-type="float">
            <text:p>0.00071600000</text:p>
          </table:table-cell>
          <table:table-cell office:value-type="float" office:value="0.000333" calcext:value-type="float">
            <text:p>0.00033300000</text:p>
          </table:table-cell>
          <table:table-cell office:value-type="float" office:value="0.000151" calcext:value-type="float">
            <text:p>0.00015100000</text:p>
          </table:table-cell>
          <table:table-cell office:value-type="float" office:value="0.0000682" calcext:value-type="float">
            <text:p>0.00006820000</text:p>
          </table:table-cell>
          <table:table-cell office:value-type="float" office:value="0.0000309" calcext:value-type="float">
            <text:p>0.00003090000</text:p>
          </table:table-cell>
          <table:table-cell office:value-type="float" office:value="0.000014" calcext:value-type="float">
            <text:p>0.00001400000</text:p>
          </table:table-cell>
          <table:table-cell office:value-type="float" office:value="0.00000639" calcext:value-type="float">
            <text:p>0.00000639000</text:p>
          </table:table-cell>
          <table:table-cell office:value-type="float" office:value="0.00000291" calcext:value-type="float">
            <text:p>0.00000291000</text:p>
          </table:table-cell>
          <table:table-cell office:value-type="float" office:value="0.00000132" calcext:value-type="float">
            <text:p>0.00000132000</text:p>
          </table:table-cell>
          <table:table-cell office:value-type="float" office:value="0.0000000689" calcext:value-type="float">
            <text:p>0.000000068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reath Thief</text:p>
          </table:table-cell>
          <table:table-cell/>
          <table:table-cell office:value-type="float" office:value="0.0245" calcext:value-type="float">
            <text:p>0.02450000000</text:p>
          </table:table-cell>
          <table:table-cell office:value-type="float" office:value="0.0126" calcext:value-type="float">
            <text:p>0.01260000000</text:p>
          </table:table-cell>
          <table:table-cell office:value-type="float" office:value="0.00842" calcext:value-type="float">
            <text:p>0.00842000000</text:p>
          </table:table-cell>
          <table:table-cell office:value-type="float" office:value="0.00433" calcext:value-type="float">
            <text:p>0.00433000000</text:p>
          </table:table-cell>
          <table:table-cell office:value-type="float" office:value="0.00158" calcext:value-type="float">
            <text:p>0.00158000000</text:p>
          </table:table-cell>
          <table:table-cell office:value-type="float" office:value="0.000716" calcext:value-type="float">
            <text:p>0.00071600000</text:p>
          </table:table-cell>
          <table:table-cell office:value-type="float" office:value="0.000333" calcext:value-type="float">
            <text:p>0.00033300000</text:p>
          </table:table-cell>
          <table:table-cell office:value-type="float" office:value="0.000151" calcext:value-type="float">
            <text:p>0.00015100000</text:p>
          </table:table-cell>
          <table:table-cell office:value-type="float" office:value="0.0000682" calcext:value-type="float">
            <text:p>0.00006820000</text:p>
          </table:table-cell>
          <table:table-cell office:value-type="float" office:value="0.0000309" calcext:value-type="float">
            <text:p>0.00003090000</text:p>
          </table:table-cell>
          <table:table-cell office:value-type="float" office:value="0.000014" calcext:value-type="float">
            <text:p>0.00001400000</text:p>
          </table:table-cell>
          <table:table-cell office:value-type="float" office:value="0.00000639" calcext:value-type="float">
            <text:p>0.00000639000</text:p>
          </table:table-cell>
          <table:table-cell office:value-type="float" office:value="0.00000291" calcext:value-type="float">
            <text:p>0.00000291000</text:p>
          </table:table-cell>
          <table:table-cell office:value-type="float" office:value="0.00000132" calcext:value-type="float">
            <text:p>0.00000132000</text:p>
          </table:table-cell>
          <table:table-cell office:value-type="float" office:value="0.0000000689" calcext:value-type="float">
            <text:p>0.000000068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pcake Candle Thief</text:p>
          </table:table-cell>
          <table:table-cell/>
          <table:table-cell office:value-type="float" office:value="0.0273" calcext:value-type="float">
            <text:p>0.02730000000</text:p>
          </table:table-cell>
          <table:table-cell office:value-type="float" office:value="0.014" calcext:value-type="float">
            <text:p>0.01400000000</text:p>
          </table:table-cell>
          <table:table-cell office:value-type="float" office:value="0.00936" calcext:value-type="float">
            <text:p>0.00936000000</text:p>
          </table:table-cell>
          <table:table-cell office:value-type="float" office:value="0.00481" calcext:value-type="float">
            <text:p>0.00481000000</text:p>
          </table:table-cell>
          <table:table-cell office:value-type="float" office:value="0.00176" calcext:value-type="float">
            <text:p>0.00176000000</text:p>
          </table:table-cell>
          <table:table-cell office:value-type="float" office:value="0.000796" calcext:value-type="float">
            <text:p>0.00079600000</text:p>
          </table:table-cell>
          <table:table-cell office:value-type="float" office:value="0.000371" calcext:value-type="float">
            <text:p>0.00037100000</text:p>
          </table:table-cell>
          <table:table-cell office:value-type="float" office:value="0.000168" calcext:value-type="float">
            <text:p>0.00016800000</text:p>
          </table:table-cell>
          <table:table-cell office:value-type="float" office:value="0.0000758" calcext:value-type="float">
            <text:p>0.00007580000</text:p>
          </table:table-cell>
          <table:table-cell office:value-type="float" office:value="0.0000344" calcext:value-type="float">
            <text:p>0.00003440000</text:p>
          </table:table-cell>
          <table:table-cell office:value-type="float" office:value="0.0000156" calcext:value-type="float">
            <text:p>0.00001560000</text:p>
          </table:table-cell>
          <table:table-cell office:value-type="float" office:value="0.0000071" calcext:value-type="float">
            <text:p>0.00000710000</text:p>
          </table:table-cell>
          <table:table-cell office:value-type="float" office:value="0.00000323" calcext:value-type="float">
            <text:p>0.00000323000</text:p>
          </table:table-cell>
          <table:table-cell office:value-type="float" office:value="0.00000147" calcext:value-type="float">
            <text:p>0.00000147000</text:p>
          </table:table-cell>
          <table:table-cell office:value-type="float" office:value="0.0000000765" calcext:value-type="float">
            <text:p>0.000000076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tructoy</text:p>
          </table:table-cell>
          <table:table-cell/>
          <table:table-cell office:value-type="float" office:value="0.0273" calcext:value-type="float">
            <text:p>0.02730000000</text:p>
          </table:table-cell>
          <table:table-cell office:value-type="float" office:value="0.014" calcext:value-type="float">
            <text:p>0.01400000000</text:p>
          </table:table-cell>
          <table:table-cell office:value-type="float" office:value="0.00936" calcext:value-type="float">
            <text:p>0.00936000000</text:p>
          </table:table-cell>
          <table:table-cell office:value-type="float" office:value="0.00481" calcext:value-type="float">
            <text:p>0.00481000000</text:p>
          </table:table-cell>
          <table:table-cell office:value-type="float" office:value="0.00176" calcext:value-type="float">
            <text:p>0.00176000000</text:p>
          </table:table-cell>
          <table:table-cell office:value-type="float" office:value="0.000796" calcext:value-type="float">
            <text:p>0.00079600000</text:p>
          </table:table-cell>
          <table:table-cell office:value-type="float" office:value="0.000371" calcext:value-type="float">
            <text:p>0.00037100000</text:p>
          </table:table-cell>
          <table:table-cell office:value-type="float" office:value="0.000168" calcext:value-type="float">
            <text:p>0.00016800000</text:p>
          </table:table-cell>
          <table:table-cell office:value-type="float" office:value="0.0000758" calcext:value-type="float">
            <text:p>0.00007580000</text:p>
          </table:table-cell>
          <table:table-cell office:value-type="float" office:value="0.0000344" calcext:value-type="float">
            <text:p>0.00003440000</text:p>
          </table:table-cell>
          <table:table-cell office:value-type="float" office:value="0.0000156" calcext:value-type="float">
            <text:p>0.00001560000</text:p>
          </table:table-cell>
          <table:table-cell office:value-type="float" office:value="0.0000071" calcext:value-type="float">
            <text:p>0.00000710000</text:p>
          </table:table-cell>
          <table:table-cell office:value-type="float" office:value="0.00000323" calcext:value-type="float">
            <text:p>0.00000323000</text:p>
          </table:table-cell>
          <table:table-cell office:value-type="float" office:value="0.00000147" calcext:value-type="float">
            <text:p>0.00000147000</text:p>
          </table:table-cell>
          <table:table-cell office:value-type="float" office:value="0.0000000765" calcext:value-type="float">
            <text:p>0.000000076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nce Party</text:p>
          </table:table-cell>
          <table:table-cell/>
          <table:table-cell office:value-type="float" office:value="0.0273" calcext:value-type="float">
            <text:p>0.02730000000</text:p>
          </table:table-cell>
          <table:table-cell office:value-type="float" office:value="0.014" calcext:value-type="float">
            <text:p>0.01400000000</text:p>
          </table:table-cell>
          <table:table-cell office:value-type="float" office:value="0.00936" calcext:value-type="float">
            <text:p>0.00936000000</text:p>
          </table:table-cell>
          <table:table-cell office:value-type="float" office:value="0.00481" calcext:value-type="float">
            <text:p>0.00481000000</text:p>
          </table:table-cell>
          <table:table-cell office:value-type="float" office:value="0.00176" calcext:value-type="float">
            <text:p>0.00176000000</text:p>
          </table:table-cell>
          <table:table-cell office:value-type="float" office:value="0.000796" calcext:value-type="float">
            <text:p>0.00079600000</text:p>
          </table:table-cell>
          <table:table-cell office:value-type="float" office:value="0.000371" calcext:value-type="float">
            <text:p>0.00037100000</text:p>
          </table:table-cell>
          <table:table-cell office:value-type="float" office:value="0.000168" calcext:value-type="float">
            <text:p>0.00016800000</text:p>
          </table:table-cell>
          <table:table-cell office:value-type="float" office:value="0.0000758" calcext:value-type="float">
            <text:p>0.00007580000</text:p>
          </table:table-cell>
          <table:table-cell office:value-type="float" office:value="0.0000344" calcext:value-type="float">
            <text:p>0.00003440000</text:p>
          </table:table-cell>
          <table:table-cell office:value-type="float" office:value="0.0000156" calcext:value-type="float">
            <text:p>0.00001560000</text:p>
          </table:table-cell>
          <table:table-cell office:value-type="float" office:value="0.0000071" calcext:value-type="float">
            <text:p>0.00000710000</text:p>
          </table:table-cell>
          <table:table-cell office:value-type="float" office:value="0.00000323" calcext:value-type="float">
            <text:p>0.00000323000</text:p>
          </table:table-cell>
          <table:table-cell office:value-type="float" office:value="0.00000147" calcext:value-type="float">
            <text:p>0.00000147000</text:p>
          </table:table-cell>
          <table:table-cell office:value-type="float" office:value="0.0000000765" calcext:value-type="float">
            <text:p>0.000000076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sile Toe</text:p>
          </table:table-cell>
          <table:table-cell/>
          <table:table-cell office:value-type="float" office:value="0.0291" calcext:value-type="float">
            <text:p>0.02910000000</text:p>
          </table:table-cell>
          <table:table-cell office:value-type="float" office:value="0.0149" calcext:value-type="float">
            <text:p>0.01490000000</text:p>
          </table:table-cell>
          <table:table-cell office:value-type="float" office:value="0.00998" calcext:value-type="float">
            <text:p>0.00998000000</text:p>
          </table:table-cell>
          <table:table-cell office:value-type="float" office:value="0.00513" calcext:value-type="float">
            <text:p>0.00513000000</text:p>
          </table:table-cell>
          <table:table-cell office:value-type="float" office:value="0.00187" calcext:value-type="float">
            <text:p>0.00187000000</text:p>
          </table:table-cell>
          <table:table-cell office:value-type="float" office:value="0.000849" calcext:value-type="float">
            <text:p>0.00084900000</text:p>
          </table:table-cell>
          <table:table-cell office:value-type="float" office:value="0.000395" calcext:value-type="float">
            <text:p>0.00039500000</text:p>
          </table:table-cell>
          <table:table-cell office:value-type="float" office:value="0.000179" calcext:value-type="float">
            <text:p>0.00017900000</text:p>
          </table:table-cell>
          <table:table-cell office:value-type="float" office:value="0.0000809" calcext:value-type="float">
            <text:p>0.00008090000</text:p>
          </table:table-cell>
          <table:table-cell office:value-type="float" office:value="0.0000367" calcext:value-type="float">
            <text:p>0.0000367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758" calcext:value-type="float">
            <text:p>0.00000758000</text:p>
          </table:table-cell>
          <table:table-cell office:value-type="float" office:value="0.00000344" calcext:value-type="float">
            <text:p>0.00000344000</text:p>
          </table:table-cell>
          <table:table-cell office:value-type="float" office:value="0.00000157" calcext:value-type="float">
            <text:p>0.00000157000</text:p>
          </table:table-cell>
          <table:table-cell office:value-type="float" office:value="0.0000000816" calcext:value-type="float">
            <text:p>0.00000008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stumed Tiger</text:p>
          </table:table-cell>
          <table:table-cell/>
          <table:table-cell office:value-type="float" office:value="0.0293" calcext:value-type="float">
            <text:p>0.02930000000</text:p>
          </table:table-cell>
          <table:table-cell office:value-type="float" office:value="0.015" calcext:value-type="float">
            <text:p>0.01500000000</text:p>
          </table:table-cell>
          <table:table-cell office:value-type="float" office:value="0.01" calcext:value-type="float">
            <text:p>0.01000000000</text:p>
          </table:table-cell>
          <table:table-cell office:value-type="float" office:value="0.00517" calcext:value-type="float">
            <text:p>0.00517000000</text:p>
          </table:table-cell>
          <table:table-cell office:value-type="float" office:value="0.00188" calcext:value-type="float">
            <text:p>0.00188000000</text:p>
          </table:table-cell>
          <table:table-cell office:value-type="float" office:value="0.000854" calcext:value-type="float">
            <text:p>0.00085400000</text:p>
          </table:table-cell>
          <table:table-cell office:value-type="float" office:value="0.000398" calcext:value-type="float">
            <text:p>0.00039800000</text:p>
          </table:table-cell>
          <table:table-cell office:value-type="float" office:value="0.00018" calcext:value-type="float">
            <text:p>0.00018000000</text:p>
          </table:table-cell>
          <table:table-cell office:value-type="float" office:value="0.0000814" calcext:value-type="float">
            <text:p>0.00008140000</text:p>
          </table:table-cell>
          <table:table-cell office:value-type="float" office:value="0.0000369" calcext:value-type="float">
            <text:p>0.00003690000</text:p>
          </table:table-cell>
          <table:table-cell office:value-type="float" office:value="0.0000167" calcext:value-type="float">
            <text:p>0.00001670000</text:p>
          </table:table-cell>
          <table:table-cell office:value-type="float" office:value="0.00000762" calcext:value-type="float">
            <text:p>0.00000762000</text:p>
          </table:table-cell>
          <table:table-cell office:value-type="float" office:value="0.00000347" calcext:value-type="float">
            <text:p>0.00000347000</text:p>
          </table:table-cell>
          <table:table-cell office:value-type="float" office:value="0.00000158" calcext:value-type="float">
            <text:p>0.00000158000</text:p>
          </table:table-cell>
          <table:table-cell office:value-type="float" office:value="0.0000000821" calcext:value-type="float">
            <text:p>0.000000082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ingerbread</text:p>
          </table:table-cell>
          <table:table-cell/>
          <table:table-cell office:value-type="float" office:value="0.0327" calcext:value-type="float">
            <text:p>0.03270000000</text:p>
          </table:table-cell>
          <table:table-cell office:value-type="float" office:value="0.0167" calcext:value-type="float">
            <text:p>0.01670000000</text:p>
          </table:table-cell>
          <table:table-cell office:value-type="float" office:value="0.0112" calcext:value-type="float">
            <text:p>0.01120000000</text:p>
          </table:table-cell>
          <table:table-cell office:value-type="float" office:value="0.00578" calcext:value-type="float">
            <text:p>0.00578000000</text:p>
          </table:table-cell>
          <table:table-cell office:value-type="float" office:value="0.00211" calcext:value-type="float">
            <text:p>0.00211000000</text:p>
          </table:table-cell>
          <table:table-cell office:value-type="float" office:value="0.000955" calcext:value-type="float">
            <text:p>0.00095500000</text:p>
          </table:table-cell>
          <table:table-cell office:value-type="float" office:value="0.000445" calcext:value-type="float">
            <text:p>0.00044500000</text:p>
          </table:table-cell>
          <table:table-cell office:value-type="float" office:value="0.000201" calcext:value-type="float">
            <text:p>0.00020100000</text:p>
          </table:table-cell>
          <table:table-cell office:value-type="float" office:value="0.000091" calcext:value-type="float">
            <text:p>0.00009100000</text:p>
          </table:table-cell>
          <table:table-cell office:value-type="float" office:value="0.0000413" calcext:value-type="float">
            <text:p>0.00004130000</text:p>
          </table:table-cell>
          <table:table-cell office:value-type="float" office:value="0.0000187" calcext:value-type="float">
            <text:p>0.00001870000</text:p>
          </table:table-cell>
          <table:table-cell office:value-type="float" office:value="0.00000852" calcext:value-type="float">
            <text:p>0.00000852000</text:p>
          </table:table-cell>
          <table:table-cell office:value-type="float" office:value="0.00000387" calcext:value-type="float">
            <text:p>0.00000387000</text:p>
          </table:table-cell>
          <table:table-cell office:value-type="float" office:value="0.00000176" calcext:value-type="float">
            <text:p>0.00000176000</text:p>
          </table:table-cell>
          <table:table-cell office:value-type="float" office:value="0.0000000918" calcext:value-type="float">
            <text:p>0.000000091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ever Alone</text:p>
          </table:table-cell>
          <table:table-cell/>
          <table:table-cell office:value-type="float" office:value="0.0327" calcext:value-type="float">
            <text:p>0.03270000000</text:p>
          </table:table-cell>
          <table:table-cell office:value-type="float" office:value="0.0167" calcext:value-type="float">
            <text:p>0.01670000000</text:p>
          </table:table-cell>
          <table:table-cell office:value-type="float" office:value="0.0112" calcext:value-type="float">
            <text:p>0.01120000000</text:p>
          </table:table-cell>
          <table:table-cell office:value-type="float" office:value="0.00578" calcext:value-type="float">
            <text:p>0.00578000000</text:p>
          </table:table-cell>
          <table:table-cell office:value-type="float" office:value="0.00211" calcext:value-type="float">
            <text:p>0.00211000000</text:p>
          </table:table-cell>
          <table:table-cell office:value-type="float" office:value="0.000955" calcext:value-type="float">
            <text:p>0.00095500000</text:p>
          </table:table-cell>
          <table:table-cell office:value-type="float" office:value="0.000445" calcext:value-type="float">
            <text:p>0.00044500000</text:p>
          </table:table-cell>
          <table:table-cell office:value-type="float" office:value="0.000201" calcext:value-type="float">
            <text:p>0.00020100000</text:p>
          </table:table-cell>
          <table:table-cell office:value-type="float" office:value="0.000091" calcext:value-type="float">
            <text:p>0.00009100000</text:p>
          </table:table-cell>
          <table:table-cell office:value-type="float" office:value="0.0000413" calcext:value-type="float">
            <text:p>0.00004130000</text:p>
          </table:table-cell>
          <table:table-cell office:value-type="float" office:value="0.0000187" calcext:value-type="float">
            <text:p>0.00001870000</text:p>
          </table:table-cell>
          <table:table-cell office:value-type="float" office:value="0.00000852" calcext:value-type="float">
            <text:p>0.00000852000</text:p>
          </table:table-cell>
          <table:table-cell office:value-type="float" office:value="0.00000387" calcext:value-type="float">
            <text:p>0.00000387000</text:p>
          </table:table-cell>
          <table:table-cell office:value-type="float" office:value="0.00000176" calcext:value-type="float">
            <text:p>0.00000176000</text:p>
          </table:table-cell>
          <table:table-cell office:value-type="float" office:value="0.0000000918" calcext:value-type="float">
            <text:p>0.000000091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enage Vampire</text:p>
          </table:table-cell>
          <table:table-cell/>
          <table:table-cell office:value-type="float" office:value="0.0364" calcext:value-type="float">
            <text:p>0.03640000000</text:p>
          </table:table-cell>
          <table:table-cell office:value-type="float" office:value="0.0186" calcext:value-type="float">
            <text:p>0.01860000000</text:p>
          </table:table-cell>
          <table:table-cell office:value-type="float" office:value="0.0125" calcext:value-type="float">
            <text:p>0.01250000000</text:p>
          </table:table-cell>
          <table:table-cell office:value-type="float" office:value="0.00642" calcext:value-type="float">
            <text:p>0.00642000000</text:p>
          </table:table-cell>
          <table:table-cell office:value-type="float" office:value="0.00234" calcext:value-type="float">
            <text:p>0.00234000000</text:p>
          </table:table-cell>
          <table:table-cell office:value-type="float" office:value="0.00106" calcext:value-type="float">
            <text:p>0.00106000000</text:p>
          </table:table-cell>
          <table:table-cell office:value-type="float" office:value="0.000494" calcext:value-type="float">
            <text:p>0.00049400000</text:p>
          </table:table-cell>
          <table:table-cell office:value-type="float" office:value="0.000223" calcext:value-type="float">
            <text:p>0.000223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9" calcext:value-type="float">
            <text:p>0.00004590000</text:p>
          </table:table-cell>
          <table:table-cell office:value-type="float" office:value="0.0000208" calcext:value-type="float">
            <text:p>0.00002080000</text:p>
          </table:table-cell>
          <table:table-cell office:value-type="float" office:value="0.00000947" calcext:value-type="float">
            <text:p>0.00000947000</text:p>
          </table:table-cell>
          <table:table-cell office:value-type="float" office:value="0.0000043" calcext:value-type="float">
            <text:p>0.00000430000</text:p>
          </table:table-cell>
          <table:table-cell office:value-type="float" office:value="0.00000196" calcext:value-type="float">
            <text:p>0.00000196000</text:p>
          </table:table-cell>
          <table:table-cell office:value-type="float" office:value="0.000000102" calcext:value-type="float">
            <text:p>0.0000001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y Tinkerer</text:p>
          </table:table-cell>
          <table:table-cell/>
          <table:table-cell office:value-type="float" office:value="0.0364" calcext:value-type="float">
            <text:p>0.03640000000</text:p>
          </table:table-cell>
          <table:table-cell office:value-type="float" office:value="0.0186" calcext:value-type="float">
            <text:p>0.01860000000</text:p>
          </table:table-cell>
          <table:table-cell office:value-type="float" office:value="0.0125" calcext:value-type="float">
            <text:p>0.01250000000</text:p>
          </table:table-cell>
          <table:table-cell office:value-type="float" office:value="0.00642" calcext:value-type="float">
            <text:p>0.00642000000</text:p>
          </table:table-cell>
          <table:table-cell office:value-type="float" office:value="0.00234" calcext:value-type="float">
            <text:p>0.00234000000</text:p>
          </table:table-cell>
          <table:table-cell office:value-type="float" office:value="0.00106" calcext:value-type="float">
            <text:p>0.00106000000</text:p>
          </table:table-cell>
          <table:table-cell office:value-type="float" office:value="0.000494" calcext:value-type="float">
            <text:p>0.00049400000</text:p>
          </table:table-cell>
          <table:table-cell office:value-type="float" office:value="0.000223" calcext:value-type="float">
            <text:p>0.000223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9" calcext:value-type="float">
            <text:p>0.00004590000</text:p>
          </table:table-cell>
          <table:table-cell office:value-type="float" office:value="0.0000208" calcext:value-type="float">
            <text:p>0.00002080000</text:p>
          </table:table-cell>
          <table:table-cell office:value-type="float" office:value="0.00000947" calcext:value-type="float">
            <text:p>0.00000947000</text:p>
          </table:table-cell>
          <table:table-cell office:value-type="float" office:value="0.0000043" calcext:value-type="float">
            <text:p>0.00000430000</text:p>
          </table:table-cell>
          <table:table-cell office:value-type="float" office:value="0.00000196" calcext:value-type="float">
            <text:p>0.00000196000</text:p>
          </table:table-cell>
          <table:table-cell office:value-type="float" office:value="0.000000102" calcext:value-type="float">
            <text:p>0.0000001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y Head</text:p>
          </table:table-cell>
          <table:table-cell/>
          <table:table-cell office:value-type="float" office:value="0.0364" calcext:value-type="float">
            <text:p>0.03640000000</text:p>
          </table:table-cell>
          <table:table-cell office:value-type="float" office:value="0.0186" calcext:value-type="float">
            <text:p>0.01860000000</text:p>
          </table:table-cell>
          <table:table-cell office:value-type="float" office:value="0.0125" calcext:value-type="float">
            <text:p>0.01250000000</text:p>
          </table:table-cell>
          <table:table-cell office:value-type="float" office:value="0.00642" calcext:value-type="float">
            <text:p>0.00642000000</text:p>
          </table:table-cell>
          <table:table-cell office:value-type="float" office:value="0.00234" calcext:value-type="float">
            <text:p>0.00234000000</text:p>
          </table:table-cell>
          <table:table-cell office:value-type="float" office:value="0.00106" calcext:value-type="float">
            <text:p>0.00106000000</text:p>
          </table:table-cell>
          <table:table-cell office:value-type="float" office:value="0.000494" calcext:value-type="float">
            <text:p>0.00049400000</text:p>
          </table:table-cell>
          <table:table-cell office:value-type="float" office:value="0.000223" calcext:value-type="float">
            <text:p>0.000223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9" calcext:value-type="float">
            <text:p>0.00004590000</text:p>
          </table:table-cell>
          <table:table-cell office:value-type="float" office:value="0.0000208" calcext:value-type="float">
            <text:p>0.00002080000</text:p>
          </table:table-cell>
          <table:table-cell office:value-type="float" office:value="0.00000947" calcext:value-type="float">
            <text:p>0.00000947000</text:p>
          </table:table-cell>
          <table:table-cell office:value-type="float" office:value="0.0000043" calcext:value-type="float">
            <text:p>0.00000430000</text:p>
          </table:table-cell>
          <table:table-cell office:value-type="float" office:value="0.00000196" calcext:value-type="float">
            <text:p>0.00000196000</text:p>
          </table:table-cell>
          <table:table-cell office:value-type="float" office:value="0.000000102" calcext:value-type="float">
            <text:p>0.0000001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e Skiing</text:p>
          </table:table-cell>
          <table:table-cell/>
          <table:table-cell office:value-type="float" office:value="0.0364" calcext:value-type="float">
            <text:p>0.03640000000</text:p>
          </table:table-cell>
          <table:table-cell office:value-type="float" office:value="0.0186" calcext:value-type="float">
            <text:p>0.01860000000</text:p>
          </table:table-cell>
          <table:table-cell office:value-type="float" office:value="0.0125" calcext:value-type="float">
            <text:p>0.01250000000</text:p>
          </table:table-cell>
          <table:table-cell office:value-type="float" office:value="0.00642" calcext:value-type="float">
            <text:p>0.00642000000</text:p>
          </table:table-cell>
          <table:table-cell office:value-type="float" office:value="0.00234" calcext:value-type="float">
            <text:p>0.00234000000</text:p>
          </table:table-cell>
          <table:table-cell office:value-type="float" office:value="0.00106" calcext:value-type="float">
            <text:p>0.00106000000</text:p>
          </table:table-cell>
          <table:table-cell office:value-type="float" office:value="0.000494" calcext:value-type="float">
            <text:p>0.00049400000</text:p>
          </table:table-cell>
          <table:table-cell office:value-type="float" office:value="0.000223" calcext:value-type="float">
            <text:p>0.000223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59" calcext:value-type="float">
            <text:p>0.00004590000</text:p>
          </table:table-cell>
          <table:table-cell office:value-type="float" office:value="0.0000208" calcext:value-type="float">
            <text:p>0.00002080000</text:p>
          </table:table-cell>
          <table:table-cell office:value-type="float" office:value="0.00000947" calcext:value-type="float">
            <text:p>0.00000947000</text:p>
          </table:table-cell>
          <table:table-cell office:value-type="float" office:value="0.0000043" calcext:value-type="float">
            <text:p>0.00000430000</text:p>
          </table:table-cell>
          <table:table-cell office:value-type="float" office:value="0.00000196" calcext:value-type="float">
            <text:p>0.00000196000</text:p>
          </table:table-cell>
          <table:table-cell office:value-type="float" office:value="0.000000102" calcext:value-type="float">
            <text:p>0.0000001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nosuit</text:p>
          </table:table-cell>
          <table:table-cell/>
          <table:table-cell office:value-type="float" office:value="0.0382" calcext:value-type="float">
            <text:p>0.03820000000</text:p>
          </table:table-cell>
          <table:table-cell office:value-type="float" office:value="0.0195" calcext:value-type="float">
            <text:p>0.01950000000</text:p>
          </table:table-cell>
          <table:table-cell office:value-type="float" office:value="0.0131" calcext:value-type="float">
            <text:p>0.01310000000</text:p>
          </table:table-cell>
          <table:table-cell office:value-type="float" office:value="0.00674" calcext:value-type="float">
            <text:p>0.00674000000</text:p>
          </table:table-cell>
          <table:table-cell office:value-type="float" office:value="0.00246" calcext:value-type="float">
            <text:p>0.00246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19" calcext:value-type="float">
            <text:p>0.00051900000</text:p>
          </table:table-cell>
          <table:table-cell office:value-type="float" office:value="0.000235" calcext:value-type="float">
            <text:p>0.00023500000</text:p>
          </table:table-cell>
          <table:table-cell office:value-type="float" office:value="0.000106" calcext:value-type="float">
            <text:p>0.00010600000</text:p>
          </table:table-cell>
          <table:table-cell office:value-type="float" office:value="0.0000481" calcext:value-type="float">
            <text:p>0.00004810000</text:p>
          </table:table-cell>
          <table:table-cell office:value-type="float" office:value="0.0000218" calcext:value-type="float">
            <text:p>0.00002180000</text:p>
          </table:table-cell>
          <table:table-cell office:value-type="float" office:value="0.00000994" calcext:value-type="float">
            <text:p>0.00000994000</text:p>
          </table:table-cell>
          <table:table-cell office:value-type="float" office:value="0.00000452" calcext:value-type="float">
            <text:p>0.00000452000</text:p>
          </table:table-cell>
          <table:table-cell office:value-type="float" office:value="0.00000205" calcext:value-type="float">
            <text:p>0.00000205000</text:p>
          </table:table-cell>
          <table:table-cell office:value-type="float" office:value="0.000000107" calcext:value-type="float">
            <text:p>0.0000001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 Year's</text:p>
          </table:table-cell>
          <table:table-cell/>
          <table:table-cell office:value-type="float" office:value="0.04" calcext:value-type="float">
            <text:p>0.04000000000</text:p>
          </table:table-cell>
          <table:table-cell office:value-type="float" office:value="0.0205" calcext:value-type="float">
            <text:p>0.02050000000</text:p>
          </table:table-cell>
          <table:table-cell office:value-type="float" office:value="0.0137" calcext:value-type="float">
            <text:p>0.01370000000</text:p>
          </table:table-cell>
          <table:table-cell office:value-type="float" office:value="0.00706" calcext:value-type="float">
            <text:p>0.00706000000</text:p>
          </table:table-cell>
          <table:table-cell office:value-type="float" office:value="0.00257" calcext:value-type="float">
            <text:p>0.00257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43" calcext:value-type="float">
            <text:p>0.00054300000</text:p>
          </table:table-cell>
          <table:table-cell office:value-type="float" office:value="0.000246" calcext:value-type="float">
            <text:p>0.00024600000</text:p>
          </table:table-cell>
          <table:table-cell office:value-type="float" office:value="0.000111" calcext:value-type="float">
            <text:p>0.00011100000</text:p>
          </table:table-cell>
          <table:table-cell office:value-type="float" office:value="0.0000504" calcext:value-type="float">
            <text:p>0.00005040000</text:p>
          </table:table-cell>
          <table:table-cell office:value-type="float" office:value="0.0000229" calcext:value-type="float">
            <text:p>0.00002290000</text:p>
          </table:table-cell>
          <table:table-cell office:value-type="float" office:value="0.0000104" calcext:value-type="float">
            <text:p>0.00001040000</text:p>
          </table:table-cell>
          <table:table-cell office:value-type="float" office:value="0.00000474" calcext:value-type="float">
            <text:p>0.00000474000</text:p>
          </table:table-cell>
          <table:table-cell office:value-type="float" office:value="0.00000215" calcext:value-type="float">
            <text:p>0.00000215000</text:p>
          </table:table-cell>
          <table:table-cell office:value-type="float" office:value="0.000000112" calcext:value-type="float">
            <text:p>0.00000011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diculous Sweater</text:p>
          </table:table-cell>
          <table:table-cell/>
          <table:table-cell office:value-type="float" office:value="0.0409" calcext:value-type="float">
            <text:p>0.04090000000</text:p>
          </table:table-cell>
          <table:table-cell office:value-type="float" office:value="0.0209" calcext:value-type="float">
            <text:p>0.02090000000</text:p>
          </table:table-cell>
          <table:table-cell office:value-type="float" office:value="0.014" calcext:value-type="float">
            <text:p>0.01400000000</text:p>
          </table:table-cell>
          <table:table-cell office:value-type="float" office:value="0.00722" calcext:value-type="float">
            <text:p>0.00722000000</text:p>
          </table:table-cell>
          <table:table-cell office:value-type="float" office:value="0.00263" calcext:value-type="float">
            <text:p>0.00263000000</text:p>
          </table:table-cell>
          <table:table-cell office:value-type="float" office:value="0.00119" calcext:value-type="float">
            <text:p>0.00119000000</text:p>
          </table:table-cell>
          <table:table-cell office:value-type="float" office:value="0.000556" calcext:value-type="float">
            <text:p>0.00055600000</text:p>
          </table:table-cell>
          <table:table-cell office:value-type="float" office:value="0.000251" calcext:value-type="float">
            <text:p>0.000251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6" calcext:value-type="float">
            <text:p>0.00005160000</text:p>
          </table:table-cell>
          <table:table-cell office:value-type="float" office:value="0.0000234" calcext:value-type="float">
            <text:p>0.00002340000</text:p>
          </table:table-cell>
          <table:table-cell office:value-type="float" office:value="0.0000107" calcext:value-type="float">
            <text:p>0.00001070000</text:p>
          </table:table-cell>
          <table:table-cell office:value-type="float" office:value="0.00000484" calcext:value-type="float">
            <text:p>0.00000484000</text:p>
          </table:table-cell>
          <table:table-cell office:value-type="float" office:value="0.0000022" calcext:value-type="float">
            <text:p>0.00000220000</text:p>
          </table:table-cell>
          <table:table-cell office:value-type="float" office:value="0.000000115" calcext:value-type="float">
            <text:p>0.00000011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dancer</text:p>
          </table:table-cell>
          <table:table-cell/>
          <table:table-cell office:value-type="float" office:value="0.0409" calcext:value-type="float">
            <text:p>0.04090000000</text:p>
          </table:table-cell>
          <table:table-cell office:value-type="float" office:value="0.0209" calcext:value-type="float">
            <text:p>0.02090000000</text:p>
          </table:table-cell>
          <table:table-cell office:value-type="float" office:value="0.014" calcext:value-type="float">
            <text:p>0.01400000000</text:p>
          </table:table-cell>
          <table:table-cell office:value-type="float" office:value="0.00722" calcext:value-type="float">
            <text:p>0.00722000000</text:p>
          </table:table-cell>
          <table:table-cell office:value-type="float" office:value="0.00263" calcext:value-type="float">
            <text:p>0.00263000000</text:p>
          </table:table-cell>
          <table:table-cell office:value-type="float" office:value="0.00119" calcext:value-type="float">
            <text:p>0.00119000000</text:p>
          </table:table-cell>
          <table:table-cell office:value-type="float" office:value="0.000556" calcext:value-type="float">
            <text:p>0.00055600000</text:p>
          </table:table-cell>
          <table:table-cell office:value-type="float" office:value="0.000251" calcext:value-type="float">
            <text:p>0.000251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6" calcext:value-type="float">
            <text:p>0.00005160000</text:p>
          </table:table-cell>
          <table:table-cell office:value-type="float" office:value="0.0000234" calcext:value-type="float">
            <text:p>0.00002340000</text:p>
          </table:table-cell>
          <table:table-cell office:value-type="float" office:value="0.0000107" calcext:value-type="float">
            <text:p>0.00001070000</text:p>
          </table:table-cell>
          <table:table-cell office:value-type="float" office:value="0.00000484" calcext:value-type="float">
            <text:p>0.00000484000</text:p>
          </table:table-cell>
          <table:table-cell office:value-type="float" office:value="0.0000022" calcext:value-type="float">
            <text:p>0.00000220000</text:p>
          </table:table-cell>
          <table:table-cell office:value-type="float" office:value="0.000000115" calcext:value-type="float">
            <text:p>0.00000011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ocolate Overload</text:p>
          </table:table-cell>
          <table:table-cell/>
          <table:table-cell office:value-type="float" office:value="0.0436" calcext:value-type="float">
            <text:p>0.04360000000</text:p>
          </table:table-cell>
          <table:table-cell office:value-type="float" office:value="0.0223" calcext:value-type="float">
            <text:p>0.02230000000</text:p>
          </table:table-cell>
          <table:table-cell office:value-type="float" office:value="0.015" calcext:value-type="float">
            <text:p>0.01500000000</text:p>
          </table:table-cell>
          <table:table-cell office:value-type="float" office:value="0.0077" calcext:value-type="float">
            <text:p>0.00770000000</text:p>
          </table:table-cell>
          <table:table-cell office:value-type="float" office:value="0.00281" calcext:value-type="float">
            <text:p>0.00281000000</text:p>
          </table:table-cell>
          <table:table-cell office:value-type="float" office:value="0.00127" calcext:value-type="float">
            <text:p>0.00127000000</text:p>
          </table:table-cell>
          <table:table-cell office:value-type="float" office:value="0.000593" calcext:value-type="float">
            <text:p>0.00059300000</text:p>
          </table:table-cell>
          <table:table-cell office:value-type="float" office:value="0.000268" calcext:value-type="float">
            <text:p>0.00026800000</text:p>
          </table:table-cell>
          <table:table-cell office:value-type="float" office:value="0.000121" calcext:value-type="float">
            <text:p>0.00012100000</text:p>
          </table:table-cell>
          <table:table-cell office:value-type="float" office:value="0.000055" calcext:value-type="float">
            <text:p>0.00005500000</text:p>
          </table:table-cell>
          <table:table-cell office:value-type="float" office:value="0.000025" calcext:value-type="float">
            <text:p>0.00002500000</text:p>
          </table:table-cell>
          <table:table-cell office:value-type="float" office:value="0.0000114" calcext:value-type="float">
            <text:p>0.00001140000</text:p>
          </table:table-cell>
          <table:table-cell office:value-type="float" office:value="0.00000517" calcext:value-type="float">
            <text:p>0.00000517000</text:p>
          </table:table-cell>
          <table:table-cell office:value-type="float" office:value="0.00000235" calcext:value-type="float">
            <text:p>0.00000235000</text:p>
          </table:table-cell>
          <table:table-cell office:value-type="float" office:value="0.000000122" calcext:value-type="float">
            <text:p>0.00000012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inbo</text:p>
          </table:table-cell>
          <table:table-cell/>
          <table:table-cell office:value-type="float" office:value="0.0436" calcext:value-type="float">
            <text:p>0.04360000000</text:p>
          </table:table-cell>
          <table:table-cell office:value-type="float" office:value="0.0223" calcext:value-type="float">
            <text:p>0.02230000000</text:p>
          </table:table-cell>
          <table:table-cell office:value-type="float" office:value="0.015" calcext:value-type="float">
            <text:p>0.01500000000</text:p>
          </table:table-cell>
          <table:table-cell office:value-type="float" office:value="0.0077" calcext:value-type="float">
            <text:p>0.00770000000</text:p>
          </table:table-cell>
          <table:table-cell office:value-type="float" office:value="0.00281" calcext:value-type="float">
            <text:p>0.00281000000</text:p>
          </table:table-cell>
          <table:table-cell office:value-type="float" office:value="0.00127" calcext:value-type="float">
            <text:p>0.00127000000</text:p>
          </table:table-cell>
          <table:table-cell office:value-type="float" office:value="0.000593" calcext:value-type="float">
            <text:p>0.00059300000</text:p>
          </table:table-cell>
          <table:table-cell office:value-type="float" office:value="0.000268" calcext:value-type="float">
            <text:p>0.00026800000</text:p>
          </table:table-cell>
          <table:table-cell office:value-type="float" office:value="0.000121" calcext:value-type="float">
            <text:p>0.00012100000</text:p>
          </table:table-cell>
          <table:table-cell office:value-type="float" office:value="0.000055" calcext:value-type="float">
            <text:p>0.00005500000</text:p>
          </table:table-cell>
          <table:table-cell office:value-type="float" office:value="0.000025" calcext:value-type="float">
            <text:p>0.00002500000</text:p>
          </table:table-cell>
          <table:table-cell office:value-type="float" office:value="0.0000114" calcext:value-type="float">
            <text:p>0.00001140000</text:p>
          </table:table-cell>
          <table:table-cell office:value-type="float" office:value="0.00000517" calcext:value-type="float">
            <text:p>0.00000517000</text:p>
          </table:table-cell>
          <table:table-cell office:value-type="float" office:value="0.00000235" calcext:value-type="float">
            <text:p>0.00000235000</text:p>
          </table:table-cell>
          <table:table-cell office:value-type="float" office:value="0.000000122" calcext:value-type="float">
            <text:p>0.00000012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ristmas Tree</text:p>
          </table:table-cell>
          <table:table-cell/>
          <table:table-cell office:value-type="float" office:value="0.0473" calcext:value-type="float">
            <text:p>0.04730000000</text:p>
          </table:table-cell>
          <table:table-cell office:value-type="float" office:value="0.0242" calcext:value-type="float">
            <text:p>0.02420000000</text:p>
          </table:table-cell>
          <table:table-cell office:value-type="float" office:value="0.0162" calcext:value-type="float">
            <text:p>0.01620000000</text:p>
          </table:table-cell>
          <table:table-cell office:value-type="float" office:value="0.00834" calcext:value-type="float">
            <text:p>0.00834000000</text:p>
          </table:table-cell>
          <table:table-cell office:value-type="float" office:value="0.00304" calcext:value-type="float">
            <text:p>0.00304000000</text:p>
          </table:table-cell>
          <table:table-cell office:value-type="float" office:value="0.00138" calcext:value-type="float">
            <text:p>0.00138000000</text:p>
          </table:table-cell>
          <table:table-cell office:value-type="float" office:value="0.000642" calcext:value-type="float">
            <text:p>0.00064200000</text:p>
          </table:table-cell>
          <table:table-cell office:value-type="float" office:value="0.00029" calcext:value-type="float">
            <text:p>0.00029000000</text:p>
          </table:table-cell>
          <table:table-cell office:value-type="float" office:value="0.000131" calcext:value-type="float">
            <text:p>0.00013100000</text:p>
          </table:table-cell>
          <table:table-cell office:value-type="float" office:value="0.0000596" calcext:value-type="float">
            <text:p>0.00005960000</text:p>
          </table:table-cell>
          <table:table-cell office:value-type="float" office:value="0.000027" calcext:value-type="float">
            <text:p>0.00002700000</text:p>
          </table:table-cell>
          <table:table-cell office:value-type="float" office:value="0.0000123" calcext:value-type="float">
            <text:p>0.00001230000</text:p>
          </table:table-cell>
          <table:table-cell office:value-type="float" office:value="0.0000056" calcext:value-type="float">
            <text:p>0.00000560000</text:p>
          </table:table-cell>
          <table:table-cell office:value-type="float" office:value="0.00000254" calcext:value-type="float">
            <text:p>0.00000254000</text:p>
          </table:table-cell>
          <table:table-cell office:value-type="float" office:value="0.000000133" calcext:value-type="float">
            <text:p>0.00000013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ombot Unipire</text:p>
          </table:table-cell>
          <table:table-cell/>
          <table:table-cell office:value-type="float" office:value="0.0478" calcext:value-type="float">
            <text:p>0.04780000000</text:p>
          </table:table-cell>
          <table:table-cell office:value-type="float" office:value="0.0245" calcext:value-type="float">
            <text:p>0.02450000000</text:p>
          </table:table-cell>
          <table:table-cell office:value-type="float" office:value="0.0164" calcext:value-type="float">
            <text:p>0.01640000000</text:p>
          </table:table-cell>
          <table:table-cell office:value-type="float" office:value="0.00844" calcext:value-type="float">
            <text:p>0.00844000000</text:p>
          </table:table-cell>
          <table:table-cell office:value-type="float" office:value="0.00308" calcext:value-type="float">
            <text:p>0.00308000000</text:p>
          </table:table-cell>
          <table:table-cell office:value-type="float" office:value="0.0014" calcext:value-type="float">
            <text:p>0.00140000000</text:p>
          </table:table-cell>
          <table:table-cell office:value-type="float" office:value="0.00065" calcext:value-type="float">
            <text:p>0.00065000000</text:p>
          </table:table-cell>
          <table:table-cell office:value-type="float" office:value="0.000294" calcext:value-type="float">
            <text:p>0.00029400000</text:p>
          </table:table-cell>
          <table:table-cell office:value-type="float" office:value="0.000133" calcext:value-type="float">
            <text:p>0.00013300000</text:p>
          </table:table-cell>
          <table:table-cell office:value-type="float" office:value="0.0000603" calcext:value-type="float">
            <text:p>0.00006030000</text:p>
          </table:table-cell>
          <table:table-cell office:value-type="float" office:value="0.0000273" calcext:value-type="float">
            <text:p>0.00002730000</text:p>
          </table:table-cell>
          <table:table-cell office:value-type="float" office:value="0.0000125" calcext:value-type="float">
            <text:p>0.00001250000</text:p>
          </table:table-cell>
          <table:table-cell office:value-type="float" office:value="0.00000566" calcext:value-type="float">
            <text:p>0.00000566000</text:p>
          </table:table-cell>
          <table:table-cell office:value-type="float" office:value="0.00000257" calcext:value-type="float">
            <text:p>0.00000257000</text:p>
          </table:table-cell>
          <table:table-cell office:value-type="float" office:value="0.000000134" calcext:value-type="float">
            <text:p>0.00000013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blower</text:p>
          </table:table-cell>
          <table:table-cell/>
          <table:table-cell office:value-type="float" office:value="0.0491" calcext:value-type="float">
            <text:p>0.04910000000</text:p>
          </table:table-cell>
          <table:table-cell office:value-type="float" office:value="0.0251" calcext:value-type="float">
            <text:p>0.02510000000</text:p>
          </table:table-cell>
          <table:table-cell office:value-type="float" office:value="0.0168" calcext:value-type="float">
            <text:p>0.01680000000</text:p>
          </table:table-cell>
          <table:table-cell office:value-type="float" office:value="0.00866" calcext:value-type="float">
            <text:p>0.00866000000</text:p>
          </table:table-cell>
          <table:table-cell office:value-type="float" office:value="0.00316" calcext:value-type="float">
            <text:p>0.00316000000</text:p>
          </table:table-cell>
          <table:table-cell office:value-type="float" office:value="0.00143" calcext:value-type="float">
            <text:p>0.00143000000</text:p>
          </table:table-cell>
          <table:table-cell office:value-type="float" office:value="0.000667" calcext:value-type="float">
            <text:p>0.00066700000</text:p>
          </table:table-cell>
          <table:table-cell office:value-type="float" office:value="0.000302" calcext:value-type="float">
            <text:p>0.00030200000</text:p>
          </table:table-cell>
          <table:table-cell office:value-type="float" office:value="0.000136" calcext:value-type="float">
            <text:p>0.00013600000</text:p>
          </table:table-cell>
          <table:table-cell office:value-type="float" office:value="0.0000619" calcext:value-type="float">
            <text:p>0.00006190000</text:p>
          </table:table-cell>
          <table:table-cell office:value-type="float" office:value="0.0000281" calcext:value-type="float">
            <text:p>0.00002810000</text:p>
          </table:table-cell>
          <table:table-cell office:value-type="float" office:value="0.0000128" calcext:value-type="float">
            <text:p>0.00001280000</text:p>
          </table:table-cell>
          <table:table-cell office:value-type="float" office:value="0.00000581" calcext:value-type="float">
            <text:p>0.00000581000</text:p>
          </table:table-cell>
          <table:table-cell office:value-type="float" office:value="0.00000264" calcext:value-type="float">
            <text:p>0.00000264000</text:p>
          </table:table-cell>
          <table:table-cell office:value-type="float" office:value="0.000000138" calcext:value-type="float">
            <text:p>0.00000013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umpkin Hoarder</text:p>
          </table:table-cell>
          <table:table-cell/>
          <table:table-cell office:value-type="float" office:value="0.0491" calcext:value-type="float">
            <text:p>0.04910000000</text:p>
          </table:table-cell>
          <table:table-cell office:value-type="float" office:value="0.0251" calcext:value-type="float">
            <text:p>0.02510000000</text:p>
          </table:table-cell>
          <table:table-cell office:value-type="float" office:value="0.0168" calcext:value-type="float">
            <text:p>0.01680000000</text:p>
          </table:table-cell>
          <table:table-cell office:value-type="float" office:value="0.00866" calcext:value-type="float">
            <text:p>0.00866000000</text:p>
          </table:table-cell>
          <table:table-cell office:value-type="float" office:value="0.00316" calcext:value-type="float">
            <text:p>0.00316000000</text:p>
          </table:table-cell>
          <table:table-cell office:value-type="float" office:value="0.00143" calcext:value-type="float">
            <text:p>0.00143000000</text:p>
          </table:table-cell>
          <table:table-cell office:value-type="float" office:value="0.000667" calcext:value-type="float">
            <text:p>0.00066700000</text:p>
          </table:table-cell>
          <table:table-cell office:value-type="float" office:value="0.000302" calcext:value-type="float">
            <text:p>0.00030200000</text:p>
          </table:table-cell>
          <table:table-cell office:value-type="float" office:value="0.000136" calcext:value-type="float">
            <text:p>0.00013600000</text:p>
          </table:table-cell>
          <table:table-cell office:value-type="float" office:value="0.0000619" calcext:value-type="float">
            <text:p>0.00006190000</text:p>
          </table:table-cell>
          <table:table-cell office:value-type="float" office:value="0.0000281" calcext:value-type="float">
            <text:p>0.00002810000</text:p>
          </table:table-cell>
          <table:table-cell office:value-type="float" office:value="0.0000128" calcext:value-type="float">
            <text:p>0.00001280000</text:p>
          </table:table-cell>
          <table:table-cell office:value-type="float" office:value="0.00000581" calcext:value-type="float">
            <text:p>0.00000581000</text:p>
          </table:table-cell>
          <table:table-cell office:value-type="float" office:value="0.00000264" calcext:value-type="float">
            <text:p>0.00000264000</text:p>
          </table:table-cell>
          <table:table-cell office:value-type="float" office:value="0.000000138" calcext:value-type="float">
            <text:p>0.00000013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it Light</text:p>
          </table:table-cell>
          <table:table-cell/>
          <table:table-cell office:value-type="float" office:value="0.05" calcext:value-type="float">
            <text:p>0.05000000000</text:p>
          </table:table-cell>
          <table:table-cell office:value-type="float" office:value="0.0256" calcext:value-type="float">
            <text:p>0.02560000000</text:p>
          </table:table-cell>
          <table:table-cell office:value-type="float" office:value="0.0172" calcext:value-type="float">
            <text:p>0.01720000000</text:p>
          </table:table-cell>
          <table:table-cell office:value-type="float" office:value="0.00882" calcext:value-type="float">
            <text:p>0.00882000000</text:p>
          </table:table-cell>
          <table:table-cell office:value-type="float" office:value="0.00322" calcext:value-type="float">
            <text:p>0.00322000000</text:p>
          </table:table-cell>
          <table:table-cell office:value-type="float" office:value="0.00146" calcext:value-type="float">
            <text:p>0.00146000000</text:p>
          </table:table-cell>
          <table:table-cell office:value-type="float" office:value="0.000679" calcext:value-type="float">
            <text:p>0.00067900000</text:p>
          </table:table-cell>
          <table:table-cell office:value-type="float" office:value="0.000307" calcext:value-type="float">
            <text:p>0.00030700000</text:p>
          </table:table-cell>
          <table:table-cell office:value-type="float" office:value="0.000139" calcext:value-type="float">
            <text:p>0.00013900000</text:p>
          </table:table-cell>
          <table:table-cell office:value-type="float" office:value="0.000063" calcext:value-type="float">
            <text:p>0.00006300000</text:p>
          </table:table-cell>
          <table:table-cell office:value-type="float" office:value="0.0000286" calcext:value-type="float">
            <text:p>0.00002860000</text:p>
          </table:table-cell>
          <table:table-cell office:value-type="float" office:value="0.000013" calcext:value-type="float">
            <text:p>0.00001300000</text:p>
          </table:table-cell>
          <table:table-cell office:value-type="float" office:value="0.00000592" calcext:value-type="float">
            <text:p>0.00000592000</text:p>
          </table:table-cell>
          <table:table-cell office:value-type="float" office:value="0.00000269" calcext:value-type="float">
            <text:p>0.00000269000</text:p>
          </table:table-cell>
          <table:table-cell office:value-type="float" office:value="0.00000014" calcext:value-type="float">
            <text:p>0.000000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ce Fighter Blue</text:p>
          </table:table-cell>
          <table:table-cell/>
          <table:table-cell office:value-type="float" office:value="0.05" calcext:value-type="float">
            <text:p>0.05000000000</text:p>
          </table:table-cell>
          <table:table-cell office:value-type="float" office:value="0.0256" calcext:value-type="float">
            <text:p>0.02560000000</text:p>
          </table:table-cell>
          <table:table-cell office:value-type="float" office:value="0.0172" calcext:value-type="float">
            <text:p>0.01720000000</text:p>
          </table:table-cell>
          <table:table-cell office:value-type="float" office:value="0.00882" calcext:value-type="float">
            <text:p>0.00882000000</text:p>
          </table:table-cell>
          <table:table-cell office:value-type="float" office:value="0.00322" calcext:value-type="float">
            <text:p>0.00322000000</text:p>
          </table:table-cell>
          <table:table-cell office:value-type="float" office:value="0.00146" calcext:value-type="float">
            <text:p>0.00146000000</text:p>
          </table:table-cell>
          <table:table-cell office:value-type="float" office:value="0.000679" calcext:value-type="float">
            <text:p>0.00067900000</text:p>
          </table:table-cell>
          <table:table-cell office:value-type="float" office:value="0.000307" calcext:value-type="float">
            <text:p>0.00030700000</text:p>
          </table:table-cell>
          <table:table-cell office:value-type="float" office:value="0.000139" calcext:value-type="float">
            <text:p>0.00013900000</text:p>
          </table:table-cell>
          <table:table-cell office:value-type="float" office:value="0.000063" calcext:value-type="float">
            <text:p>0.00006300000</text:p>
          </table:table-cell>
          <table:table-cell office:value-type="float" office:value="0.0000286" calcext:value-type="float">
            <text:p>0.00002860000</text:p>
          </table:table-cell>
          <table:table-cell office:value-type="float" office:value="0.000013" calcext:value-type="float">
            <text:p>0.00001300000</text:p>
          </table:table-cell>
          <table:table-cell office:value-type="float" office:value="0.00000592" calcext:value-type="float">
            <text:p>0.00000592000</text:p>
          </table:table-cell>
          <table:table-cell office:value-type="float" office:value="0.00000269" calcext:value-type="float">
            <text:p>0.00000269000</text:p>
          </table:table-cell>
          <table:table-cell office:value-type="float" office:value="0.00000014" calcext:value-type="float">
            <text:p>0.000000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ce Fighter Yellow</text:p>
          </table:table-cell>
          <table:table-cell/>
          <table:table-cell office:value-type="float" office:value="0.05" calcext:value-type="float">
            <text:p>0.05000000000</text:p>
          </table:table-cell>
          <table:table-cell office:value-type="float" office:value="0.0256" calcext:value-type="float">
            <text:p>0.02560000000</text:p>
          </table:table-cell>
          <table:table-cell office:value-type="float" office:value="0.0172" calcext:value-type="float">
            <text:p>0.01720000000</text:p>
          </table:table-cell>
          <table:table-cell office:value-type="float" office:value="0.00882" calcext:value-type="float">
            <text:p>0.00882000000</text:p>
          </table:table-cell>
          <table:table-cell office:value-type="float" office:value="0.00322" calcext:value-type="float">
            <text:p>0.00322000000</text:p>
          </table:table-cell>
          <table:table-cell office:value-type="float" office:value="0.00146" calcext:value-type="float">
            <text:p>0.00146000000</text:p>
          </table:table-cell>
          <table:table-cell office:value-type="float" office:value="0.000679" calcext:value-type="float">
            <text:p>0.00067900000</text:p>
          </table:table-cell>
          <table:table-cell office:value-type="float" office:value="0.000307" calcext:value-type="float">
            <text:p>0.00030700000</text:p>
          </table:table-cell>
          <table:table-cell office:value-type="float" office:value="0.000139" calcext:value-type="float">
            <text:p>0.00013900000</text:p>
          </table:table-cell>
          <table:table-cell office:value-type="float" office:value="0.000063" calcext:value-type="float">
            <text:p>0.00006300000</text:p>
          </table:table-cell>
          <table:table-cell office:value-type="float" office:value="0.0000286" calcext:value-type="float">
            <text:p>0.00002860000</text:p>
          </table:table-cell>
          <table:table-cell office:value-type="float" office:value="0.000013" calcext:value-type="float">
            <text:p>0.00001300000</text:p>
          </table:table-cell>
          <table:table-cell office:value-type="float" office:value="0.00000592" calcext:value-type="float">
            <text:p>0.00000592000</text:p>
          </table:table-cell>
          <table:table-cell office:value-type="float" office:value="0.00000269" calcext:value-type="float">
            <text:p>0.00000269000</text:p>
          </table:table-cell>
          <table:table-cell office:value-type="float" office:value="0.00000014" calcext:value-type="float">
            <text:p>0.000000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ce Fighter Red</text:p>
          </table:table-cell>
          <table:table-cell/>
          <table:table-cell office:value-type="float" office:value="0.05" calcext:value-type="float">
            <text:p>0.05000000000</text:p>
          </table:table-cell>
          <table:table-cell office:value-type="float" office:value="0.0256" calcext:value-type="float">
            <text:p>0.02560000000</text:p>
          </table:table-cell>
          <table:table-cell office:value-type="float" office:value="0.0172" calcext:value-type="float">
            <text:p>0.01720000000</text:p>
          </table:table-cell>
          <table:table-cell office:value-type="float" office:value="0.00882" calcext:value-type="float">
            <text:p>0.00882000000</text:p>
          </table:table-cell>
          <table:table-cell office:value-type="float" office:value="0.00322" calcext:value-type="float">
            <text:p>0.00322000000</text:p>
          </table:table-cell>
          <table:table-cell office:value-type="float" office:value="0.00146" calcext:value-type="float">
            <text:p>0.00146000000</text:p>
          </table:table-cell>
          <table:table-cell office:value-type="float" office:value="0.000679" calcext:value-type="float">
            <text:p>0.00067900000</text:p>
          </table:table-cell>
          <table:table-cell office:value-type="float" office:value="0.000307" calcext:value-type="float">
            <text:p>0.00030700000</text:p>
          </table:table-cell>
          <table:table-cell office:value-type="float" office:value="0.000139" calcext:value-type="float">
            <text:p>0.00013900000</text:p>
          </table:table-cell>
          <table:table-cell office:value-type="float" office:value="0.000063" calcext:value-type="float">
            <text:p>0.00006300000</text:p>
          </table:table-cell>
          <table:table-cell office:value-type="float" office:value="0.0000286" calcext:value-type="float">
            <text:p>0.00002860000</text:p>
          </table:table-cell>
          <table:table-cell office:value-type="float" office:value="0.000013" calcext:value-type="float">
            <text:p>0.00001300000</text:p>
          </table:table-cell>
          <table:table-cell office:value-type="float" office:value="0.00000592" calcext:value-type="float">
            <text:p>0.00000592000</text:p>
          </table:table-cell>
          <table:table-cell office:value-type="float" office:value="0.00000269" calcext:value-type="float">
            <text:p>0.00000269000</text:p>
          </table:table-cell>
          <table:table-cell office:value-type="float" office:value="0.00000014" calcext:value-type="float">
            <text:p>0.0000001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stumed Rabbit</text:p>
          </table:table-cell>
          <table:table-cell/>
          <table:table-cell office:value-type="float" office:value="0.0516" calcext:value-type="float">
            <text:p>0.05160000000</text:p>
          </table:table-cell>
          <table:table-cell office:value-type="float" office:value="0.0264" calcext:value-type="float">
            <text:p>0.02640000000</text:p>
          </table:table-cell>
          <table:table-cell office:value-type="float" office:value="0.0177" calcext:value-type="float">
            <text:p>0.01770000000</text:p>
          </table:table-cell>
          <table:table-cell office:value-type="float" office:value="0.00911" calcext:value-type="float">
            <text:p>0.00911000000</text:p>
          </table:table-cell>
          <table:table-cell office:value-type="float" office:value="0.00332" calcext:value-type="float">
            <text:p>0.00332000000</text:p>
          </table:table-cell>
          <table:table-cell office:value-type="float" office:value="0.00151" calcext:value-type="float">
            <text:p>0.00151000000</text:p>
          </table:table-cell>
          <table:table-cell office:value-type="float" office:value="0.000702" calcext:value-type="float">
            <text:p>0.00070200000</text:p>
          </table:table-cell>
          <table:table-cell office:value-type="float" office:value="0.000317" calcext:value-type="float">
            <text:p>0.00031700000</text:p>
          </table:table-cell>
          <table:table-cell office:value-type="float" office:value="0.000144" calcext:value-type="float">
            <text:p>0.00014400000</text:p>
          </table:table-cell>
          <table:table-cell office:value-type="float" office:value="0.0000651" calcext:value-type="float">
            <text:p>0.00006510000</text:p>
          </table:table-cell>
          <table:table-cell office:value-type="float" office:value="0.0000295" calcext:value-type="float">
            <text:p>0.00002950000</text:p>
          </table:table-cell>
          <table:table-cell office:value-type="float" office:value="0.0000134" calcext:value-type="float">
            <text:p>0.00001340000</text:p>
          </table:table-cell>
          <table:table-cell office:value-type="float" office:value="0.00000611" calcext:value-type="float">
            <text:p>0.00000611000</text:p>
          </table:table-cell>
          <table:table-cell office:value-type="float" office:value="0.00000278" calcext:value-type="float">
            <text:p>0.00000278000</text:p>
          </table:table-cell>
          <table:table-cell office:value-type="float" office:value="0.000000145" calcext:value-type="float">
            <text:p>0.00000014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tcracker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ball Hoarder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vely Sports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tally Not Bitter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flake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lligraphy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pcake Runner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ce Fighter Pink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ld Chainsaw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ce Fighter Green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ter Games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ave Robber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mpoline</text:p>
          </table:table-cell>
          <table:table-cell/>
          <table:table-cell office:value-type="float" office:value="0.0545" calcext:value-type="float">
            <text:p>0.05450000000</text:p>
          </table:table-cell>
          <table:table-cell office:value-type="float" office:value="0.0279" calcext:value-type="float">
            <text:p>0.02790000000</text:p>
          </table:table-cell>
          <table:table-cell office:value-type="float" office:value="0.0187" calcext:value-type="float">
            <text:p>0.01870000000</text:p>
          </table:table-cell>
          <table:table-cell office:value-type="float" office:value="0.00963" calcext:value-type="float">
            <text:p>0.00963000000</text:p>
          </table:table-cell>
          <table:table-cell office:value-type="float" office:value="0.00351" calcext:value-type="float">
            <text:p>0.00351000000</text:p>
          </table:table-cell>
          <table:table-cell office:value-type="float" office:value="0.00159" calcext:value-type="float">
            <text:p>0.00159000000</text:p>
          </table:table-cell>
          <table:table-cell office:value-type="float" office:value="0.000741" calcext:value-type="float">
            <text:p>0.00074100000</text:p>
          </table:table-cell>
          <table:table-cell office:value-type="float" office:value="0.000335" calcext:value-type="float">
            <text:p>0.00033500000</text:p>
          </table:table-cell>
          <table:table-cell office:value-type="float" office:value="0.000152" calcext:value-type="float">
            <text:p>0.00015200000</text:p>
          </table:table-cell>
          <table:table-cell office:value-type="float" office:value="0.0000688" calcext:value-type="float">
            <text:p>0.00006880000</text:p>
          </table:table-cell>
          <table:table-cell office:value-type="float" office:value="0.0000312" calcext:value-type="float">
            <text:p>0.00003120000</text:p>
          </table:table-cell>
          <table:table-cell office:value-type="float" office:value="0.0000142" calcext:value-type="float">
            <text:p>0.00001420000</text:p>
          </table:table-cell>
          <table:table-cell office:value-type="float" office:value="0.00000646" calcext:value-type="float">
            <text:p>0.00000646000</text:p>
          </table:table-cell>
          <table:table-cell office:value-type="float" office:value="0.00000294" calcext:value-type="float">
            <text:p>0.00000294000</text:p>
          </table:table-cell>
          <table:table-cell office:value-type="float" office:value="0.000000153" calcext:value-type="float">
            <text:p>0.00000015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a Para Dancer</text:p>
          </table:table-cell>
          <table:table-cell/>
          <table:table-cell office:value-type="float" office:value="0.06" calcext:value-type="float">
            <text:p>0.06000000000</text:p>
          </table:table-cell>
          <table:table-cell office:value-type="float" office:value="0.0307" calcext:value-type="float">
            <text:p>0.03070000000</text:p>
          </table:table-cell>
          <table:table-cell office:value-type="float" office:value="0.0206" calcext:value-type="float">
            <text:p>0.02060000000</text:p>
          </table:table-cell>
          <table:table-cell office:value-type="float" office:value="0.0106" calcext:value-type="float">
            <text:p>0.01060000000</text:p>
          </table:table-cell>
          <table:table-cell office:value-type="float" office:value="0.00386" calcext:value-type="float">
            <text:p>0.00386000000</text:p>
          </table:table-cell>
          <table:table-cell office:value-type="float" office:value="0.00175" calcext:value-type="float">
            <text:p>0.00175000000</text:p>
          </table:table-cell>
          <table:table-cell office:value-type="float" office:value="0.000815" calcext:value-type="float">
            <text:p>0.00081500000</text:p>
          </table:table-cell>
          <table:table-cell office:value-type="float" office:value="0.000369" calcext:value-type="float">
            <text:p>0.00036900000</text:p>
          </table:table-cell>
          <table:table-cell office:value-type="float" office:value="0.000167" calcext:value-type="float">
            <text:p>0.00016700000</text:p>
          </table:table-cell>
          <table:table-cell office:value-type="float" office:value="0.0000757" calcext:value-type="float">
            <text:p>0.00007570000</text:p>
          </table:table-cell>
          <table:table-cell office:value-type="float" office:value="0.0000343" calcext:value-type="float">
            <text:p>0.00003430000</text:p>
          </table:table-cell>
          <table:table-cell office:value-type="float" office:value="0.0000156" calcext:value-type="float">
            <text:p>0.00001560000</text:p>
          </table:table-cell>
          <table:table-cell office:value-type="float" office:value="0.0000071" calcext:value-type="float">
            <text:p>0.00000710000</text:p>
          </table:table-cell>
          <table:table-cell office:value-type="float" office:value="0.00000323" calcext:value-type="float">
            <text:p>0.00000323000</text:p>
          </table:table-cell>
          <table:table-cell office:value-type="float" office:value="0.000000168" calcext:value-type="float">
            <text:p>0.00000016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efree Cook</text:p>
          </table:table-cell>
          <table:table-cell/>
          <table:table-cell office:value-type="float" office:value="0.06" calcext:value-type="float">
            <text:p>0.06000000000</text:p>
          </table:table-cell>
          <table:table-cell office:value-type="float" office:value="0.0307" calcext:value-type="float">
            <text:p>0.03070000000</text:p>
          </table:table-cell>
          <table:table-cell office:value-type="float" office:value="0.0206" calcext:value-type="float">
            <text:p>0.02060000000</text:p>
          </table:table-cell>
          <table:table-cell office:value-type="float" office:value="0.0106" calcext:value-type="float">
            <text:p>0.01060000000</text:p>
          </table:table-cell>
          <table:table-cell office:value-type="float" office:value="0.00386" calcext:value-type="float">
            <text:p>0.00386000000</text:p>
          </table:table-cell>
          <table:table-cell office:value-type="float" office:value="0.00175" calcext:value-type="float">
            <text:p>0.00175000000</text:p>
          </table:table-cell>
          <table:table-cell office:value-type="float" office:value="0.000815" calcext:value-type="float">
            <text:p>0.00081500000</text:p>
          </table:table-cell>
          <table:table-cell office:value-type="float" office:value="0.000369" calcext:value-type="float">
            <text:p>0.00036900000</text:p>
          </table:table-cell>
          <table:table-cell office:value-type="float" office:value="0.000167" calcext:value-type="float">
            <text:p>0.00016700000</text:p>
          </table:table-cell>
          <table:table-cell office:value-type="float" office:value="0.0000757" calcext:value-type="float">
            <text:p>0.00007570000</text:p>
          </table:table-cell>
          <table:table-cell office:value-type="float" office:value="0.0000343" calcext:value-type="float">
            <text:p>0.00003430000</text:p>
          </table:table-cell>
          <table:table-cell office:value-type="float" office:value="0.0000156" calcext:value-type="float">
            <text:p>0.00001560000</text:p>
          </table:table-cell>
          <table:table-cell office:value-type="float" office:value="0.0000071" calcext:value-type="float">
            <text:p>0.00000710000</text:p>
          </table:table-cell>
          <table:table-cell office:value-type="float" office:value="0.00000323" calcext:value-type="float">
            <text:p>0.00000323000</text:p>
          </table:table-cell>
          <table:table-cell office:value-type="float" office:value="0.000000168" calcext:value-type="float">
            <text:p>0.00000016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 Fort</text:p>
          </table:table-cell>
          <table:table-cell/>
          <table:table-cell office:value-type="float" office:value="0.0618" calcext:value-type="float">
            <text:p>0.06180000000</text:p>
          </table:table-cell>
          <table:table-cell office:value-type="float" office:value="0.0316" calcext:value-type="float">
            <text:p>0.03160000000</text:p>
          </table:table-cell>
          <table:table-cell office:value-type="float" office:value="0.0212" calcext:value-type="float">
            <text:p>0.02120000000</text:p>
          </table:table-cell>
          <table:table-cell office:value-type="float" office:value="0.0109" calcext:value-type="float">
            <text:p>0.01090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" calcext:value-type="float">
            <text:p>0.00180000000</text:p>
          </table:table-cell>
          <table:table-cell office:value-type="float" office:value="0.00084" calcext:value-type="float">
            <text:p>0.00084000000</text:p>
          </table:table-cell>
          <table:table-cell office:value-type="float" office:value="0.00038" calcext:value-type="float">
            <text:p>0.000380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79" calcext:value-type="float">
            <text:p>0.00007790000</text:p>
          </table:table-cell>
          <table:table-cell office:value-type="float" office:value="0.0000353" calcext:value-type="float">
            <text:p>0.0000353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2" calcext:value-type="float">
            <text:p>0.00000732000</text:p>
          </table:table-cell>
          <table:table-cell office:value-type="float" office:value="0.00000333" calcext:value-type="float">
            <text:p>0.00000333000</text:p>
          </table:table-cell>
          <table:table-cell office:value-type="float" office:value="0.000000173" calcext:value-type="float">
            <text:p>0.00000017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oung Prodigy Racer</text:p>
          </table:table-cell>
          <table:table-cell/>
          <table:table-cell office:value-type="float" office:value="0.0618" calcext:value-type="float">
            <text:p>0.06180000000</text:p>
          </table:table-cell>
          <table:table-cell office:value-type="float" office:value="0.0316" calcext:value-type="float">
            <text:p>0.03160000000</text:p>
          </table:table-cell>
          <table:table-cell office:value-type="float" office:value="0.0212" calcext:value-type="float">
            <text:p>0.02120000000</text:p>
          </table:table-cell>
          <table:table-cell office:value-type="float" office:value="0.0109" calcext:value-type="float">
            <text:p>0.01090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" calcext:value-type="float">
            <text:p>0.00180000000</text:p>
          </table:table-cell>
          <table:table-cell office:value-type="float" office:value="0.00084" calcext:value-type="float">
            <text:p>0.00084000000</text:p>
          </table:table-cell>
          <table:table-cell office:value-type="float" office:value="0.00038" calcext:value-type="float">
            <text:p>0.000380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79" calcext:value-type="float">
            <text:p>0.00007790000</text:p>
          </table:table-cell>
          <table:table-cell office:value-type="float" office:value="0.0000353" calcext:value-type="float">
            <text:p>0.0000353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2" calcext:value-type="float">
            <text:p>0.00000732000</text:p>
          </table:table-cell>
          <table:table-cell office:value-type="float" office:value="0.00000333" calcext:value-type="float">
            <text:p>0.00000333000</text:p>
          </table:table-cell>
          <table:table-cell office:value-type="float" office:value="0.000000173" calcext:value-type="float">
            <text:p>0.00000017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stumed Dragon</text:p>
          </table:table-cell>
          <table:table-cell/>
          <table:table-cell office:value-type="float" office:value="0.0622" calcext:value-type="float">
            <text:p>0.06220000000</text:p>
          </table:table-cell>
          <table:table-cell office:value-type="float" office:value="0.0318" calcext:value-type="float">
            <text:p>0.03180000000</text:p>
          </table:table-cell>
          <table:table-cell office:value-type="float" office:value="0.0213" calcext:value-type="float">
            <text:p>0.02130000000</text:p>
          </table:table-cell>
          <table:table-cell office:value-type="float" office:value="0.011" calcext:value-type="float">
            <text:p>0.01100000000</text:p>
          </table:table-cell>
          <table:table-cell office:value-type="float" office:value="0.004" calcext:value-type="float">
            <text:p>0.00400000000</text:p>
          </table:table-cell>
          <table:table-cell office:value-type="float" office:value="0.00181" calcext:value-type="float">
            <text:p>0.00181000000</text:p>
          </table:table-cell>
          <table:table-cell office:value-type="float" office:value="0.000845" calcext:value-type="float">
            <text:p>0.00084500000</text:p>
          </table:table-cell>
          <table:table-cell office:value-type="float" office:value="0.000382" calcext:value-type="float">
            <text:p>0.00038200000</text:p>
          </table:table-cell>
          <table:table-cell office:value-type="float" office:value="0.000173" calcext:value-type="float">
            <text:p>0.00017300000</text:p>
          </table:table-cell>
          <table:table-cell office:value-type="float" office:value="0.0000784" calcext:value-type="float">
            <text:p>0.00007840000</text:p>
          </table:table-cell>
          <table:table-cell office:value-type="float" office:value="0.0000356" calcext:value-type="float">
            <text:p>0.00003560000</text:p>
          </table:table-cell>
          <table:table-cell office:value-type="float" office:value="0.0000162" calcext:value-type="float">
            <text:p>0.00001620000</text:p>
          </table:table-cell>
          <table:table-cell office:value-type="float" office:value="0.00000736" calcext:value-type="float">
            <text:p>0.00000736000</text:p>
          </table:table-cell>
          <table:table-cell office:value-type="float" office:value="0.00000335" calcext:value-type="float">
            <text:p>0.00000335000</text:p>
          </table:table-cell>
          <table:table-cell office:value-type="float" office:value="0.000000174" calcext:value-type="float">
            <text:p>0.00000017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per FighterBot MegaSupreme</text:p>
          </table:table-cell>
          <table:table-cell/>
          <table:table-cell office:value-type="float" office:value="0.0636" calcext:value-type="float">
            <text:p>0.06360000000</text:p>
          </table:table-cell>
          <table:table-cell office:value-type="float" office:value="0.0326" calcext:value-type="float">
            <text:p>0.03260000000</text:p>
          </table:table-cell>
          <table:table-cell office:value-type="float" office:value="0.0218" calcext:value-type="float">
            <text:p>0.02180000000</text:p>
          </table:table-cell>
          <table:table-cell office:value-type="float" office:value="0.0112" calcext:value-type="float">
            <text:p>0.01120000000</text:p>
          </table:table-cell>
          <table:table-cell office:value-type="float" office:value="0.0041" calcext:value-type="float">
            <text:p>0.00410000000</text:p>
          </table:table-cell>
          <table:table-cell office:value-type="float" office:value="0.00186" calcext:value-type="float">
            <text:p>0.00186000000</text:p>
          </table:table-cell>
          <table:table-cell office:value-type="float" office:value="0.000865" calcext:value-type="float">
            <text:p>0.00086500000</text:p>
          </table:table-cell>
          <table:table-cell office:value-type="float" office:value="0.000391" calcext:value-type="float">
            <text:p>0.00039100000</text:p>
          </table:table-cell>
          <table:table-cell office:value-type="float" office:value="0.000177" calcext:value-type="float">
            <text:p>0.00017700000</text:p>
          </table:table-cell>
          <table:table-cell office:value-type="float" office:value="0.0000802" calcext:value-type="float">
            <text:p>0.00008020000</text:p>
          </table:table-cell>
          <table:table-cell office:value-type="float" office:value="0.0000364" calcext:value-type="float">
            <text:p>0.00003640000</text:p>
          </table:table-cell>
          <table:table-cell office:value-type="float" office:value="0.0000166" calcext:value-type="float">
            <text:p>0.00001660000</text:p>
          </table:table-cell>
          <table:table-cell office:value-type="float" office:value="0.00000753" calcext:value-type="float">
            <text:p>0.00000753000</text:p>
          </table:table-cell>
          <table:table-cell office:value-type="float" office:value="0.00000342" calcext:value-type="float">
            <text:p>0.00000342000</text:p>
          </table:table-cell>
          <table:table-cell office:value-type="float" office:value="0.000000179" calcext:value-type="float">
            <text:p>0.00000017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pcake Camo</text:p>
          </table:table-cell>
          <table:table-cell/>
          <table:table-cell office:value-type="float" office:value="0.0682" calcext:value-type="float">
            <text:p>0.06820000000</text:p>
          </table:table-cell>
          <table:table-cell office:value-type="float" office:value="0.0349" calcext:value-type="float">
            <text:p>0.03490000000</text:p>
          </table:table-cell>
          <table:table-cell office:value-type="float" office:value="0.0234" calcext:value-type="float">
            <text:p>0.02340000000</text:p>
          </table:table-cell>
          <table:table-cell office:value-type="float" office:value="0.012" calcext:value-type="float">
            <text:p>0.01200000000</text:p>
          </table:table-cell>
          <table:table-cell office:value-type="float" office:value="0.00439" calcext:value-type="float">
            <text:p>0.00439000000</text:p>
          </table:table-cell>
          <table:table-cell office:value-type="float" office:value="0.00199" calcext:value-type="float">
            <text:p>0.00199000000</text:p>
          </table:table-cell>
          <table:table-cell office:value-type="float" office:value="0.000926" calcext:value-type="float">
            <text:p>0.00092600000</text:p>
          </table:table-cell>
          <table:table-cell office:value-type="float" office:value="0.000419" calcext:value-type="float">
            <text:p>0.00041900000</text:p>
          </table:table-cell>
          <table:table-cell office:value-type="float" office:value="0.00019" calcext:value-type="float">
            <text:p>0.00019000000</text:p>
          </table:table-cell>
          <table:table-cell office:value-type="float" office:value="0.000086" calcext:value-type="float">
            <text:p>0.00008600000</text:p>
          </table:table-cell>
          <table:table-cell office:value-type="float" office:value="0.000039" calcext:value-type="float">
            <text:p>0.00003900000</text:p>
          </table:table-cell>
          <table:table-cell office:value-type="float" office:value="0.0000178" calcext:value-type="float">
            <text:p>0.00001780000</text:p>
          </table:table-cell>
          <table:table-cell office:value-type="float" office:value="0.00000807" calcext:value-type="float">
            <text:p>0.00000807000</text:p>
          </table:table-cell>
          <table:table-cell office:value-type="float" office:value="0.00000367" calcext:value-type="float">
            <text:p>0.00000367000</text:p>
          </table:table-cell>
          <table:table-cell office:value-type="float" office:value="0.000000191" calcext:value-type="float">
            <text:p>0.00000019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edy Al</text:p>
          </table:table-cell>
          <table:table-cell/>
          <table:table-cell office:value-type="float" office:value="0.0682" calcext:value-type="float">
            <text:p>0.06820000000</text:p>
          </table:table-cell>
          <table:table-cell office:value-type="float" office:value="0.0349" calcext:value-type="float">
            <text:p>0.03490000000</text:p>
          </table:table-cell>
          <table:table-cell office:value-type="float" office:value="0.0234" calcext:value-type="float">
            <text:p>0.02340000000</text:p>
          </table:table-cell>
          <table:table-cell office:value-type="float" office:value="0.012" calcext:value-type="float">
            <text:p>0.01200000000</text:p>
          </table:table-cell>
          <table:table-cell office:value-type="float" office:value="0.00439" calcext:value-type="float">
            <text:p>0.00439000000</text:p>
          </table:table-cell>
          <table:table-cell office:value-type="float" office:value="0.00199" calcext:value-type="float">
            <text:p>0.00199000000</text:p>
          </table:table-cell>
          <table:table-cell office:value-type="float" office:value="0.000926" calcext:value-type="float">
            <text:p>0.00092600000</text:p>
          </table:table-cell>
          <table:table-cell office:value-type="float" office:value="0.000419" calcext:value-type="float">
            <text:p>0.00041900000</text:p>
          </table:table-cell>
          <table:table-cell office:value-type="float" office:value="0.00019" calcext:value-type="float">
            <text:p>0.00019000000</text:p>
          </table:table-cell>
          <table:table-cell office:value-type="float" office:value="0.000086" calcext:value-type="float">
            <text:p>0.00008600000</text:p>
          </table:table-cell>
          <table:table-cell office:value-type="float" office:value="0.000039" calcext:value-type="float">
            <text:p>0.00003900000</text:p>
          </table:table-cell>
          <table:table-cell office:value-type="float" office:value="0.0000178" calcext:value-type="float">
            <text:p>0.00001780000</text:p>
          </table:table-cell>
          <table:table-cell office:value-type="float" office:value="0.00000807" calcext:value-type="float">
            <text:p>0.00000807000</text:p>
          </table:table-cell>
          <table:table-cell office:value-type="float" office:value="0.00000367" calcext:value-type="float">
            <text:p>0.00000367000</text:p>
          </table:table-cell>
          <table:table-cell office:value-type="float" office:value="0.000000191" calcext:value-type="float">
            <text:p>0.00000019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gar Rush</text:p>
          </table:table-cell>
          <table:table-cell/>
          <table:table-cell office:value-type="float" office:value="0.0709" calcext:value-type="float">
            <text:p>0.07090000000</text:p>
          </table:table-cell>
          <table:table-cell office:value-type="float" office:value="0.0363" calcext:value-type="float">
            <text:p>0.03630000000</text:p>
          </table:table-cell>
          <table:table-cell office:value-type="float" office:value="0.0243" calcext:value-type="float">
            <text:p>0.02430000000</text:p>
          </table:table-cell>
          <table:table-cell office:value-type="float" office:value="0.0125" calcext:value-type="float">
            <text:p>0.01250000000</text:p>
          </table:table-cell>
          <table:table-cell office:value-type="float" office:value="0.00456" calcext:value-type="float">
            <text:p>0.00456000000</text:p>
          </table:table-cell>
          <table:table-cell office:value-type="float" office:value="0.00207" calcext:value-type="float">
            <text:p>0.00207000000</text:p>
          </table:table-cell>
          <table:table-cell office:value-type="float" office:value="0.000963" calcext:value-type="float">
            <text:p>0.00096300000</text:p>
          </table:table-cell>
          <table:table-cell office:value-type="float" office:value="0.000436" calcext:value-type="float">
            <text:p>0.00043600000</text:p>
          </table:table-cell>
          <table:table-cell office:value-type="float" office:value="0.000197" calcext:value-type="float">
            <text:p>0.00019700000</text:p>
          </table:table-cell>
          <table:table-cell office:value-type="float" office:value="0.0000894" calcext:value-type="float">
            <text:p>0.00008940000</text:p>
          </table:table-cell>
          <table:table-cell office:value-type="float" office:value="0.0000405" calcext:value-type="float">
            <text:p>0.00004050000</text:p>
          </table:table-cell>
          <table:table-cell office:value-type="float" office:value="0.0000185" calcext:value-type="float">
            <text:p>0.00001850000</text:p>
          </table:table-cell>
          <table:table-cell office:value-type="float" office:value="0.00000839" calcext:value-type="float">
            <text:p>0.00000839000</text:p>
          </table:table-cell>
          <table:table-cell office:value-type="float" office:value="0.00000382" calcext:value-type="float">
            <text:p>0.00000382000</text:p>
          </table:table-cell>
          <table:table-cell office:value-type="float" office:value="0.000000199" calcext:value-type="float">
            <text:p>0.000000199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 Scavenger</text:p>
          </table:table-cell>
          <table:table-cell/>
          <table:table-cell office:value-type="float" office:value="0.0727" calcext:value-type="float">
            <text:p>0.07270000000</text:p>
          </table:table-cell>
          <table:table-cell office:value-type="float" office:value="0.0372" calcext:value-type="float">
            <text:p>0.03720000000</text:p>
          </table:table-cell>
          <table:table-cell office:value-type="float" office:value="0.025" calcext:value-type="float">
            <text:p>0.02500000000</text:p>
          </table:table-cell>
          <table:table-cell office:value-type="float" office:value="0.0128" calcext:value-type="float">
            <text:p>0.01280000000</text:p>
          </table:table-cell>
          <table:table-cell office:value-type="float" office:value="0.00468" calcext:value-type="float">
            <text:p>0.00468000000</text:p>
          </table:table-cell>
          <table:table-cell office:value-type="float" office:value="0.00212" calcext:value-type="float">
            <text:p>0.00212000000</text:p>
          </table:table-cell>
          <table:table-cell office:value-type="float" office:value="0.000988" calcext:value-type="float">
            <text:p>0.00098800000</text:p>
          </table:table-cell>
          <table:table-cell office:value-type="float" office:value="0.000447" calcext:value-type="float">
            <text:p>0.00044700000</text:p>
          </table:table-cell>
          <table:table-cell office:value-type="float" office:value="0.000202" calcext:value-type="float">
            <text:p>0.00020200000</text:p>
          </table:table-cell>
          <table:table-cell office:value-type="float" office:value="0.0000917" calcext:value-type="float">
            <text:p>0.00009170000</text:p>
          </table:table-cell>
          <table:table-cell office:value-type="float" office:value="0.0000416" calcext:value-type="float">
            <text:p>0.00004160000</text:p>
          </table:table-cell>
          <table:table-cell office:value-type="float" office:value="0.0000189" calcext:value-type="float">
            <text:p>0.00001890000</text:p>
          </table:table-cell>
          <table:table-cell office:value-type="float" office:value="0.00000861" calcext:value-type="float">
            <text:p>0.00000861000</text:p>
          </table:table-cell>
          <table:table-cell office:value-type="float" office:value="0.00000391" calcext:value-type="float">
            <text:p>0.00000391000</text:p>
          </table:table-cell>
          <table:table-cell office:value-type="float" office:value="0.000000204" calcext:value-type="float">
            <text:p>0.0000002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y Recluse</text:p>
          </table:table-cell>
          <table:table-cell/>
          <table:table-cell office:value-type="float" office:value="0.0727" calcext:value-type="float">
            <text:p>0.07270000000</text:p>
          </table:table-cell>
          <table:table-cell office:value-type="float" office:value="0.0372" calcext:value-type="float">
            <text:p>0.03720000000</text:p>
          </table:table-cell>
          <table:table-cell office:value-type="float" office:value="0.025" calcext:value-type="float">
            <text:p>0.02500000000</text:p>
          </table:table-cell>
          <table:table-cell office:value-type="float" office:value="0.0128" calcext:value-type="float">
            <text:p>0.01280000000</text:p>
          </table:table-cell>
          <table:table-cell office:value-type="float" office:value="0.00468" calcext:value-type="float">
            <text:p>0.00468000000</text:p>
          </table:table-cell>
          <table:table-cell office:value-type="float" office:value="0.00212" calcext:value-type="float">
            <text:p>0.00212000000</text:p>
          </table:table-cell>
          <table:table-cell office:value-type="float" office:value="0.000988" calcext:value-type="float">
            <text:p>0.00098800000</text:p>
          </table:table-cell>
          <table:table-cell office:value-type="float" office:value="0.000447" calcext:value-type="float">
            <text:p>0.00044700000</text:p>
          </table:table-cell>
          <table:table-cell office:value-type="float" office:value="0.000202" calcext:value-type="float">
            <text:p>0.00020200000</text:p>
          </table:table-cell>
          <table:table-cell office:value-type="float" office:value="0.0000917" calcext:value-type="float">
            <text:p>0.00009170000</text:p>
          </table:table-cell>
          <table:table-cell office:value-type="float" office:value="0.0000416" calcext:value-type="float">
            <text:p>0.00004160000</text:p>
          </table:table-cell>
          <table:table-cell office:value-type="float" office:value="0.0000189" calcext:value-type="float">
            <text:p>0.00001890000</text:p>
          </table:table-cell>
          <table:table-cell office:value-type="float" office:value="0.00000861" calcext:value-type="float">
            <text:p>0.00000861000</text:p>
          </table:table-cell>
          <table:table-cell office:value-type="float" office:value="0.00000391" calcext:value-type="float">
            <text:p>0.00000391000</text:p>
          </table:table-cell>
          <table:table-cell office:value-type="float" office:value="0.000000204" calcext:value-type="float">
            <text:p>0.0000002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rdle</text:p>
          </table:table-cell>
          <table:table-cell/>
          <table:table-cell office:value-type="float" office:value="0.0727" calcext:value-type="float">
            <text:p>0.07270000000</text:p>
          </table:table-cell>
          <table:table-cell office:value-type="float" office:value="0.0372" calcext:value-type="float">
            <text:p>0.03720000000</text:p>
          </table:table-cell>
          <table:table-cell office:value-type="float" office:value="0.025" calcext:value-type="float">
            <text:p>0.02500000000</text:p>
          </table:table-cell>
          <table:table-cell office:value-type="float" office:value="0.0128" calcext:value-type="float">
            <text:p>0.01280000000</text:p>
          </table:table-cell>
          <table:table-cell office:value-type="float" office:value="0.00468" calcext:value-type="float">
            <text:p>0.00468000000</text:p>
          </table:table-cell>
          <table:table-cell office:value-type="float" office:value="0.00212" calcext:value-type="float">
            <text:p>0.00212000000</text:p>
          </table:table-cell>
          <table:table-cell office:value-type="float" office:value="0.000988" calcext:value-type="float">
            <text:p>0.00098800000</text:p>
          </table:table-cell>
          <table:table-cell office:value-type="float" office:value="0.000447" calcext:value-type="float">
            <text:p>0.00044700000</text:p>
          </table:table-cell>
          <table:table-cell office:value-type="float" office:value="0.000202" calcext:value-type="float">
            <text:p>0.00020200000</text:p>
          </table:table-cell>
          <table:table-cell office:value-type="float" office:value="0.0000917" calcext:value-type="float">
            <text:p>0.00009170000</text:p>
          </table:table-cell>
          <table:table-cell office:value-type="float" office:value="0.0000416" calcext:value-type="float">
            <text:p>0.00004160000</text:p>
          </table:table-cell>
          <table:table-cell office:value-type="float" office:value="0.0000189" calcext:value-type="float">
            <text:p>0.00001890000</text:p>
          </table:table-cell>
          <table:table-cell office:value-type="float" office:value="0.00000861" calcext:value-type="float">
            <text:p>0.00000861000</text:p>
          </table:table-cell>
          <table:table-cell office:value-type="float" office:value="0.00000391" calcext:value-type="float">
            <text:p>0.00000391000</text:p>
          </table:table-cell>
          <table:table-cell office:value-type="float" office:value="0.000000204" calcext:value-type="float">
            <text:p>0.0000002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 Boulder</text:p>
          </table:table-cell>
          <table:table-cell/>
          <table:table-cell office:value-type="float" office:value="0.0818" calcext:value-type="float">
            <text:p>0.08180000000</text:p>
          </table:table-cell>
          <table:table-cell office:value-type="float" office:value="0.0419" calcext:value-type="float">
            <text:p>0.04190000000</text:p>
          </table:table-cell>
          <table:table-cell office:value-type="float" office:value="0.0281" calcext:value-type="float">
            <text:p>0.02810000000</text:p>
          </table:table-cell>
          <table:table-cell office:value-type="float" office:value="0.0144" calcext:value-type="float">
            <text:p>0.01440000000</text:p>
          </table:table-cell>
          <table:table-cell office:value-type="float" office:value="0.00527" calcext:value-type="float">
            <text:p>0.00527000000</text:p>
          </table:table-cell>
          <table:table-cell office:value-type="float" office:value="0.00239" calcext:value-type="float">
            <text:p>0.00239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ssile</text:p>
          </table:table-cell>
          <table:table-cell/>
          <table:table-cell office:value-type="float" office:value="0.0818" calcext:value-type="float">
            <text:p>0.08180000000</text:p>
          </table:table-cell>
          <table:table-cell office:value-type="float" office:value="0.0419" calcext:value-type="float">
            <text:p>0.04190000000</text:p>
          </table:table-cell>
          <table:table-cell office:value-type="float" office:value="0.0281" calcext:value-type="float">
            <text:p>0.02810000000</text:p>
          </table:table-cell>
          <table:table-cell office:value-type="float" office:value="0.0144" calcext:value-type="float">
            <text:p>0.01440000000</text:p>
          </table:table-cell>
          <table:table-cell office:value-type="float" office:value="0.00527" calcext:value-type="float">
            <text:p>0.00527000000</text:p>
          </table:table-cell>
          <table:table-cell office:value-type="float" office:value="0.00239" calcext:value-type="float">
            <text:p>0.00239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stumed Horse</text:p>
          </table:table-cell>
          <table:table-cell/>
          <table:table-cell office:value-type="float" office:value="0.0818" calcext:value-type="float">
            <text:p>0.08180000000</text:p>
          </table:table-cell>
          <table:table-cell office:value-type="float" office:value="0.0419" calcext:value-type="float">
            <text:p>0.04190000000</text:p>
          </table:table-cell>
          <table:table-cell office:value-type="float" office:value="0.0281" calcext:value-type="float">
            <text:p>0.02810000000</text:p>
          </table:table-cell>
          <table:table-cell office:value-type="float" office:value="0.0144" calcext:value-type="float">
            <text:p>0.01440000000</text:p>
          </table:table-cell>
          <table:table-cell office:value-type="float" office:value="0.00527" calcext:value-type="float">
            <text:p>0.00527000000</text:p>
          </table:table-cell>
          <table:table-cell office:value-type="float" office:value="0.00239" calcext:value-type="float">
            <text:p>0.00239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stumed Monkey</text:p>
          </table:table-cell>
          <table:table-cell/>
          <table:table-cell office:value-type="float" office:value="0.0818" calcext:value-type="float">
            <text:p>0.08180000000</text:p>
          </table:table-cell>
          <table:table-cell office:value-type="float" office:value="0.0419" calcext:value-type="float">
            <text:p>0.04190000000</text:p>
          </table:table-cell>
          <table:table-cell office:value-type="float" office:value="0.0281" calcext:value-type="float">
            <text:p>0.02810000000</text:p>
          </table:table-cell>
          <table:table-cell office:value-type="float" office:value="0.0144" calcext:value-type="float">
            <text:p>0.01440000000</text:p>
          </table:table-cell>
          <table:table-cell office:value-type="float" office:value="0.00527" calcext:value-type="float">
            <text:p>0.00527000000</text:p>
          </table:table-cell>
          <table:table-cell office:value-type="float" office:value="0.00239" calcext:value-type="float">
            <text:p>0.00239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stumed Sheep</text:p>
          </table:table-cell>
          <table:table-cell/>
          <table:table-cell office:value-type="float" office:value="0.0818" calcext:value-type="float">
            <text:p>0.08180000000</text:p>
          </table:table-cell>
          <table:table-cell office:value-type="float" office:value="0.0419" calcext:value-type="float">
            <text:p>0.04190000000</text:p>
          </table:table-cell>
          <table:table-cell office:value-type="float" office:value="0.0281" calcext:value-type="float">
            <text:p>0.02810000000</text:p>
          </table:table-cell>
          <table:table-cell office:value-type="float" office:value="0.0144" calcext:value-type="float">
            <text:p>0.01440000000</text:p>
          </table:table-cell>
          <table:table-cell office:value-type="float" office:value="0.00527" calcext:value-type="float">
            <text:p>0.00527000000</text:p>
          </table:table-cell>
          <table:table-cell office:value-type="float" office:value="0.00239" calcext:value-type="float">
            <text:p>0.00239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stumed Snake</text:p>
          </table:table-cell>
          <table:table-cell/>
          <table:table-cell office:value-type="float" office:value="0.0818" calcext:value-type="float">
            <text:p>0.08180000000</text:p>
          </table:table-cell>
          <table:table-cell office:value-type="float" office:value="0.0419" calcext:value-type="float">
            <text:p>0.04190000000</text:p>
          </table:table-cell>
          <table:table-cell office:value-type="float" office:value="0.0281" calcext:value-type="float">
            <text:p>0.02810000000</text:p>
          </table:table-cell>
          <table:table-cell office:value-type="float" office:value="0.0144" calcext:value-type="float">
            <text:p>0.01440000000</text:p>
          </table:table-cell>
          <table:table-cell office:value-type="float" office:value="0.00527" calcext:value-type="float">
            <text:p>0.00527000000</text:p>
          </table:table-cell>
          <table:table-cell office:value-type="float" office:value="0.00239" calcext:value-type="float">
            <text:p>0.00239000000</text:p>
          </table:table-cell>
          <table:table-cell office:value-type="float" office:value="0.00111" calcext:value-type="float">
            <text:p>0.00111000000</text:p>
          </table:table-cell>
          <table:table-cell office:value-type="float" office:value="0.000503" calcext:value-type="float">
            <text:p>0.00050300000</text:p>
          </table:table-cell>
          <table:table-cell office:value-type="float" office:value="0.000227" calcext:value-type="float">
            <text:p>0.00022700000</text:p>
          </table:table-cell>
          <table:table-cell office:value-type="float" office:value="0.000103" calcext:value-type="float">
            <text:p>0.00010300000</text:p>
          </table:table-cell>
          <table:table-cell office:value-type="float" office:value="0.0000468" calcext:value-type="float">
            <text:p>0.00004680000</text:p>
          </table:table-cell>
          <table:table-cell office:value-type="float" office:value="0.0000213" calcext:value-type="float">
            <text:p>0.00002130000</text:p>
          </table:table-cell>
          <table:table-cell office:value-type="float" office:value="0.00000969" calcext:value-type="float">
            <text:p>0.00000969000</text:p>
          </table:table-cell>
          <table:table-cell office:value-type="float" office:value="0.0000044" calcext:value-type="float">
            <text:p>0.00000440000</text:p>
          </table:table-cell>
          <table:table-cell office:value-type="float" office:value="0.00000023" calcext:value-type="float">
            <text:p>0.0000002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igid Foreman</text:p>
          </table:table-cell>
          <table:table-cell/>
          <table:table-cell office:value-type="float" office:value="0.0909" calcext:value-type="float">
            <text:p>0.09090000000</text:p>
          </table:table-cell>
          <table:table-cell office:value-type="float" office:value="0.0465" calcext:value-type="float">
            <text:p>0.04650000000</text:p>
          </table:table-cell>
          <table:table-cell office:value-type="float" office:value="0.0312" calcext:value-type="float">
            <text:p>0.03120000000</text:p>
          </table:table-cell>
          <table:table-cell office:value-type="float" office:value="0.016" calcext:value-type="float">
            <text:p>0.01600000000</text:p>
          </table:table-cell>
          <table:table-cell office:value-type="float" office:value="0.00585" calcext:value-type="float">
            <text:p>0.00585000000</text:p>
          </table:table-cell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dy Cat</text:p>
          </table:table-cell>
          <table:table-cell/>
          <table:table-cell office:value-type="float" office:value="0.0909" calcext:value-type="float">
            <text:p>0.09090000000</text:p>
          </table:table-cell>
          <table:table-cell office:value-type="float" office:value="0.0465" calcext:value-type="float">
            <text:p>0.04650000000</text:p>
          </table:table-cell>
          <table:table-cell office:value-type="float" office:value="0.0312" calcext:value-type="float">
            <text:p>0.03120000000</text:p>
          </table:table-cell>
          <table:table-cell office:value-type="float" office:value="0.016" calcext:value-type="float">
            <text:p>0.01600000000</text:p>
          </table:table-cell>
          <table:table-cell office:value-type="float" office:value="0.00585" calcext:value-type="float">
            <text:p>0.00585000000</text:p>
          </table:table-cell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gg Scrambler</text:p>
          </table:table-cell>
          <table:table-cell/>
          <table:table-cell office:value-type="float" office:value="0.0909" calcext:value-type="float">
            <text:p>0.09090000000</text:p>
          </table:table-cell>
          <table:table-cell office:value-type="float" office:value="0.0465" calcext:value-type="float">
            <text:p>0.04650000000</text:p>
          </table:table-cell>
          <table:table-cell office:value-type="float" office:value="0.0312" calcext:value-type="float">
            <text:p>0.03120000000</text:p>
          </table:table-cell>
          <table:table-cell office:value-type="float" office:value="0.016" calcext:value-type="float">
            <text:p>0.01600000000</text:p>
          </table:table-cell>
          <table:table-cell office:value-type="float" office:value="0.00585" calcext:value-type="float">
            <text:p>0.00585000000</text:p>
          </table:table-cell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cky Witch</text:p>
          </table:table-cell>
          <table:table-cell/>
          <table:table-cell office:value-type="float" office:value="0.0909" calcext:value-type="float">
            <text:p>0.09090000000</text:p>
          </table:table-cell>
          <table:table-cell office:value-type="float" office:value="0.0465" calcext:value-type="float">
            <text:p>0.04650000000</text:p>
          </table:table-cell>
          <table:table-cell office:value-type="float" office:value="0.0312" calcext:value-type="float">
            <text:p>0.03120000000</text:p>
          </table:table-cell>
          <table:table-cell office:value-type="float" office:value="0.016" calcext:value-type="float">
            <text:p>0.01600000000</text:p>
          </table:table-cell>
          <table:table-cell office:value-type="float" office:value="0.00585" calcext:value-type="float">
            <text:p>0.00585000000</text:p>
          </table:table-cell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rdboiled</text:p>
          </table:table-cell>
          <table:table-cell/>
          <table:table-cell office:value-type="float" office:value="0.0909" calcext:value-type="float">
            <text:p>0.09090000000</text:p>
          </table:table-cell>
          <table:table-cell office:value-type="float" office:value="0.0465" calcext:value-type="float">
            <text:p>0.04650000000</text:p>
          </table:table-cell>
          <table:table-cell office:value-type="float" office:value="0.0312" calcext:value-type="float">
            <text:p>0.03120000000</text:p>
          </table:table-cell>
          <table:table-cell office:value-type="float" office:value="0.016" calcext:value-type="float">
            <text:p>0.01600000000</text:p>
          </table:table-cell>
          <table:table-cell office:value-type="float" office:value="0.00585" calcext:value-type="float">
            <text:p>0.00585000000</text:p>
          </table:table-cell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eme Everysports</text:p>
          </table:table-cell>
          <table:table-cell/>
          <table:table-cell office:value-type="float" office:value="0.0909" calcext:value-type="float">
            <text:p>0.09090000000</text:p>
          </table:table-cell>
          <table:table-cell office:value-type="float" office:value="0.0465" calcext:value-type="float">
            <text:p>0.04650000000</text:p>
          </table:table-cell>
          <table:table-cell office:value-type="float" office:value="0.0312" calcext:value-type="float">
            <text:p>0.03120000000</text:p>
          </table:table-cell>
          <table:table-cell office:value-type="float" office:value="0.016" calcext:value-type="float">
            <text:p>0.01600000000</text:p>
          </table:table-cell>
          <table:table-cell office:value-type="float" office:value="0.00585" calcext:value-type="float">
            <text:p>0.00585000000</text:p>
          </table:table-cell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ve Racer</text:p>
          </table:table-cell>
          <table:table-cell/>
          <table:table-cell office:value-type="float" office:value="0.0909" calcext:value-type="float">
            <text:p>0.09090000000</text:p>
          </table:table-cell>
          <table:table-cell office:value-type="float" office:value="0.0465" calcext:value-type="float">
            <text:p>0.04650000000</text:p>
          </table:table-cell>
          <table:table-cell office:value-type="float" office:value="0.0312" calcext:value-type="float">
            <text:p>0.03120000000</text:p>
          </table:table-cell>
          <table:table-cell office:value-type="float" office:value="0.016" calcext:value-type="float">
            <text:p>0.01600000000</text:p>
          </table:table-cell>
          <table:table-cell office:value-type="float" office:value="0.00585" calcext:value-type="float">
            <text:p>0.00585000000</text:p>
          </table:table-cell>
          <table:table-cell office:value-type="float" office:value="0.00265" calcext:value-type="float">
            <text:p>0.00265000000</text:p>
          </table:table-cell>
          <table:table-cell office:value-type="float" office:value="0.00124" calcext:value-type="float">
            <text:p>0.00124000000</text:p>
          </table:table-cell>
          <table:table-cell office:value-type="float" office:value="0.000559" calcext:value-type="float">
            <text:p>0.00055900000</text:p>
          </table:table-cell>
          <table:table-cell office:value-type="float" office:value="0.000253" calcext:value-type="float">
            <text:p>0.00025300000</text:p>
          </table:table-cell>
          <table:table-cell office:value-type="float" office:value="0.000115" calcext:value-type="float">
            <text:p>0.00011500000</text:p>
          </table:table-cell>
          <table:table-cell office:value-type="float" office:value="0.000052" calcext:value-type="float">
            <text:p>0.0000520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489" calcext:value-type="float">
            <text:p>0.00000489000</text:p>
          </table:table-cell>
          <table:table-cell office:value-type="float" office:value="0.000000255" calcext:value-type="float">
            <text:p>0.00000025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pcake Cutie</text:p>
          </table:table-cell>
          <table:table-cell/>
          <table:table-cell office:value-type="float" office:value="0.1091" calcext:value-type="float">
            <text:p>0.10910000000</text:p>
          </table:table-cell>
          <table:table-cell office:value-type="float" office:value="0.0558" calcext:value-type="float">
            <text:p>0.05580000000</text:p>
          </table:table-cell>
          <table:table-cell office:value-type="float" office:value="0.0374" calcext:value-type="float">
            <text:p>0.03740000000</text:p>
          </table:table-cell>
          <table:table-cell office:value-type="float" office:value="0.0193" calcext:value-type="float">
            <text:p>0.01930000000</text:p>
          </table:table-cell>
          <table:table-cell office:value-type="float" office:value="0.00702" calcext:value-type="float">
            <text:p>0.00702000000</text:p>
          </table:table-cell>
          <table:table-cell office:value-type="float" office:value="0.00318" calcext:value-type="float">
            <text:p>0.00318000000</text:p>
          </table:table-cell>
          <table:table-cell office:value-type="float" office:value="0.00148" calcext:value-type="float">
            <text:p>0.00148000000</text:p>
          </table:table-cell>
          <table:table-cell office:value-type="float" office:value="0.00067" calcext:value-type="float">
            <text:p>0.00067000000</text:p>
          </table:table-cell>
          <table:table-cell office:value-type="float" office:value="0.000303" calcext:value-type="float">
            <text:p>0.00030300000</text:p>
          </table:table-cell>
          <table:table-cell office:value-type="float" office:value="0.000138" calcext:value-type="float">
            <text:p>0.000138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284" calcext:value-type="float">
            <text:p>0.00002840000</text:p>
          </table:table-cell>
          <table:table-cell office:value-type="float" office:value="0.0000129" calcext:value-type="float">
            <text:p>0.00001290000</text:p>
          </table:table-cell>
          <table:table-cell office:value-type="float" office:value="0.00000587" calcext:value-type="float">
            <text:p>0.00000587000</text:p>
          </table:table-cell>
          <table:table-cell office:value-type="float" office:value="0.000000306" calcext:value-type="float">
            <text:p>0.00000030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dy Goblin</text:p>
          </table:table-cell>
          <table:table-cell/>
          <table:table-cell office:value-type="float" office:value="0.1091" calcext:value-type="float">
            <text:p>0.10910000000</text:p>
          </table:table-cell>
          <table:table-cell office:value-type="float" office:value="0.0558" calcext:value-type="float">
            <text:p>0.05580000000</text:p>
          </table:table-cell>
          <table:table-cell office:value-type="float" office:value="0.0374" calcext:value-type="float">
            <text:p>0.03740000000</text:p>
          </table:table-cell>
          <table:table-cell office:value-type="float" office:value="0.0193" calcext:value-type="float">
            <text:p>0.01930000000</text:p>
          </table:table-cell>
          <table:table-cell office:value-type="float" office:value="0.00702" calcext:value-type="float">
            <text:p>0.00702000000</text:p>
          </table:table-cell>
          <table:table-cell office:value-type="float" office:value="0.00318" calcext:value-type="float">
            <text:p>0.00318000000</text:p>
          </table:table-cell>
          <table:table-cell office:value-type="float" office:value="0.00148" calcext:value-type="float">
            <text:p>0.00148000000</text:p>
          </table:table-cell>
          <table:table-cell office:value-type="float" office:value="0.00067" calcext:value-type="float">
            <text:p>0.00067000000</text:p>
          </table:table-cell>
          <table:table-cell office:value-type="float" office:value="0.000303" calcext:value-type="float">
            <text:p>0.00030300000</text:p>
          </table:table-cell>
          <table:table-cell office:value-type="float" office:value="0.000138" calcext:value-type="float">
            <text:p>0.00013800000</text:p>
          </table:table-cell>
          <table:table-cell office:value-type="float" office:value="0.0000624" calcext:value-type="float">
            <text:p>0.00006240000</text:p>
          </table:table-cell>
          <table:table-cell office:value-type="float" office:value="0.0000284" calcext:value-type="float">
            <text:p>0.00002840000</text:p>
          </table:table-cell>
          <table:table-cell office:value-type="float" office:value="0.0000129" calcext:value-type="float">
            <text:p>0.00001290000</text:p>
          </table:table-cell>
          <table:table-cell office:value-type="float" office:value="0.00000587" calcext:value-type="float">
            <text:p>0.00000587000</text:p>
          </table:table-cell>
          <table:table-cell office:value-type="float" office:value="0.000000306" calcext:value-type="float">
            <text:p>0.00000030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uck Snowball * (c+2)/3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ilder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arder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er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ow Sorceress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 Flamenco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se of Winter Future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se of Winter Past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se of Winter Present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ion Chopper</text:p>
          </table:table-cell>
          <table:table-cell/>
          <table:table-cell office:value-type="float" office:value="0.1364" calcext:value-type="float">
            <text:p>0.13640000000</text:p>
          </table:table-cell>
          <table:table-cell office:value-type="float" office:value="0.0698" calcext:value-type="float">
            <text:p>0.0698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41" calcext:value-type="float">
            <text:p>0.02410000000</text:p>
          </table:table-cell>
          <table:table-cell office:value-type="float" office:value="0.00878" calcext:value-type="float">
            <text:p>0.00878000000</text:p>
          </table:table-cell>
          <table:table-cell office:value-type="float" office:value="0.00398" calcext:value-type="float">
            <text:p>0.00398000000</text:p>
          </table:table-cell>
          <table:table-cell office:value-type="float" office:value="0.00185" calcext:value-type="float">
            <text:p>0.00185000000</text:p>
          </table:table-cell>
          <table:table-cell office:value-type="float" office:value="0.000838" calcext:value-type="float">
            <text:p>0.00083800000</text:p>
          </table:table-cell>
          <table:table-cell office:value-type="float" office:value="0.000379" calcext:value-type="float">
            <text:p>0.00037900000</text:p>
          </table:table-cell>
          <table:table-cell office:value-type="float" office:value="0.000172" calcext:value-type="float">
            <text:p>0.00017200000</text:p>
          </table:table-cell>
          <table:table-cell office:value-type="float" office:value="0.000078" calcext:value-type="float">
            <text:p>0.00007800000</text:p>
          </table:table-cell>
          <table:table-cell office:value-type="float" office:value="0.0000355" calcext:value-type="float">
            <text:p>0.00003550000</text:p>
          </table:table-cell>
          <table:table-cell office:value-type="float" office:value="0.0000161" calcext:value-type="float">
            <text:p>0.00001610000</text:p>
          </table:table-cell>
          <table:table-cell office:value-type="float" office:value="0.00000734" calcext:value-type="float">
            <text:p>0.00000734000</text:p>
          </table:table-cell>
          <table:table-cell office:value-type="float" office:value="0.000000383" calcext:value-type="float">
            <text:p>0.00000038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ortcut</text:p>
          </table:table-cell>
          <table:table-cell/>
          <table:table-cell office:value-type="float" office:value="0.1455" calcext:value-type="float">
            <text:p>0.14550000000</text:p>
          </table:table-cell>
          <table:table-cell office:value-type="float" office:value="0.0744" calcext:value-type="float">
            <text:p>0.07440000000</text:p>
          </table:table-cell>
          <table:table-cell office:value-type="float" office:value="0.0499" calcext:value-type="float">
            <text:p>0.04990000000</text:p>
          </table:table-cell>
          <table:table-cell office:value-type="float" office:value="0.0257" calcext:value-type="float">
            <text:p>0.02570000000</text:p>
          </table:table-cell>
          <table:table-cell office:value-type="float" office:value="0.00936" calcext:value-type="float">
            <text:p>0.00936000000</text:p>
          </table:table-cell>
          <table:table-cell office:value-type="float" office:value="0.00424" calcext:value-type="float">
            <text:p>0.00424000000</text:p>
          </table:table-cell>
          <table:table-cell office:value-type="float" office:value="0.00198" calcext:value-type="float">
            <text:p>0.00198000000</text:p>
          </table:table-cell>
          <table:table-cell office:value-type="float" office:value="0.000894" calcext:value-type="float">
            <text:p>0.00089400000</text:p>
          </table:table-cell>
          <table:table-cell office:value-type="float" office:value="0.000404" calcext:value-type="float">
            <text:p>0.00040400000</text:p>
          </table:table-cell>
          <table:table-cell office:value-type="float" office:value="0.000183" calcext:value-type="float">
            <text:p>0.00018300000</text:p>
          </table:table-cell>
          <table:table-cell office:value-type="float" office:value="0.0000832" calcext:value-type="float">
            <text:p>0.00008320000</text:p>
          </table:table-cell>
          <table:table-cell office:value-type="float" office:value="0.0000379" calcext:value-type="float">
            <text:p>0.00003790000</text:p>
          </table:table-cell>
          <table:table-cell office:value-type="float" office:value="0.0000172" calcext:value-type="float">
            <text:p>0.00001720000</text:p>
          </table:table-cell>
          <table:table-cell office:value-type="float" office:value="0.00000783" calcext:value-type="float">
            <text:p>0.00000783000</text:p>
          </table:table-cell>
          <table:table-cell office:value-type="float" office:value="0.000000408" calcext:value-type="float">
            <text:p>0.0000004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orty Ski Instructor</text:p>
          </table:table-cell>
          <table:table-cell/>
          <table:table-cell office:value-type="float" office:value="0.1585" calcext:value-type="float">
            <text:p>0.15850000000</text:p>
          </table:table-cell>
          <table:table-cell office:value-type="float" office:value="0.0811" calcext:value-type="float">
            <text:p>0.08110000000</text:p>
          </table:table-cell>
          <table:table-cell office:value-type="float" office:value="0.0544" calcext:value-type="float">
            <text:p>0.05440000000</text:p>
          </table:table-cell>
          <table:table-cell office:value-type="float" office:value="0.028" calcext:value-type="float">
            <text:p>0.02800000000</text:p>
          </table:table-cell>
          <table:table-cell office:value-type="float" office:value="0.0102" calcext:value-type="float">
            <text:p>0.01020000000</text:p>
          </table:table-cell>
          <table:table-cell office:value-type="float" office:value="0.00463" calcext:value-type="float">
            <text:p>0.00463000000</text:p>
          </table:table-cell>
          <table:table-cell office:value-type="float" office:value="0.00215" calcext:value-type="float">
            <text:p>0.00215000000</text:p>
          </table:table-cell>
          <table:table-cell office:value-type="float" office:value="0.000974" calcext:value-type="float">
            <text:p>0.00097400000</text:p>
          </table:table-cell>
          <table:table-cell office:value-type="float" office:value="0.000441" calcext:value-type="float">
            <text:p>0.00044100000</text:p>
          </table:table-cell>
          <table:table-cell office:value-type="float" office:value="0.0002" calcext:value-type="float">
            <text:p>0.00020000000</text:p>
          </table:table-cell>
          <table:table-cell office:value-type="float" office:value="0.0000907" calcext:value-type="float">
            <text:p>0.00009070000</text:p>
          </table:table-cell>
          <table:table-cell office:value-type="float" office:value="0.0000413" calcext:value-type="float">
            <text:p>0.00004130000</text:p>
          </table:table-cell>
          <table:table-cell office:value-type="float" office:value="0.0000188" calcext:value-type="float">
            <text:p>0.00001880000</text:p>
          </table:table-cell>
          <table:table-cell office:value-type="float" office:value="0.00000853" calcext:value-type="float">
            <text:p>0.00000853000</text:p>
          </table:table-cell>
          <table:table-cell office:value-type="float" office:value="0.000000445" calcext:value-type="float">
            <text:p>0.00000044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ggsplosive Scientist</text:p>
          </table:table-cell>
          <table:table-cell/>
          <table:table-cell office:value-type="float" office:value="0.1691" calcext:value-type="float">
            <text:p>0.16910000000</text:p>
          </table:table-cell>
          <table:table-cell office:value-type="float" office:value="0.0865" calcext:value-type="float">
            <text:p>0.08650000000</text:p>
          </table:table-cell>
          <table:table-cell office:value-type="float" office:value="0.058" calcext:value-type="float">
            <text:p>0.05800000000</text:p>
          </table:table-cell>
          <table:table-cell office:value-type="float" office:value="0.0298" calcext:value-type="float">
            <text:p>0.02980000000</text:p>
          </table:table-cell>
          <table:table-cell office:value-type="float" office:value="0.0109" calcext:value-type="float">
            <text:p>0.01090000000</text:p>
          </table:table-cell>
          <table:table-cell office:value-type="float" office:value="0.00493" calcext:value-type="float">
            <text:p>0.00493000000</text:p>
          </table:table-cell>
          <table:table-cell office:value-type="float" office:value="0.0023" calcext:value-type="float">
            <text:p>0.00230000000</text:p>
          </table:table-cell>
          <table:table-cell office:value-type="float" office:value="0.00104" calcext:value-type="float">
            <text:p>0.00104000000</text:p>
          </table:table-cell>
          <table:table-cell office:value-type="float" office:value="0.00047" calcext:value-type="float">
            <text:p>0.00047000000</text:p>
          </table:table-cell>
          <table:table-cell office:value-type="float" office:value="0.000213" calcext:value-type="float">
            <text:p>0.00021300000</text:p>
          </table:table-cell>
          <table:table-cell office:value-type="float" office:value="0.0000967" calcext:value-type="float">
            <text:p>0.00009670000</text:p>
          </table:table-cell>
          <table:table-cell office:value-type="float" office:value="0.000044" calcext:value-type="float">
            <text:p>0.00004400000</text:p>
          </table:table-cell>
          <table:table-cell office:value-type="float" office:value="0.00002" calcext:value-type="float">
            <text:p>0.00002000000</text:p>
          </table:table-cell>
          <table:table-cell office:value-type="float" office:value="0.0000091" calcext:value-type="float">
            <text:p>0.00000910000</text:p>
          </table:table-cell>
          <table:table-cell office:value-type="float" office:value="0.000000474" calcext:value-type="float">
            <text:p>0.00000047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gg Painter</text:p>
          </table:table-cell>
          <table:table-cell/>
          <table:table-cell office:value-type="float" office:value="0.1773" calcext:value-type="float">
            <text:p>0.17730000000</text:p>
          </table:table-cell>
          <table:table-cell office:value-type="float" office:value="0.0907" calcext:value-type="float">
            <text:p>0.09070000000</text:p>
          </table:table-cell>
          <table:table-cell office:value-type="float" office:value="0.0608" calcext:value-type="float">
            <text:p>0.06080000000</text:p>
          </table:table-cell>
          <table:table-cell office:value-type="float" office:value="0.0313" calcext:value-type="float">
            <text:p>0.03130000000</text:p>
          </table:table-cell>
          <table:table-cell office:value-type="float" office:value="0.0114" calcext:value-type="float">
            <text:p>0.01140000000</text:p>
          </table:table-cell>
          <table:table-cell office:value-type="float" office:value="0.00517" calcext:value-type="float">
            <text:p>0.00517000000</text:p>
          </table:table-cell>
          <table:table-cell office:value-type="float" office:value="0.00241" calcext:value-type="float">
            <text:p>0.00241000000</text:p>
          </table:table-cell>
          <table:table-cell office:value-type="float" office:value="0.00109" calcext:value-type="float">
            <text:p>0.00109000000</text:p>
          </table:table-cell>
          <table:table-cell office:value-type="float" office:value="0.000493" calcext:value-type="float">
            <text:p>0.00049300000</text:p>
          </table:table-cell>
          <table:table-cell office:value-type="float" office:value="0.000224" calcext:value-type="float">
            <text:p>0.000224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62" calcext:value-type="float">
            <text:p>0.00004620000</text:p>
          </table:table-cell>
          <table:table-cell office:value-type="float" office:value="0.000021" calcext:value-type="float">
            <text:p>0.00002100000</text:p>
          </table:table-cell>
          <table:table-cell office:value-type="float" office:value="0.00000954" calcext:value-type="float">
            <text:p>0.00000954000</text:p>
          </table:table-cell>
          <table:table-cell office:value-type="float" office:value="0.000000497" calcext:value-type="float">
            <text:p>0.00000049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inister Egg Painter</text:p>
          </table:table-cell>
          <table:table-cell/>
          <table:table-cell office:value-type="float" office:value="0.1773" calcext:value-type="float">
            <text:p>0.17730000000</text:p>
          </table:table-cell>
          <table:table-cell office:value-type="float" office:value="0.0907" calcext:value-type="float">
            <text:p>0.09070000000</text:p>
          </table:table-cell>
          <table:table-cell office:value-type="float" office:value="0.0608" calcext:value-type="float">
            <text:p>0.06080000000</text:p>
          </table:table-cell>
          <table:table-cell office:value-type="float" office:value="0.0313" calcext:value-type="float">
            <text:p>0.03130000000</text:p>
          </table:table-cell>
          <table:table-cell office:value-type="float" office:value="0.0114" calcext:value-type="float">
            <text:p>0.01140000000</text:p>
          </table:table-cell>
          <table:table-cell office:value-type="float" office:value="0.00517" calcext:value-type="float">
            <text:p>0.00517000000</text:p>
          </table:table-cell>
          <table:table-cell office:value-type="float" office:value="0.00241" calcext:value-type="float">
            <text:p>0.00241000000</text:p>
          </table:table-cell>
          <table:table-cell office:value-type="float" office:value="0.00109" calcext:value-type="float">
            <text:p>0.00109000000</text:p>
          </table:table-cell>
          <table:table-cell office:value-type="float" office:value="0.000493" calcext:value-type="float">
            <text:p>0.00049300000</text:p>
          </table:table-cell>
          <table:table-cell office:value-type="float" office:value="0.000224" calcext:value-type="float">
            <text:p>0.000224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62" calcext:value-type="float">
            <text:p>0.00004620000</text:p>
          </table:table-cell>
          <table:table-cell office:value-type="float" office:value="0.000021" calcext:value-type="float">
            <text:p>0.00002100000</text:p>
          </table:table-cell>
          <table:table-cell office:value-type="float" office:value="0.00000954" calcext:value-type="float">
            <text:p>0.00000954000</text:p>
          </table:table-cell>
          <table:table-cell office:value-type="float" office:value="0.000000497" calcext:value-type="float">
            <text:p>0.00000049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ggscavator</text:p>
          </table:table-cell>
          <table:table-cell/>
          <table:table-cell office:value-type="float" office:value="0.1773" calcext:value-type="float">
            <text:p>0.17730000000</text:p>
          </table:table-cell>
          <table:table-cell office:value-type="float" office:value="0.0907" calcext:value-type="float">
            <text:p>0.09070000000</text:p>
          </table:table-cell>
          <table:table-cell office:value-type="float" office:value="0.0608" calcext:value-type="float">
            <text:p>0.06080000000</text:p>
          </table:table-cell>
          <table:table-cell office:value-type="float" office:value="0.0313" calcext:value-type="float">
            <text:p>0.03130000000</text:p>
          </table:table-cell>
          <table:table-cell office:value-type="float" office:value="0.0114" calcext:value-type="float">
            <text:p>0.01140000000</text:p>
          </table:table-cell>
          <table:table-cell office:value-type="float" office:value="0.00517" calcext:value-type="float">
            <text:p>0.00517000000</text:p>
          </table:table-cell>
          <table:table-cell office:value-type="float" office:value="0.00241" calcext:value-type="float">
            <text:p>0.00241000000</text:p>
          </table:table-cell>
          <table:table-cell office:value-type="float" office:value="0.00109" calcext:value-type="float">
            <text:p>0.00109000000</text:p>
          </table:table-cell>
          <table:table-cell office:value-type="float" office:value="0.000493" calcext:value-type="float">
            <text:p>0.00049300000</text:p>
          </table:table-cell>
          <table:table-cell office:value-type="float" office:value="0.000224" calcext:value-type="float">
            <text:p>0.00022400000</text:p>
          </table:table-cell>
          <table:table-cell office:value-type="float" office:value="0.000101" calcext:value-type="float">
            <text:p>0.00010100000</text:p>
          </table:table-cell>
          <table:table-cell office:value-type="float" office:value="0.0000462" calcext:value-type="float">
            <text:p>0.00004620000</text:p>
          </table:table-cell>
          <table:table-cell office:value-type="float" office:value="0.000021" calcext:value-type="float">
            <text:p>0.00002100000</text:p>
          </table:table-cell>
          <table:table-cell office:value-type="float" office:value="0.00000954" calcext:value-type="float">
            <text:p>0.00000954000</text:p>
          </table:table-cell>
          <table:table-cell office:value-type="float" office:value="0.000000497" calcext:value-type="float">
            <text:p>0.00000049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tro Racer</text:p>
          </table:table-cell>
          <table:table-cell/>
          <table:table-cell office:value-type="float" office:value="0.1818" calcext:value-type="float">
            <text:p>0.18180000000</text:p>
          </table:table-cell>
          <table:table-cell office:value-type="float" office:value="0.093" calcext:value-type="float">
            <text:p>0.09300000000</text:p>
          </table:table-cell>
          <table:table-cell office:value-type="float" office:value="0.0624" calcext:value-type="float">
            <text:p>0.06240000000</text:p>
          </table:table-cell>
          <table:table-cell office:value-type="float" office:value="0.0321" calcext:value-type="float">
            <text:p>0.03210000000</text:p>
          </table:table-cell>
          <table:table-cell office:value-type="float" office:value="0.0117" calcext:value-type="float">
            <text:p>0.01170000000</text:p>
          </table:table-cell>
          <table:table-cell office:value-type="float" office:value="0.00531" calcext:value-type="float">
            <text:p>0.00531000000</text:p>
          </table:table-cell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5" calcext:value-type="float">
            <text:p>0.000505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boggan Technician</text:p>
          </table:table-cell>
          <table:table-cell/>
          <table:table-cell office:value-type="float" office:value="0.1818" calcext:value-type="float">
            <text:p>0.18180000000</text:p>
          </table:table-cell>
          <table:table-cell office:value-type="float" office:value="0.093" calcext:value-type="float">
            <text:p>0.09300000000</text:p>
          </table:table-cell>
          <table:table-cell office:value-type="float" office:value="0.0624" calcext:value-type="float">
            <text:p>0.06240000000</text:p>
          </table:table-cell>
          <table:table-cell office:value-type="float" office:value="0.0321" calcext:value-type="float">
            <text:p>0.03210000000</text:p>
          </table:table-cell>
          <table:table-cell office:value-type="float" office:value="0.0117" calcext:value-type="float">
            <text:p>0.01170000000</text:p>
          </table:table-cell>
          <table:table-cell office:value-type="float" office:value="0.00531" calcext:value-type="float">
            <text:p>0.00531000000</text:p>
          </table:table-cell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5" calcext:value-type="float">
            <text:p>0.000505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e Lycan</text:p>
          </table:table-cell>
          <table:table-cell/>
          <table:table-cell office:value-type="float" office:value="0.1818" calcext:value-type="float">
            <text:p>0.18180000000</text:p>
          </table:table-cell>
          <table:table-cell office:value-type="float" office:value="0.093" calcext:value-type="float">
            <text:p>0.09300000000</text:p>
          </table:table-cell>
          <table:table-cell office:value-type="float" office:value="0.0624" calcext:value-type="float">
            <text:p>0.06240000000</text:p>
          </table:table-cell>
          <table:table-cell office:value-type="float" office:value="0.0321" calcext:value-type="float">
            <text:p>0.03210000000</text:p>
          </table:table-cell>
          <table:table-cell office:value-type="float" office:value="0.0117" calcext:value-type="float">
            <text:p>0.01170000000</text:p>
          </table:table-cell>
          <table:table-cell office:value-type="float" office:value="0.00531" calcext:value-type="float">
            <text:p>0.00531000000</text:p>
          </table:table-cell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5" calcext:value-type="float">
            <text:p>0.000505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acia Ice Fist</text:p>
          </table:table-cell>
          <table:table-cell/>
          <table:table-cell office:value-type="float" office:value="0.1818" calcext:value-type="float">
            <text:p>0.18180000000</text:p>
          </table:table-cell>
          <table:table-cell office:value-type="float" office:value="0.093" calcext:value-type="float">
            <text:p>0.09300000000</text:p>
          </table:table-cell>
          <table:table-cell office:value-type="float" office:value="0.0624" calcext:value-type="float">
            <text:p>0.06240000000</text:p>
          </table:table-cell>
          <table:table-cell office:value-type="float" office:value="0.0321" calcext:value-type="float">
            <text:p>0.03210000000</text:p>
          </table:table-cell>
          <table:table-cell office:value-type="float" office:value="0.0117" calcext:value-type="float">
            <text:p>0.01170000000</text:p>
          </table:table-cell>
          <table:table-cell office:value-type="float" office:value="0.00531" calcext:value-type="float">
            <text:p>0.00531000000</text:p>
          </table:table-cell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5" calcext:value-type="float">
            <text:p>0.000505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ndra Huntress</text:p>
          </table:table-cell>
          <table:table-cell/>
          <table:table-cell office:value-type="float" office:value="0.1818" calcext:value-type="float">
            <text:p>0.18180000000</text:p>
          </table:table-cell>
          <table:table-cell office:value-type="float" office:value="0.093" calcext:value-type="float">
            <text:p>0.09300000000</text:p>
          </table:table-cell>
          <table:table-cell office:value-type="float" office:value="0.0624" calcext:value-type="float">
            <text:p>0.06240000000</text:p>
          </table:table-cell>
          <table:table-cell office:value-type="float" office:value="0.0321" calcext:value-type="float">
            <text:p>0.03210000000</text:p>
          </table:table-cell>
          <table:table-cell office:value-type="float" office:value="0.0117" calcext:value-type="float">
            <text:p>0.01170000000</text:p>
          </table:table-cell>
          <table:table-cell office:value-type="float" office:value="0.00531" calcext:value-type="float">
            <text:p>0.00531000000</text:p>
          </table:table-cell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5" calcext:value-type="float">
            <text:p>0.000505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ay Ride</text:p>
          </table:table-cell>
          <table:table-cell/>
          <table:table-cell office:value-type="float" office:value="0.1818" calcext:value-type="float">
            <text:p>0.18180000000</text:p>
          </table:table-cell>
          <table:table-cell office:value-type="float" office:value="0.093" calcext:value-type="float">
            <text:p>0.09300000000</text:p>
          </table:table-cell>
          <table:table-cell office:value-type="float" office:value="0.0624" calcext:value-type="float">
            <text:p>0.06240000000</text:p>
          </table:table-cell>
          <table:table-cell office:value-type="float" office:value="0.0321" calcext:value-type="float">
            <text:p>0.03210000000</text:p>
          </table:table-cell>
          <table:table-cell office:value-type="float" office:value="0.0117" calcext:value-type="float">
            <text:p>0.01170000000</text:p>
          </table:table-cell>
          <table:table-cell office:value-type="float" office:value="0.00531" calcext:value-type="float">
            <text:p>0.00531000000</text:p>
          </table:table-cell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5" calcext:value-type="float">
            <text:p>0.000505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rean Commander</text:p>
          </table:table-cell>
          <table:table-cell/>
          <table:table-cell office:value-type="float" office:value="0.1818" calcext:value-type="float">
            <text:p>0.18180000000</text:p>
          </table:table-cell>
          <table:table-cell office:value-type="float" office:value="0.093" calcext:value-type="float">
            <text:p>0.09300000000</text:p>
          </table:table-cell>
          <table:table-cell office:value-type="float" office:value="0.0624" calcext:value-type="float">
            <text:p>0.06240000000</text:p>
          </table:table-cell>
          <table:table-cell office:value-type="float" office:value="0.0321" calcext:value-type="float">
            <text:p>0.03210000000</text:p>
          </table:table-cell>
          <table:table-cell office:value-type="float" office:value="0.0117" calcext:value-type="float">
            <text:p>0.01170000000</text:p>
          </table:table-cell>
          <table:table-cell office:value-type="float" office:value="0.00531" calcext:value-type="float">
            <text:p>0.00531000000</text:p>
          </table:table-cell>
          <table:table-cell office:value-type="float" office:value="0.00247" calcext:value-type="float">
            <text:p>0.00247000000</text:p>
          </table:table-cell>
          <table:table-cell office:value-type="float" office:value="0.00112" calcext:value-type="float">
            <text:p>0.00112000000</text:p>
          </table:table-cell>
          <table:table-cell office:value-type="float" office:value="0.000505" calcext:value-type="float">
            <text:p>0.00050500000</text:p>
          </table:table-cell>
          <table:table-cell office:value-type="float" office:value="0.000229" calcext:value-type="float">
            <text:p>0.00022900000</text:p>
          </table:table-cell>
          <table:table-cell office:value-type="float" office:value="0.000104" calcext:value-type="float">
            <text:p>0.00010400000</text:p>
          </table:table-cell>
          <table:table-cell office:value-type="float" office:value="0.0000474" calcext:value-type="float">
            <text:p>0.00004740000</text:p>
          </table:table-cell>
          <table:table-cell office:value-type="float" office:value="0.0000215" calcext:value-type="float">
            <text:p>0.00002150000</text:p>
          </table:table-cell>
          <table:table-cell office:value-type="float" office:value="0.00000978" calcext:value-type="float">
            <text:p>0.00000978000</text:p>
          </table:table-cell>
          <table:table-cell office:value-type="float" office:value="0.00000051" calcext:value-type="float">
            <text:p>0.0000005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co Commander</text:p>
          </table:table-cell>
          <table:table-cell/>
          <table:table-cell office:value-type="float" office:value="0.1882" calcext:value-type="float">
            <text:p>0.18820000000</text:p>
          </table:table-cell>
          <table:table-cell office:value-type="float" office:value="0.0963" calcext:value-type="float">
            <text:p>0.09630000000</text:p>
          </table:table-cell>
          <table:table-cell office:value-type="float" office:value="0.0646" calcext:value-type="float">
            <text:p>0.06460000000</text:p>
          </table:table-cell>
          <table:table-cell office:value-type="float" office:value="0.0332" calcext:value-type="float">
            <text:p>0.03320000000</text:p>
          </table:table-cell>
          <table:table-cell office:value-type="float" office:value="0.0121" calcext:value-type="float">
            <text:p>0.01210000000</text:p>
          </table:table-cell>
          <table:table-cell office:value-type="float" office:value="0.00549" calcext:value-type="float">
            <text:p>0.00549000000</text:p>
          </table:table-cell>
          <table:table-cell office:value-type="float" office:value="0.00256" calcext:value-type="float">
            <text:p>0.00256000000</text:p>
          </table:table-cell>
          <table:table-cell office:value-type="float" office:value="0.00116" calcext:value-type="float">
            <text:p>0.00116000000</text:p>
          </table:table-cell>
          <table:table-cell office:value-type="float" office:value="0.000523" calcext:value-type="float">
            <text:p>0.00052300000</text:p>
          </table:table-cell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9" calcext:value-type="float">
            <text:p>0.00004900000</text:p>
          </table:table-cell>
          <table:table-cell office:value-type="float" office:value="0.0000223" calcext:value-type="float">
            <text:p>0.00002230000</text:p>
          </table:table-cell>
          <table:table-cell office:value-type="float" office:value="0.0000101" calcext:value-type="float">
            <text:p>0.00001010000</text:p>
          </table:table-cell>
          <table:table-cell office:value-type="float" office:value="0.000000528" calcext:value-type="float">
            <text:p>0.00000052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re Razer</text:p>
          </table:table-cell>
          <table:table-cell/>
          <table:table-cell office:value-type="float" office:value="0.1909" calcext:value-type="float">
            <text:p>0.19090000000</text:p>
          </table:table-cell>
          <table:table-cell office:value-type="float" office:value="0.0977" calcext:value-type="float">
            <text:p>0.09770000000</text:p>
          </table:table-cell>
          <table:table-cell office:value-type="float" office:value="0.0655" calcext:value-type="float">
            <text:p>0.06550000000</text:p>
          </table:table-cell>
          <table:table-cell office:value-type="float" office:value="0.0337" calcext:value-type="float">
            <text:p>0.03370000000</text:p>
          </table:table-cell>
          <table:table-cell office:value-type="float" office:value="0.0123" calcext:value-type="float">
            <text:p>0.01230000000</text:p>
          </table:table-cell>
          <table:table-cell office:value-type="float" office:value="0.00557" calcext:value-type="float">
            <text:p>0.00557000000</text:p>
          </table:table-cell>
          <table:table-cell office:value-type="float" office:value="0.00259" calcext:value-type="float">
            <text:p>0.00259000000</text:p>
          </table:table-cell>
          <table:table-cell office:value-type="float" office:value="0.00117" calcext:value-type="float">
            <text:p>0.00117000000</text:p>
          </table:table-cell>
          <table:table-cell office:value-type="float" office:value="0.000531" calcext:value-type="float">
            <text:p>0.00053100000</text:p>
          </table:table-cell>
          <table:table-cell office:value-type="float" office:value="0.000241" calcext:value-type="float">
            <text:p>0.00024100000</text:p>
          </table:table-cell>
          <table:table-cell office:value-type="float" office:value="0.000109" calcext:value-type="float">
            <text:p>0.00010900000</text:p>
          </table:table-cell>
          <table:table-cell office:value-type="float" office:value="0.0000497" calcext:value-type="float">
            <text:p>0.00004970000</text:p>
          </table:table-cell>
          <table:table-cell office:value-type="float" office:value="0.0000226" calcext:value-type="float">
            <text:p>0.00002260000</text:p>
          </table:table-cell>
          <table:table-cell office:value-type="float" office:value="0.0000103" calcext:value-type="float">
            <text:p>0.00001030000</text:p>
          </table:table-cell>
          <table:table-cell office:value-type="float" office:value="0.000000536" calcext:value-type="float">
            <text:p>0.000000536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n Slammer</text:p>
          </table:table-cell>
          <table:table-cell/>
          <table:table-cell office:value-type="float" office:value="0.1964" calcext:value-type="float">
            <text:p>0.19640000000</text:p>
          </table:table-cell>
          <table:table-cell office:value-type="float" office:value="0.1005" calcext:value-type="float">
            <text:p>0.10050000000</text:p>
          </table:table-cell>
          <table:table-cell office:value-type="float" office:value="0.0674" calcext:value-type="float">
            <text:p>0.06740000000</text:p>
          </table:table-cell>
          <table:table-cell office:value-type="float" office:value="0.0347" calcext:value-type="float">
            <text:p>0.03470000000</text:p>
          </table:table-cell>
          <table:table-cell office:value-type="float" office:value="0.0126" calcext:value-type="float">
            <text:p>0.01260000000</text:p>
          </table:table-cell>
          <table:table-cell office:value-type="float" office:value="0.00573" calcext:value-type="float">
            <text:p>0.00573000000</text:p>
          </table:table-cell>
          <table:table-cell office:value-type="float" office:value="0.00267" calcext:value-type="float">
            <text:p>0.00267000000</text:p>
          </table:table-cell>
          <table:table-cell office:value-type="float" office:value="0.00121" calcext:value-type="float">
            <text:p>0.00121000000</text:p>
          </table:table-cell>
          <table:table-cell office:value-type="float" office:value="0.000546" calcext:value-type="float">
            <text:p>0.00054600000</text:p>
          </table:table-cell>
          <table:table-cell office:value-type="float" office:value="0.000248" calcext:value-type="float">
            <text:p>0.00024800000</text:p>
          </table:table-cell>
          <table:table-cell office:value-type="float" office:value="0.000112" calcext:value-type="float">
            <text:p>0.00011200000</text:p>
          </table:table-cell>
          <table:table-cell office:value-type="float" office:value="0.0000511" calcext:value-type="float">
            <text:p>0.00005110000</text:p>
          </table:table-cell>
          <table:table-cell office:value-type="float" office:value="0.0000232" calcext:value-type="float">
            <text:p>0.00002320000</text:p>
          </table:table-cell>
          <table:table-cell office:value-type="float" office:value="0.0000106" calcext:value-type="float">
            <text:p>0.00001060000</text:p>
          </table:table-cell>
          <table:table-cell office:value-type="float" office:value="0.000000551" calcext:value-type="float">
            <text:p>0.00000055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ocolate Gold Foil</text:p>
          </table:table-cell>
          <table:table-cell/>
          <table:table-cell office:value-type="float" office:value="0.2" calcext:value-type="float">
            <text:p>0.20000000000</text:p>
          </table:table-cell>
          <table:table-cell office:value-type="float" office:value="0.1023" calcext:value-type="float">
            <text:p>0.10230000000</text:p>
          </table:table-cell>
          <table:table-cell office:value-type="float" office:value="0.0686" calcext:value-type="float">
            <text:p>0.06860000000</text:p>
          </table:table-cell>
          <table:table-cell office:value-type="float" office:value="0.0353" calcext:value-type="float">
            <text:p>0.03530000000</text:p>
          </table:table-cell>
          <table:table-cell office:value-type="float" office:value="0.0129" calcext:value-type="float">
            <text:p>0.01290000000</text:p>
          </table:table-cell>
          <table:table-cell office:value-type="float" office:value="0.00584" calcext:value-type="float">
            <text:p>0.00584000000</text:p>
          </table:table-cell>
          <table:table-cell office:value-type="float" office:value="0.00272" calcext:value-type="float">
            <text:p>0.00272000000</text:p>
          </table:table-cell>
          <table:table-cell office:value-type="float" office:value="0.00123" calcext:value-type="float">
            <text:p>0.00123000000</text:p>
          </table:table-cell>
          <table:table-cell office:value-type="float" office:value="0.000556" calcext:value-type="float">
            <text:p>0.00055600000</text:p>
          </table:table-cell>
          <table:table-cell office:value-type="float" office:value="0.000252" calcext:value-type="float">
            <text:p>0.000252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21" calcext:value-type="float">
            <text:p>0.00005210000</text:p>
          </table:table-cell>
          <table:table-cell office:value-type="float" office:value="0.0000237" calcext:value-type="float">
            <text:p>0.00002370000</text:p>
          </table:table-cell>
          <table:table-cell office:value-type="float" office:value="0.0000108" calcext:value-type="float">
            <text:p>0.00001080000</text:p>
          </table:table-cell>
          <table:table-cell office:value-type="float" office:value="0.000000561" calcext:value-type="float">
            <text:p>0.00000056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t</text:p>
          </table:table-cell>
          <table:table-cell/>
          <table:table-cell office:value-type="float" office:value="0.2209" calcext:value-type="float">
            <text:p>0.22090000000</text:p>
          </table:table-cell>
          <table:table-cell office:value-type="float" office:value="0.113" calcext:value-type="float">
            <text:p>0.11300000000</text:p>
          </table:table-cell>
          <table:table-cell office:value-type="float" office:value="0.0758" calcext:value-type="float">
            <text:p>0.07580000000</text:p>
          </table:table-cell>
          <table:table-cell office:value-type="float" office:value="0.039" calcext:value-type="float">
            <text:p>0.03900000000</text:p>
          </table:table-cell>
          <table:table-cell office:value-type="float" office:value="0.0142" calcext:value-type="float">
            <text:p>0.01420000000</text:p>
          </table:table-cell>
          <table:table-cell office:value-type="float" office:value="0.00645" calcext:value-type="float">
            <text:p>0.00645000000</text:p>
          </table:table-cell>
          <table:table-cell office:value-type="float" office:value="0.003" calcext:value-type="float">
            <text:p>0.00300000000</text:p>
          </table:table-cell>
          <table:table-cell office:value-type="float" office:value="0.00136" calcext:value-type="float">
            <text:p>0.00136000000</text:p>
          </table:table-cell>
          <table:table-cell office:value-type="float" office:value="0.000614" calcext:value-type="float">
            <text:p>0.00061400000</text:p>
          </table:table-cell>
          <table:table-cell office:value-type="float" office:value="0.000279" calcext:value-type="float">
            <text:p>0.00027900000</text:p>
          </table:table-cell>
          <table:table-cell office:value-type="float" office:value="0.000126" calcext:value-type="float">
            <text:p>0.00012600000</text:p>
          </table:table-cell>
          <table:table-cell office:value-type="float" office:value="0.0000575" calcext:value-type="float">
            <text:p>0.00005750000</text:p>
          </table:table-cell>
          <table:table-cell office:value-type="float" office:value="0.0000262" calcext:value-type="float">
            <text:p>0.00002620000</text:p>
          </table:table-cell>
          <table:table-cell office:value-type="float" office:value="0.0000119" calcext:value-type="float">
            <text:p>0.00001190000</text:p>
          </table:table-cell>
          <table:table-cell office:value-type="float" office:value="0.00000062" calcext:value-type="float">
            <text:p>0.0000006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ck</text:p>
          </table:table-cell>
          <table:table-cell/>
          <table:table-cell office:value-type="float" office:value="0.2291" calcext:value-type="float">
            <text:p>0.22910000000</text:p>
          </table:table-cell>
          <table:table-cell office:value-type="float" office:value="0.1172" calcext:value-type="float">
            <text:p>0.11720000000</text:p>
          </table:table-cell>
          <table:table-cell office:value-type="float" office:value="0.0786" calcext:value-type="float">
            <text:p>0.07860000000</text:p>
          </table:table-cell>
          <table:table-cell office:value-type="float" office:value="0.0404" calcext:value-type="float">
            <text:p>0.04040000000</text:p>
          </table:table-cell>
          <table:table-cell office:value-type="float" office:value="0.0147" calcext:value-type="float">
            <text:p>0.01470000000</text:p>
          </table:table-cell>
          <table:table-cell office:value-type="float" office:value="0.00669" calcext:value-type="float">
            <text:p>0.00669000000</text:p>
          </table:table-cell>
          <table:table-cell office:value-type="float" office:value="0.00311" calcext:value-type="float">
            <text:p>0.00311000000</text:p>
          </table:table-cell>
          <table:table-cell office:value-type="float" office:value="0.00141" calcext:value-type="float">
            <text:p>0.00141000000</text:p>
          </table:table-cell>
          <table:table-cell office:value-type="float" office:value="0.000637" calcext:value-type="float">
            <text:p>0.00063700000</text:p>
          </table:table-cell>
          <table:table-cell office:value-type="float" office:value="0.000289" calcext:value-type="float">
            <text:p>0.00028900000</text:p>
          </table:table-cell>
          <table:table-cell office:value-type="float" office:value="0.000131" calcext:value-type="float">
            <text:p>0.00013100000</text:p>
          </table:table-cell>
          <table:table-cell office:value-type="float" office:value="0.0000597" calcext:value-type="float">
            <text:p>0.00005970000</text:p>
          </table:table-cell>
          <table:table-cell office:value-type="float" office:value="0.0000271" calcext:value-type="float">
            <text:p>0.00002710000</text:p>
          </table:table-cell>
          <table:table-cell office:value-type="float" office:value="0.0000123" calcext:value-type="float">
            <text:p>0.00001230000</text:p>
          </table:table-cell>
          <table:table-cell office:value-type="float" office:value="0.000000643" calcext:value-type="float">
            <text:p>0.00000064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d Elf</text:p>
          </table:table-cell>
          <table:table-cell/>
          <table:table-cell office:value-type="float" office:value="0.2509" calcext:value-type="float">
            <text:p>0.25090000000</text:p>
          </table:table-cell>
          <table:table-cell office:value-type="float" office:value="0.1284" calcext:value-type="float">
            <text:p>0.12840000000</text:p>
          </table:table-cell>
          <table:table-cell office:value-type="float" office:value="0.0861" calcext:value-type="float">
            <text:p>0.08610000000</text:p>
          </table:table-cell>
          <table:table-cell office:value-type="float" office:value="0.0443" calcext:value-type="float">
            <text:p>0.04430000000</text:p>
          </table:table-cell>
          <table:table-cell office:value-type="float" office:value="0.0162" calcext:value-type="float">
            <text:p>0.01620000000</text:p>
          </table:table-cell>
          <table:table-cell office:value-type="float" office:value="0.00732" calcext:value-type="float">
            <text:p>0.00732000000</text:p>
          </table:table-cell>
          <table:table-cell office:value-type="float" office:value="0.00341" calcext:value-type="float">
            <text:p>0.00341000000</text:p>
          </table:table-cell>
          <table:table-cell office:value-type="float" office:value="0.00154" calcext:value-type="float">
            <text:p>0.00154000000</text:p>
          </table:table-cell>
          <table:table-cell office:value-type="float" office:value="0.000697" calcext:value-type="float">
            <text:p>0.00069700000</text:p>
          </table:table-cell>
          <table:table-cell office:value-type="float" office:value="0.000316" calcext:value-type="float">
            <text:p>0.00031600000</text:p>
          </table:table-cell>
          <table:table-cell office:value-type="float" office:value="0.000143" calcext:value-type="float">
            <text:p>0.00014300000</text:p>
          </table:table-cell>
          <table:table-cell office:value-type="float" office:value="0.0000653" calcext:value-type="float">
            <text:p>0.00006530000</text:p>
          </table:table-cell>
          <table:table-cell office:value-type="float" office:value="0.0000297" calcext:value-type="float">
            <text:p>0.00002970000</text:p>
          </table:table-cell>
          <table:table-cell office:value-type="float" office:value="0.0000135" calcext:value-type="float">
            <text:p>0.00001350000</text:p>
          </table:table-cell>
          <table:table-cell office:value-type="float" office:value="0.000000704" calcext:value-type="float">
            <text:p>0.00000070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.N.O.W. Golem</text:p>
          </table:table-cell>
          <table:table-cell/>
          <table:table-cell office:value-type="float" office:value="0.2727" calcext:value-type="float">
            <text:p>0.27270000000</text:p>
          </table:table-cell>
          <table:table-cell office:value-type="float" office:value="0.1395" calcext:value-type="float">
            <text:p>0.13950000000</text:p>
          </table:table-cell>
          <table:table-cell office:value-type="float" office:value="0.0936" calcext:value-type="float">
            <text:p>0.09360000000</text:p>
          </table:table-cell>
          <table:table-cell office:value-type="float" office:value="0.0481" calcext:value-type="float">
            <text:p>0.04810000000</text:p>
          </table:table-cell>
          <table:table-cell office:value-type="float" office:value="0.0176" calcext:value-type="float">
            <text:p>0.01760000000</text:p>
          </table:table-cell>
          <table:table-cell office:value-type="float" office:value="0.00796" calcext:value-type="float">
            <text:p>0.00796000000</text:p>
          </table:table-cell>
          <table:table-cell office:value-type="float" office:value="0.00371" calcext:value-type="float">
            <text:p>0.00371000000</text:p>
          </table:table-cell>
          <table:table-cell office:value-type="float" office:value="0.00168" calcext:value-type="float">
            <text:p>0.00168000000</text:p>
          </table:table-cell>
          <table:table-cell office:value-type="float" office:value="0.000758" calcext:value-type="float">
            <text:p>0.00075800000</text:p>
          </table:table-cell>
          <table:table-cell office:value-type="float" office:value="0.000344" calcext:value-type="float">
            <text:p>0.00034400000</text:p>
          </table:table-cell>
          <table:table-cell office:value-type="float" office:value="0.000156" calcext:value-type="float">
            <text:p>0.00015600000</text:p>
          </table:table-cell>
          <table:table-cell office:value-type="float" office:value="0.000071" calcext:value-type="float">
            <text:p>0.00007100000</text:p>
          </table:table-cell>
          <table:table-cell office:value-type="float" office:value="0.0000323" calcext:value-type="float">
            <text:p>0.00003230000</text:p>
          </table:table-cell>
          <table:table-cell office:value-type="float" office:value="0.0000147" calcext:value-type="float">
            <text:p>0.00001470000</text:p>
          </table:table-cell>
          <table:table-cell office:value-type="float" office:value="0.000000765" calcext:value-type="float">
            <text:p>0.00000076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eepy Marionette</text:p>
          </table:table-cell>
          <table:table-cell/>
          <table:table-cell office:value-type="float" office:value="0.4364" calcext:value-type="float">
            <text:p>0.43640000000</text:p>
          </table:table-cell>
          <table:table-cell office:value-type="float" office:value="0.2233" calcext:value-type="float">
            <text:p>0.22330000000</text:p>
          </table:table-cell>
          <table:table-cell office:value-type="float" office:value="0.15" calcext:value-type="float">
            <text:p>0.15000000000</text:p>
          </table:table-cell>
          <table:table-cell office:value-type="float" office:value="0.077" calcext:value-type="float">
            <text:p>0.07700000000</text:p>
          </table:table-cell>
          <table:table-cell office:value-type="float" office:value="0.0281" calcext:value-type="float">
            <text:p>0.02810000000</text:p>
          </table:table-cell>
          <table:table-cell office:value-type="float" office:value="0.0127" calcext:value-type="float">
            <text:p>0.01270000000</text:p>
          </table:table-cell>
          <table:table-cell office:value-type="float" office:value="0.00593" calcext:value-type="float">
            <text:p>0.00593000000</text:p>
          </table:table-cell>
          <table:table-cell office:value-type="float" office:value="0.00268" calcext:value-type="float">
            <text:p>0.00268000000</text:p>
          </table:table-cell>
          <table:table-cell office:value-type="float" office:value="0.00121" calcext:value-type="float">
            <text:p>0.00121000000</text:p>
          </table:table-cell>
          <table:table-cell office:value-type="float" office:value="0.00055" calcext:value-type="float">
            <text:p>0.00055000000</text:p>
          </table:table-cell>
          <table:table-cell office:value-type="float" office:value="0.00025" calcext:value-type="float">
            <text:p>0.00025000000</text:p>
          </table:table-cell>
          <table:table-cell office:value-type="float" office:value="0.000114" calcext:value-type="float">
            <text:p>0.00011400000</text:p>
          </table:table-cell>
          <table:table-cell office:value-type="float" office:value="0.0000517" calcext:value-type="float">
            <text:p>0.00005170000</text:p>
          </table:table-cell>
          <table:table-cell office:value-type="float" office:value="0.0000235" calcext:value-type="float">
            <text:p>0.00002350000</text:p>
          </table:table-cell>
          <table:table-cell office:value-type="float" office:value="0.00000122" calcext:value-type="float">
            <text:p>0.00000122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ck Diamond Racer</text:p>
          </table:table-cell>
          <table:table-cell/>
          <table:table-cell office:value-type="float" office:value="0.5091" calcext:value-type="float">
            <text:p>0.50910000000</text:p>
          </table:table-cell>
          <table:table-cell office:value-type="float" office:value="0.2605" calcext:value-type="float">
            <text:p>0.26050000000</text:p>
          </table:table-cell>
          <table:table-cell office:value-type="float" office:value="0.1747" calcext:value-type="float">
            <text:p>0.17470000000</text:p>
          </table:table-cell>
          <table:table-cell office:value-type="float" office:value="0.0898" calcext:value-type="float">
            <text:p>0.08980000000</text:p>
          </table:table-cell>
          <table:table-cell office:value-type="float" office:value="0.0328" calcext:value-type="float">
            <text:p>0.03280000000</text:p>
          </table:table-cell>
          <table:table-cell office:value-type="float" office:value="0.0149" calcext:value-type="float">
            <text:p>0.01490000000</text:p>
          </table:table-cell>
          <table:table-cell office:value-type="float" office:value="0.00692" calcext:value-type="float">
            <text:p>0.00692000000</text:p>
          </table:table-cell>
          <table:table-cell office:value-type="float" office:value="0.00313" calcext:value-type="float">
            <text:p>0.00313000000</text:p>
          </table:table-cell>
          <table:table-cell office:value-type="float" office:value="0.00142" calcext:value-type="float">
            <text:p>0.00142000000</text:p>
          </table:table-cell>
          <table:table-cell office:value-type="float" office:value="0.000642" calcext:value-type="float">
            <text:p>0.00064200000</text:p>
          </table:table-cell>
          <table:table-cell office:value-type="float" office:value="0.000291" calcext:value-type="float">
            <text:p>0.00029100000</text:p>
          </table:table-cell>
          <table:table-cell office:value-type="float" office:value="0.000133" calcext:value-type="float">
            <text:p>0.00013300000</text:p>
          </table:table-cell>
          <table:table-cell office:value-type="float" office:value="0.0000603" calcext:value-type="float">
            <text:p>0.00006030000</text:p>
          </table:table-cell>
          <table:table-cell office:value-type="float" office:value="0.0000274" calcext:value-type="float">
            <text:p>0.00002740000</text:p>
          </table:table-cell>
          <table:table-cell office:value-type="float" office:value="0.00000143" calcext:value-type="float">
            <text:p>0.0000014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ouble Black Diamond Racer</text:p>
          </table:table-cell>
          <table:table-cell/>
          <table:table-cell office:value-type="float" office:value="0.5455" calcext:value-type="float">
            <text:p>0.54550000000</text:p>
          </table:table-cell>
          <table:table-cell office:value-type="float" office:value="0.2791" calcext:value-type="float">
            <text:p>0.27910000000</text:p>
          </table:table-cell>
          <table:table-cell office:value-type="float" office:value="0.1872" calcext:value-type="float">
            <text:p>0.18720000000</text:p>
          </table:table-cell>
          <table:table-cell office:value-type="float" office:value="0.0963" calcext:value-type="float">
            <text:p>0.09630000000</text:p>
          </table:table-cell>
          <table:table-cell office:value-type="float" office:value="0.0351" calcext:value-type="float">
            <text:p>0.03510000000</text:p>
          </table:table-cell>
          <table:table-cell office:value-type="float" office:value="0.0159" calcext:value-type="float">
            <text:p>0.01590000000</text:p>
          </table:table-cell>
          <table:table-cell office:value-type="float" office:value="0.00741" calcext:value-type="float">
            <text:p>0.00741000000</text:p>
          </table:table-cell>
          <table:table-cell office:value-type="float" office:value="0.00335" calcext:value-type="float">
            <text:p>0.00335000000</text:p>
          </table:table-cell>
          <table:table-cell office:value-type="float" office:value="0.00152" calcext:value-type="float">
            <text:p>0.00152000000</text:p>
          </table:table-cell>
          <table:table-cell office:value-type="float" office:value="0.000688" calcext:value-type="float">
            <text:p>0.00068800000</text:p>
          </table:table-cell>
          <table:table-cell office:value-type="float" office:value="0.000312" calcext:value-type="float">
            <text:p>0.00031200000</text:p>
          </table:table-cell>
          <table:table-cell office:value-type="float" office:value="0.000142" calcext:value-type="float">
            <text:p>0.00014200000</text:p>
          </table:table-cell>
          <table:table-cell office:value-type="float" office:value="0.0000646" calcext:value-type="float">
            <text:p>0.00006460000</text:p>
          </table:table-cell>
          <table:table-cell office:value-type="float" office:value="0.0000294" calcext:value-type="float">
            <text:p>0.00002940000</text:p>
          </table:table-cell>
          <table:table-cell office:value-type="float" office:value="0.00000153" calcext:value-type="float">
            <text:p>0.0000015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 Racer</text:p>
          </table:table-cell>
          <table:table-cell/>
          <table:table-cell office:value-type="float" office:value="0.5455" calcext:value-type="float">
            <text:p>0.54550000000</text:p>
          </table:table-cell>
          <table:table-cell office:value-type="float" office:value="0.2791" calcext:value-type="float">
            <text:p>0.27910000000</text:p>
          </table:table-cell>
          <table:table-cell office:value-type="float" office:value="0.1872" calcext:value-type="float">
            <text:p>0.18720000000</text:p>
          </table:table-cell>
          <table:table-cell office:value-type="float" office:value="0.0963" calcext:value-type="float">
            <text:p>0.09630000000</text:p>
          </table:table-cell>
          <table:table-cell office:value-type="float" office:value="0.0351" calcext:value-type="float">
            <text:p>0.03510000000</text:p>
          </table:table-cell>
          <table:table-cell office:value-type="float" office:value="0.0159" calcext:value-type="float">
            <text:p>0.01590000000</text:p>
          </table:table-cell>
          <table:table-cell office:value-type="float" office:value="0.00741" calcext:value-type="float">
            <text:p>0.00741000000</text:p>
          </table:table-cell>
          <table:table-cell office:value-type="float" office:value="0.00335" calcext:value-type="float">
            <text:p>0.00335000000</text:p>
          </table:table-cell>
          <table:table-cell office:value-type="float" office:value="0.00152" calcext:value-type="float">
            <text:p>0.00152000000</text:p>
          </table:table-cell>
          <table:table-cell office:value-type="float" office:value="0.000688" calcext:value-type="float">
            <text:p>0.00068800000</text:p>
          </table:table-cell>
          <table:table-cell office:value-type="float" office:value="0.000312" calcext:value-type="float">
            <text:p>0.00031200000</text:p>
          </table:table-cell>
          <table:table-cell office:value-type="float" office:value="0.000142" calcext:value-type="float">
            <text:p>0.00014200000</text:p>
          </table:table-cell>
          <table:table-cell office:value-type="float" office:value="0.0000646" calcext:value-type="float">
            <text:p>0.00006460000</text:p>
          </table:table-cell>
          <table:table-cell office:value-type="float" office:value="0.0000294" calcext:value-type="float">
            <text:p>0.00002940000</text:p>
          </table:table-cell>
          <table:table-cell office:value-type="float" office:value="0.00000153" calcext:value-type="float">
            <text:p>0.0000015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 Harvester</text:p>
          </table:table-cell>
          <table:table-cell/>
          <table:table-cell office:value-type="float" office:value="0.6545" calcext:value-type="float">
            <text:p>0.65450000000</text:p>
          </table:table-cell>
          <table:table-cell office:value-type="float" office:value="0.3349" calcext:value-type="float">
            <text:p>0.33490000000</text:p>
          </table:table-cell>
          <table:table-cell office:value-type="float" office:value="0.2246" calcext:value-type="float">
            <text:p>0.22460000000</text:p>
          </table:table-cell>
          <table:table-cell office:value-type="float" office:value="0.1155" calcext:value-type="float">
            <text:p>0.11550000000</text:p>
          </table:table-cell>
          <table:table-cell office:value-type="float" office:value="0.0421" calcext:value-type="float">
            <text:p>0.04210000000</text:p>
          </table:table-cell>
          <table:table-cell office:value-type="float" office:value="0.0191" calcext:value-type="float">
            <text:p>0.01910000000</text:p>
          </table:table-cell>
          <table:table-cell office:value-type="float" office:value="0.00889" calcext:value-type="float">
            <text:p>0.00889000000</text:p>
          </table:table-cell>
          <table:table-cell office:value-type="float" office:value="0.00402" calcext:value-type="float">
            <text:p>0.00402000000</text:p>
          </table:table-cell>
          <table:table-cell office:value-type="float" office:value="0.00182" calcext:value-type="float">
            <text:p>0.00182000000</text:p>
          </table:table-cell>
          <table:table-cell office:value-type="float" office:value="0.000825" calcext:value-type="float">
            <text:p>0.00082500000</text:p>
          </table:table-cell>
          <table:table-cell office:value-type="float" office:value="0.000374" calcext:value-type="float">
            <text:p>0.00037400000</text:p>
          </table:table-cell>
          <table:table-cell office:value-type="float" office:value="0.00017" calcext:value-type="float">
            <text:p>0.00017000000</text:p>
          </table:table-cell>
          <table:table-cell office:value-type="float" office:value="0.0000775" calcext:value-type="float">
            <text:p>0.00007750000</text:p>
          </table:table-cell>
          <table:table-cell office:value-type="float" office:value="0.0000352" calcext:value-type="float">
            <text:p>0.00003520000</text:p>
          </table:table-cell>
          <table:table-cell office:value-type="float" office:value="0.00000184" calcext:value-type="float">
            <text:p>0.0000018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urdborg</text:p>
          </table:table-cell>
          <table:table-cell/>
          <table:table-cell office:value-type="float" office:value="0.6873" calcext:value-type="float">
            <text:p>0.68730000000</text:p>
          </table:table-cell>
          <table:table-cell office:value-type="float" office:value="0.3516" calcext:value-type="float">
            <text:p>0.35160000000</text:p>
          </table:table-cell>
          <table:table-cell office:value-type="float" office:value="0.2359" calcext:value-type="float">
            <text:p>0.23590000000</text:p>
          </table:table-cell>
          <table:table-cell office:value-type="float" office:value="0.1213" calcext:value-type="float">
            <text:p>0.12130000000</text:p>
          </table:table-cell>
          <table:table-cell office:value-type="float" office:value="0.0442" calcext:value-type="float">
            <text:p>0.04420000000</text:p>
          </table:table-cell>
          <table:table-cell office:value-type="float" office:value="0.0201" calcext:value-type="float">
            <text:p>0.02010000000</text:p>
          </table:table-cell>
          <table:table-cell office:value-type="float" office:value="0.00934" calcext:value-type="float">
            <text:p>0.00934000000</text:p>
          </table:table-cell>
          <table:table-cell office:value-type="float" office:value="0.00422" calcext:value-type="float">
            <text:p>0.00422000000</text:p>
          </table:table-cell>
          <table:table-cell office:value-type="float" office:value="0.00191" calcext:value-type="float">
            <text:p>0.00191000000</text:p>
          </table:table-cell>
          <table:table-cell office:value-type="float" office:value="0.000867" calcext:value-type="float">
            <text:p>0.00086700000</text:p>
          </table:table-cell>
          <table:table-cell office:value-type="float" office:value="0.000393" calcext:value-type="float">
            <text:p>0.00039300000</text:p>
          </table:table-cell>
          <table:table-cell office:value-type="float" office:value="0.000179" calcext:value-type="float">
            <text:p>0.00017900000</text:p>
          </table:table-cell>
          <table:table-cell office:value-type="float" office:value="0.0000814" calcext:value-type="float">
            <text:p>0.00008140000</text:p>
          </table:table-cell>
          <table:table-cell office:value-type="float" office:value="0.000037" calcext:value-type="float">
            <text:p>0.00003700000</text:p>
          </table:table-cell>
          <table:table-cell office:value-type="float" office:value="0.00000193" calcext:value-type="float">
            <text:p>0.0000019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ectral Butler</text:p>
          </table:table-cell>
          <table:table-cell/>
          <table:table-cell office:value-type="float" office:value="0.7273" calcext:value-type="float">
            <text:p>0.72730000000</text:p>
          </table:table-cell>
          <table:table-cell office:value-type="float" office:value="0.3721" calcext:value-type="float">
            <text:p>0.37210000000</text:p>
          </table:table-cell>
          <table:table-cell office:value-type="float" office:value="0.2496" calcext:value-type="float">
            <text:p>0.24960000000</text:p>
          </table:table-cell>
          <table:table-cell office:value-type="float" office:value="0.1284" calcext:value-type="float">
            <text:p>0.1284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12" calcext:value-type="float">
            <text:p>0.02120000000</text:p>
          </table:table-cell>
          <table:table-cell office:value-type="float" office:value="0.00988" calcext:value-type="float">
            <text:p>0.00988000000</text:p>
          </table:table-cell>
          <table:table-cell office:value-type="float" office:value="0.00447" calcext:value-type="float">
            <text:p>0.00447000000</text:p>
          </table:table-cell>
          <table:table-cell office:value-type="float" office:value="0.00202" calcext:value-type="float">
            <text:p>0.00202000000</text:p>
          </table:table-cell>
          <table:table-cell office:value-type="float" office:value="0.000917" calcext:value-type="float">
            <text:p>0.00091700000</text:p>
          </table:table-cell>
          <table:table-cell office:value-type="float" office:value="0.000416" calcext:value-type="float">
            <text:p>0.00041600000</text:p>
          </table:table-cell>
          <table:table-cell office:value-type="float" office:value="0.000189" calcext:value-type="float">
            <text:p>0.00018900000</text:p>
          </table:table-cell>
          <table:table-cell office:value-type="float" office:value="0.0000861" calcext:value-type="float">
            <text:p>0.0000861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0204" calcext:value-type="float">
            <text:p>0.0000020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urd Ghoul</text:p>
          </table:table-cell>
          <table:table-cell/>
          <table:table-cell office:value-type="float" office:value="0.7273" calcext:value-type="float">
            <text:p>0.72730000000</text:p>
          </table:table-cell>
          <table:table-cell office:value-type="float" office:value="0.3721" calcext:value-type="float">
            <text:p>0.37210000000</text:p>
          </table:table-cell>
          <table:table-cell office:value-type="float" office:value="0.2496" calcext:value-type="float">
            <text:p>0.24960000000</text:p>
          </table:table-cell>
          <table:table-cell office:value-type="float" office:value="0.1284" calcext:value-type="float">
            <text:p>0.12840000000</text:p>
          </table:table-cell>
          <table:table-cell office:value-type="float" office:value="0.0468" calcext:value-type="float">
            <text:p>0.04680000000</text:p>
          </table:table-cell>
          <table:table-cell office:value-type="float" office:value="0.0212" calcext:value-type="float">
            <text:p>0.02120000000</text:p>
          </table:table-cell>
          <table:table-cell office:value-type="float" office:value="0.00988" calcext:value-type="float">
            <text:p>0.00988000000</text:p>
          </table:table-cell>
          <table:table-cell office:value-type="float" office:value="0.00447" calcext:value-type="float">
            <text:p>0.00447000000</text:p>
          </table:table-cell>
          <table:table-cell office:value-type="float" office:value="0.00202" calcext:value-type="float">
            <text:p>0.00202000000</text:p>
          </table:table-cell>
          <table:table-cell office:value-type="float" office:value="0.000917" calcext:value-type="float">
            <text:p>0.00091700000</text:p>
          </table:table-cell>
          <table:table-cell office:value-type="float" office:value="0.000416" calcext:value-type="float">
            <text:p>0.00041600000</text:p>
          </table:table-cell>
          <table:table-cell office:value-type="float" office:value="0.000189" calcext:value-type="float">
            <text:p>0.00018900000</text:p>
          </table:table-cell>
          <table:table-cell office:value-type="float" office:value="0.0000861" calcext:value-type="float">
            <text:p>0.00008610000</text:p>
          </table:table-cell>
          <table:table-cell office:value-type="float" office:value="0.0000391" calcext:value-type="float">
            <text:p>0.00003910000</text:p>
          </table:table-cell>
          <table:table-cell office:value-type="float" office:value="0.00000204" calcext:value-type="float">
            <text:p>0.0000020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amp Thang</text:p>
          </table:table-cell>
          <table:table-cell/>
          <table:table-cell office:value-type="float" office:value="0.9091" calcext:value-type="float">
            <text:p>0.90910000000</text:p>
          </table:table-cell>
          <table:table-cell office:value-type="float" office:value="0.4651" calcext:value-type="float">
            <text:p>0.46510000000</text:p>
          </table:table-cell>
          <table:table-cell office:value-type="float" office:value="0.312" calcext:value-type="float">
            <text:p>0.31200000000</text:p>
          </table:table-cell>
          <table:table-cell office:value-type="float" office:value="0.1604" calcext:value-type="float">
            <text:p>0.16040000000</text:p>
          </table:table-cell>
          <table:table-cell office:value-type="float" office:value="0.0585" calcext:value-type="float">
            <text:p>0.05850000000</text:p>
          </table:table-cell>
          <table:table-cell office:value-type="float" office:value="0.0265" calcext:value-type="float">
            <text:p>0.02650000000</text:p>
          </table:table-cell>
          <table:table-cell office:value-type="float" office:value="0.0124" calcext:value-type="float">
            <text:p>0.01240000000</text:p>
          </table:table-cell>
          <table:table-cell office:value-type="float" office:value="0.00559" calcext:value-type="float">
            <text:p>0.00559000000</text:p>
          </table:table-cell>
          <table:table-cell office:value-type="float" office:value="0.00253" calcext:value-type="float">
            <text:p>0.00253000000</text:p>
          </table:table-cell>
          <table:table-cell office:value-type="float" office:value="0.00115" calcext:value-type="float">
            <text:p>0.00115000000</text:p>
          </table:table-cell>
          <table:table-cell office:value-type="float" office:value="0.00052" calcext:value-type="float">
            <text:p>0.00052000000</text:p>
          </table:table-cell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tanic Brain-Taker</text:p>
          </table:table-cell>
          <table:table-cell/>
          <table:table-cell office:value-type="float" office:value="0.9091" calcext:value-type="float">
            <text:p>0.90910000000</text:p>
          </table:table-cell>
          <table:table-cell office:value-type="float" office:value="0.4651" calcext:value-type="float">
            <text:p>0.46510000000</text:p>
          </table:table-cell>
          <table:table-cell office:value-type="float" office:value="0.312" calcext:value-type="float">
            <text:p>0.31200000000</text:p>
          </table:table-cell>
          <table:table-cell office:value-type="float" office:value="0.1604" calcext:value-type="float">
            <text:p>0.16040000000</text:p>
          </table:table-cell>
          <table:table-cell office:value-type="float" office:value="0.0585" calcext:value-type="float">
            <text:p>0.05850000000</text:p>
          </table:table-cell>
          <table:table-cell office:value-type="float" office:value="0.0265" calcext:value-type="float">
            <text:p>0.02650000000</text:p>
          </table:table-cell>
          <table:table-cell office:value-type="float" office:value="0.0124" calcext:value-type="float">
            <text:p>0.01240000000</text:p>
          </table:table-cell>
          <table:table-cell office:value-type="float" office:value="0.00559" calcext:value-type="float">
            <text:p>0.00559000000</text:p>
          </table:table-cell>
          <table:table-cell office:value-type="float" office:value="0.00253" calcext:value-type="float">
            <text:p>0.00253000000</text:p>
          </table:table-cell>
          <table:table-cell office:value-type="float" office:value="0.00115" calcext:value-type="float">
            <text:p>0.00115000000</text:p>
          </table:table-cell>
          <table:table-cell office:value-type="float" office:value="0.00052" calcext:value-type="float">
            <text:p>0.00052000000</text:p>
          </table:table-cell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sevina von Vermin</text:p>
          </table:table-cell>
          <table:table-cell/>
          <table:table-cell office:value-type="float" office:value="0.9091" calcext:value-type="float">
            <text:p>0.90910000000</text:p>
          </table:table-cell>
          <table:table-cell office:value-type="float" office:value="0.4651" calcext:value-type="float">
            <text:p>0.46510000000</text:p>
          </table:table-cell>
          <table:table-cell office:value-type="float" office:value="0.312" calcext:value-type="float">
            <text:p>0.31200000000</text:p>
          </table:table-cell>
          <table:table-cell office:value-type="float" office:value="0.1604" calcext:value-type="float">
            <text:p>0.16040000000</text:p>
          </table:table-cell>
          <table:table-cell office:value-type="float" office:value="0.0585" calcext:value-type="float">
            <text:p>0.05850000000</text:p>
          </table:table-cell>
          <table:table-cell office:value-type="float" office:value="0.0265" calcext:value-type="float">
            <text:p>0.02650000000</text:p>
          </table:table-cell>
          <table:table-cell office:value-type="float" office:value="0.0124" calcext:value-type="float">
            <text:p>0.01240000000</text:p>
          </table:table-cell>
          <table:table-cell office:value-type="float" office:value="0.00559" calcext:value-type="float">
            <text:p>0.00559000000</text:p>
          </table:table-cell>
          <table:table-cell office:value-type="float" office:value="0.00253" calcext:value-type="float">
            <text:p>0.00253000000</text:p>
          </table:table-cell>
          <table:table-cell office:value-type="float" office:value="0.00115" calcext:value-type="float">
            <text:p>0.00115000000</text:p>
          </table:table-cell>
          <table:table-cell office:value-type="float" office:value="0.00052" calcext:value-type="float">
            <text:p>0.00052000000</text:p>
          </table:table-cell>
          <table:table-cell office:value-type="float" office:value="0.000237" calcext:value-type="float">
            <text:p>0.00023700000</text:p>
          </table:table-cell>
          <table:table-cell office:value-type="float" office:value="0.000108" calcext:value-type="float">
            <text:p>0.00010800000</text:p>
          </table:table-cell>
          <table:table-cell office:value-type="float" office:value="0.0000489" calcext:value-type="float">
            <text:p>0.00004890000</text:p>
          </table:table-cell>
          <table:table-cell office:value-type="float" office:value="0.00000255" calcext:value-type="float">
            <text:p>0.0000025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sataur Priestess</text:p>
          </table:table-cell>
          <table:table-cell table:number-columns-repeated="2"/>
          <table:table-cell office:value-type="float" office:value="0.5116" calcext:value-type="float">
            <text:p>0.51160000000</text:p>
          </table:table-cell>
          <table:table-cell office:value-type="float" office:value="0.3432" calcext:value-type="float">
            <text:p>0.34320000000</text:p>
          </table:table-cell>
          <table:table-cell office:value-type="float" office:value="0.1765" calcext:value-type="float">
            <text:p>0.17650000000</text:p>
          </table:table-cell>
          <table:table-cell office:value-type="float" office:value="0.0644" calcext:value-type="float">
            <text:p>0.06440000000</text:p>
          </table:table-cell>
          <table:table-cell office:value-type="float" office:value="0.0292" calcext:value-type="float">
            <text:p>0.02920000000</text:p>
          </table:table-cell>
          <table:table-cell office:value-type="float" office:value="0.0136" calcext:value-type="float">
            <text:p>0.01360000000</text:p>
          </table:table-cell>
          <table:table-cell office:value-type="float" office:value="0.00614" calcext:value-type="float">
            <text:p>0.00614000000</text:p>
          </table:table-cell>
          <table:table-cell office:value-type="float" office:value="0.00278" calcext:value-type="float">
            <text:p>0.00278000000</text:p>
          </table:table-cell>
          <table:table-cell office:value-type="float" office:value="0.00126" calcext:value-type="float">
            <text:p>0.00126000000</text:p>
          </table:table-cell>
          <table:table-cell office:value-type="float" office:value="0.000572" calcext:value-type="float">
            <text:p>0.00057200000</text:p>
          </table:table-cell>
          <table:table-cell office:value-type="float" office:value="0.00026" calcext:value-type="float">
            <text:p>0.00026000000</text:p>
          </table:table-cell>
          <table:table-cell office:value-type="float" office:value="0.000118" calcext:value-type="float">
            <text:p>0.00011800000</text:p>
          </table:table-cell>
          <table:table-cell office:value-type="float" office:value="0.0000538" calcext:value-type="float">
            <text:p>0.00005380000</text:p>
          </table:table-cell>
          <table:table-cell office:value-type="float" office:value="0.00000281" calcext:value-type="float">
            <text:p>0.0000028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nbon Gummy Globlin</text:p>
          </table:table-cell>
          <table:table-cell table:number-columns-repeated="2"/>
          <table:table-cell office:value-type="float" office:value="0.5581" calcext:value-type="float">
            <text:p>0.55810000000</text:p>
          </table:table-cell>
          <table:table-cell office:value-type="float" office:value="0.3744" calcext:value-type="float">
            <text:p>0.37440000000</text:p>
          </table:table-cell>
          <table:table-cell office:value-type="float" office:value="0.1925" calcext:value-type="float">
            <text:p>0.19250000000</text:p>
          </table:table-cell>
          <table:table-cell office:value-type="float" office:value="0.0702" calcext:value-type="float">
            <text:p>0.07020000000</text:p>
          </table:table-cell>
          <table:table-cell office:value-type="float" office:value="0.0318" calcext:value-type="float">
            <text:p>0.03180000000</text:p>
          </table:table-cell>
          <table:table-cell office:value-type="float" office:value="0.0148" calcext:value-type="float">
            <text:p>0.01480000000</text:p>
          </table:table-cell>
          <table:table-cell office:value-type="float" office:value="0.0067" calcext:value-type="float">
            <text:p>0.00670000000</text:p>
          </table:table-cell>
          <table:table-cell office:value-type="float" office:value="0.00303" calcext:value-type="float">
            <text:p>0.00303000000</text:p>
          </table:table-cell>
          <table:table-cell office:value-type="float" office:value="0.00138" calcext:value-type="float">
            <text:p>0.00138000000</text:p>
          </table:table-cell>
          <table:table-cell office:value-type="float" office:value="0.000624" calcext:value-type="float">
            <text:p>0.00062400000</text:p>
          </table:table-cell>
          <table:table-cell office:value-type="float" office:value="0.000284" calcext:value-type="float">
            <text:p>0.00028400000</text:p>
          </table:table-cell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queaker Claws</text:p>
          </table:table-cell>
          <table:table-cell table:number-columns-repeated="2"/>
          <table:table-cell office:value-type="float" office:value="0.5581" calcext:value-type="float">
            <text:p>0.55810000000</text:p>
          </table:table-cell>
          <table:table-cell office:value-type="float" office:value="0.3744" calcext:value-type="float">
            <text:p>0.37440000000</text:p>
          </table:table-cell>
          <table:table-cell office:value-type="float" office:value="0.1925" calcext:value-type="float">
            <text:p>0.19250000000</text:p>
          </table:table-cell>
          <table:table-cell office:value-type="float" office:value="0.0702" calcext:value-type="float">
            <text:p>0.07020000000</text:p>
          </table:table-cell>
          <table:table-cell office:value-type="float" office:value="0.0318" calcext:value-type="float">
            <text:p>0.03180000000</text:p>
          </table:table-cell>
          <table:table-cell office:value-type="float" office:value="0.0148" calcext:value-type="float">
            <text:p>0.01480000000</text:p>
          </table:table-cell>
          <table:table-cell office:value-type="float" office:value="0.0067" calcext:value-type="float">
            <text:p>0.00670000000</text:p>
          </table:table-cell>
          <table:table-cell office:value-type="float" office:value="0.00303" calcext:value-type="float">
            <text:p>0.00303000000</text:p>
          </table:table-cell>
          <table:table-cell office:value-type="float" office:value="0.00138" calcext:value-type="float">
            <text:p>0.00138000000</text:p>
          </table:table-cell>
          <table:table-cell office:value-type="float" office:value="0.000624" calcext:value-type="float">
            <text:p>0.00062400000</text:p>
          </table:table-cell>
          <table:table-cell office:value-type="float" office:value="0.000284" calcext:value-type="float">
            <text:p>0.00028400000</text:p>
          </table:table-cell>
          <table:table-cell office:value-type="float" office:value="0.000129" calcext:value-type="float">
            <text:p>0.00012900000</text:p>
          </table:table-cell>
          <table:table-cell office:value-type="float" office:value="0.0000587" calcext:value-type="float">
            <text:p>0.00005870000</text:p>
          </table:table-cell>
          <table:table-cell office:value-type="float" office:value="0.00000306" calcext:value-type="float">
            <text:p>0.00000306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ndmouse</text:p>
          </table:table-cell>
          <table:table-cell table:number-columns-repeated="2"/>
          <table:table-cell office:value-type="float" office:value="0.6977" calcext:value-type="float">
            <text:p>0.69770000000</text:p>
          </table:table-cell>
          <table:table-cell office:value-type="float" office:value="0.468" calcext:value-type="float">
            <text:p>0.46800000000</text:p>
          </table:table-cell>
          <table:table-cell office:value-type="float" office:value="0.2407" calcext:value-type="float">
            <text:p>0.24070000000</text:p>
          </table:table-cell>
          <table:table-cell office:value-type="float" office:value="0.0878" calcext:value-type="float">
            <text:p>0.08780000000</text:p>
          </table:table-cell>
          <table:table-cell office:value-type="float" office:value="0.0398" calcext:value-type="float">
            <text:p>0.03980000000</text:p>
          </table:table-cell>
          <table:table-cell office:value-type="float" office:value="0.0185" calcext:value-type="float">
            <text:p>0.01850000000</text:p>
          </table:table-cell>
          <table:table-cell office:value-type="float" office:value="0.00838" calcext:value-type="float">
            <text:p>0.00838000000</text:p>
          </table:table-cell>
          <table:table-cell office:value-type="float" office:value="0.00379" calcext:value-type="float">
            <text:p>0.00379000000</text:p>
          </table:table-cell>
          <table:table-cell office:value-type="float" office:value="0.00172" calcext:value-type="float">
            <text:p>0.00172000000</text:p>
          </table:table-cell>
          <table:table-cell office:value-type="float" office:value="0.00078" calcext:value-type="float">
            <text:p>0.00078000000</text:p>
          </table:table-cell>
          <table:table-cell office:value-type="float" office:value="0.000355" calcext:value-type="float">
            <text:p>0.00035500000</text:p>
          </table:table-cell>
          <table:table-cell office:value-type="float" office:value="0.000161" calcext:value-type="float">
            <text:p>0.00016100000</text:p>
          </table:table-cell>
          <table:table-cell office:value-type="float" office:value="0.0000734" calcext:value-type="float">
            <text:p>0.00007340000</text:p>
          </table:table-cell>
          <table:table-cell office:value-type="float" office:value="0.00000383" calcext:value-type="float">
            <text:p>0.00000383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lowed</text:p>
          </table:table-cell>
          <table:table-cell table:number-columns-repeated="3"/>
          <table:table-cell office:value-type="float" office:value="0.936" calcext:value-type="float">
            <text:p>0.93600000000</text:p>
          </table:table-cell>
          <table:table-cell office:value-type="float" office:value="0.4813" calcext:value-type="float">
            <text:p>0.48130000000</text:p>
          </table:table-cell>
          <table:table-cell office:value-type="float" office:value="0.1756" calcext:value-type="float">
            <text:p>0.17560000000</text:p>
          </table:table-cell>
          <table:table-cell office:value-type="float" office:value="0.0796" calcext:value-type="float">
            <text:p>0.07960000000</text:p>
          </table:table-cell>
          <table:table-cell office:value-type="float" office:value="0.0371" calcext:value-type="float">
            <text:p>0.03710000000</text:p>
          </table:table-cell>
          <table:table-cell office:value-type="float" office:value="0.0168" calcext:value-type="float">
            <text:p>0.01680000000</text:p>
          </table:table-cell>
          <table:table-cell office:value-type="float" office:value="0.00758" calcext:value-type="float">
            <text:p>0.00758000000</text:p>
          </table:table-cell>
          <table:table-cell office:value-type="float" office:value="0.00344" calcext:value-type="float">
            <text:p>0.00344000000</text:p>
          </table:table-cell>
          <table:table-cell office:value-type="float" office:value="0.00156" calcext:value-type="float">
            <text:p>0.00156000000</text:p>
          </table:table-cell>
          <table:table-cell office:value-type="float" office:value="0.00071" calcext:value-type="float">
            <text:p>0.00071000000</text:p>
          </table:table-cell>
          <table:table-cell office:value-type="float" office:value="0.000323" calcext:value-type="float">
            <text:p>0.000323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0765" calcext:value-type="float">
            <text:p>0.0000076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lowed Minion</text:p>
          </table:table-cell>
          <table:table-cell table:number-columns-repeated="3"/>
          <table:table-cell office:value-type="float" office:value="0.936" calcext:value-type="float">
            <text:p>0.93600000000</text:p>
          </table:table-cell>
          <table:table-cell office:value-type="float" office:value="0.4813" calcext:value-type="float">
            <text:p>0.48130000000</text:p>
          </table:table-cell>
          <table:table-cell office:value-type="float" office:value="0.1756" calcext:value-type="float">
            <text:p>0.17560000000</text:p>
          </table:table-cell>
          <table:table-cell office:value-type="float" office:value="0.0796" calcext:value-type="float">
            <text:p>0.07960000000</text:p>
          </table:table-cell>
          <table:table-cell office:value-type="float" office:value="0.0371" calcext:value-type="float">
            <text:p>0.03710000000</text:p>
          </table:table-cell>
          <table:table-cell office:value-type="float" office:value="0.0168" calcext:value-type="float">
            <text:p>0.01680000000</text:p>
          </table:table-cell>
          <table:table-cell office:value-type="float" office:value="0.00758" calcext:value-type="float">
            <text:p>0.00758000000</text:p>
          </table:table-cell>
          <table:table-cell office:value-type="float" office:value="0.00344" calcext:value-type="float">
            <text:p>0.00344000000</text:p>
          </table:table-cell>
          <table:table-cell office:value-type="float" office:value="0.00156" calcext:value-type="float">
            <text:p>0.00156000000</text:p>
          </table:table-cell>
          <table:table-cell office:value-type="float" office:value="0.00071" calcext:value-type="float">
            <text:p>0.00071000000</text:p>
          </table:table-cell>
          <table:table-cell office:value-type="float" office:value="0.000323" calcext:value-type="float">
            <text:p>0.00032300000</text:p>
          </table:table-cell>
          <table:table-cell office:value-type="float" office:value="0.000147" calcext:value-type="float">
            <text:p>0.00014700000</text:p>
          </table:table-cell>
          <table:table-cell office:value-type="float" office:value="0.00000765" calcext:value-type="float">
            <text:p>0.00000765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ster of the Meteor</text:p>
          </table:table-cell>
          <table:table-cell table:number-columns-repeated="7"/>
          <table:table-cell table:formula="of:=[.J826]*2.2" office:value-type="float" office:value="0.043805872" calcext:value-type="float">
            <text:p>0.04380587200</text:p>
          </table:table-cell>
          <table:table-cell table:formula="of:=[.K826]*2.2" office:value-type="float" office:value="0.01991176" calcext:value-type="float">
            <text:p>0.01991176000</text:p>
          </table:table-cell>
          <table:table-cell table:formula="of:=[.L826]*2.2" office:value-type="float" office:value="0.0090508" calcext:value-type="float">
            <text:p>0.00905080000</text:p>
          </table:table-cell>
          <table:table-cell table:formula="of:=[.M826]*2.2" office:value-type="float" office:value="0.004114" calcext:value-type="float">
            <text:p>0.00411400000</text:p>
          </table:table-cell>
          <table:table-cell table:formula="of:=[.N826]*2.2" office:value-type="float" office:value="0.00187" calcext:value-type="float">
            <text:p>0.00187000000</text:p>
          </table:table-cell>
          <table:table-cell office:value-type="float" office:value="0.00085" calcext:value-type="float">
            <text:p>0.00085000000</text:p>
          </table:table-cell>
          <table:table-cell table:formula="of:=[.N826]/2.2" office:value-type="float" office:value="0.000386363636363636" calcext:value-type="float">
            <text:p>0.00038636364</text:p>
          </table:table-cell>
          <table:table-cell table:formula="of:=[.O826]/2.2" office:value-type="float" office:value="0.000175619834710744" calcext:value-type="float">
            <text:p>0.00017561983</text:p>
          </table:table-cell>
          <table:table-cell table:formula="of:=[.P826]/19.18" office:value-type="float" office:value="0.00000915640431234326" calcext:value-type="float">
            <text:p>0.000009156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wn Guardian</text:p>
          </table:table-cell>
          <table:table-cell table:number-columns-repeated="7"/>
          <table:table-cell table:formula="of:=[.J827]*2.2" office:value-type="float" office:value="0.024479752" calcext:value-type="float">
            <text:p>0.02447975200</text:p>
          </table:table-cell>
          <table:table-cell table:formula="of:=[.K827]*2.2" office:value-type="float" office:value="0.01112716" calcext:value-type="float">
            <text:p>0.01112716000</text:p>
          </table:table-cell>
          <table:table-cell table:formula="of:=[.L827]*2.2" office:value-type="float" office:value="0.0050578" calcext:value-type="float">
            <text:p>0.00505780000</text:p>
          </table:table-cell>
          <table:table-cell table:formula="of:=[.M827]*2.2" office:value-type="float" office:value="0.002299" calcext:value-type="float">
            <text:p>0.00229900000</text:p>
          </table:table-cell>
          <table:table-cell table:formula="of:=[.N827]*2.2" office:value-type="float" office:value="0.001045" calcext:value-type="float">
            <text:p>0.00104500000</text:p>
          </table:table-cell>
          <table:table-cell office:value-type="float" office:value="0.000475" calcext:value-type="float">
            <text:p>0.00047500000</text:p>
          </table:table-cell>
          <table:table-cell table:formula="of:=[.N827]/2.2" office:value-type="float" office:value="0.000215909090909091" calcext:value-type="float">
            <text:p>0.00021590909</text:p>
          </table:table-cell>
          <table:table-cell table:formula="of:=[.O827]/2.2" office:value-type="float" office:value="0.0000981404958677686" calcext:value-type="float">
            <text:p>0.00009814050</text:p>
          </table:table-cell>
          <table:table-cell table:formula="of:=[.P827]/19.18" office:value-type="float" office:value="0.00000511681417454476" calcext:value-type="float">
            <text:p>0.000005116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chievous Meteorite Miner</text:p>
          </table:table-cell>
          <table:table-cell table:number-columns-repeated="7"/>
          <table:table-cell table:formula="of:=[.J828]*2.2" office:value-type="float" office:value="0.005153632" calcext:value-type="float">
            <text:p>0.00515363200</text:p>
          </table:table-cell>
          <table:table-cell table:formula="of:=[.K828]*2.2" office:value-type="float" office:value="0.00234256" calcext:value-type="float">
            <text:p>0.00234256000</text:p>
          </table:table-cell>
          <table:table-cell table:formula="of:=[.L828]*2.2" office:value-type="float" office:value="0.0010648" calcext:value-type="float">
            <text:p>0.00106480000</text:p>
          </table:table-cell>
          <table:table-cell table:formula="of:=[.M828]*2.2" office:value-type="float" office:value="0.000484" calcext:value-type="float">
            <text:p>0.00048400000</text:p>
          </table:table-cell>
          <table:table-cell table:formula="of:=[.N828]*2.2" office:value-type="float" office:value="0.00022" calcext:value-type="float">
            <text:p>0.00022000000</text:p>
          </table:table-cell>
          <table:table-cell office:value-type="float" office:value="0.0001" calcext:value-type="float">
            <text:p>0.00010000000</text:p>
          </table:table-cell>
          <table:table-cell table:formula="of:=[.N828]/2.2" office:value-type="float" office:value="0.0000454545454545454" calcext:value-type="float">
            <text:p>0.00004545455</text:p>
          </table:table-cell>
          <table:table-cell table:formula="of:=[.O828]/2.2" office:value-type="float" office:value="0.0000206611570247934" calcext:value-type="float">
            <text:p>0.00002066116</text:p>
          </table:table-cell>
          <table:table-cell table:formula="of:=[.P828]/19.18" office:value-type="float" office:value="0.00000107722403674627" calcext:value-type="float">
            <text:p>0.000001077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teorite Miner</text:p>
          </table:table-cell>
          <table:table-cell table:number-columns-repeated="7"/>
          <table:table-cell table:formula="of:=[.J829]*2.2" office:value-type="float" office:value="0.010307264" calcext:value-type="float">
            <text:p>0.01030726400</text:p>
          </table:table-cell>
          <table:table-cell table:formula="of:=[.K829]*2.2" office:value-type="float" office:value="0.00468512" calcext:value-type="float">
            <text:p>0.00468512000</text:p>
          </table:table-cell>
          <table:table-cell table:formula="of:=[.L829]*2.2" office:value-type="float" office:value="0.0021296" calcext:value-type="float">
            <text:p>0.00212960000</text:p>
          </table:table-cell>
          <table:table-cell table:formula="of:=[.M829]*2.2" office:value-type="float" office:value="0.000968" calcext:value-type="float">
            <text:p>0.00096800000</text:p>
          </table:table-cell>
          <table:table-cell table:formula="of:=[.N829]*2.2" office:value-type="float" office:value="0.00044" calcext:value-type="float">
            <text:p>0.00044000000</text:p>
          </table:table-cell>
          <table:table-cell office:value-type="float" office:value="0.0002" calcext:value-type="float">
            <text:p>0.00020000000</text:p>
          </table:table-cell>
          <table:table-cell table:formula="of:=[.N829]/2.2" office:value-type="float" office:value="0.0000909090909090909" calcext:value-type="float">
            <text:p>0.00009090909</text:p>
          </table:table-cell>
          <table:table-cell table:formula="of:=[.O829]/2.2" office:value-type="float" office:value="0.0000413223140495868" calcext:value-type="float">
            <text:p>0.00004132231</text:p>
          </table:table-cell>
          <table:table-cell table:formula="of:=[.P829]/19.18" office:value-type="float" office:value="0.00000215444807349253" calcext:value-type="float">
            <text:p>0.00000215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rdworking Hauler</text:p>
          </table:table-cell>
          <table:table-cell table:number-columns-repeated="7"/>
          <table:table-cell table:formula="of:=[.J830]*2.2" office:value-type="float" office:value="0.006869791456" calcext:value-type="float">
            <text:p>0.00686979146</text:p>
          </table:table-cell>
          <table:table-cell table:formula="of:=[.K830]*2.2" office:value-type="float" office:value="0.00312263248" calcext:value-type="float">
            <text:p>0.00312263248</text:p>
          </table:table-cell>
          <table:table-cell table:formula="of:=[.L830]*2.2" office:value-type="float" office:value="0.0014193784" calcext:value-type="float">
            <text:p>0.00141937840</text:p>
          </table:table-cell>
          <table:table-cell table:formula="of:=[.M830]*2.2" office:value-type="float" office:value="0.000645172" calcext:value-type="float">
            <text:p>0.00064517200</text:p>
          </table:table-cell>
          <table:table-cell table:formula="of:=[.N830]*2.2" office:value-type="float" office:value="0.00029326" calcext:value-type="float">
            <text:p>0.00029326000</text:p>
          </table:table-cell>
          <table:table-cell office:value-type="float" office:value="0.0001333" calcext:value-type="float">
            <text:p>0.00013330000</text:p>
          </table:table-cell>
          <table:table-cell table:formula="of:=[.N830]/2.2" office:value-type="float" office:value="0.0000605909090909091" calcext:value-type="float">
            <text:p>0.00006059091</text:p>
          </table:table-cell>
          <table:table-cell table:formula="of:=[.O830]/2.2" office:value-type="float" office:value="0.0000275413223140496" calcext:value-type="float">
            <text:p>0.00002754132</text:p>
          </table:table-cell>
          <table:table-cell table:formula="of:=[.P830]/19.18" office:value-type="float" office:value="0.00000143593964098277" calcext:value-type="float">
            <text:p>0.000001435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ing Materials Manager</text:p>
          </table:table-cell>
          <table:table-cell table:number-columns-repeated="7"/>
          <table:table-cell table:formula="of:=[.J831]*2.2" office:value-type="float" office:value="0.010307264" calcext:value-type="float">
            <text:p>0.01030726400</text:p>
          </table:table-cell>
          <table:table-cell table:formula="of:=[.K831]*2.2" office:value-type="float" office:value="0.00468512" calcext:value-type="float">
            <text:p>0.00468512000</text:p>
          </table:table-cell>
          <table:table-cell table:formula="of:=[.L831]*2.2" office:value-type="float" office:value="0.0021296" calcext:value-type="float">
            <text:p>0.00212960000</text:p>
          </table:table-cell>
          <table:table-cell table:formula="of:=[.M831]*2.2" office:value-type="float" office:value="0.000968" calcext:value-type="float">
            <text:p>0.00096800000</text:p>
          </table:table-cell>
          <table:table-cell table:formula="of:=[.N831]*2.2" office:value-type="float" office:value="0.00044" calcext:value-type="float">
            <text:p>0.00044000000</text:p>
          </table:table-cell>
          <table:table-cell office:value-type="float" office:value="0.0002" calcext:value-type="float">
            <text:p>0.00020000000</text:p>
          </table:table-cell>
          <table:table-cell table:formula="of:=[.N831]/2.2" office:value-type="float" office:value="0.0000909090909090909" calcext:value-type="float">
            <text:p>0.00009090909</text:p>
          </table:table-cell>
          <table:table-cell table:formula="of:=[.O831]/2.2" office:value-type="float" office:value="0.0000413223140495868" calcext:value-type="float">
            <text:p>0.00004132231</text:p>
          </table:table-cell>
          <table:table-cell table:formula="of:=[.P831]/19.18" office:value-type="float" office:value="0.00000215444807349253" calcext:value-type="float">
            <text:p>0.00000215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teorite Snacker</text:p>
          </table:table-cell>
          <table:table-cell table:number-columns-repeated="7"/>
          <table:table-cell table:formula="of:=[.J832]*2.2" office:value-type="float" office:value="0.010307264" calcext:value-type="float">
            <text:p>0.01030726400</text:p>
          </table:table-cell>
          <table:table-cell table:formula="of:=[.K832]*2.2" office:value-type="float" office:value="0.00468512" calcext:value-type="float">
            <text:p>0.00468512000</text:p>
          </table:table-cell>
          <table:table-cell table:formula="of:=[.L832]*2.2" office:value-type="float" office:value="0.0021296" calcext:value-type="float">
            <text:p>0.00212960000</text:p>
          </table:table-cell>
          <table:table-cell table:formula="of:=[.M832]*2.2" office:value-type="float" office:value="0.000968" calcext:value-type="float">
            <text:p>0.00096800000</text:p>
          </table:table-cell>
          <table:table-cell table:formula="of:=[.N832]*2.2" office:value-type="float" office:value="0.00044" calcext:value-type="float">
            <text:p>0.00044000000</text:p>
          </table:table-cell>
          <table:table-cell office:value-type="float" office:value="0.0002" calcext:value-type="float">
            <text:p>0.00020000000</text:p>
          </table:table-cell>
          <table:table-cell table:formula="of:=[.N832]/2.2" office:value-type="float" office:value="0.0000909090909090909" calcext:value-type="float">
            <text:p>0.00009090909</text:p>
          </table:table-cell>
          <table:table-cell table:formula="of:=[.O832]/2.2" office:value-type="float" office:value="0.0000413223140495868" calcext:value-type="float">
            <text:p>0.00004132231</text:p>
          </table:table-cell>
          <table:table-cell table:formula="of:=[.P832]/19.18" office:value-type="float" office:value="0.00000215444807349253" calcext:value-type="float">
            <text:p>0.00000215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pha Weremouse</text:p>
          </table:table-cell>
          <table:table-cell table:number-columns-repeated="7"/>
          <table:table-cell table:formula="of:=[.J833]*2.2" office:value-type="float" office:value="0.010307264" calcext:value-type="float">
            <text:p>0.01030726400</text:p>
          </table:table-cell>
          <table:table-cell table:formula="of:=[.K833]*2.2" office:value-type="float" office:value="0.00468512" calcext:value-type="float">
            <text:p>0.00468512000</text:p>
          </table:table-cell>
          <table:table-cell table:formula="of:=[.L833]*2.2" office:value-type="float" office:value="0.0021296" calcext:value-type="float">
            <text:p>0.00212960000</text:p>
          </table:table-cell>
          <table:table-cell table:formula="of:=[.M833]*2.2" office:value-type="float" office:value="0.000968" calcext:value-type="float">
            <text:p>0.00096800000</text:p>
          </table:table-cell>
          <table:table-cell table:formula="of:=[.N833]*2.2" office:value-type="float" office:value="0.00044" calcext:value-type="float">
            <text:p>0.00044000000</text:p>
          </table:table-cell>
          <table:table-cell office:value-type="float" office:value="0.0002" calcext:value-type="float">
            <text:p>0.00020000000</text:p>
          </table:table-cell>
          <table:table-cell table:formula="of:=[.N833]/2.2" office:value-type="float" office:value="0.0000909090909090909" calcext:value-type="float">
            <text:p>0.00009090909</text:p>
          </table:table-cell>
          <table:table-cell table:formula="of:=[.O833]/2.2" office:value-type="float" office:value="0.0000413223140495868" calcext:value-type="float">
            <text:p>0.00004132231</text:p>
          </table:table-cell>
          <table:table-cell table:formula="of:=[.P833]/19.18" office:value-type="float" office:value="0.00000215444807349253" calcext:value-type="float">
            <text:p>0.00000215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chievous Wereminer</text:p>
          </table:table-cell>
          <table:table-cell table:number-columns-repeated="7"/>
          <table:table-cell table:formula="of:=[.J834]*2.2" office:value-type="float" office:value="0.0082458112" calcext:value-type="float">
            <text:p>0.00824581120</text:p>
          </table:table-cell>
          <table:table-cell table:formula="of:=[.K834]*2.2" office:value-type="float" office:value="0.003748096" calcext:value-type="float">
            <text:p>0.00374809600</text:p>
          </table:table-cell>
          <table:table-cell table:formula="of:=[.L834]*2.2" office:value-type="float" office:value="0.00170368" calcext:value-type="float">
            <text:p>0.00170368000</text:p>
          </table:table-cell>
          <table:table-cell table:formula="of:=[.M834]*2.2" office:value-type="float" office:value="0.0007744" calcext:value-type="float">
            <text:p>0.00077440000</text:p>
          </table:table-cell>
          <table:table-cell table:formula="of:=[.N834]*2.2" office:value-type="float" office:value="0.000352" calcext:value-type="float">
            <text:p>0.00035200000</text:p>
          </table:table-cell>
          <table:table-cell office:value-type="float" office:value="0.00016" calcext:value-type="float">
            <text:p>0.00016000000</text:p>
          </table:table-cell>
          <table:table-cell table:formula="of:=[.N834]/2.2" office:value-type="float" office:value="0.0000727272727272727" calcext:value-type="float">
            <text:p>0.00007272727</text:p>
          </table:table-cell>
          <table:table-cell table:formula="of:=[.O834]/2.2" office:value-type="float" office:value="0.0000330578512396694" calcext:value-type="float">
            <text:p>0.00003305785</text:p>
          </table:table-cell>
          <table:table-cell table:formula="of:=[.P834]/19.18" office:value-type="float" office:value="0.00000172355845879403" calcext:value-type="float">
            <text:p>0.000001723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rehauler</text:p>
          </table:table-cell>
          <table:table-cell table:number-columns-repeated="7"/>
          <table:table-cell table:formula="of:=[.J835]*2.2" office:value-type="float" office:value="0.008591104544" calcext:value-type="float">
            <text:p>0.00859110454</text:p>
          </table:table-cell>
          <table:table-cell table:formula="of:=[.K835]*2.2" office:value-type="float" office:value="0.00390504752" calcext:value-type="float">
            <text:p>0.00390504752</text:p>
          </table:table-cell>
          <table:table-cell table:formula="of:=[.L835]*2.2" office:value-type="float" office:value="0.0017750216" calcext:value-type="float">
            <text:p>0.00177502160</text:p>
          </table:table-cell>
          <table:table-cell table:formula="of:=[.M835]*2.2" office:value-type="float" office:value="0.000806828" calcext:value-type="float">
            <text:p>0.00080682800</text:p>
          </table:table-cell>
          <table:table-cell table:formula="of:=[.N835]*2.2" office:value-type="float" office:value="0.00036674" calcext:value-type="float">
            <text:p>0.00036674000</text:p>
          </table:table-cell>
          <table:table-cell office:value-type="float" office:value="0.0001667" calcext:value-type="float">
            <text:p>0.00016670000</text:p>
          </table:table-cell>
          <table:table-cell table:formula="of:=[.N835]/2.2" office:value-type="float" office:value="0.0000757727272727273" calcext:value-type="float">
            <text:p>0.00007577273</text:p>
          </table:table-cell>
          <table:table-cell table:formula="of:=[.O835]/2.2" office:value-type="float" office:value="0.0000344421487603306" calcext:value-type="float">
            <text:p>0.00003444215</text:p>
          </table:table-cell>
          <table:table-cell table:formula="of:=[.P835]/19.18" office:value-type="float" office:value="0.00000179573246925603" calcext:value-type="float">
            <text:p>0.000001795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pha Weremouse</text:p>
          </table:table-cell>
          <table:table-cell table:number-columns-repeated="7"/>
          <table:table-cell table:formula="of:=[.J836]*2.2" office:value-type="float" office:value="0.010307264" calcext:value-type="float">
            <text:p>0.01030726400</text:p>
          </table:table-cell>
          <table:table-cell table:formula="of:=[.K836]*2.2" office:value-type="float" office:value="0.00468512" calcext:value-type="float">
            <text:p>0.00468512000</text:p>
          </table:table-cell>
          <table:table-cell table:formula="of:=[.L836]*2.2" office:value-type="float" office:value="0.0021296" calcext:value-type="float">
            <text:p>0.00212960000</text:p>
          </table:table-cell>
          <table:table-cell table:formula="of:=[.M836]*2.2" office:value-type="float" office:value="0.000968" calcext:value-type="float">
            <text:p>0.00096800000</text:p>
          </table:table-cell>
          <table:table-cell table:formula="of:=[.N836]*2.2" office:value-type="float" office:value="0.00044" calcext:value-type="float">
            <text:p>0.00044000000</text:p>
          </table:table-cell>
          <table:table-cell office:value-type="float" office:value="0.0002" calcext:value-type="float">
            <text:p>0.00020000000</text:p>
          </table:table-cell>
          <table:table-cell table:formula="of:=[.N836]/2.2" office:value-type="float" office:value="0.0000909090909090909" calcext:value-type="float">
            <text:p>0.00009090909</text:p>
          </table:table-cell>
          <table:table-cell table:formula="of:=[.O836]/2.2" office:value-type="float" office:value="0.0000413223140495868" calcext:value-type="float">
            <text:p>0.00004132231</text:p>
          </table:table-cell>
          <table:table-cell table:formula="of:=[.P836]/19.18" office:value-type="float" office:value="0.00000215444807349253" calcext:value-type="float">
            <text:p>0.00000215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ghtmancer</text:p>
          </table:table-cell>
          <table:table-cell table:number-columns-repeated="7"/>
          <table:table-cell table:formula="of:=[.J837]*2.2" office:value-type="float" office:value="0.005153632" calcext:value-type="float">
            <text:p>0.00515363200</text:p>
          </table:table-cell>
          <table:table-cell table:formula="of:=[.K837]*2.2" office:value-type="float" office:value="0.00234256" calcext:value-type="float">
            <text:p>0.00234256000</text:p>
          </table:table-cell>
          <table:table-cell table:formula="of:=[.L837]*2.2" office:value-type="float" office:value="0.0010648" calcext:value-type="float">
            <text:p>0.00106480000</text:p>
          </table:table-cell>
          <table:table-cell table:formula="of:=[.M837]*2.2" office:value-type="float" office:value="0.000484" calcext:value-type="float">
            <text:p>0.00048400000</text:p>
          </table:table-cell>
          <table:table-cell table:formula="of:=[.N837]*2.2" office:value-type="float" office:value="0.00022" calcext:value-type="float">
            <text:p>0.00022000000</text:p>
          </table:table-cell>
          <table:table-cell office:value-type="float" office:value="0.0001" calcext:value-type="float">
            <text:p>0.00010000000</text:p>
          </table:table-cell>
          <table:table-cell table:formula="of:=[.N837]/2.2" office:value-type="float" office:value="0.0000454545454545454" calcext:value-type="float">
            <text:p>0.00004545455</text:p>
          </table:table-cell>
          <table:table-cell table:formula="of:=[.O837]/2.2" office:value-type="float" office:value="0.0000206611570247934" calcext:value-type="float">
            <text:p>0.00002066116</text:p>
          </table:table-cell>
          <table:table-cell table:formula="of:=[.P837]/19.18" office:value-type="float" office:value="0.00000107722403674627" calcext:value-type="float">
            <text:p>0.000001077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veling Lycanthrope</text:p>
          </table:table-cell>
          <table:table-cell table:number-columns-repeated="7"/>
          <table:table-cell table:formula="of:=[.J838]*2.2" office:value-type="float" office:value="0.006869791456" calcext:value-type="float">
            <text:p>0.00686979146</text:p>
          </table:table-cell>
          <table:table-cell table:formula="of:=[.K838]*2.2" office:value-type="float" office:value="0.00312263248" calcext:value-type="float">
            <text:p>0.00312263248</text:p>
          </table:table-cell>
          <table:table-cell table:formula="of:=[.L838]*2.2" office:value-type="float" office:value="0.0014193784" calcext:value-type="float">
            <text:p>0.00141937840</text:p>
          </table:table-cell>
          <table:table-cell table:formula="of:=[.M838]*2.2" office:value-type="float" office:value="0.000645172" calcext:value-type="float">
            <text:p>0.00064517200</text:p>
          </table:table-cell>
          <table:table-cell table:formula="of:=[.N838]*2.2" office:value-type="float" office:value="0.00029326" calcext:value-type="float">
            <text:p>0.00029326000</text:p>
          </table:table-cell>
          <table:table-cell office:value-type="float" office:value="0.0001333" calcext:value-type="float">
            <text:p>0.00013330000</text:p>
          </table:table-cell>
          <table:table-cell table:formula="of:=[.N838]/2.2" office:value-type="float" office:value="0.0000605909090909091" calcext:value-type="float">
            <text:p>0.00006059091</text:p>
          </table:table-cell>
          <table:table-cell table:formula="of:=[.O838]/2.2" office:value-type="float" office:value="0.0000275413223140496" calcext:value-type="float">
            <text:p>0.00002754132</text:p>
          </table:table-cell>
          <table:table-cell table:formula="of:=[.P838]/19.18" office:value-type="float" office:value="0.00000143593964098277" calcext:value-type="float">
            <text:p>0.000001435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ght Shift Materials Manager</text:p>
          </table:table-cell>
          <table:table-cell table:number-columns-repeated="7"/>
          <table:table-cell table:formula="of:=[.J839]*2.2" office:value-type="float" office:value="0.010307264" calcext:value-type="float">
            <text:p>0.01030726400</text:p>
          </table:table-cell>
          <table:table-cell table:formula="of:=[.K839]*2.2" office:value-type="float" office:value="0.00468512" calcext:value-type="float">
            <text:p>0.00468512000</text:p>
          </table:table-cell>
          <table:table-cell table:formula="of:=[.L839]*2.2" office:value-type="float" office:value="0.0021296" calcext:value-type="float">
            <text:p>0.00212960000</text:p>
          </table:table-cell>
          <table:table-cell table:formula="of:=[.M839]*2.2" office:value-type="float" office:value="0.000968" calcext:value-type="float">
            <text:p>0.00096800000</text:p>
          </table:table-cell>
          <table:table-cell table:formula="of:=[.N839]*2.2" office:value-type="float" office:value="0.00044" calcext:value-type="float">
            <text:p>0.00044000000</text:p>
          </table:table-cell>
          <table:table-cell office:value-type="float" office:value="0.0002" calcext:value-type="float">
            <text:p>0.00020000000</text:p>
          </table:table-cell>
          <table:table-cell table:formula="of:=[.N839]/2.2" office:value-type="float" office:value="0.0000909090909090909" calcext:value-type="float">
            <text:p>0.00009090909</text:p>
          </table:table-cell>
          <table:table-cell table:formula="of:=[.O839]/2.2" office:value-type="float" office:value="0.0000413223140495868" calcext:value-type="float">
            <text:p>0.00004132231</text:p>
          </table:table-cell>
          <table:table-cell table:formula="of:=[.P839]/19.18" office:value-type="float" office:value="0.00000215444807349253" calcext:value-type="float">
            <text:p>0.00000215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reminer</text:p>
          </table:table-cell>
          <table:table-cell table:number-columns-repeated="7"/>
          <table:table-cell table:formula="of:=[.J840]*2.2" office:value-type="float" office:value="0.010307264" calcext:value-type="float">
            <text:p>0.01030726400</text:p>
          </table:table-cell>
          <table:table-cell table:formula="of:=[.K840]*2.2" office:value-type="float" office:value="0.00468512" calcext:value-type="float">
            <text:p>0.00468512000</text:p>
          </table:table-cell>
          <table:table-cell table:formula="of:=[.L840]*2.2" office:value-type="float" office:value="0.0021296" calcext:value-type="float">
            <text:p>0.00212960000</text:p>
          </table:table-cell>
          <table:table-cell table:formula="of:=[.M840]*2.2" office:value-type="float" office:value="0.000968" calcext:value-type="float">
            <text:p>0.00096800000</text:p>
          </table:table-cell>
          <table:table-cell table:formula="of:=[.N840]*2.2" office:value-type="float" office:value="0.00044" calcext:value-type="float">
            <text:p>0.00044000000</text:p>
          </table:table-cell>
          <table:table-cell office:value-type="float" office:value="0.0002" calcext:value-type="float">
            <text:p>0.00020000000</text:p>
          </table:table-cell>
          <table:table-cell table:formula="of:=[.N840]/2.2" office:value-type="float" office:value="0.0000909090909090909" calcext:value-type="float">
            <text:p>0.00009090909</text:p>
          </table:table-cell>
          <table:table-cell table:formula="of:=[.O840]/2.2" office:value-type="float" office:value="0.0000413223140495868" calcext:value-type="float">
            <text:p>0.00004132231</text:p>
          </table:table-cell>
          <table:table-cell table:formula="of:=[.P840]/19.18" office:value-type="float" office:value="0.00000215444807349253" calcext:value-type="float">
            <text:p>0.00000215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ght Shift Materials Manager</text:p>
          </table:table-cell>
          <table:table-cell table:number-columns-repeated="7"/>
          <table:table-cell table:formula="of:=[.J841]*2.2" office:value-type="float" office:value="0.010307264" calcext:value-type="float">
            <text:p>0.01030726400</text:p>
          </table:table-cell>
          <table:table-cell table:formula="of:=[.K841]*2.2" office:value-type="float" office:value="0.00468512" calcext:value-type="float">
            <text:p>0.00468512000</text:p>
          </table:table-cell>
          <table:table-cell table:formula="of:=[.L841]*2.2" office:value-type="float" office:value="0.0021296" calcext:value-type="float">
            <text:p>0.00212960000</text:p>
          </table:table-cell>
          <table:table-cell table:formula="of:=[.M841]*2.2" office:value-type="float" office:value="0.000968" calcext:value-type="float">
            <text:p>0.00096800000</text:p>
          </table:table-cell>
          <table:table-cell table:formula="of:=[.N841]*2.2" office:value-type="float" office:value="0.00044" calcext:value-type="float">
            <text:p>0.00044000000</text:p>
          </table:table-cell>
          <table:table-cell office:value-type="float" office:value="0.0002" calcext:value-type="float">
            <text:p>0.00020000000</text:p>
          </table:table-cell>
          <table:table-cell table:formula="of:=[.N841]/2.2" office:value-type="float" office:value="0.0000909090909090909" calcext:value-type="float">
            <text:p>0.00009090909</text:p>
          </table:table-cell>
          <table:table-cell table:formula="of:=[.O841]/2.2" office:value-type="float" office:value="0.0000413223140495868" calcext:value-type="float">
            <text:p>0.00004132231</text:p>
          </table:table-cell>
          <table:table-cell table:formula="of:=[.P841]/19.18" office:value-type="float" office:value="0.00000215444807349253" calcext:value-type="float">
            <text:p>0.00000215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ghtmancer</text:p>
          </table:table-cell>
          <table:table-cell table:number-columns-repeated="7"/>
          <table:table-cell table:formula="of:=[.J842]*2.2" office:value-type="float" office:value="0.002576816" calcext:value-type="float">
            <text:p>0.00257681600</text:p>
          </table:table-cell>
          <table:table-cell table:formula="of:=[.K842]*2.2" office:value-type="float" office:value="0.00117128" calcext:value-type="float">
            <text:p>0.00117128000</text:p>
          </table:table-cell>
          <table:table-cell table:formula="of:=[.L842]*2.2" office:value-type="float" office:value="0.0005324" calcext:value-type="float">
            <text:p>0.00053240000</text:p>
          </table:table-cell>
          <table:table-cell table:formula="of:=[.M842]*2.2" office:value-type="float" office:value="0.000242" calcext:value-type="float">
            <text:p>0.00024200000</text:p>
          </table:table-cell>
          <table:table-cell table:formula="of:=[.N842]*2.2" office:value-type="float" office:value="0.00011" calcext:value-type="float">
            <text:p>0.00011000000</text:p>
          </table:table-cell>
          <table:table-cell office:value-type="float" office:value="0.00005" calcext:value-type="float">
            <text:p>0.00005000000</text:p>
          </table:table-cell>
          <table:table-cell table:formula="of:=[.N842]/2.2" office:value-type="float" office:value="0.0000227272727272727" calcext:value-type="float">
            <text:p>0.00002272727</text:p>
          </table:table-cell>
          <table:table-cell table:formula="of:=[.O842]/2.2" office:value-type="float" office:value="0.0000103305785123967" calcext:value-type="float">
            <text:p>0.00001033058</text:p>
          </table:table-cell>
          <table:table-cell table:formula="of:=[.P842]/19.18" office:value-type="float" office:value="0.000000538612018373133" calcext:value-type="float">
            <text:p>0.000000538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lthy Werewarrior </text:p>
          </table:table-cell>
          <table:table-cell table:number-columns-repeated="7"/>
          <table:table-cell table:formula="of:=[.J843]*2.2" office:value-type="float" office:value="0.020614528" calcext:value-type="float">
            <text:p>0.02061452800</text:p>
          </table:table-cell>
          <table:table-cell table:formula="of:=[.K843]*2.2" office:value-type="float" office:value="0.00937024" calcext:value-type="float">
            <text:p>0.00937024000</text:p>
          </table:table-cell>
          <table:table-cell table:formula="of:=[.L843]*2.2" office:value-type="float" office:value="0.0042592" calcext:value-type="float">
            <text:p>0.00425920000</text:p>
          </table:table-cell>
          <table:table-cell table:formula="of:=[.M843]*2.2" office:value-type="float" office:value="0.001936" calcext:value-type="float">
            <text:p>0.00193600000</text:p>
          </table:table-cell>
          <table:table-cell table:formula="of:=[.N843]*2.2" office:value-type="float" office:value="0.00088" calcext:value-type="float">
            <text:p>0.00088000000</text:p>
          </table:table-cell>
          <table:table-cell office:value-type="float" office:value="0.0004" calcext:value-type="float">
            <text:p>0.00040000000</text:p>
          </table:table-cell>
          <table:table-cell table:formula="of:=[.N843]/2.2" office:value-type="float" office:value="0.000181818181818182" calcext:value-type="float">
            <text:p>0.00018181818</text:p>
          </table:table-cell>
          <table:table-cell table:formula="of:=[.O843]/2.2" office:value-type="float" office:value="0.0000826446280991735" calcext:value-type="float">
            <text:p>0.00008264463</text:p>
          </table:table-cell>
          <table:table-cell table:formula="of:=[.P843]/19.18" office:value-type="float" office:value="0.00000430889614698507" calcext:value-type="float">
            <text:p>0.00000430890</text:p>
          </table:table-cell>
          <table:table-cell table:number-columns-repeated="1007"/>
        </table:table-row>
        <table:table-row table:style-name="ro1" table:number-rows-repeated="10477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number-style style:name="N129">
      <number:number number:decimal-places="10" loext:min-decimal-places="10" number:min-integer-digits="1" number:grouping="true"/>
    </number:number-style>
    <number:number-style style:name="N130">
      <number:number number:decimal-places="11" loext:min-decimal-places="11" number:min-integer-digits="1" number:grouping="true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number number:decimal-places="10" loext:min-decimal-places="10" number:min-integer-digits="1"/>
    </number:number-style>
    <number:number-style style:name="N140">
      <number:number number:decimal-places="11" loext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20:53:48.668779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3:02:20.033407737</dc:date>
    <dc:creator>Geno Roupsky</dc:creator>
    <meta:editing-duration>PT5H31M3S</meta:editing-duration>
    <meta:editing-cycles>10</meta:editing-cycles>
    <meta:generator>LibreOffice/5.0.6.2$Linux_X86_64 LibreOffice_project/00m0$Build-2</meta:generator>
    <meta:document-statistic meta:table-count="1" meta:cell-count="7620" meta:object-count="0"/>
  </office:meta>
</office:document-meta>
</file>